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iansk和Lyman Direction，俄罗斯军队炮击了Kamyanka，Kolodyazne，Krasne Pershe，11月...</text:span>
</text:h>
      <text:p text:style-name="P4">
作者: liveuamap (Language: en)</text:p>
      <text:p text:style-name="P4">
时间: 2023-03-28T-39:12:00</text:p>
      <text:p text:style-name="P4">
地点: Lysychansk (Latitude:48.80517 Longtitude:38.14505)</text:p>
      <text:p text:style-name="P4">
视频: []</text:p>
      <text:p text:style-name="P4">
图片: []</text:p>
      <text:p text:style-name="P4">
标签: ["Russia"]</text:p>
      <text:p text:style-name="P4">
Id: 22551483</text:p>
      <!--METADATA-->
      <text:p text:style-name="P4">
乌克兰的武装人员在上午的报告中说</text:p>
      <text:p text:style-name="P4">
新闻集链接：<text:a xlink:type="simple" xlink:href="https://liveuamap.com/en/2023/28-march-at-kupiansk-and-lyman-direction-russian-army-shelled" text:style-name="Internet_20_link" text:visited-style-name="Visited_20_Internet_20_Link">
https://liveuamap.com/en/2023/28-march-at-kupiansk-and-lyman-direction-russian-army-army shelled</text:a>
</text:p>
      <text:p text:style-name="P4">
News Source: <text:a xlink:type="simple" xlink:href="https://t.me/lumsrc/4355" text:style-name="Internet_20_link" text:visited-style-name="Visited_20_Internet_20_Link">
https://t.me/lumsrc/4355</text:a>
</text:p>
      <!--NEWS-->
      <text:h text:style-name="P10" text:outline-level="1">
<text:span text:style-name="T4">
在巴赫穆特（Bakhmut）的直接行动，鲁斯军队（Rusian Army）炮击了瓦苏基夫卡（Vasukivka），格里戈里夫卡（Grigorivka），敏维卡（Minkivka），orikhovo-vasylivka ...</text:span>
</text:h>
      <text:p text:style-name="P4">
作者: liveuamap (Language: en)</text:p>
      <text:p text:style-name="P4">
时间: 2023-03-28T-41:12:00</text:p>
      <text:p text:style-name="P4">
地点: Donetsk Oblast (Latitude:48.39604 Longtitude:37.96291)</text:p>
      <text:p text:style-name="P4">
视频: []</text:p>
      <text:p text:style-name="P4">
图片: []</text:p>
      <text:p text:style-name="P4">
标签: ["Russia"]</text:p>
      <text:p text:style-name="P4">
Id: 22551482</text:p>
      <!--METADATA-->
      <text:p text:style-name="P4">
At Bakhmut direction Russian army shelled Vasukivka, Hryhorivka, Minkivka,Orikhovo-Vasylivka, Novomarkove, Bakhmut, Predtechyne, Kurdumivka,Ozaryanivka, Druzhba and Mayorsk of Donetsk region, - General Staff of ArmedForces of Ukraine says in the morning report</text:p>
      <text:p text:style-name="P4">
新闻集链接：<text:a xlink:type="simple" xlink:href="https://liveuamap.com/en/2023/28-march-at-bakhmut-direction-russian-army-shelled-vasukivka" text:style-name="Internet_20_link" text:visited-style-name="Visited_20_Internet_20_Link">
https://liveuamap.com/en/2023/28-march-at-bakhmut-direction-direction-arussian-arsy-arsy-shelled-vasukivka</text:a>
</text:p>
      <text:p text:style-name="P4">
News Source: <text:a xlink:type="simple" xlink:href="https://t.me/lumsrc/4356" text:style-name="Internet_20_link" text:visited-style-name="Visited_20_Internet_20_Link">
https://t.me/lumsrc/4356</text:a>
</text:p>
      <!--NEWS-->
      <text:h text:style-name="P10" text:outline-level="1">
<text:span text:style-name="T4">
在Avdiyivka和Maryinka的指示，俄罗斯军队在Novokaly使用了化学催泪瓦斯。</text:span>
</text:h>
      <text:p text:style-name="P4">
作者: liveuamap (Language: en)</text:p>
      <text:p text:style-name="P4">
时间: 2023-03-28T-43:12:00</text:p>
      <text:p text:style-name="P4">
地点: Donetsk (Latitude:47.85326 Longtitude:37.48158)</text:p>
      <text:p text:style-name="P4">
视频: []</text:p>
      <text:p text:style-name="P4">
图片: []</text:p>
      <text:p text:style-name="P4">
标签: ["Russia"]</text:p>
      <text:p text:style-name="P4">
Id: 22551480</text:p>
      <!--METADATA-->
      <text:p text:style-name="P4">
乌克兰在早上的报告中说</text:p>
      <text:p text:style-name="P4">
新闻集链接：<text:a xlink:type="simple" xlink:href="https://liveuamap.com/en/2023/28-march-at-avdiyivka-and-maryinka-directions-russian-army" text:style-name="Internet_20_link" text:visited-style-name="Visited_20_Internet_20_Link">
https://liveuamap.com/en/2023/28-march-at-avdiyivka-and-maryinka-directions-russian-army</text:a>
</text:p>
      <text:p text:style-name="P4">
News Source: <text:a xlink:type="simple" xlink:href="https://t.me/lumsrc/4357" text:style-name="Internet_20_link" text:visited-style-name="Visited_20_Internet_20_Link">
https://t.me/lumsrc/4357</text:a>
</text:p>
      <!--NEWS-->
      <text:h text:style-name="P10" text:outline-level="1">
<text:span text:style-name="T4">
军队的JSC Shaktarske Directio Rusian炮击Kalledar，想知道，大Novosilka和Vre ...</text:span>
</text:h>
      <text:p text:style-name="P4">
作者: liveuamap (Language: en)</text:p>
      <text:p text:style-name="P4">
时间: 2023-03-28T-45:12:00</text:p>
      <text:p text:style-name="P4">
地点: Velyka Novosilka (Latitude:47.82975 Longtitude:36.81604)</text:p>
      <text:p text:style-name="P4">
视频: []</text:p>
      <text:p text:style-name="P4">
图片: []</text:p>
      <text:p text:style-name="P4">
标签: ["Russia"]</text:p>
      <text:p text:style-name="P4">
Id: 22551479</text:p>
      <!--METADATA-->
      <text:p text:style-name="P4">
在Shaktarske的指示上</text:p>
      <text:p text:style-name="P4">
新闻集链接：<text:a xlink:type="simple" xlink:href="https://liveuamap.com/en/2023/28-march-at-shaktarske-direction-russian-army-shelled-vuhledar" text:style-name="Internet_20_link" text:visited-style-name="Visited_20_Internet_20_Link">
https://liveuamap.com/en/2023/28-march-at-shaktarske-direction-russian-army-shelled-vuhledar</text:a>
</text:p>
      <text:p text:style-name="P4">
News Source: <text:a xlink:type="simple" xlink:href="https://t.me/lumsrc/4358" text:style-name="Internet_20_link" text:visited-style-name="Visited_20_Internet_20_Link">
https://t.me/lumsrc/4358</text:a>
</text:p>
      <!--NEWS-->
      <text:h text:style-name="P10" text:outline-level="1">
<text:span text:style-name="T4">
在Zaporizhzhia和Kherson的指示，俄罗斯军队炮击了Vilne Pole，Novosilka，Novopil，...</text:span>
</text:h>
      <text:p text:style-name="P4">
作者: liveuamap (Language: en)</text:p>
      <text:p text:style-name="P4">
时间: 2023-03-28T-48:12:00</text:p>
      <text:p text:style-name="P4">
地点: Kherson (Latitude:46.67924 Longtitude:32.71385)</text:p>
      <text:p text:style-name="P4">
视频: []</text:p>
      <text:p text:style-name="P4">
图片: []</text:p>
      <text:p text:style-name="P4">
标签: ["Russia"]</text:p>
      <text:p text:style-name="P4">
Id: 22551477</text:p>
      <!--METADATA-->
      <text:p text:style-name="P4">
在Zaporizhzhia和Kherson的指示，俄罗斯军队炮击了Donetsk地区Novopil的Novosilka的Vilne Pole； Poltavka，Malynivka，Huliaipole，Zaliznychne，Bilohirya，Zaporizhzhia地区的Novodanylivka和Kherson和Kherson，Kozatske和Kherson地区的Kozatske和Antonivka， - 早晨报告中的武装部队报告说</text:p>
      <text:p text:style-name="P4">
新闻集链接：<text:a xlink:type="simple" xlink:href="https://liveuamap.com/en/2023/28-march-at-zaporizhzhia-and-kherson-directions-russian-army" text:style-name="Internet_20_link" text:visited-style-name="Visited_20_Internet_20_Link">
https://liveuamap.com/en/2023/28-march-at--ap-zaporizhzhia-and-kherson-directions-russian-army</text:a>
</text:p>
      <text:p text:style-name="P4">
News Source: <text:a xlink:type="simple" xlink:href="https://t.me/lumsrc/4359" text:style-name="Internet_20_link" text:visited-style-name="Visited_20_Internet_20_Link">
https://t.me/lumsrc/4359</text:a>
</text:p>
      <!--NEWS-->
      <text:h text:style-name="P10" text:outline-level="1">
<text:span text:style-name="T4">
乌克兰防空击落了俄罗斯一夜之间发射的15个无人机中的14台</text:span>
</text:h>
      <text:p text:style-name="P4">
作者: liveuamap (Language: en)</text:p>
      <text:p text:style-name="P4">
时间: 2023-03-28T02:14:00</text:p>
      <text:p text:style-name="P4">
地点: Kyiv (Latitude:50.67554 Longtitude:30.45135)</text:p>
      <text:p text:style-name="P4">
视频: []</text:p>
      <text:p text:style-name="P4">
图片: []</text:p>
      <text:p text:style-name="P4">
标签: []</text:p>
      <text:p text:style-name="P4">
Id: 22551399</text:p>
      <!--METADATA-->
      <text:p text:style-name="P4">
乌克兰防空击落了俄罗斯一夜之间发射的15个无人机中的14台</text:p>
      <text:p text:style-name="P4">
新闻集链接：[https://liveuamap.com/en/2023/28-march-ukrainian-air-defense-shot-shot-14-14-15--15-7-7-7-7-7-7-7-7-7-7-7-7-7-7-7-7-7-7-7-7-7-7-7-7-7-7-7-7-7-7-7-7-7-7-7-7-7-7-7-7-7-7-7-7-7-7-7-7-7-7-7-7-7-7-7-7-7-7-7-7-7-7-7-7-7-7-7-7-7-7-7-28/en(https://liveuamap.com/en/2023/28-march-ukrainian-air-defense-shot-down-14-of-15-drones)</text:p>
      <text:p text:style-name="P4">
News Source: <text:a xlink:type="simple" xlink:href="https://t.me/suspilnenews/19553" text:style-name="Internet_20_link" text:visited-style-name="Visited_20_Internet_20_Link">
https://t.me/suspilnenews/19553</text:a>
</text:p>
      <!--NEWS-->
      <text:h text:style-name="P10" text:outline-level="1">
<text:span text:style-name="T4">
Shahed无人机在Dnipro City的企业过夜，造成火灾</text:span>
</text:h>
      <text:p text:style-name="P4">
作者: liveuamap (Language: en)</text:p>
      <text:p text:style-name="P4">
时间: 2023-03-28T02:19:23</text:p>
      <text:p text:style-name="P4">
地点: Dnipro (Latitude:48.44035 Longtitude:35.1034)</text:p>
      <text:p text:style-name="P4">
视频: []</text:p>
      <text:p text:style-name="P4">
图片: ["<text:a xlink:type="simple" xlink:href="https://liveuamap.com/pics/2023/03/28/22551395_0.jpg" text:style-name="Internet_20_link" text:visited-style-name="Visited_20_Internet_20_Link">
22551395_0.jpg</text:a>
", "<text:a xlink:type="simple" xlink:href="https://liveuamap.com/pics/2023/03/28/22551395_1.jpg" text:style-name="Internet_20_link" text:visited-style-name="Visited_20_Internet_20_Link">
22551395_1.jpg</text:a>
"]</text:p>
      <text:p text:style-name="P4">
标签: []</text:p>
      <text:p text:style-name="P4">
Id: 22551395</text:p>
      <!--METADATA-->
      <text:p text:style-name="P4">
Shahed无人机在Dnipro City的企业过夜，造成火灾</text:p>
      <text:p text:style-name="P4">
<draw:frame draw:style-name="fr1" draw:name="Image2" text:anchor-type="as-char" svg:width="6.9236in" svg:height="5.1927in" draw:z-index="0">
<draw:image xlink:href="../Images/liveuamap/2023-03-28T02-19-23/22551395_0.jpg" xlink:type="simple" xlink:show="embed" xlink:actuate="onLoad" draw:mime-type="image/jpeg"/>
</draw:frame>
<draw:frame draw:style-name="fr1" draw:name="Image3" text:anchor-type="as-char" svg:width="6.9236in" svg:height="4.182809in" draw:z-index="0">
<draw:image xlink:href="../Images/liveuamap/2023-03-28T02-19-23/22551395_1.jpg" xlink:type="simple" xlink:show="embed" xlink:actuate="onLoad" draw:mime-type="image/jpeg"/>
</draw:frame>
新闻集链接：<text:a xlink:type="simple" xlink:href="https://liveuamap.com/en/2023/28-march-shahed-drone-hit-enterprise-in-dnipro-city-overnight" text:style-name="Internet_20_link" text:visited-style-name="Visited_20_Internet_20_Link">
https://liveuamap.com/en/2023/28-march-shahed-drone-hit-enterprise-in-dnipro-city-city-overnight</text:a>
</text:p>
      <text:p text:style-name="P4">
News Source: <text:a xlink:type="simple" xlink:href="https://t.me/suspilnenews/19554" text:style-name="Internet_20_link" text:visited-style-name="Visited_20_Internet_20_Link">
https://t.me/suspilnenews/19554</text:a>
</text:p>
      <!--NEWS-->
      <text:h text:style-name="P10" text:outline-level="1">
<text:span text:style-name="T4">
俄罗斯航空在Sumy地区的Bilopilya进行了炸弹进行空袭。 1人...</text:span>
</text:h>
      <text:p text:style-name="P4">
作者: liveuamap (Language: en)</text:p>
      <text:p text:style-name="P4">
时间: 2023-03-28T02:27:05</text:p>
      <text:p text:style-name="P4">
地点: Sumy (Latitude:51.15049 Longtitude:34.30927)</text:p>
      <text:p text:style-name="P4">
视频: []</text:p>
      <text:p text:style-name="P4">
图片: []</text:p>
      <text:p text:style-name="P4">
标签: []</text:p>
      <text:p text:style-name="P4">
Id: 22551404</text:p>
      <!--METADATA-->
      <text:p text:style-name="P4">
俄罗斯航空在Sumyrigion的Bilopilya进行了飞行炸弹进行空袭。 1人受伤</text:p>
      <text:p text:style-name="P4">
新闻集链接：<text:a xlink:type="simple" xlink:href="https://liveuamap.com/en/2023/28-march-russian-aviation-conducted-airstrike-with-guided" text:style-name="Internet_20_link" text:visited-style-name="Visited_20_Internet_20_Link">
https://liveuamap.com/en/2023/28-march-russian-aviation-conducted-airtrike-with-withered</text:a>
</text:p>
      <text:p text:style-name="P4">
News Source: <text:a xlink:type="simple" xlink:href="https://t.me/suspilnenews/19556" text:style-name="Internet_20_link" text:visited-style-name="Visited_20_Internet_20_Link">
https://t.me/suspilnenews/19556</text:a>
</text:p>
      <!--NEWS-->
      <text:h text:style-name="P10" text:outline-level="1">
<text:span text:style-name="T4">
Donetsk Oblast（09:50）。 红色警报：空中威胁。 警笛声。 立即掩盖！</text:span>
</text:h>
      <text:p text:style-name="P4">
作者: liveuamap (Language: en)</text:p>
      <text:p text:style-name="P4">
时间: 2023-03-28T03:50:00</text:p>
      <text:p text:style-name="P4">
地点: Donetsk Oblast (Latitude:48.72743 Longtitude:37.57761)</text:p>
      <text:p text:style-name="P4">
视频: []</text:p>
      <text:p text:style-name="P4">
图片: []</text:p>
      <text:p text:style-name="P4">
标签: ["Europe", "Central and Eastern Europe"]</text:p>
      <text:p text:style-name="P4">
Id: 22551451</text:p>
      <!--METADATA-->
      <text:p text:style-name="P4">
Donetsk Oblast(09:50). Red Alert: aerial threat. Sirens sounding. Take covernow!</text:p>
      <text:p text:style-name="P4">
News Collection Link: <text:a xlink:type="simple" xlink:href="https://liveuamap.com/en/2023/28-march-donetsk-oblast0950-red-alert-aerial-g" text:style-name="Internet_20_link" text:visited-style-name="Visited_20_Internet_20_Link">
https://liveuamap.com/en/2023/28-march-donetsk-oblast0950-red-alert-aerial-g</text:a>
</text:p>
      <text:p text:style-name="P4">
News Source: <text:a xlink:type="simple" xlink:href="https://t.me/air_alert_ua/42163" text:style-name="Internet_20_link" text:visited-style-name="Visited_20_Internet_20_Link">
https://t.me/air_alert_ua/42163</text:a>
</text:p>
      <!--NEWS-->
      <text:h text:style-name="P10" text:outline-level="1">
<text:span text:style-name="T4">
Kharkiv，Kharkivska Oblast（10:32）。 红色警报：空中威胁。 警笛声。 立即掩盖！</text:span>
</text:h>
      <text:p text:style-name="P4">
作者: liveuamap (Language: en)</text:p>
      <text:p text:style-name="P4">
时间: 2023-03-28T04:33:00</text:p>
      <text:p text:style-name="P4">
地点: Kharkiv (Latitude:49.9808 Longtitude:36.25265)</text:p>
      <text:p text:style-name="P4">
视频: []</text:p>
      <text:p text:style-name="P4">
图片: []</text:p>
      <text:p text:style-name="P4">
标签: ["Europe", "Central and Eastern Europe"]</text:p>
      <text:p text:style-name="P4">
Id: 22551452</text:p>
      <!--METADATA-->
      <text:p text:style-name="P4">
哈尔基夫(Kharkiv)，哈尔基夫地区(10:32). Red Alert: aerial threat. Sirens sounding.Take cover now!</text:p>
      <text:p text:style-name="P4">
News Collection Link: <text:a xlink:type="simple" xlink:href="https://liveuamap.com/en/2023/28-march-kharkiv-kharkivska-oblast1032-red-alg" text:style-name="Internet_20_link" text:visited-style-name="Visited_20_Internet_20_Link">
https://liveuamap.com/en/2023/28-march-kharkiv-kharkivska-oblast1032-red-alg</text:a>
</text:p>
      <text:p text:style-name="P4">
News Source: <text:a xlink:type="simple" xlink:href="https://t.me/suspilnekharkiv/23367" text:style-name="Internet_20_link" text:visited-style-name="Visited_20_Internet_20_Link">
https://t.me/suspilnekharkiv/23367</text:a>
</text:p>
      <!--NEWS-->
      <text:h text:style-name="P10" text:outline-level="1">
<text:span text:style-name="T4">
在Sivershchyna和Slobozhanschyna的指示俄罗斯军队炮击了Chernihiv Reg的Bleshnya ...</text:span>
</text:h>
      <text:p text:style-name="P4">
作者: liveuamap (Language: en)</text:p>
      <text:p text:style-name="P4">
时间: 2023-03-28T05:12:00</text:p>
      <text:p text:style-name="P4">
地点: Sumy (Latitude:50.21778 Longtitude:37.44137)</text:p>
      <text:p text:style-name="P4">
视频: []</text:p>
      <text:p text:style-name="P4">
图片: []</text:p>
      <text:p text:style-name="P4">
标签: ["Russia"]</text:p>
      <text:p text:style-name="P4">
Id: 22551485</text:p>
      <!--METADATA-->
      <text:p text:style-name="P4">
在Sivershchyna和Slobozhanschyna的指示，俄罗斯军队炮击了Chernihiv地区；</text:p>
      <text:p text:style-name="P4">
新闻集链接：<text:a xlink:type="simple" xlink:href="https://liveuamap.com/en/2023/28-march-at-sivershchyna-and-slobozhanschyna-directions-russian" text:style-name="Internet_20_link" text:visited-style-name="Visited_20_Internet_20_Link">
https://liveuamap.com/en/2023/28-march-at-s-sivershchyna-and-slobozhanschyna-directions-russian</text:a>
</text:p>
      <text:p text:style-name="P4">
News Source: <text:a xlink:type="simple" xlink:href="https://t.me/lumsrc/4354" text:style-name="Internet_20_link" text:visited-style-name="Visited_20_Internet_20_Link">
https://t.me/lumsrc/4354</text:a>
</text:p>
      <!--NEWS-->
      <text:h text:style-name="P10" text:outline-level="1">
<text:span text:style-name="T4">
基罗沃德地区，波尔塔瓦地区，苏米地区，dnipro，dnipropetrovsk地区（11:17）...。</text:span>
</text:h>
      <text:p text:style-name="P4">
作者: liveuamap (Language: en)</text:p>
      <text:p text:style-name="P4">
时间: 2023-03-28T05:20:00</text:p>
      <text:p text:style-name="P4">
地点: Kirovohradska Oblast (Latitude:48.49883 Longtitude:31.99917)</text:p>
      <text:p text:style-name="P4">
视频: []</text:p>
      <text:p text:style-name="P4">
图片: []</text:p>
      <text:p text:style-name="P4">
标签: ["Europe", "Central and Eastern Europe"]</text:p>
      <text:p text:style-name="P4">
Id: 22551475</text:p>
      <!--METADATA-->
      <text:p text:style-name="P4">
基洛沃德地区，波尔塔瓦地区，苏米地区，dnipro，dnipropetrovsk地区(11:17). Red Alert: aerial threat. Sirens sounding. Take cover now!</text:p>
      <text:p text:style-name="P4">
News Collection Link: <text:a xlink:type="simple" xlink:href="https://liveuamap.com/en/2023/28-march-kirovohradska-oblast-poltavska-oblasg" text:style-name="Internet_20_link" text:visited-style-name="Visited_20_Internet_20_Link">
https://liveuamap.com/en/2023/28-march-kirovohradska-oblast-poltavska-oblasg</text:a>
</text:p>
      <text:p text:style-name="P4">
News Source: <text:a xlink:type="simple" xlink:href="https://t.me/air_alert_ua/42170" text:style-name="Internet_20_link" text:visited-style-name="Visited_20_Internet_20_Link">
https://t.me/air_alert_ua/42170</text:a>
</text:p>
      <!--NEWS-->
      <text:h text:style-name="P10" text:outline-level="1">
<text:span text:style-name="T4">
俄罗斯军队炮击了赫尔森过夜，破坏了一家医院</text:span>
</text:h>
      <text:p text:style-name="P4">
作者: liveuamap (Language: en)</text:p>
      <text:p text:style-name="P4">
时间: 2023-03-28T05:24:00</text:p>
      <text:p text:style-name="P4">
地点: Kherson (Latitude:46.63341 Longtitude:32.61841)</text:p>
      <text:p text:style-name="P4">
视频: []</text:p>
      <text:p text:style-name="P4">
图片: ["<text:a xlink:type="simple" xlink:href="https://liveuamap.com/pics/2023/03/28/22551502_0.jpg" text:style-name="Internet_20_link" text:visited-style-name="Visited_20_Internet_20_Link">
22551502_0.jpg</text:a>
"]</text:p>
      <text:p text:style-name="P4">
标签: ["Europe", "Central and Eastern Europe"]</text:p>
      <text:p text:style-name="P4">
Id: 22551502</text:p>
      <!--METADATA-->
      <text:p text:style-name="P4">
俄罗斯军队炮击了赫尔森过夜，破坏了一家医院</text:p>
      <text:p text:style-name="Quotations">

<text:p text:style-name="P4">
<text:a xlink:type="simple" xlink:href="https://t.co/Pjv7Ggxg2A" text:style-name="Internet_20_link" text:visited-style-name="Visited_20_Internet_20_Link">
</text:a>
&gt;
&gt;
 — <text:a xlink:type="simple" xlink:href="https://twitter.com/DM1959DM/status/1640630860285091840" text:style-name="Internet_20_link" text:visited-style-name="Visited_20_Internet_20_Link">
 </text:a>
</text:p>

</text:p>
      <text:p text:style-name="P4">
<draw:frame draw:style-name="fr1" draw:name="Image4" text:anchor-type="as-char" svg:width="6.9236in" svg:height="3.894525in" draw:z-index="0">
<draw:image xlink:href="../Images/liveuamap/2023-03-28T05-24-00/22551502_0.jpg" xlink:type="simple" xlink:show="embed" xlink:actuate="onLoad" draw:mime-type="image/jpeg"/>
</draw:frame>
新闻集链接：<text:a xlink:type="simple" xlink:href="https://liveuamap.com/en/2023/28-march-russian-army-shelled-kherson-overnight-damaging" text:style-name="Internet_20_link" text:visited-style-name="Visited_20_Internet_20_Link">
https://liveuamap.com/en/2023/28-march-russian-army-shelled-khers--kherson-vernight timbicging</text:a>
</text:p>
      <text:p text:style-name="P4">
News Source: <text:a xlink:type="simple" xlink:href="https://twitter.com/DM1959DM/status/1640630860285091840" text:style-name="Internet_20_link" text:visited-style-name="Visited_20_Internet_20_Link">
https://twitter.com/DM1959DM/status/1640630860285091840</text:a>
</text:p>
      <!--NEWS-->
      <text:h text:style-name="P10" text:outline-level="1">
<text:span text:style-name="T4">
Kharkiv，Kharkivska Oblast（11:16）。 红色警报：空中威胁。 警笛声。 立即掩盖！</text:span>
</text:h>
      <text:p text:style-name="P4">
作者: liveuamap (Language: en)</text:p>
      <text:p text:style-name="P4">
时间: 2023-03-28T05:26:00</text:p>
      <text:p text:style-name="P4">
地点: Kharkiv (Latitude:49.98062 Longtitude:36.25351)</text:p>
      <text:p text:style-name="P4">
视频: []</text:p>
      <text:p text:style-name="P4">
图片: []</text:p>
      <text:p text:style-name="P4">
标签: ["Europe", "Central and Eastern Europe"]</text:p>
      <text:p text:style-name="P4">
Id: 22551478</text:p>
      <!--METADATA-->
      <text:p text:style-name="P4">
哈尔基夫(Kharkiv)，哈尔基夫地区(11:16). Red Alert: aerial threat. Sirens sounding.Take cover now!</text:p>
      <text:p text:style-name="P4">
News Collection Link: <text:a xlink:type="simple" xlink:href="https://liveuamap.com/en/2023/28-march-kharkiv-kharkivska-oblast1116-red-alg" text:style-name="Internet_20_link" text:visited-style-name="Visited_20_Internet_20_Link">
https://liveuamap.com/en/2023/28-march-kharkiv-kharkivska-oblast1116-red-alg</text:a>
</text:p>
      <text:p text:style-name="P4">
News Source: <text:a xlink:type="simple" xlink:href="https://t.me/air_alert_ua/42169" text:style-name="Internet_20_link" text:visited-style-name="Visited_20_Internet_20_Link">
https://t.me/air_alert_ua/42169</text:a>
</text:p>
      <!--NEWS-->
      <text:h text:style-name="P10" text:outline-level="1">
<text:span text:style-name="T4">
俄罗斯部队在Lyman，Bakhmut，Avdiivka和Maryinka Directio进行进攻行动...</text:span>
</text:h>
      <text:p text:style-name="P4">
作者: liveuamap (Language: en)</text:p>
      <text:p text:style-name="P4">
时间: 2023-03-28T05:27:04</text:p>
      <text:p text:style-name="P4">
地点: Donetsk (Latitude:48.08943 Longtitude:37.59178)</text:p>
      <text:p text:style-name="P4">
视频: []</text:p>
      <text:p text:style-name="P4">
图片: []</text:p>
      <text:p text:style-name="P4">
标签: ["Russia"]</text:p>
      <text:p text:style-name="P4">
Id: 22551476</text:p>
      <!--METADATA-->
      <text:p text:style-name="P4">
俄罗斯部队在莱曼，巴赫穆特，阿夫迪夫卡和玛丽卡执行进攻行动。 乌克兰军方击退了62次俄罗斯袭击。 俄罗斯试图在Krokhmalne，Kreminna，Kuzmyne，Bilohorivka，Verkhnokamyanske和Berestove，Bakhmut，Bakhmut，Orikhovo -Vasylivka，Bohdanivka，Bohdanivka，Ivanivske和Ozaryanivka，Stepeove，perseveean nevelyean nevelyean nevelyerska， 晨报</text:p>
      <text:p text:style-name="P4">
新闻收集链接：<text:a xlink:type="simple" xlink:href="https://liveuamap.com/en/2023/28-march-russian-forces-conducting-offensive-actions-at-lyman" text:style-name="Internet_20_link" text:visited-style-name="Visited_20_Internet_20_Link">
https://liveuamap.com/en/2023/28-march-russian-forces-conducting-contresident-actions-actions-actions-at-lyman</text:a>
</text:p>
      <text:p text:style-name="P4">
News Source: <text:a xlink:type="simple" xlink:href="https://t.me/lumsrc/4360" text:style-name="Internet_20_link" text:visited-style-name="Visited_20_Internet_20_Link">
https://t.me/lumsrc/4360</text:a>
</text:p>
      <!--NEWS-->
      <text:h text:style-name="P10" text:outline-level="1">
<text:span text:style-name="T4">
法国每月将向乌克兰提供2,000毫米壳</text:span>
</text:h>
      <text:p text:style-name="P4">
作者: liveuamap (Language: en)</text:p>
      <text:p text:style-name="P4">
时间: 2023-03-28T05:41:55</text:p>
      <text:p text:style-name="P4">
地点: Paris, Île-de-France (Latitude:48.86088 Longtitude:2.31314)</text:p>
      <text:p text:style-name="P4">
视频: []</text:p>
      <text:p text:style-name="P4">
图片: []</text:p>
      <text:p text:style-name="P4">
标签: ["France", "Europe"]</text:p>
      <text:p text:style-name="P4">
Id: 22551486</text:p>
      <!--METADATA-->
      <text:p text:style-name="P4">
法国每月将向乌克兰提供2,000毫米壳</text:p>
      <text:p text:style-name="P4">
新闻集链接：<text:a xlink:type="simple" xlink:href="https://liveuamap.com/en/2023/28-march-france-will-deliver-2000-155mm-shells-per-month" text:style-name="Internet_20_link" text:visited-style-name="Visited_20_Internet_20_Link">
https://liveuamap.com/en/2023/28-march-france-will-deliver-2000-155mm-shells-shells-permonth</text:a>
</text:p>
      <text:p text:style-name="P4">
News Source: <text:a xlink:type="simple" xlink:href="https://twitter.com/LePoint/status/1640644829276168192" text:style-name="Internet_20_link" text:visited-style-name="Visited_20_Internet_20_Link">
https://twitter.com/LePoint/status/1640644829276168192</text:a>
</text:p>
      <!--NEWS-->
      <text:h text:style-name="P10" text:outline-level="1">
<text:span text:style-name="T4">
无人机罢工后，尼科波尔和马尔哈尼奈特社区的1人受伤的人和物质破坏...</text:span>
</text:h>
      <text:p text:style-name="P4">
作者: liveuamap (Language: en)</text:p>
      <text:p text:style-name="P4">
时间: 2023-03-28T05:52:00</text:p>
      <text:p text:style-name="P4">
地点: Marhanets (Latitude:47.64504000 Longtitude:34.64127000)</text:p>
      <text:p text:style-name="P4">
视频: []</text:p>
      <text:p text:style-name="P4">
图片: ["<text:a xlink:type="simple" xlink:href="https://liveuamap.com/pics/2023/03/28/22551505_0.jpg" text:style-name="Internet_20_link" text:visited-style-name="Visited_20_Internet_20_Link">
22551505_0.jpg</text:a>
", "<text:a xlink:type="simple" xlink:href="https://liveuamap.com/pics/2023/03/28/22551505_1.jpg" text:style-name="Internet_20_link" text:visited-style-name="Visited_20_Internet_20_Link">
22551505_1.jpg</text:a>
", "<text:a xlink:type="simple" xlink:href="https://liveuamap.com/pics/2023/03/28/22551505_2.jpg" text:style-name="Internet_20_link" text:visited-style-name="Visited_20_Internet_20_Link">
22551505_2.jpg</text:a>
"]</text:p>
      <text:p text:style-name="P4">
标签: ["Europe", "Central and Eastern Europe"]</text:p>
      <text:p text:style-name="P4">
Id: 22551505</text:p>
      <!--METADATA-->
      <text:p text:style-name="P4">
昨天，尼科波尔和马尔哈尼奈特社区的1人受伤的人和物质损害昨天在无人机罢工之后</text:p>
      <text:p text:style-name="P4">
<draw:frame draw:style-name="fr1" draw:name="Image5" text:anchor-type="as-char" svg:width="6.9236in" svg:height="2.916567in" draw:z-index="0">
<draw:image xlink:href="../Images/liveuamap/2023-03-28T05-52-00/22551505_0.jpg" xlink:type="simple" xlink:show="embed" xlink:actuate="onLoad" draw:mime-type="image/jpeg"/>
</draw:frame>
<draw:frame draw:style-name="fr1" draw:name="Image6" text:anchor-type="as-char" svg:width="6.9236in" svg:height="8.467078in" draw:z-index="0">
<draw:image xlink:href="../Images/liveuamap/2023-03-28T05-52-00/22551505_1.jpg" xlink:type="simple" xlink:show="embed" xlink:actuate="onLoad" draw:mime-type="image/jpeg"/>
</draw:frame>
<draw:frame draw:style-name="fr1" draw:name="Image7" text:anchor-type="as-char" svg:width="6.9236in" svg:height="2.899258in" draw:z-index="0">
<draw:image xlink:href="../Images/liveuamap/2023-03-28T05-52-00/22551505_2.jpg" xlink:type="simple" xlink:show="embed" xlink:actuate="onLoad" draw:mime-type="image/jpeg"/>
</draw:frame>
新闻集链接：<text:a xlink:type="simple" xlink:href="https://liveuamap.com/en/2023/28-march-1-wounded-person-and-material-damage-in-nikopol" text:style-name="Internet_20_link" text:visited-style-name="Visited_20_Internet_20_Link">
https://liveuamap.com/en/2023/28-march-1-wounded-person-and-person-and-material-damage-innikopol</text:a>
</text:p>
      <text:p text:style-name="P4">
News Source: <text:a xlink:type="simple" xlink:href="https://t.me/dneproperatyv/58955" text:style-name="Internet_20_link" text:visited-style-name="Visited_20_Internet_20_Link">
https://t.me/dneproperatyv/58955</text:a>
</text:p>
      <!--NEWS-->
      <text:h text:style-name="P10" text:outline-level="1">
<text:span text:style-name="T4">
俄罗斯军队用2 s-300导弹在波霍杜赫夫镇进行了导弹罢工</text:span>
</text:h>
      <text:p text:style-name="P4">
作者: liveuamap (Language: en)</text:p>
      <text:p text:style-name="P4">
时间: 2023-03-28T06:16:49</text:p>
      <text:p text:style-name="P4">
地点: Bohoduhiv (Latitude:50.15859 Longtitude:35.53197)</text:p>
      <text:p text:style-name="P4">
视频: []</text:p>
      <text:p text:style-name="P4">
图片: []</text:p>
      <text:p text:style-name="P4">
标签: ["Europe", "Central and Eastern Europe"]</text:p>
      <text:p text:style-name="P4">
Id: 22551490</text:p>
      <!--METADATA-->
      <text:p text:style-name="P4">
俄罗斯军队在波霍杜克镇(Bohodukhiv)镇进行了导弹罢工</text:p>
      <text:p text:style-name="P4">
新闻集链接：<text:a xlink:type="simple" xlink:href="https://liveuamap.com/en/2023/28-march-russian-army-conducted-missile-strike-in-bohodukhiv" text:style-name="Internet_20_link" text:visited-style-name="Visited_20_Internet_20_Link">
https://liveuamap.com/en/2023/28-march-russian-army-conducted-missile-strike-in-bohodukhiv</text:a>
</text:p>
      <text:p text:style-name="P4">
News Source: <text:a xlink:type="simple" xlink:href="https://t.me/espresotb/58845" text:style-name="Internet_20_link" text:visited-style-name="Visited_20_Internet_20_Link">
https://t.me/espresotb/58845</text:a>
</text:p>
      <!--NEWS-->
      <text:h text:style-name="P10" text:outline-level="1">
<text:span text:style-name="T4">
Donetsk Oblast（12:28）。 红色警报：空中威胁。 警笛声。 立即掩盖！</text:span>
</text:h>
      <text:p text:style-name="P4">
作者: liveuamap (Language: en)</text:p>
      <text:p text:style-name="P4">
时间: 2023-03-28T06:30:00</text:p>
      <text:p text:style-name="P4">
地点: Donetsk Oblast (Latitude:48.72677 Longtitude:37.57788)</text:p>
      <text:p text:style-name="P4">
视频: []</text:p>
      <text:p text:style-name="P4">
图片: []</text:p>
      <text:p text:style-name="P4">
标签: ["Europe", "Central and Eastern Europe"]</text:p>
      <text:p text:style-name="P4">
Id: 22551495</text:p>
      <!--METADATA-->
      <text:p text:style-name="P4">
Donetsk Oblast(12:28). Red Alert: aerial threat. Sirens sounding. Take covernow!</text:p>
      <text:p text:style-name="P4">
News Collection Link: <text:a xlink:type="simple" xlink:href="https://liveuamap.com/en/2023/28-march-donetsk-oblast1228-red-alert-aerial-g" text:style-name="Internet_20_link" text:visited-style-name="Visited_20_Internet_20_Link">
https://liveuamap.com/en/2023/28-march-donetsk-oblast1228-red-alert-aerial-g</text:a>
</text:p>
      <text:p text:style-name="P4">
News Source: <text:a xlink:type="simple" xlink:href="https://t.me/air_alert_ua/42181" text:style-name="Internet_20_link" text:visited-style-name="Visited_20_Internet_20_Link">
https://t.me/air_alert_ua/42181</text:a>
</text:p>
      <!--NEWS-->
      <text:h text:style-name="P10" text:outline-level="1">
<text:span text:style-name="T4">
由于俄罗斯炮击的结果，Kramatorsk损坏</text:span>
</text:h>
      <text:p text:style-name="P4">
作者: liveuamap (Language: en)</text:p>
      <text:p text:style-name="P4">
时间: 2023-03-28T07:59:19</text:p>
      <text:p text:style-name="P4">
地点: Donetsk Oblast (Latitude:48.73729 Longtitude:37.59109)</text:p>
      <text:p text:style-name="P4">
视频: []</text:p>
      <text:p text:style-name="P4">
图片: ["<text:a xlink:type="simple" xlink:href="https://liveuamap.com/pics/2023/03/28/22551506_1.jpg" text:style-name="Internet_20_link" text:visited-style-name="Visited_20_Internet_20_Link">
22551506_1.jpg</text:a>
", "<text:a xlink:type="simple" xlink:href="https://liveuamap.com/pics/2023/03/28/22551506_2.jpg" text:style-name="Internet_20_link" text:visited-style-name="Visited_20_Internet_20_Link">
22551506_2.jpg</text:a>
", "<text:a xlink:type="simple" xlink:href="https://liveuamap.com/pics/2023/03/28/22551506_3.jpg" text:style-name="Internet_20_link" text:visited-style-name="Visited_20_Internet_20_Link">
22551506_3.jpg</text:a>
", "<text:a xlink:type="simple" xlink:href="https://liveuamap.com/pics/2023/03/28/22551506_4.jpg" text:style-name="Internet_20_link" text:visited-style-name="Visited_20_Internet_20_Link">
22551506_4.jpg</text:a>
", "<text:a xlink:type="simple" xlink:href="https://liveuamap.com/pics/2023/03/28/22551506_5.jpg" text:style-name="Internet_20_link" text:visited-style-name="Visited_20_Internet_20_Link">
22551506_5.jpg</text:a>
", "<text:a xlink:type="simple" xlink:href="https://liveuamap.com/pics/2023/03/28/22551506_6.jpg" text:style-name="Internet_20_link" text:visited-style-name="Visited_20_Internet_20_Link">
22551506_6.jpg</text:a>
", "<text:a xlink:type="simple" xlink:href="https://liveuamap.com/pics/2023/03/28/22551506_7.jpg" text:style-name="Internet_20_link" text:visited-style-name="Visited_20_Internet_20_Link">
22551506_7.jpg</text:a>
"]</text:p>
      <text:p text:style-name="P4">
标签: ["Europe", "Central and Eastern Europe"]</text:p>
      <text:p text:style-name="P4">
Id: 22551506</text:p>
      <!--METADATA-->
      <text:p text:style-name="P4">
由于俄罗斯炮击的结果，Kramatorsk损坏  <draw:frame draw:style-name="fr1" draw:name="Image8" text:anchor-type="as-char" svg:width="6.9236in" svg:height="9.231467in" draw:z-index="0">
<draw:image xlink:href="../Images/liveuamap/2023-03-28T07-59-19/22551506_1.jpg" xlink:type="simple" xlink:show="embed" xlink:actuate="onLoad" draw:mime-type="image/jpeg"/>
</draw:frame>
<draw:frame draw:style-name="fr1" draw:name="Image9" text:anchor-type="as-char" svg:width="6.9236in" svg:height="9.231467in" draw:z-index="0">
<draw:image xlink:href="../Images/liveuamap/2023-03-28T07-59-19/22551506_2.jpg" xlink:type="simple" xlink:show="embed" xlink:actuate="onLoad" draw:mime-type="image/jpeg"/>
</draw:frame>
<draw:frame draw:style-name="fr1" draw:name="Image10" text:anchor-type="as-char" svg:width="6.9236in" svg:height="9.231467in" draw:z-index="0">
<draw:image xlink:href="../Images/liveuamap/2023-03-28T07-59-19/22551506_3.jpg" xlink:type="simple" xlink:show="embed" xlink:actuate="onLoad" draw:mime-type="image/jpeg"/>
</draw:frame>
<draw:frame draw:style-name="fr1" draw:name="Image11" text:anchor-type="as-char" svg:width="6.9236in" svg:height="9.231467in" draw:z-index="0">
<draw:image xlink:href="../Images/liveuamap/2023-03-28T07-59-19/22551506_4.jpg" xlink:type="simple" xlink:show="embed" xlink:actuate="onLoad" draw:mime-type="image/jpeg"/>
</draw:frame>
<draw:frame draw:style-name="fr1" draw:name="Image12" text:anchor-type="as-char" svg:width="6.9236in" svg:height="9.231467in" draw:z-index="0">
<draw:image xlink:href="../Images/liveuamap/2023-03-28T07-59-19/22551506_5.jpg" xlink:type="simple" xlink:show="embed" xlink:actuate="onLoad" draw:mime-type="image/jpeg"/>
</draw:frame>
<draw:frame draw:style-name="fr1" draw:name="Image13" text:anchor-type="as-char" svg:width="6.9236in" svg:height="9.231467in" draw:z-index="0">
<draw:image xlink:href="../Images/liveuamap/2023-03-28T07-59-19/22551506_6.jpg" xlink:type="simple" xlink:show="embed" xlink:actuate="onLoad" draw:mime-type="image/jpeg"/>
</draw:frame>
<draw:frame draw:style-name="fr1" draw:name="Image14" text:anchor-type="as-char" svg:width="6.9236in" svg:height="9.231467in" draw:z-index="0">
<draw:image xlink:href="../Images/liveuamap/2023-03-28T07-59-19/22551506_7.jpg" xlink:type="simple" xlink:show="embed" xlink:actuate="onLoad" draw:mime-type="image/jpeg"/>
</draw:frame>
新闻集链接：<text:a xlink:type="simple" xlink:href="https://liveuamap.com/en/2023/28-march-damage-in-kramatorsk-as-result-of-russsian-shelling" text:style-name="Internet_20_link" text:visited-style-name="Visited_20_Internet_20_Link">
https://liveuamap.com/en/2023/28-march-damage-in-kramatorsk-as-result-of- russsian-shelling</text:a>
</text:p>
      <text:p text:style-name="P4">
News Source: <text:a xlink:type="simple" xlink:href="https://t.me/itsdonetsk/65403" text:style-name="Internet_20_link" text:visited-style-name="Visited_20_Internet_20_Link">
https://t.me/itsdonetsk/65403</text:a>
</text:p>
      <!--NEWS-->
      <text:h text:style-name="P10" text:outline-level="1">
<text:span text:style-name="T4">
俄罗斯国防部声称俄罗斯防空拦截了第一次GLSDB炸弹...</text:span>
</text:h>
      <text:p text:style-name="P4">
作者: liveuamap (Language: en)</text:p>
      <text:p text:style-name="P4">
时间: 2023-03-28T08:14:25</text:p>
      <text:p text:style-name="P4">
地点: Moskva, Moscow (Latitude:55.72758 Longtitude:37.59)</text:p>
      <text:p text:style-name="P4">
视频: []</text:p>
      <text:p text:style-name="P4">
图片: []</text:p>
      <text:p text:style-name="P4">
标签: ["Russia"]</text:p>
      <text:p text:style-name="P4">
Id: 22551512</text:p>
      <!--METADATA-->
      <text:p text:style-name="P4">
俄罗斯国防部声称第一次俄罗斯防空拦截了GLSDB炸弹</text:p>
      <text:p text:style-name="P4">
新闻集链接：<text:a xlink:type="simple" xlink:href="https://liveuamap.com/en/2023/28-march-russian-ministry-of-defense-claimed-russian-air" text:style-name="Internet_20_link" text:visited-style-name="Visited_20_Internet_20_Link">
https://liveuamap.com/en/2023/28-march-russian-ministry-of-defense-claim--claimed-russian-air</text:a>
</text:p>
      <text:p text:style-name="P4">
News Source: <text:a xlink:type="simple" xlink:href="https://t.me/bbbreaking/151597" text:style-name="Internet_20_link" text:visited-style-name="Visited_20_Internet_20_Link">
https://t.me/bbbreaking/151597</text:a>
</text:p>
      <!--NEWS-->
      <text:h text:style-name="P10" text:outline-level="1">
<text:span text:style-name="T4">
俄罗斯媒体：在...的Svitino村附近发现了一架用乌克兰国旗的颜色绘制的无人机。</text:span>
</text:h>
      <text:p text:style-name="P4">
作者: liveuamap (Language: en)</text:p>
      <text:p text:style-name="P4">
时间: 2023-03-28T09:18:18</text:p>
      <text:p text:style-name="P4">
地点: Voronov (Latitude:55.30746 Longtitude:37.00882)</text:p>
      <text:p text:style-name="P4">
视频: []</text:p>
      <text:p text:style-name="P4">
图片: []</text:p>
      <text:p text:style-name="P4">
标签: ["Russia", "Central and Eastern Europe"]</text:p>
      <text:p text:style-name="P4">
Id: 22551520</text:p>
      <!--METADATA-->
      <text:p text:style-name="P4">
俄罗斯媒体：在莫斯科地区附近的乌克兰国旗颜色上涂有颜色的无人机</text:p>
      <text:p text:style-name="P4">
新闻集链接：<text:a xlink:type="simple" xlink:href="https://liveuamap.com/en/2023/28-march-russian-media-a-drone-painted-in-colors-of-ukrainian" text:style-name="Internet_20_link" text:visited-style-name="Visited_20_Internet_20_Link">
https://liveuamap.com/en/2023/28-march-russian-media-a-drone-painted-in-colors-in-colors-in-colors-ukrainian</text:a>
</text:p>
      <text:p text:style-name="P4">
News Source: <text:a xlink:type="simple" xlink:href="https://t.me/rusbrief/104252" text:style-name="Internet_20_link" text:visited-style-name="Visited_20_Internet_20_Link">
https://t.me/rusbrief/104252</text:a>
</text:p>
      <!--NEWS-->
      <text:h text:style-name="P10" text:outline-level="1">
<text:span text:style-name="T4">
Donetsk Oblast（16:18）。 红色警报：空中威胁。 警笛声。 立即掩盖！</text:span>
</text:h>
      <text:p text:style-name="P4">
作者: liveuamap (Language: en)</text:p>
      <text:p text:style-name="P4">
时间: 2023-03-28T10:20:00</text:p>
      <text:p text:style-name="P4">
地点: Donetsk Oblast (Latitude:48.72757 Longtitude:37.57893)</text:p>
      <text:p text:style-name="P4">
视频: []</text:p>
      <text:p text:style-name="P4">
图片: []</text:p>
      <text:p text:style-name="P4">
标签: ["Europe", "Central and Eastern Europe"]</text:p>
      <text:p text:style-name="P4">
Id: 22551529</text:p>
      <!--METADATA-->
      <text:p text:style-name="P4">
Donetsk Oblast(16:18). Red Alert: aerial threat. Sirens sounding. Take covernow!</text:p>
      <text:p text:style-name="P4">
News Collection Link: <text:a xlink:type="simple" xlink:href="https://liveuamap.com/en/2023/28-march-donetsk-oblast1618-red-alert-aerial-g" text:style-name="Internet_20_link" text:visited-style-name="Visited_20_Internet_20_Link">
https://liveuamap.com/en/2023/28-march-donetsk-oblast1618-red-alert-aerial-g</text:a>
</text:p>
      <text:p text:style-name="P4">
News Source: <text:a xlink:type="simple" xlink:href="https://t.me/air_alert_ua/42185" text:style-name="Internet_20_link" text:visited-style-name="Visited_20_Internet_20_Link">
https://t.me/air_alert_ua/42185</text:a>
</text:p>
      <!--NEWS-->
      <text:h text:style-name="P10" text:outline-level="1">
<text:span text:style-name="T4">
Zaporizka Oblast（18:47）。 红色警报：空中威胁。 警笛声。 立即掩盖！</text:span>
</text:h>
      <text:p text:style-name="P4">
作者: liveuamap (Language: en)</text:p>
      <text:p text:style-name="P4">
时间: 2023-03-28T12:49:00</text:p>
      <text:p text:style-name="P4">
地点: Zaporizka Oblast (Latitude:47.612021 Longtitude:35.765261)</text:p>
      <text:p text:style-name="P4">
视频: []</text:p>
      <text:p text:style-name="P4">
图片: []</text:p>
      <text:p text:style-name="P4">
标签: ["Europe", "Central and Eastern Europe"]</text:p>
      <text:p text:style-name="P4">
Id: 22551552</text:p>
      <!--METADATA-->
      <text:p text:style-name="P4">
Zaporizhzhia地区(18:47). Red Alert: aerial threat. Sirens sounding. Take covernow!</text:p>
      <text:p text:style-name="P4">
News Collection Link: <text:a xlink:type="simple" xlink:href="https://liveuamap.com/en/2023/28-march-zaporizka-oblast1847-red-alert-aeriag" text:style-name="Internet_20_link" text:visited-style-name="Visited_20_Internet_20_Link">
https://liveuamap.com/en/2023/28-march-zaporizka-oblast1847-red-alert-aeriag</text:a>
</text:p>
      <text:p text:style-name="P4">
News Source: <text:a xlink:type="simple" xlink:href="https://t.me/air_alert_ua/42187" text:style-name="Internet_20_link" text:visited-style-name="Visited_20_Internet_20_Link">
https://t.me/air_alert_ua/42187</text:a>
</text:p>
      <!--NEWS-->
      <text:h text:style-name="P10" text:outline-level="1">
<text:span text:style-name="T4">
Zaporizka Oblast（19:39）。 红色警报：空中威胁。 警笛声。 立即掩盖！</text:span>
</text:h>
      <text:p text:style-name="P4">
作者: liveuamap (Language: en)</text:p>
      <text:p text:style-name="P4">
时间: 2023-03-28T13:40:00</text:p>
      <text:p text:style-name="P4">
地点: Zaporizka Oblast (Latitude:47.612421 Longtitude:35.764101)</text:p>
      <text:p text:style-name="P4">
视频: []</text:p>
      <text:p text:style-name="P4">
图片: []</text:p>
      <text:p text:style-name="P4">
标签: ["Europe", "Central and Eastern Europe"]</text:p>
      <text:p text:style-name="P4">
Id: 22551589</text:p>
      <!--METADATA-->
      <text:p text:style-name="P4">
Zaporizhzhia地区(19:39). Red Alert: aerial threat. Sirens sounding. Take covernow!</text:p>
      <text:p text:style-name="P4">
News Collection Link: <text:a xlink:type="simple" xlink:href="https://liveuamap.com/en/2023/28-march-zaporizka-oblast1939-red-alert-aeriag" text:style-name="Internet_20_link" text:visited-style-name="Visited_20_Internet_20_Link">
https://liveuamap.com/en/2023/28-march-zaporizka-oblast1939-red-alert-aeriag</text:a>
</text:p>
      <text:p text:style-name="P4">
News Source: <text:a xlink:type="simple" xlink:href="https://t.me/suspilnezaporizhzhya/11686" text:style-name="Internet_20_link" text:visited-style-name="Visited_20_Internet_20_Link">
https://t.me/suspilnezaporizhzhya/11686</text:a>
</text:p>
      <!--NEWS-->
      <text:h text:style-name="P10" text:outline-level="1">
<text:span text:style-name="T4">
Nikolaev，Mykolaiv地区，Kherson，Kherson地区（19：Chia）。 红色ALRT：空中tchretate。 和...</text:span>
</text:h>
      <text:p text:style-name="P4">
作者: liveuamap (Language: en)</text:p>
      <text:p text:style-name="P4">
时间: 2023-03-28T13:50:00</text:p>
      <text:p text:style-name="P4">
地点: Mykolaiv (Latitude:46.94866 Longtitude:32.00639)</text:p>
      <text:p text:style-name="P4">
视频: []</text:p>
      <text:p text:style-name="P4">
图片: []</text:p>
      <text:p text:style-name="P4">
标签: ["Europe", "Central and Eastern Europe"]</text:p>
      <text:p text:style-name="P4">
Id: 22551590</text:p>
      <!--METADATA-->
      <text:p text:style-name="P4">
Nikolaev，Mykolaiv地区，Kherson，Kherson地区(19:49). Red Alert:aerial threat. Sirens sounding. Take cover now!</text:p>
      <text:p text:style-name="P4">
News Collection Link: <text:a xlink:type="simple" xlink:href="https://liveuamap.com/en/2023/28-march-mykolaiv-mykolayivska-oblast-khersong" text:style-name="Internet_20_link" text:visited-style-name="Visited_20_Internet_20_Link">
https://liveuamap.com/en/2023/28-march-mykolaiv-mykolayivska-oblast-khersong</text:a>
</text:p>
      <text:p text:style-name="P4">
News Source: <text:a xlink:type="simple" xlink:href="https://t.me/air_alert_ua/42191" text:style-name="Internet_20_link" text:visited-style-name="Visited_20_Internet_20_Link">
https://t.me/air_alert_ua/42191</text:a>
</text:p>
      <!--NEWS-->
      <text:h text:style-name="P10" text:outline-level="1">
<text:span text:style-name="T4">
Donetsk Oblast（23:18）。 红色警报：空中威胁。 警笛声。 立即掩盖！</text:span>
</text:h>
      <text:p text:style-name="P4">
作者: liveuamap (Language: en)</text:p>
      <text:p text:style-name="P4">
时间: 2023-03-28T17:21:00</text:p>
      <text:p text:style-name="P4">
地点: Donetsk Oblast (Latitude:48.72744 Longtitude:37.5781)</text:p>
      <text:p text:style-name="P4">
视频: []</text:p>
      <text:p text:style-name="P4">
图片: []</text:p>
      <text:p text:style-name="P4">
标签: ["Europe", "Central and Eastern Europe"]</text:p>
      <text:p text:style-name="P4">
Id: 22551617</text:p>
      <!--METADATA-->
      <text:p text:style-name="P4">
Donetsk Oblast(23:18). Red Alert: aerial threat. Sirens sounding. Take covernow!</text:p>
      <text:p text:style-name="P4">
News Collection Link: <text:a xlink:type="simple" xlink:href="https://liveuamap.com/en/2023/28-march-donetsk-oblast2318-red-alert-aerial-g" text:style-name="Internet_20_link" text:visited-style-name="Visited_20_Internet_20_Link">
https://liveuamap.com/en/2023/28-march-donetsk-oblast2318-red-alert-aerial-g</text:a>
</text:p>
      <text:p text:style-name="P4">
News Source: <text:a xlink:type="simple" xlink:href="https://t.me/air_alert_ua/42196" text:style-name="Internet_20_link" text:visited-style-name="Visited_20_Internet_20_Link">
https://t.me/air_alert_ua/42196</text:a>
</text:p>
      <!--NEWS-->
      <text:h text:style-name="P10" text:outline-level="1">
<text:span text:style-name="T4">
Zaporizka Oblast（23:45）。 红色警报：空中威胁。 警笛声。 立即掩盖！</text:span>
</text:h>
      <text:p text:style-name="P4">
作者: liveuamap (Language: en)</text:p>
      <text:p text:style-name="P4">
时间: 2023-03-28T17:47:00</text:p>
      <text:p text:style-name="P4">
地点: Zaporizka Oblast (Latitude:47.611471 Longtitude:35.765961)</text:p>
      <text:p text:style-name="P4">
视频: []</text:p>
      <text:p text:style-name="P4">
图片: []</text:p>
      <text:p text:style-name="P4">
标签: ["Europe", "Central and Eastern Europe"]</text:p>
      <text:p text:style-name="P4">
Id: 22551620</text:p>
      <!--METADATA-->
      <text:p text:style-name="P4">
Zaporizhzhia地区(23:45). Red Alert: aerial threat. Sirens sounding. Take covernow!</text:p>
      <text:p text:style-name="P4">
News Collection Link: <text:a xlink:type="simple" xlink:href="https://liveuamap.com/en/2023/28-march-zaporizka-oblast2345-red-alert-aeriag" text:style-name="Internet_20_link" text:visited-style-name="Visited_20_Internet_20_Link">
https://liveuamap.com/en/2023/28-march-zaporizka-oblast2345-red-alert-aeriag</text:a>
</text:p>
      <text:p text:style-name="P4">
News Source: <text:a xlink:type="simple" xlink:href="https://t.me/air_alert_ua/42197" text:style-name="Internet_20_link" text:visited-style-name="Visited_20_Internet_20_Link">
https://t.me/air_alert_ua/42197</text:a>
</text:p>
      <!--NEWS-->
      <text:h text:style-name="P10" text:outline-level="1">
<text:span text:style-name="T4">
在监狱后15年将举行俄罗斯特工，该特工在Kryvyi Rih的飞机场上纠正了大火</text:span>
</text:h>
      <text:p text:style-name="P4">
作者: ['АРМІЯINFORM']</text:p>
      <text:p text:style-name="P4">
时间: 2023-03-28T36:00:00-04:00</text:p>
      <text:p text:style-name="P4">
描述: 法院认可了第15届Rockyv Tutskkyi Maina向FSB特工致以...与乌克兰2022年的战争，与乌克兰与乌克兰的最新新闻，今天与乌克兰的新闻，乌克兰2022年最后一次战争，乌克兰和俄罗斯之间以及俄罗斯之间以及俄罗斯之间的战争， ，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naruchnyky.jpg" text:style-name="Internet_20_link" text:visited-style-name="Visited_20_Internet_20_Link">
naruchnyky.jpg</text:a>
']</text:p>
      <text:p text:style-name="P4">
标签: ['STOPRUSSIA', 'АГЕНТ ФСБ', 'АГРЕСІЯ РФ', 'ВТОРГНЕННЯ РФ', 'ЗРАДНИК', 'КОНТРРОЗВІДКА СБУ', 'КОРЕГУВАЛЬНИК']</text:p>
      <text:p text:style-name="P4">
类别: News</text:p>
      <!--METADATA-->
      <text:p text:style-name="P4">
<draw:frame draw:style-name="fr1" draw:name="Image15" text:anchor-type="as-char" svg:width="6.9236in" svg:height="4.615733in" draw:z-index="0">
<draw:image xlink:href="../Images/AРМІЯINFORM/2023-03-28T36-00-00-04-00/naruchnyky.jpg" xlink:type="simple" xlink:show="embed" xlink:actuate="onLoad" draw:mime-type="image/jpeg"/>
</draw:frame>
法院被指定为15年监禁，没收FSB代理的财产，该财产在Dnipropetrovsk进行了沉没。 当Kryvyi Rih的飞机场被敌对的火箭中风伤害时，他被转移到了俄罗斯入侵者。</text:p>
      <text:p text:style-name="P4">
关于它<text:a xlink:type="simple" xlink:href="https://ssu.gov.ua/novyny/za-materialamy-sbu-15-rokiv-za-gratamy-provede-zradnyk-yakyi-peredavav-fsb-rozviddani-pro-viiskovi-ta-infrastrukturni-obiekty-dnipropetrovshchyny" text:style-name="Internet_20_link" text:visited-style-name="Visited_20_Internet_20_Link">
报告</text:a>
乌克兰的安全服务。</text:p>
      <text:p text:style-name="P4">
他还发送了包括学校和大学在内的交通事故和社会机构的侵略者坐标。 入侵者需要此信息准备新的空中攻击，以使乌克兰城市为乌克兰城市做准备。</text:p>
      <text:p text:style-name="P4">
在乌克兰南部的反蛋白质措施中，敌对的特工拘留了敌对的人。 根据乌克兰特殊服务的材料，他被没收的财产任命了15年监禁。</text:p>
      <text:p text:style-name="P4">
根据调查，攻击者是当地居民，是该地区最强大的工业巨头之一的前雇员。 去年5月，第5届FSB服务的工作人员将其远程吸引到了不言而喻的合作中。招募敌人使用了一个亲克雷姆利亚电报之一，在那里，参与其中的人被积极地表达了支持俄罗斯联邦的武装侵略。</text:p>
      <text:p text:style-name="P4">
为了完成敌对的任务，叛徒四处走动，进行了基础设施的隐藏照片固定。 然后，他以电子地图标记的形式向FSB发送了“报告”，媒体文件附有附件，并与相邻区域的物体的详细动力进行了详细的动力。 在搜索过程中，攻击者以与侵略者的往来证明了手机。</text:p>
      <text:p text:style-name="P4">
根据收集的证据，法院裁定他犯了叛国罪，该叛国罪是由戒严条件犯下的。</text:p>
      <text:p text:style-name="P4">
News Source: <text:a xlink:type="simple" xlink:href="https://armyinform.com.ua/2023/03/28/15-rokiv-za-gratamy-provede-agent-rf-yakyj-koreguvav-vogon-po-aerodromu-kryvogo-rogu/" text:style-name="Internet_20_link" text:visited-style-name="Visited_20_Internet_20_Link">
https://armyinform.com.ua/2023/03/28/15-rokiv-za-gratamy-provede-agent-rf-yakyj-koreguvav-vogon-po-aerodromu-kryvogo-rogu/</text:a>
</text:p>
      <!--NEWS-->
      <text:h text:style-name="P10" text:outline-level="1">
<text:span text:style-name="T4">
协调总部与海军陆战队家庭一起举行</text:span>
</text:h>
      <text:p text:style-name="P4">
作者: ['АРМІЯINFORM']</text:p>
      <text:p text:style-name="P4">
时间: 2023-03-28T37:00:00-04:00</text:p>
      <text:p text:style-name="P4">
描述: 在协调的总部，Zustinch Zustinov是Morsko Kremeh旅的Rodinovs ...与乌克兰2022年的战争，与乌克兰的最新新闻，《与乌克兰2022年新闻》的战争今天，今天将在乌克兰，乌克兰和俄罗斯和俄罗斯和俄罗斯和俄罗斯和俄罗斯和俄罗斯和俄罗斯和俄罗斯和俄罗斯和俄罗斯和俄罗斯之间发生一场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337426734_767762994592377_8639522198975281755_n.jpg" text:style-name="Internet_20_link" text:visited-style-name="Visited_20_Internet_20_Link">
337426734_767762994592377_8639522198975281755_n.jpg</text:a>
']</text:p>
      <text:p text:style-name="P4">
标签: ['ВІЙСЬКОВОПОЛОНЕННІ', 'ЗУСТРІЧ', 'КООРДИНАЦІЙНИЙ ШТАБ З ПИТАНЬ ПОВОДЖЕННЯ З ВІЙСЬКОВОПОЛОНЕНИМИ', 'МОРСЬКІ ПІХОТИНЦІ']</text:p>
      <text:p text:style-name="P4">
类别: News</text:p>
      <!--METADATA-->
      <text:p text:style-name="P4">
<draw:frame draw:style-name="fr1" draw:name="Image16" text:anchor-type="as-char" svg:width="6.9236in" svg:height="3.894525in" draw:z-index="0">
<draw:image xlink:href="../Images/AРМІЯINFORM/2023-03-28T37-00-00-04-00/337426734_767762994592377_8639522198975281755_n.jpg" xlink:type="simple" xlink:show="embed" xlink:actuate="onLoad" draw:mime-type="image/jpeg"/>
</draw:frame>
协调总部与以UNR Mikhail Bilynsky命名的独立Brigadorsk步兵的捍卫者的家人会面。</text:p>
      <text:p text:style-name="P4">
当囚犯和失踪的海军陆战队要求时，协调总部得到了回答。</text:p>
      <text:p text:style-name="P4">
根据总部的说法，要获取有关俄罗斯联邦或临时占领乌克兰领土的可靠信息。 国际跨跨委员会代表(ICCH)他们可以进入这样的地方，进行进行，他们发现健康，拘留条件，可以与商定的，可以告知家庭和公共当局被囚禁的事实。 他们本身访问了这些地方，ICCH没有透露。</text:p>
      <text:p text:style-name="P4">
他还指出，从开源来源，照片和视频中，尤其是捍卫者亲戚的信息是工作中的重要信息。 就像自由人提供的信息一样。</text:p>
      <text:p text:style-name="P4">
员工代表指出，应在没有其他条件参与交换过程的情况下返回侵略者国家的受伤和严重疾病。</text:p>
      <text:p text:style-name="P4">
另外，在会议期间，他们讨论了执法机构，协调总部与国家信息局之间的互动，以及在接受必要的医疗保健和康复后从囚禁中返回的服务服务的问题。</text:p>
      <text:p text:style-name="P4">
<text:span text:style-name="T4">
 来源： </text:span>
(https://www.facebook.com/koordshtab/posts/pfbid02xB64xPggjQsNxsF39EcaXUTqaH8btWbJrAHh2wYdaPR7qSZRqtSQdLEiiXj45Vm6l)</text:p>
      <text:p text:style-name="P4">
News Source: <text:a xlink:type="simple" xlink:href="https://armyinform.com.ua/2023/03/28/u-koordynaczijnomu-shtabi-vidbulasya-zustrich-z-rodynamy-morpihiv-2/" text:style-name="Internet_20_link" text:visited-style-name="Visited_20_Internet_20_Link">
https://armyinform.com.ua/2023/03/28/u-koordynaczijnomu-shtabi-vidbulasya-zustrich-z-rodynamy-morpihiv-2/</text:a>
</text:p>
      <!--NEWS-->
      <text:h text:style-name="P10" text:outline-level="1">
<text:span text:style-name="T4">
SBU特种部队将APC的船员和步兵派在盔甲上的地狱右转。</text:span>
</text:h>
      <text:p text:style-name="P4">
作者: ['АРМІЯINFORM']</text:p>
      <text:p text:style-name="P4">
时间: 2023-03-28T38:00:00-04:00</text:p>
      <text:p text:style-name="P4">
描述: 关于乌克兰胡说八道的谷物服务。 “ Vidpracyali的“ Bilis Vovka”的“ Wonye……与乌克兰2022的战争，与乌克兰的战争是今天的最新消息，今天与乌克兰2022的新闻战是今天的最后一场，乌克兰和俄罗斯之间的战争将是一场战争当他们与乌克兰的战争将在2022年与乌克兰的战争时，他们说，在不久的将来，将与乌克兰发生战争，他们说，与乌克兰的战争，今天的乌克兰新闻，乌克兰的新闻，乌克兰媒体在俄罗斯的乌克兰新闻</text:p>
      <text:p text:style-name="P4">
图片: []</text:p>
      <text:p text:style-name="P4">
标签: ['БТР', 'ДРОН-КАМІКАДЗЕ', 'ЗНИЩЕННЯ ВОЄННОЇ ТЕХНІКИ ЗС РФ', 'СБУ']</text:p>
      <text:p text:style-name="P4">
类别: News</text:p>
      <!--METADATA-->
      <text:p text:style-name="P4">
关于它<text:a xlink:type="simple" xlink:href="https://www.facebook.com/SecurSerUkraine/videos/211491654809532/" text:style-name="Internet_20_link" text:visited-style-name="Visited_20_Internet_20_Link">
报告</text:a>
乌克兰的安全服务。</text:p>
      <text:p text:style-name="P4">
“白狼”小组的“勇士队都在FPV-Drone的占用者身上工作。 消息说。</text:p>
      <text:p text:style-name="P4">
News Source: <text:a xlink:type="simple" xlink:href="https://armyinform.com.ua/2023/03/28/speczpryznachenczi-sbu-vidpravyly-do-pekla-ekipazh-btr-ta-pihotu-na-broni-pryamo-na-marshi/" text:style-name="Internet_20_link" text:visited-style-name="Visited_20_Internet_20_Link">
https://armyinform.com.ua/2023/03/28/speczpryznachenczi-sbu-vidpravyly-do-pekla-ekipazh-btr-ta-pihotu-na-broni-pryamo-na-marshi/</text:a>
</text:p>
      <!--NEWS-->
      <text:h text:style-name="P10" text:outline-level="1">
<text:span text:style-name="T4">
乌克兰的后卫摧毁了瓦格纳在巴赫穆特的藏身之处</text:span>
</text:h>
      <text:p text:style-name="P4">
作者: ['АРМІЯINFORM']</text:p>
      <text:p text:style-name="P4">
时间: 2023-03-28T39:00:00-04:00</text:p>
      <text:p text:style-name="P4">
描述: Luganskiysky Korral在手榴弹发射器的野兽中是Zedenkhilu，Budislyu，欢乐...与2022年与乌克兰的战争，与乌克兰的战争是今天的最新新闻，这是今天与乌克兰2022年的新闻战争，今天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3/bahmut-cze-ukrayina.jpg" text:style-name="Internet_20_link" text:visited-style-name="Visited_20_Internet_20_Link">
bahmut-cze-ukrayina.jpg</text:a>
']</text:p>
      <text:p text:style-name="P4">
标签: ['STOPRUSSIA', 'АГРЕСІЯ РФ', 'ВІЙНА']</text:p>
      <text:p text:style-name="P4">
类别: News</text:p>
      <!--METADATA-->
      <text:p text:style-name="P4">
<draw:frame draw:style-name="fr1" draw:name="Image17" text:anchor-type="as-char" svg:width="6.9236in" svg:height="3.882986in" draw:z-index="0">
<draw:image xlink:href="../Images/AРМІЯINFORM/2023-03-28T39-00-00-04-00/bahmut-cze-ukrayina.jpg" xlink:type="simple" xlink:show="embed" xlink:actuate="onLoad" draw:mime-type="image/jpeg"/>
</draw:frame>
“巴赫穆特是乌克兰”</text:p>
      <text:p text:style-name="P4">
卢甘斯克(Lugansk)支队的边防部队从手榴弹发射器中射击，摧毁了敌人在巴赫穆特(Bakhmut)的一个地区开火的敌人，<text:a xlink:type="simple" xlink:href="https://www.facebook.com/watch/" text:style-name="Internet_20_link" text:visited-style-name="Visited_20_Internet_20_Link">
告知</text:a>
中央战略通信和信息安全。 。</text:p>
      <text:p text:style-name="P4">
News Source: <text:a xlink:type="simple" xlink:href="https://armyinform.com.ua/2023/03/28/ukrayinski-zahysnyky-znyshhyly-shovanku-vagnerivcziv-u-bahmuti/" text:style-name="Internet_20_link" text:visited-style-name="Visited_20_Internet_20_Link">
https://armyinform.com.ua/2023/03/28/ukrayinski-zahysnyky-znyshhyly-shovanku-vagnerivcziv-u-bahmuti/</text:a>
</text:p>
      <!--NEWS-->
      <text:h text:style-name="P10" text:outline-level="1">
<text:span text:style-name="T4">
关于能够破坏任何人的独特武器的陈述 - 过去一天的俄罗斯媒体的主要叙述</text:span>
</text:h>
      <text:p text:style-name="P4">
作者: ['АРМІЯINFORM']</text:p>
      <text:p text:style-name="P4">
时间: 2023-03-28T40:00:00-04:00</text:p>
      <text:p text:style-name="P4">
描述: 乌克兰RNBO的Wizin -Format中心（CPD），主要是Yaki ...与乌克兰2022年的战争，与乌克兰的最新消息，今天与乌克兰的新闻，乌克兰2022年的新闻战争，将于今天上次与乌克兰战争成为乌克兰和俄罗斯之间的战争，以及何时，何时，何时，何时，何时，何时，何时，何时，何时，何时，何时，2022年与乌克兰的战争将在不久的将来与乌克兰发生战争与乌克兰的战争，今天的乌克兰新闻，乌克兰媒体的乌克兰新闻在俄罗斯</text:p>
      <text:p text:style-name="P4">
图片: ['<text:a xlink:type="simple" xlink:href="https://armyinform.com.ua/wp-content/uploads/2023/03/337549670_1640083076419556_7423596036867284411_n.jpg" text:style-name="Internet_20_link" text:visited-style-name="Visited_20_Internet_20_Link">
337549670_1640083076419556_7423596036867284411_n.jpg</text:a>
']</text:p>
      <text:p text:style-name="P4">
标签: ['НАРАТИВИ РФ', 'ЦЕНТР ПРОТИДІЇ ДЕЗІНФОРМАЦІЇ']</text:p>
      <text:p text:style-name="P4">
类别: News</text:p>
      <!--METADATA-->
      <text:p text:style-name="P4">
<draw:frame draw:style-name="fr1" draw:name="Image18" text:anchor-type="as-char" svg:width="6.9236in" svg:height="6.9236in" draw:z-index="0">
<draw:image xlink:href="../Images/AРМІЯINFORM/2023-03-28T40-00-00-04-00/337549670_1640083076419556_7423596036867284411_n.jpg" xlink:type="simple" xlink:show="embed" xlink:actuate="onLoad" draw:mime-type="image/jpeg"/>
</draw:frame>
打击错误信息中心(CPD)在乌克兰的NSDC <text:a xlink:type="simple" xlink:href="https://www.facebook.com/protydiyadezinformatsiyi.cpd/posts/pfbid02TLKLY8QitrULdJkgA9CfBDMggLpiLqYgr18Nr464AvpP9s9DwNq4yod5Q2cjZwXsl" text:style-name="Internet_20_link" text:visited-style-name="Visited_20_Internet_20_Link">
通知</text:a>
昨天由俄罗斯媒体推广的主要叙述是“俄罗斯是能够摧毁任何敌人的独特武器”。</text:p>
      <text:p text:style-name="P4">
理事会部长还补充说，美国政客的意见认为，rfna预防性核中风将不再能够回答，这是一种简短的意外意外愚蠢。</text:p>
      <text:p text:style-name="P4">
克里姆林宫系统地威胁着这一事件，经常通过梅德韦杰夫广播核叙事。 他经常表达普京对文明世界的想法和威胁。</text:p>
      <text:p text:style-name="P4">
核恐吓以及关于能够破坏任何人的独特武器的陈述，在战场上的入侵者失败的背景下传播。</text:p>
      <text:p text:style-name="P4">
克里姆林宫知道他们需要通过常规的学员“养活”人口，但是当他们不存在时 - 勒索，威胁和宣传家中的患者也受到了沮丧的俄罗斯人的喜爱。</text:p>
      <text:p text:style-name="P4">
News Source: <text:a xlink:type="simple" xlink:href="https://armyinform.com.ua/2023/03/28/zayavy-pro-unikalnu-zbroyu-zdatnu-znyshhyty-bud-kogo-osnovnyj-naratyv-rosijskyh-zmi-za-mynulu-dobu/" text:style-name="Internet_20_link" text:visited-style-name="Visited_20_Internet_20_Link">
https://armyinform.com.ua/2023/03/28/zayavy-pro-unikalnu-zbroyu-zdatnu-znyshhyty-bud-kogo-osnovnyj-naratyv-rosijskyh-zmi-za-mynulu-dobu/</text:a>
</text:p>
      <!--NEWS-->
      <text:h text:style-name="P10" text:outline-level="1">
<text:span text:style-name="T4">
抢劫者讲述了巨大的损失和低食物支持-gur trans</text:span>
</text:h>
      <text:p text:style-name="P4">
作者: ['АРМІЯINFORM']</text:p>
      <text:p text:style-name="P4">
时间: 2023-03-28T41:00:00-04:00</text:p>
      <text:p text:style-name="P4">
描述: pidrodilol 3 Omsbr 1 Ak Rozpovidah关于Nizykiy Ryven的含义...与乌克兰2022年的战争，与乌克兰的最新新闻，今天与乌克兰的新闻，今天与乌克兰2022年的战争，将在乌克兰和俄罗斯和俄罗斯之间发生战争，以及，与2022年的战争，乌克兰是否会在不久</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ІЙНА', 'ВТОРГНЕННЯ РФ', 'ГУР МО УКРАЇНИ', 'ГУР ПЕРЕХОПЛЕННЯ']</text:p>
      <text:p text:style-name="P4">
类别: News</text:p>
      <!--METADATA-->
      <text:p text:style-name="P4">
<draw:frame draw:style-name="fr1" draw:name="Image19" text:anchor-type="as-char" svg:width="6.9236in" svg:height="3.894525in" draw:z-index="0">
<draw:image xlink:href="../Images/AРМІЯINFORM/2023-03-28T41-00-00-04-00/337531944_232614265847457_8544501692430122370_n.jpg" xlink:type="simple" xlink:show="embed" xlink:actuate="onLoad" draw:mime-type="image/jpeg"/>
</draw:frame>
第3小节OMSBR 1 AK的占用者讲述了巨大的损失和低粮食供应。</text:p>
      <text:p text:style-name="P4">
关于这个<text:a xlink:type="simple" xlink:href="https://gur.gov.ua/content/vse-pohybly-bratan-ny-odnoho-ta-kakoi-tam-bl-d-farsh-bliat-a-ne-voina-bl-d.html" text:style-name="Internet_20_link" text:visited-style-name="Visited_20_Internet_20_Link">
被引用</text:a>
在下次拦截古尔莫。</text:p>
      <text:p text:style-name="P4">
“好吧，有一个化石，维塔利亚。”  - 一个朋友的轻率。</text:p>
      <text:p text:style-name="P4">
占用者还讲述了该部门的大量死亡。</text:p>
      <text:p text:style-name="P4">
他说：“一切都被杀死了，一个兄弟，我们是一个……但是那里有一点，它塞满了，而不是战争。”</text:p>
      <text:p text:style-name="P4">
News Source: <text:a xlink:type="simple" xlink:href="https://armyinform.com.ua/2023/03/28/rashyst-rozpovidaye-pro-znachni-vtraty-ta-nyzkyj-riven-prodovolchogo-zabezpechennya-perehoplennya-gur/" text:style-name="Internet_20_link" text:visited-style-name="Visited_20_Internet_20_Link">
https://armyinform.com.ua/2023/03/28/rashyst-rozpovidaye-pro-znachni-vtraty-ta-nyzkyj-riven-prodovolchogo-zabezpechennya-perehoplennya-gur/</text:a>
</text:p>
      <!--NEWS-->
      <text:h text:style-name="P10" text:outline-level="1">
<text:span text:style-name="T4">
来自阿克马特的五辆装甲车没有到达战区</text:span>
</text:h>
      <text:p text:style-name="P4">
作者: ['АРМІЯINFORM']</text:p>
      <text:p text:style-name="P4">
时间: 2023-03-28T42:00:00-04:00</text:p>
      <text:p text:style-name="P4">
描述: 26车辆的桦木结肠Z-STS 34-їїїїїїїї俄罗斯，俄罗斯和俄罗斯在2022年与乌克兰的战争将在不久的时间里与乌克兰发生战争，与乌克兰的战争，与乌克兰的战争，今天的乌克兰新闻，乌克兰的新闻，乌克兰媒体在俄罗斯的乌克兰新闻</text:p>
      <text:p text:style-name="P4">
图片: ['<text:a xlink:type="simple" xlink:href="https://armyinform.com.ua/wp-content/uploads/2023/03/20230327-2.jpeg" text:style-name="Internet_20_link" text:visited-style-name="Visited_20_Internet_20_Link">
20230327-2.jpeg</text:a>
']</text:p>
      <text:p text:style-name="P4">
标签: ['STOPRUSSIA', 'АГРЕСІЯ РФ', 'ВТОРГНЕННЯ РФ', 'ГУР МІНОБОРОНИ УКРАЇНИ']</text:p>
      <text:p text:style-name="P4">
类别: News</text:p>
      <!--METADATA-->
      <text:p text:style-name="P4">
<draw:frame draw:style-name="fr1" draw:name="Image20" text:anchor-type="as-char" svg:width="6.9236in" svg:height="4.726168in" draw:z-index="0">
<draw:image xlink:href="../Images/AРМІЯINFORM/2023-03-28T42-00-00-04-00/20230327-2.jpeg" xlink:type="simple" xlink:show="embed" xlink:actuate="onLoad" draw:mime-type="image/jpeg"/>
</draw:frame>
3月26日，来自第34个单独的机动步枪旅的五辆汽车是一座朝着克里米亚方向的“克里米亚桥”。</text:p>
      <text:p text:style-name="P4">
关于它<text:a xlink:type="simple" xlink:href="https://gur.gov.ua/content/piat-broneavtomobiliv-rosiiskykh-terorystiv-z-sts-akhmat-ne-doikhaly-do-zony-boiovykh-dii.html" text:style-name="Internet_20_link" text:visited-style-name="Visited_20_Internet_20_Link">
报告</text:a>
gurmou。</text:p>
      <text:p text:style-name="P4">
“但是，根据官方数据，为了克服其通往终点的道路，阻止了他们“超速和未观察到安全距离的同时移动柱子并发症”。 结果，这五辆车中有四辆需要重大维修。”消息写道。</text:p>
      <text:p text:style-name="P4">
值得注意的是，Akhmmati正在前往Kherson地区，并完成了朝着DNIEPER方向运作的入侵者的单位。</text:p>
      <text:p text:style-name="P4">
News Source: <text:a xlink:type="simple" xlink:href="https://armyinform.com.ua/2023/03/28/pyat-broneavtomobiliv-rosijskyh-terorystiv-z-sts-ahmat-ne-doyihaly-do-zony-bojovyh-dij/" text:style-name="Internet_20_link" text:visited-style-name="Visited_20_Internet_20_Link">
https://armyinform.com.ua/2023/03/28/pyat-broneavtomobiliv-rosijskyh-terorystiv-z-sts-ahmat-ne-doyihaly-do-zony-bojovyh-dij/</text:a>
</text:p>
      <!--NEWS-->
      <text:h text:style-name="P10" text:outline-level="1">
<text:span text:style-name="T4">
在巴赫穆特（Bakhmut）的领导下，王子战士有效地摧毁了敌人的反坦克主义者</text:span>
</text:h>
      <text:p text:style-name="P4">
作者: ['АРМІЯINFORM']</text:p>
      <text:p text:style-name="P4">
时间: 2023-03-28T43:00:00-04:00</text:p>
      <text:p text:style-name="P4">
描述: 30-OH-OH机械化旅的Stathanki。 Kostyanthin Prince Ostrozhki ...与乌克兰2022年的战争，与乌克兰的最新新闻，今天与乌克兰2022年的新闻战争，乌克兰和俄罗斯与俄罗斯之间以及2022年与乌克兰的战争之间会发生战争他们说，无论是否将与乌克兰发生战争，在不久的将来，他们说，与乌克兰的战争，今天的乌克兰新闻，乌克兰新闻，乌克兰媒体在俄罗斯</text:p>
      <text:p text:style-name="P4">
图片: ['<text:a xlink:type="simple" xlink:href="https://armyinform.com.ua/wp-content/uploads/2023/03/2023-03-27-5.png" text:style-name="Internet_20_link" text:visited-style-name="Visited_20_Internet_20_Link">
2023-03-27-5.png</text:a>
']</text:p>
      <text:p text:style-name="P4">
标签: ['STOPRUSSIA', 'АГРЕСІЯ РФ', 'БАХМУТ', 'ВТОРГНЕННЯ РФ', 'ВТРАТИ ВОРОГА', 'ООС']</text:p>
      <text:p text:style-name="P4">
类别: News</text:p>
      <!--METADATA-->
      <text:p text:style-name="P4">
<draw:frame draw:style-name="fr1" draw:name="Image21" text:anchor-type="as-char" svg:width="6.9236in" svg:height="3.721435in" draw:z-index="0">
<draw:image xlink:href="../Images/AРМІЯINFORM/2023-03-28T43-00-00-04-00/2023-03-27-5.png" xlink:type="simple" xlink:show="embed" xlink:actuate="onLoad" draw:mime-type="image/png"/>
</draw:frame>
第30个独立机械旅的反统计学家。 君士坦丁·奥斯特罗兹基亲王有效地摧毁了巴赫穆特领导下的敌人的“同事”。</text:p>
      <text:p text:style-name="P4">
资料来源：<text:a xlink:type="simple" xlink:href="https://www.facebook.com/UALandForces/videos/657080502801778/" text:style-name="Internet_20_link" text:visited-style-name="Visited_20_Internet_20_Link">
乌克兰的陆军</text:a>
</text:p>
      <text:p text:style-name="P4">
News Source: <text:a xlink:type="simple" xlink:href="https://armyinform.com.ua/2023/03/28/pid-bahmutom-knyazivski-voyiny-efektno-znyshhyly-vorozhyh-protytankistiv/" text:style-name="Internet_20_link" text:visited-style-name="Visited_20_Internet_20_Link">
https://armyinform.com.ua/2023/03/28/pid-bahmutom-knyazivski-voyiny-efektno-znyshhyly-vorozhyh-protytankistiv/</text:a>
</text:p>
      <!--NEWS-->
      <text:h text:style-name="P10" text:outline-level="1">
<text:span text:style-name="T4">
国防军摧毁了14个敌对的“沙哈斯”</text:span>
</text:h>
      <text:p text:style-name="P4">
作者: ['АРМІЯINFORM']</text:p>
      <text:p text:style-name="P4">
时间: 2023-03-28T44:00:00-04:00</text:p>
      <text:p text:style-name="P4">
描述: 关于ZSU的总部。 “对于Zavdannya Aviaudariv，Uonchi，……与乌克兰2022年的战争，与乌克兰的战争是今天的最新消息，乌克兰2022年的新闻是今天的最后一个消息，无论是乌克兰和俄罗斯之间的战争，何时将是，与乌克兰的战争将在2022年，他们会在不久的将来与乌克兰战争，他们说，今天与乌克兰的战争，今天的乌克兰新闻，乌克兰新闻，乌克兰媒体在俄罗斯的乌克兰新闻</text:p>
      <text:p text:style-name="P4">
图片: ['<text:a xlink:type="simple" xlink:href="https://armyinform.com.ua/wp-content/uploads/2023/03/shahed-geran-4.jpg" text:style-name="Internet_20_link" text:visited-style-name="Visited_20_Internet_20_Link">
shahed-geran-4.jpg</text:a>
']</text:p>
      <text:p text:style-name="P4">
标签: ['STOPRUSSIA', 'АГРЕСІЯ РФ', 'ВІЙНА', 'ВТОРГНЕННЯ РФ', 'ВТРАТИ ВОРОГА']</text:p>
      <text:p text:style-name="P4">
类别: News</text:p>
      <!--METADATA-->
      <text:p text:style-name="P4">
<draw:frame draw:style-name="fr1" draw:name="Image22" text:anchor-type="as-char" svg:width="6.9236in" svg:height="3.956343in" draw:z-index="0">
<draw:image xlink:href="../Images/AРМІЯINFORM/2023-03-28T44-00-00-04-00/shahed-geran-4.jpg" xlink:type="simple" xlink:show="embed" xlink:actuate="onLoad" draw:mime-type="image/jpeg"/>
</draw:frame>
<text:span text:style-name="T4">
🔥俄罗斯入侵的情况</text:span>
</text:p>
      <text:p text:style-name="P4">
关于它<text:a xlink:type="simple" xlink:href="https://www.facebook.com/GeneralStaff.ua/posts/pfbid0kuU5D7muYxbDogYv3iq9MiGmkrxRayVrs6V6NjXgCh2s3dhPZNTtn4hyjEC8e96Dl" text:style-name="Internet_20_link" text:visited-style-name="Visited_20_Internet_20_Link">
报告</text:a>
武装部队的总人员。</text:p>
      <text:p text:style-name="P4">
声明说：“到了晚上，为了实现空军的任务，敌人涉及15人的136年冲击无人机。其中14人摧毁了我们的捍卫者。”</text:p>
      <text:p text:style-name="P4">
值得注意的是，在最后一天，敌人造成了24次航空和12枚导弹罢工，从喷气系统进行了55次炮击。 敌人继续忽略战争的法律和习俗，利用战术对我国平民的战术者。 3月27日，由于火箭发射器关于斯拉维斯克市基础设施，顿涅茨克地区的基础设施，受害者是受害者，有死亡。 多层房屋和私人房屋遭到损害。 在伯利斯拉夫市的弗森地区，一名民用物体从敌人的飞机罢工中报告了。</text:p>
      <text:p text:style-name="P4">
News Source: <text:a xlink:type="simple" xlink:href="https://armyinform.com.ua/2023/03/28/syly-oborony-znyshhyly-14-vorozhyh-shahediv/" text:style-name="Internet_20_link" text:visited-style-name="Visited_20_Internet_20_Link">
https://armyinform.com.ua/2023/03/28/syly-oborony-znyshhyly-14-vorozhyh-shahediv/</text:a>
</text:p>
      <!--NEWS-->
      <text:h text:style-name="P10" text:outline-level="1">
<text:span text:style-name="T4">
导弹和​​炮兵的师击中了3分</text:span>
</text:h>
      <text:p text:style-name="P4">
作者: ['АРМІЯINFORM']</text:p>
      <text:p text:style-name="P4">
时间: 2023-03-28T45:00:00-04:00</text:p>
      <text:p text:style-name="P4">
描述: 关于ZSU的总部。 “火箭发动了I火炮……与乌克兰2022年的战争，与乌克兰的战争是今天的最新消息，与乌克兰2022年的新闻战是今天的最后一场新闻，乌克兰和俄罗斯之间的战争是否会发生战争，与乌克兰的战争将在不久的将来与乌克兰进行战争，他们说，今天与乌克兰的战争，今天的乌克兰新闻，乌克兰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ІЙНА', 'ВТОРГНЕННЯ РФ', 'ВТРАТИ ВОРОГА']</text:p>
      <text:p text:style-name="P4">
类别: News</text:p>
      <!--METADATA-->
      <text:p text:style-name="P4">
<draw:frame draw:style-name="fr1" draw:name="Image23" text:anchor-type="as-char" svg:width="6.9236in" svg:height="4.615733in" draw:z-index="0">
<draw:image xlink:href="../Images/AРМІЯINFORM/2023-03-28T45-00-00-04-00/artyleriya.jpg" xlink:type="simple" xlink:show="embed" xlink:actuate="onLoad" draw:mime-type="image/jpeg"/>
</draw:frame>
说明性照片<text:span text:style-name="T4">
🔥俄罗斯入侵的情况</text:span>
</text:p>
      <text:p text:style-name="P4">
关于它<text:a xlink:type="simple" xlink:href="https://www.facebook.com/GeneralStaff.ua/posts/pfbid0kuU5D7muYxbDogYv3iq9MiGmkrxRayVrs6V6NjXgCh2s3dhPZNTtn4hyjEC8e96Dl" text:style-name="Internet_20_link" text:visited-style-name="Visited_20_Internet_20_Link">
报告</text:a>
武装部队的总人员。</text:p>
      <text:p text:style-name="P4">
“火箭部队和炮兵的单位击中了3个管理要点，以及敌人的活力，消防部门的炮兵部队，弹药，燃料和润滑油的组成以及占领者的更详细的目标，”阅读。</text:p>
      <text:p text:style-name="P4">
值得注意的是，在最后一天，国防军的航空袭击了侵略者人员焦点的9节，以及一对一的防空导弹综合体。</text:p>
      <text:p text:style-name="P4">
同样，在最后一天，我们的战士击倒了5种敌人的侦察类型。</text:p>
      <text:p text:style-name="P4">
News Source: <text:a xlink:type="simple" xlink:href="https://armyinform.com.ua/2023/03/28/pidrozdily-raketnyh-vijsk-i-artyleriyi-urazyly-3-punkty-upravlinnya-rosiyan/" text:style-name="Internet_20_link" text:visited-style-name="Visited_20_Internet_20_Link">
https://armyinform.com.ua/2023/03/28/pidrozdily-raketnyh-vijsk-i-artyleriyi-urazyly-3-punkty-upravlinnya-rosiyan/</text:a>
</text:p>
      <!--NEWS-->
      <text:h text:style-name="P10" text:outline-level="1">
<text:span text:style-name="T4">
乌克兰捍卫者在顿涅茨克（Donetsk）反映了62次敌人攻击</text:span>
</text:h>
      <text:p text:style-name="P4">
作者: ['АРМІЯINFORM']</text:p>
      <text:p text:style-name="P4">
时间: 2023-03-28T46:00:00-04:00</text:p>
      <text:p text:style-name="P4">
描述: 关于ZSU的总部。 “对手Zoservzhu是基本的Zusille ...与乌克兰2022年的战争，与乌克兰的战争是今天的最新消息，《与乌克兰2022年战争的新闻》是今天的最后一场新闻，乌克兰与乌克兰之间的战争是否会发生俄罗斯，当与乌克兰的战争将是当时的，这将是不久的是，是否在不久的将来与乌克兰的战争表示，今天与乌克兰的战争，今天的乌克兰新闻，乌克兰的新闻，乌克兰媒体在俄罗斯的乌克兰新闻</text:p>
      <text:p text:style-name="P4">
图片: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text:p>
      <text:p text:style-name="P4">
标签: ['STOPRUSSIA', 'АГРЕСІЯ РФ', 'ВІЙНА', 'ВТОРГНЕННЯ РФ', 'ВТРАТИ ВОРОГА', 'ООС']</text:p>
      <text:p text:style-name="P4">
类别: News</text:p>
      <!--METADATA-->
      <text:p text:style-name="P4">
<draw:frame draw:style-name="fr1" draw:name="Image24" text:anchor-type="as-char" svg:width="6.9236in" svg:height="5.1927in" draw:z-index="0">
<draw:image xlink:href="../Images/AРМІЯINFORM/2023-03-28T46-00-00-04-00/e2teus-c4x3x50px50p-c4x3x50px50p-9e8d88dd767753d844f8f51373962f03.jpg" xlink:type="simple" xlink:show="embed" xlink:actuate="onLoad" draw:mime-type="image/jpeg"/>
</draw:frame>
<text:span text:style-name="T4">
🔥俄罗斯入侵的情况</text:span>
</text:p>
      <text:p text:style-name="P4">
关于它<text:a xlink:type="simple" xlink:href="https://www.facebook.com/GeneralStaff.ua/posts/pfbid0kuU5D7muYxbDogYv3iq9MiGmkrxRayVrs6V6NjXgCh2s3dhPZNTtn4hyjEC8e96Dl" text:style-name="Internet_20_link" text:visited-style-name="Visited_20_Internet_20_Link">
报告</text:a>
武装部队的总人员。</text:p>
      <text:p text:style-name="P4">
“敌人专注于纳利曼斯克，巴赫穆特，阿维迪夫和玛丽斯基的指示的主要努力。 得益于专业协调的行动，在最后一天，在乌克兰部队的部门中，有62起敌人的袭击被杀害。”演讲写道。</text:p>
      <text:p text:style-name="P4">
值得注意的是，在巴赫穆特方向上，敌人继续了由我们的捍卫者以及定居点Oriental-vasylivka，Bogdanivka，Bogdanivka，Ivanivskoye和Pazarivka的定居点的Bakhmut先生的袭击行动。 敌人被Vasyukivka，Grigorivka，Minkivka，Orikhovo-Vasylivka，Novomarkove，Bakhmut发射，预测，Kurdyumivka，Pazarivka，Pazarivka，友谊，友谊和顿涅茨克地区的市长。</text:p>
      <text:p text:style-name="P4">
在Avdeevsky和Marinsky的指示中，俄罗斯人在Stepovo，Avdiivka，Severene，Pervomaisko，Nevel，Nevel和Marinka的定居点方向上保持了不成功的进攻。 占用者在定居点Novokalin，Swallow，Pervomaisk和Marinka的地区使用气溶胶“撕裂” Grenatinelet动作。 他们还发射了10多个人口稠密的点。 其中包括Novokalinovo，Krasnogorivka，Steppe，Avdiivka，Tonenko，Severene，Pervomaisk，Nevelskoye，Marinka，Marinka和Donetsk地区的Novomikhailivka。</text:p>
      <text:p text:style-name="P4">
在最后一天，在矿物方向上，敌人在Colord，Prychistivka，Veliky Novosilka和Uremivkan Donetsk地区的定居点开火。</text:p>
      <text:p text:style-name="P4">
News Source: <text:a xlink:type="simple" xlink:href="https://armyinform.com.ua/2023/03/28/na-donechchyni-ukrayinski-zahysnyky-vidbyly-62-ataky-protyvnyka/" text:style-name="Internet_20_link" text:visited-style-name="Visited_20_Internet_20_Link">
https://armyinform.com.ua/2023/03/28/na-donechchyni-ukrayinski-zahysnyky-vidbyly-62-ataky-protyvnyka/</text:a>
</text:p>
      <!--NEWS-->
      <text:h text:style-name="P10" text:outline-level="1">
<text:span text:style-name="T4">
轻率的人继续加强对托特的政权措施</text:span>
</text:h>
      <text:p text:style-name="P4">
作者: ['АРМІЯINFORM']</text:p>
      <text:p text:style-name="P4">
时间: 2023-03-28T47:00:00-04:00</text:p>
      <text:p text:style-name="P4">
描述: 关于ZSU的总部。 “罗西斯克（Rosisk）的支持者信号……与乌克兰2022年的战争，与乌克兰的最新消息，今天与乌克兰的新闻战争，与乌克兰2022年的新闻战争，今天将在乌克兰和俄罗斯之间发动战争，当与乌克兰与乌克兰的战争时，会发生战争。 2022年，无论是否在不久的将来与乌克兰的战争，与乌克兰的战争，今天的乌克兰新闻，乌克兰新闻，乌克兰媒体上的乌克兰新闻，乌克兰的战争，是否会有，是否会有，是否会有</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 'ВІЙНА', 'ВТОРГНЕННЯ РФ']</text:p>
      <text:p text:style-name="P4">
类别: News</text:p>
      <!--METADATA-->
      <text:p text:style-name="P4">
<draw:frame draw:style-name="fr1" draw:name="Image25" text:anchor-type="as-char" svg:width="6.9236in" svg:height="5.140773in" draw:z-index="0">
<draw:image xlink:href="../Images/AРМІЯINFORM/2023-03-28T47-00-00-04-00/okupanty.jpg" xlink:type="simple" xlink:show="embed" xlink:actuate="onLoad" draw:mime-type="image/jpeg"/>
</draw:frame>
说明性照片<text:span text:style-name="T4">
🔥俄罗斯入侵的情况</text:span>
</text:p>
      <text:p text:style-name="P4">
关于它<text:a xlink:type="simple" xlink:href="https://www.facebook.com/GeneralStaff.ua/posts/pfbid0kuU5D7muYxbDogYv3iq9MiGmkrxRayVrs6V6NjXgCh2s3dhPZNTtn4hyjEC8e96Dl" text:style-name="Internet_20_link" text:visited-style-name="Visited_20_Internet_20_Link">
报告</text:a>
武装部队的总人员。</text:p>
      <text:p text:style-name="P4">
“俄罗斯入侵者继续加强临时相应领土的政权措施。 最近，有一种趋势，并且在居住之间的乌克兰公民自由流动受到限制。 尤其是，在顿涅茨克地区的戈洛夫斯基地区以及霍森地区的乌克霍夫地区，如果没有当地注册，就不可能进入某些定居点。</text:p>
      <text:p text:style-name="P4">
值得注意的是，在白俄罗斯共和国领土上，正在进行俄罗斯联邦武装部队部队的战斗训练。</text:p>
      <text:p text:style-name="P4">
News Source: <text:a xlink:type="simple" xlink:href="https://armyinform.com.ua/2023/03/28/rashysty-prodovzhuyut-posylyuvaty-rezhymni-zahody-na-tot/" text:style-name="Internet_20_link" text:visited-style-name="Visited_20_Internet_20_Link">
https://armyinform.com.ua/2023/03/28/rashysty-prodovzhuyut-posylyuvaty-rezhymni-zahody-na-tot/</text:a>
</text:p>
      <!--NEWS-->
      <text:h text:style-name="P10" text:outline-level="1">
<text:span text:style-name="T4">
乌克兰防守者每天消除了570名入侵者，摧毁了7个坦克和13 BBM</text:span>
</text:h>
      <text:p text:style-name="P4">
作者: ['АРМІЯINFORM']</text:p>
      <text:p text:style-name="P4">
时间: 2023-03-28T48:00:00-04:00</text:p>
      <text:p text:style-name="P4">
描述: Zagalni Boyov，将敌人于02.24.22至03/28/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vtraty_03-28-2023-scaled.jpg" text:style-name="Internet_20_link" text:visited-style-name="Visited_20_Internet_20_Link">
vtraty_03-28-2023-scaled.jpg</text:a>
']</text:p>
      <text:p text:style-name="P4">
标签: ['STOPRUSSIA', 'ВТРАТИ ВОРОГА', 'ГЕНШТАБ ЗС УКРАЇНИ']</text:p>
      <text:p text:style-name="P4">
类别: News</text:p>
      <!--METADATA-->
      <text:p text:style-name="P4">
<draw:frame draw:style-name="fr1" draw:name="Image26" text:anchor-type="as-char" svg:width="6.9236in" svg:height="6.975527in" draw:z-index="0">
<draw:image xlink:href="../Images/AРМІЯINFORM/2023-03-28T48-00-00-04-00/vtraty_03-28-2023-scaled.jpg" xlink:type="simple" xlink:show="embed" xlink:actuate="onLoad" draw:mime-type="image/jpeg"/>
</draw:frame>
从24.02.22 <text:span text:style-name="T4">
到</text:span>
 28.03.23 <text:span text:style-name="T4">
的全部敌人战斗损失</text:span>
</text:p>
      <text:p text:style-name="P4">
<text:span text:style-name="T5">
人员-171730(+570)淘汰的人 </text:span>
坦克-3602(+7)<text:span text:style-name="T5">
战斗装甲车-6966(+13)</text:span>
炮兵系统-2653(+15)<text:span text:style-name="T5">
 RSZV -525(+2)</text:span>
防空-277(0)<text:span text:style-name="T5">
飞机-305(0)</text:span>
直升机-291(0)<text:span text:style-name="T5">
无人机手术水平2235(+19)</text:span>
有翼的导弹-911(0)<text:span text:style-name="T5">
船 /船-18(0)</text:span>
汽车设备和坦克-5502(+9)*特殊技术-287(+2)指定数据...</text:p>
      <text:p text:style-name="P4">
击败占用者!让我们一起赢!我们的力量真实!</text:p>
      <text:p text:style-name="P4">
<text:span text:style-name="T4">
资料来源：</text:span>
 <text:a xlink:type="simple" xlink:href="https://www.facebook.com/plugins/post.php" text:style-name="Internet_20_link" text:visited-style-name="Visited_20_Internet_20_Link">
武装部队总参谋部</text:a>
截至28.03.23。</text:p>
      <text:p text:style-name="P4">
News Source: <text:a xlink:type="simple" xlink:href="https://armyinform.com.ua/2023/03/28/ukrayinski-zahysnyky-za-dobu-likviduvaly-570-okupantiv-znyshhyly-7-tankiv-i-13-bbm/" text:style-name="Internet_20_link" text:visited-style-name="Visited_20_Internet_20_Link">
https://armyinform.com.ua/2023/03/28/ukrayinski-zahysnyky-za-dobu-likviduvaly-570-okupantiv-znyshhyly-7-tankiv-i-13-bbm/</text:a>
</text:p>
      <!--NEWS-->
      <text:h text:style-name="P10" text:outline-level="1">
<text:span text:style-name="T4">
Volodymyr Zelenskyy与Andrzej Duda讨论了乌克兰当前的防御需求</text:span>
</text:h>
      <text:p text:style-name="P4">
作者: ['АРМІЯINFORM']</text:p>
      <text:p text:style-name="P4">
时间: 2023-03-28T49:00:00-04:00</text:p>
      <text:p text:style-name="P4">
描述: 乌克兰总统沃罗迪米尔·泽伦斯基·佩雷维夫（Volodymyr Zelensky Pereviv）通过电话罗兹莫夫（Rozmov）与总统波尔希（Polshi）...与乌克兰2022年的战争，与乌克兰与乌克兰的最新新闻进行战争，今天与乌克兰2022年的新闻战争，今天将在乌克兰和俄罗斯和俄罗斯和战争之间发动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1/volodymyr-zelenskyj-telefon-1.jpg" text:style-name="Internet_20_link" text:visited-style-name="Visited_20_Internet_20_Link">
volodymyr-zelenskyj-telefon-1.jpg</text:a>
']</text:p>
      <text:p text:style-name="P4">
标签: ['АНДЖЕЙ ДУДА', 'ВОЛОДИМИР ЗЕЛЕНСЬКИЙ', 'ОЗБРОЄННЯ ДЛЯ УКРАЇНИ', 'ПРЕЗИДЕНТ УКРАЇНИ']</text:p>
      <text:p text:style-name="P4">
类别: News</text:p>
      <!--METADATA-->
      <text:p text:style-name="P4">
<draw:frame draw:style-name="fr1" draw:name="Image27" text:anchor-type="as-char" svg:width="6.9236in" svg:height="4.61393in" draw:z-index="0">
<draw:image xlink:href="../Images/AРМІЯINFORM/2023-03-28T49-00-00-04-00/volodymyr-zelenskyj-telefon-1.jpg" xlink:type="simple" xlink:show="embed" xlink:actuate="onLoad" draw:mime-type="image/jpeg"/>
</draw:frame>
乌克兰沃迪米尔·泽伦斯基(Ukraine Volodymyr Zelensky)总统与总统波兰安德烈·杜达(Andrzej Duda)进行了对话。</text:p>
      <text:p text:style-name="P4">
国家元首<text:a xlink:type="simple" xlink:href="https://twitter.com/ZelenskyyUa/status/1640451306249916416" text:style-name="Internet_20_link" text:visited-style-name="Visited_20_Internet_20_Link">
写</text:a>
在Twitter中。</text:p>
      <text:p text:style-name="P4">
“他讲述了敌对行动的进程，前线某些地区的局势。乌克兰目前的防守需求和联合外交努力在不久的将来完成了。 我们正在为重要措施做好准备。</text:p>
      <text:p text:style-name="P4">
News Source: <text:a xlink:type="simple" xlink:href="https://armyinform.com.ua/2023/03/28/volodymyr-zelenskyj-obgovoryv-z-andzheyem-dudoyu-aktualni-oboronni-potreby-ukrayiny/" text:style-name="Internet_20_link" text:visited-style-name="Visited_20_Internet_20_Link">
https://armyinform.com.ua/2023/03/28/volodymyr-zelenskyj-obgovoryv-z-andzheyem-dudoyu-aktualni-oboronni-potreby-ukrayiny/</text:a>
</text:p>
      <!--NEWS-->
      <text:h text:style-name="P10" text:outline-level="1">
<text:span text:style-name="T4">
在黑海，有一个水下敌方火箭发射器，有四个火箭，例如“口径” -Natalia Humeniuk</text:span>
</text:h>
      <text:p text:style-name="P4">
作者: ['Оксана Іванець']</text:p>
      <text:p text:style-name="P4">
时间: 2023-03-28T50:00:00-04:00</text:p>
      <text:p text:style-name="P4">
描述: 在基尔卡登纳·斯托夫（Kilkadenna Stormov）的乔尼·塔·阿佐夫斯基（Chorny Ta Azovskiy）海洋，与乌克兰的最后一场战争，今天的最新消息，与乌克兰2022年的战争，今天的最后一场战争，将在乌克兰和俄罗斯与俄罗斯之间的战争，以及与乌克兰战争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2/11/pidvodnyj-choven-kalibry.jpg" text:style-name="Internet_20_link" text:visited-style-name="Visited_20_Internet_20_Link">
pidvodnyj-choven-kalibry.jpg</text:a>
']</text:p>
      <text:p text:style-name="P4">
标签: ['НАТАЛІЯ ГУМЕНЮК']</text:p>
      <text:p text:style-name="P4">
类别: News</text:p>
      <!--METADATA-->
      <text:p text:style-name="P4">
<draw:frame draw:style-name="fr1" draw:name="Image28" text:anchor-type="as-char" svg:width="6.9236in" svg:height="4.366107in" draw:z-index="0">
<draw:image xlink:href="../Images/AРМІЯINFORM/2023-03-28T50-00-00-04-00/pidvodnyj-choven-kalibry.jpg" xlink:type="simple" xlink:show="embed" xlink:actuate="onLoad" draw:mime-type="image/jpeg"/>
</draw:frame>
说明性照片</text:p>
      <text:p text:style-name="P4">
在黑色和亚齐夫海中，已经宣布了几天的暴风雨警告 - 接下来几天，南方方向的天气只会摇滚，也就是说，“温柔”的海洋不会被期望。 联合新闻联合新闻负责人联合国乌克兰纳塔利亚·汉尼克(United ukraine Natalia Humeniuk)的联合新闻界国防中心负责人说。 根据Spicker的说法，这是在俄罗斯人的船舶组成状态下感觉到的 - 在黑海中，它减少到了7个单位，特别是在Azov中具有Quadr型的水下火箭发射器，其中1个带有Quadr型市场。</text:p>
      <ul>
        <li>
它实际上是对武力的存在的指定，并表明导弹受损，但不会大大。 最有可能使用发现。 我们目前正在使用航空 - 根据对前两天的分析，我们看到敌人在南部方向上加剧了其使用。 过去使用托管航空炸弹发生了两次攻击，但这也有效。 对于俄罗斯人来说，这是管理层的新阶段 - 管理的航空炸弹，尤其是在南部方向，他们不适用。</li>
      </ul>
      <text:p text:style-name="P4">
News Source: <text:a xlink:type="simple" xlink:href="https://armyinform.com.ua/2023/03/28/u-chornomu-mori-perebuvaye-odyn-pidvodnyj-vorozhyj-raketonosij-z-chotyrma-raketamy-typu-kalibr-nataliya-gumenyuk/" text:style-name="Internet_20_link" text:visited-style-name="Visited_20_Internet_20_Link">
https://armyinform.com.ua/2023/03/28/u-chornomu-mori-perebuvaye-odyn-pidvodnyj-vorozhyj-raketonosij-z-chotyrma-raketamy-typu-kalibr-nataliya-gumenyuk/</text:a>
</text:p>
      <!--NEWS-->
      <text:h text:style-name="P10" text:outline-level="1">
<text:span text:style-name="T4">
感谢任何提醒俄罗斯侵略的人，如果世界更快 - 乌克兰总统</text:span>
</text:h>
      <text:p text:style-name="P4">
作者: ['АРМІЯINFORM']</text:p>
      <text:p text:style-name="P4">
时间: 2023-03-28T95:00:00-04:00</text:p>
      <text:p text:style-name="P4">
描述: 关于TSE Volodymyr Zelensky，在他的视频中对乌克兰人说。 “巴萨……与乌克兰2022年的战争，与乌克兰的战争是今天的最新消息，今天与乌克兰2022年的战争是今天的战争，乌克兰和俄罗斯之间的战争以及俄罗斯之间的战争以及2022年与乌克兰的战争将威尔不管您是否会在不久的将来与乌克兰进行战争</text:p>
      <text:p text:style-name="P4">
图片: ['<text:a xlink:type="simple" xlink:href="https://armyinform.com.ua/wp-content/uploads/2023/03/737f6ab1527852bf9a00fc62ee752788_1680031081_extra_large-1.png" text:style-name="Internet_20_link" text:visited-style-name="Visited_20_Internet_20_Link">
737f6ab1527852bf9a00fc62ee752788_1680031081_extra_large-1.png</text:a>
']</text:p>
      <text:p text:style-name="P4">
标签: ['STOPRUSSIA', 'АГРЕСІЯ РФ', 'ВІДЕОЗВЕРНЕННЯ ПРЕЗИДЕНТА УКРАЇНИ', 'ВОЛОДИМИР ЗЕЛЕНСЬКИЙ', 'ВТОРГНЕННЯ РФ', 'ПРЕЗИДЕНТ УКРАЇНИ']</text:p>
      <text:p text:style-name="P4">
类别: News</text:p>
      <!--METADATA-->
      <text:p text:style-name="P4">
<draw:frame draw:style-name="fr1" draw:name="Image29" text:anchor-type="as-char" svg:width="6.9236in" svg:height="4.67629in" draw:z-index="0">
<draw:image xlink:href="../Images/AРМІЯINFORM/2023-03-28T95-00-00-04-00/737f6ab1527852bf9a00fc62ee752788_1680031081_extra_large-1.png" xlink:type="simple" xlink:show="embed" xlink:actuate="onLoad" draw:mime-type="image/png"/>
</draw:frame>
Volodymyr Zelenskyy <text:a xlink:type="simple" xlink:href="https://www.president.gov.ua/news/dyakuyu-vsim-hto-nagaduye-sho-rosijska-agresiya-mozhe-zakinc-81901" text:style-name="Internet_20_link" text:visited-style-name="Visited_20_Internet_20_Link">
说</text:a>
在他们给乌克兰人的视频地址中。</text:p>
      <text:p text:style-name="P4">
_ <text:span text:style-name="T4">
“我希望健康，亲爱的乌克兰人!</text:span>
 _</text:p>
      <text:p text:style-name="P4">
他从我们的Sumy地区回来。 今天，他在苏米(Sumy)的Trostyanka的Okhtyrka，是我们边防部队的性格。</text:p>
      <text:p text:style-name="P4">
印象很特别。 该地区靠近敌人。 威胁是恒定的。 射击边界是恒定的。 但是生活，我们的人民显然比任何恐惧都要强大。</text:p>
      <text:p text:style-name="P4">
恢复继续，业务逐渐返回，人们重建了自己的生活。</text:p>
      <text:p text:style-name="P4">
他很荣幸能传递Okhtyrka对英雄城市的特殊区别。 通过其Mopole拯救了东部和中部乌克兰的城市。</text:p>
      <text:p text:style-name="P4">
Trostyanets祝贺占领者释放周年纪念日。</text:p>
      <text:p text:style-name="P4">
他与地方当局，苏米地区和切尔尼希夫地区的代表举行了会议。 需要解决的空虚。 将解决。</text:p>
      <text:p text:style-name="P4">
他与指挥官举行了一次会议，该司令直接负责保护金和切尔尼夫。 与边境服务的负责人进行了特别的对话。 Sumy地区和其他地区，关于加强边境警卫，所有国防力量的锚在前列。</text:p>
      <text:p text:style-name="P4">
顺便说一句，我想庆祝我们的卢根斯克(Lugansk)的勇士，克拉马托斯克(Kramatorsk)tadonian边境单位，这些单位有效地摧毁了莱曼斯基(Lymansky)的纳巴赫穆茨基(Nabakhmutsky)的敌人，在阿夫迪夫斯基(Avdiivsky)的指示。 谢谢你们!分别感谢您在Donetsk指示的边界单位的迫击炮计算和空气智能。 做得好，战士!</text:p>
      <text:p text:style-name="P4">
当然，感谢Sumy Border Overtains。 今天，他拜访了他们，少女交流，以支持他们。 在整个边界与恐怖分子国家的强大立场是我们准备保护边界的特定人民的力量的结果。</text:p>
      <text:p text:style-name="P4">
如今，法国的决定 - 法国议会，承认了乌克兰人民的全孢子虫剂。 我感谢这个基本而公平的步骤将历史真理传播给另一个欧洲国家。</text:p>
      <text:p text:style-name="P4">
还有一个。</text:p>
      <text:p text:style-name="P4">
我要感谢今天的每个人，以及任何用不同言语呼吁自己的内心的人，但同样诚实地使世界想起俄罗斯侵略的结局可以比有时会说的要快得多。 相反，如果世界更快，世界会更快。_ <text:span text:style-name="T4">
我感谢所有帮助乌克兰的人!</text:span>
 _</text:p>
      <text:p text:style-name="P4">
_ <text:span text:style-name="T4">
荣耀现在所有正在与恐怖斗争的人!</text:span>
 _</text:p>
      <text:p text:style-name="P4">
_ <text:span text:style-name="T4">
荣耀与乌克兰!”  -   - 乌克兰总统说。</text:span>
 _</text:p>
      <text:p text:style-name="P4">
News Source: <text:a xlink:type="simple" xlink:href="https://armyinform.com.ua/2023/03/28/dyakuyu-vsim-hto-nagaduye-shho-rosijska-agresiya-mozhe-zakinchytysya-znachno-shvydshe-yakshho-svit-bude-shvydshym-prezydent-ukrayiny/" text:style-name="Internet_20_link" text:visited-style-name="Visited_20_Internet_20_Link">
https://armyinform.com.ua/2023/03/28/dyakuyu-vsim-hto-nagaduye-shho-rosijska-agresiya-mozhe-zakinchytysya-znachno-shvydshe-yakshho-svit-bude-shvydshym-prezydent-ukrayiny/</text:a>
</text:p>
      <!--NEWS-->
      <text:h text:style-name="P10" text:outline-level="1">
<text:span text:style-name="T4">
在白天，在莱曼·库皮斯克（Lyman-Kupyansk）的方向上</text:span>
</text:h>
      <text:p text:style-name="P4">
作者: ['Вячеслав Діордієв']</text:p>
      <text:p text:style-name="P4">
时间: 2023-03-28T96:00:00-04:00</text:p>
      <text:p text:style-name="P4">
描述: Scidarical Stichiskaskaka Sergiya Crevatya的成员的话语背后，记录...与乌克兰2022年的战争，与乌克兰与乌克兰的最新新闻战争，《与乌克兰的新闻战》，乌克兰2022年，今天将在乌克兰和俄罗斯之间进行战争，当，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1/cherevatyj-1.jpg" text:style-name="Internet_20_link" text:visited-style-name="Visited_20_Internet_20_Link">
cherevatyj-1.jpg</text:a>
']</text:p>
      <text:p text:style-name="P4">
标签: ['STOPRUSSIA', 'АГРЕСІЯ РФ', 'ВІЙНА']</text:p>
      <text:p text:style-name="P4">
类别: News</text:p>
      <!--METADATA-->
      <text:p text:style-name="P4">
<draw:frame draw:style-name="fr1" draw:name="Image30" text:anchor-type="as-char" svg:width="6.9236in" svg:height="4.611226in" draw:z-index="0">
<draw:image xlink:href="../Images/AРМІЯINFORM/2023-03-28T96-00-00-04-00/cherevatyj-1.jpg" xlink:type="simple" xlink:show="embed" xlink:actuate="onLoad" draw:mime-type="image/jpeg"/>
</draw:frame>
据乌克兰武装部队东部组织Sergei Cherevatya的发言人说，在过去三个星期中，驾驶敌方炮兵的记录一直是利曼 - 库皮安的指导。 在[电视马拉松]中，Vinnnaya投票了(https://www.youtube.com/watch?v=WY8sDvZdWEA)“唯一的消息。”</text:p>
      <ul>
        <li>
从这个意义上说，这也不例外。 敌人在乌克兰国防军的位置上建立了300多个单位。 一般而言，与犯罪团体“瓦格纳”的对手与小型战术团体一起表演的Bakhmutskaya不同，在这方面的这一差距中，主要是常规部队，该部队在十二二指将。</li>
      </ul>
      <text:p text:style-name="P4">
据该官员说，乌克兰的防守部队仅在最后一天才击中坦克，迫击炮，无人驾驶配合物和弹药的田间组成。</text:p>
      <text:p text:style-name="P4">
至于关于近年来实现敌人的谣言，正如Sergei Cherevaty强调的那样，Nabakhmut方向的一些成功，无法说出敌人的某些战略优势。</text:p>
      <ul>
        <li>
啊，有时敌人取得了一些战术进步。 但是他所有的运动都是可以预见的，我们看到了它们并构成反对派。 巴赫穆特(Bakhmut)在巴赫穆特(Bakhmut)的情况一直很困难，但在我们的命令方面得到了绝对控制。 我们一直在对俄罗斯占领者进行大火，抹灰其他影响力，以最大程度地损害敌人的人员和技巧，以损害其战斗压力，而不可能发展出攻击的成功，这是发言人总结的乌克兰武装部队的东部集团。</li>
      </ul>
      <text:p text:style-name="P4">
News Source: <text:a xlink:type="simple" xlink:href="https://armyinform.com.ua/2023/03/28/za-mynulu-dobu-na-lymansko-kupyanskomu-napryamku-vorog-zdijsnyv-ponad-300-obstriliv-pozyczij-syl-oborony-ukrayiny-sergij-cherevatyj/" text:style-name="Internet_20_link" text:visited-style-name="Visited_20_Internet_20_Link">
https://armyinform.com.ua/2023/03/28/za-mynulu-dobu-na-lymansko-kupyanskomu-napryamku-vorog-zdijsnyv-ponad-300-obstriliv-pozyczij-syl-oborony-ukrayiny-sergij-cherevatyj/</text:a>
</text:p>
      <!--NEWS-->
      <text:h text:style-name="P10" text:outline-level="1">
<text:span text:style-name="T4">
在Kupiansk和Lyman Direction，俄罗斯军队炮击Kamyanka，Krasne Pershe，Fyholivka，Novo ...</text:span>
</text:h>
      <text:p text:style-name="P4">
作者: liveuamap (Language: en)</text:p>
      <text:p text:style-name="P4">
时间: 2023-03-29T-11:33:00</text:p>
      <text:p text:style-name="P4">
地点: Bakhmut (Latitude:48.80912 Longtitude:38.24633)</text:p>
      <text:p text:style-name="P4">
视频: []</text:p>
      <text:p text:style-name="P4">
图片: []</text:p>
      <text:p text:style-name="P4">
标签: ["Russia"]</text:p>
      <text:p text:style-name="P4">
Id: 22551753</text:p>
      <!--METADATA-->
      <text:p text:style-name="P4">
在Kupiansk和Lyman Direction，俄罗斯军队炮击了Kamyanka，Krasne Pershe，Fyholivka，Novomlynsk，Kutkivka，Dvorichna，Zapadne，Vilshana，Vilshana，Kyslivka和Kharkiv地区的Berberestove； Novoselivske，Nevske，Kuzmyne，Dibrova和Luhansk地区的Dibrova和Bilohorivka，也是顿涅茨克地区的Spirne，乌克兰的武装部队在早晨报告中说</text:p>
      <text:p text:style-name="P4">
新闻集链接：<text:a xlink:type="simple" xlink:href="https://liveuamap.com/en/2023/29-march-at-kupiansk-and-lyman-direction-russian-army-shelled" text:style-name="Internet_20_link" text:visited-style-name="Visited_20_Internet_20_Link">
https://liveuamap.com/en/2023/29-march-at-kupiansk-and-lyman-direction-russian-army-armyshelled</text:a>
</text:p>
      <text:p text:style-name="P4">
News Source: <text:a xlink:type="simple" xlink:href="https://t.me/lumsrc/4362" text:style-name="Internet_20_link" text:visited-style-name="Visited_20_Internet_20_Link">
https://t.me/lumsrc/4362</text:a>
</text:p>
      <!--NEWS-->
      <text:h text:style-name="P10" text:outline-level="1">
<text:span text:style-name="T4">
巴赫穆特（Bakhmut Directio）罗斯军队炮击了瓦苏基卡（Vasukivka），米基夫卡（Minkivka），奥里克霍沃 - 瓦西利夫卡</text:span>
</text:h>
      <text:p text:style-name="P4">
作者: liveuamap (Language: en)</text:p>
      <text:p text:style-name="P4">
时间: 2023-03-29T-13:33:00</text:p>
      <text:p text:style-name="P4">
地点: Donetsk Oblast (Latitude:48.39445 Longtitude:37.95828)</text:p>
      <text:p text:style-name="P4">
视频: []</text:p>
      <text:p text:style-name="P4">
图片: []</text:p>
      <text:p text:style-name="P4">
标签: ["Russia"]</text:p>
      <text:p text:style-name="P4">
Id: 22551752</text:p>
      <!--METADATA-->
      <text:p text:style-name="P4">
俄罗斯军队在巴赫穆特的方向炮击了瓦苏基夫卡，蒙基夫卡，奥里克霍沃 - 瓦西利维卡，诺瓦诺科夫，赫罗莫夫，赫罗莫夫，巴赫穆特，伊万尼维斯克，伊万尼维斯克，查西夫·雅尔，库德米夫卡，库德米夫卡</text:p>
      <text:p text:style-name="P4">
新闻集链接：<text:a xlink:type="simple" xlink:href="https://liveuamap.com/en/2023/29-march-at-bakhmut-direction-russian-army-shelled-vasukivka" text:style-name="Internet_20_link" text:visited-style-name="Visited_20_Internet_20_Link">
https://liveuamap.com/en/2023/29-march-t-bakhmut-russian-army-army-shelled-vasukivka</text:a>
</text:p>
      <text:p text:style-name="P4">
News Source: <text:a xlink:type="simple" xlink:href="https://t.me/lumsrc/4363" text:style-name="Internet_20_link" text:visited-style-name="Visited_20_Internet_20_Link">
https://t.me/lumsrc/4363</text:a>
</text:p>
      <!--NEWS-->
      <text:h text:style-name="P10" text:outline-level="1">
<text:span text:style-name="T4">
JSC Avdiivka和Marynka方向Ruscian军队炮击了Novokalin，Krasnogorivka，急性...</text:span>
</text:h>
      <text:p text:style-name="P4">
作者: liveuamap (Language: en)</text:p>
      <text:p text:style-name="P4">
时间: 2023-03-29T-15:33:00</text:p>
      <text:p text:style-name="P4">
地点: Donetsk (Latitude:47.85481 Longtitude:37.49323)</text:p>
      <text:p text:style-name="P4">
视频: []</text:p>
      <text:p text:style-name="P4">
图片: []</text:p>
      <text:p text:style-name="P4">
标签: ["Russia"]</text:p>
      <text:p text:style-name="P4">
Id: 22551751</text:p>
      <!--METADATA-->
      <text:p text:style-name="P4">
在Avdiyivka和Maryinka指示俄罗斯军队，Krasnohorivka，Hostrevka，Hostrevka，Heorhiyivka，Stepove，Lastochkyne，Tonenke，Tonenke，Pervomayske，Pervomayske，Pervomayske，Pervomayske，Maryinka，Pobyinka，Paraskoviyivka和Novymylivka of Novymylivka-</text:p>
      <text:p text:style-name="P4">
新闻集链接：(https://liveuamap.com/en/2023/29-march-at-avdiyivka-and-maryinka-directions-russian-army)</text:p>
      <text:p text:style-name="P4">
News Source: <text:a xlink:type="simple" xlink:href="https://t.me/lumsrc/4364" text:style-name="Internet_20_link" text:visited-style-name="Visited_20_Internet_20_Link">
https://t.me/lumsrc/4364</text:a>
</text:p>
      <!--NEWS-->
      <text:h text:style-name="P10" text:outline-level="1">
<text:span text:style-name="T4">
JSC Shaktarske Directio Rusian的Rusian Schelled Kalledar，Golden Niva，Greater Novosilka和电线...</text:span>
</text:h>
      <text:p text:style-name="P4">
作者: liveuamap (Language: en)</text:p>
      <text:p text:style-name="P4">
时间: 2023-03-29T-17:33:00</text:p>
      <text:p text:style-name="P4">
地点: Velyka Novosilka (Latitude:47.83275 Longtitude:36.81965)</text:p>
      <text:p text:style-name="P4">
视频: []</text:p>
      <text:p text:style-name="P4">
图片: []</text:p>
      <text:p text:style-name="P4">
标签: ["Russia"]</text:p>
      <text:p text:style-name="P4">
Id: 22551750</text:p>
      <!--METADATA-->
      <text:p text:style-name="P4">
在Shaktarske的指示，俄罗斯军队炮击了Vuhledar，Zolota Nyva，Velykanovosilka和Donetsk地区的Vremivka， - 库克兰武装部队的总参谋长在早晨的报告中说</text:p>
      <text:p text:style-name="P4">
新闻集链接：<text:a xlink:type="simple" xlink:href="https://liveuamap.com/en/2023/29-march-at-shaktarske-direction-russian-army-shelled-vuhledar" text:style-name="Internet_20_link" text:visited-style-name="Visited_20_Internet_20_Link">
https://liveuamap.com/en/2023/29-march-at-shaktarske-direction-direction-russian-army-shelled-vuhledar</text:a>
</text:p>
      <text:p text:style-name="P4">
News Source: <text:a xlink:type="simple" xlink:href="https://t.me/lumsrc/4365" text:style-name="Internet_20_link" text:visited-style-name="Visited_20_Internet_20_Link">
https://t.me/lumsrc/4365</text:a>
</text:p>
      <!--NEWS-->
      <text:h text:style-name="P10" text:outline-level="1">
<text:span text:style-name="T4">
在Zaporizhzhia和Kherson的指示，俄罗斯军队炮击了Novosilka，Donetsk Reg的Novopil ...</text:span>
</text:h>
      <text:p text:style-name="P4">
作者: liveuamap (Language: en)</text:p>
      <text:p text:style-name="P4">
时间: 2023-03-29T-19:33:00</text:p>
      <text:p text:style-name="P4">
地点: Kherson (Latitude:46.64065 Longtitude:32.62326)</text:p>
      <text:p text:style-name="P4">
视频: []</text:p>
      <text:p text:style-name="P4">
图片: []</text:p>
      <text:p text:style-name="P4">
标签: ["Russia"]</text:p>
      <text:p text:style-name="P4">
Id: 22551744</text:p>
      <!--METADATA-->
      <text:p text:style-name="P4">
在Zaporizhzhia和Kherson的指示，俄罗斯军队炮击了Novosilka，Novopilof Donetsk地区； Huliaipole，Bilohirya，Mala Tokmachka，Zaporizhzhia地区，Antonivka和Kherson City的Novodanylivka和Novoandriyivka，乌克兰武装部队的武装部队在晨报告中说</text:p>
      <text:p text:style-name="P4">
新闻集链接：<text:a xlink:type="simple" xlink:href="https://liveuamap.com/en/2023/29-march-at-zaporizhzhia-and-kherson-directions-russian-army" text:style-name="Internet_20_link" text:visited-style-name="Visited_20_Internet_20_Link">
https://liveuamap.com/en/2023/29-march-at-zaporizhzhia-and-kherson-directions-russian-army</text:a>
</text:p>
      <text:p text:style-name="P4">
News Source: <text:a xlink:type="simple" xlink:href="https://t.me/lumsrc/4366" text:style-name="Internet_20_link" text:visited-style-name="Visited_20_Internet_20_Link">
https://t.me/lumsrc/4366</text:a>
</text:p>
      <!--NEWS-->
      <text:h text:style-name="P10" text:outline-level="1">
<text:span text:style-name="T4">
炮击后在顿涅茨克开枪</text:span>
</text:h>
      <text:p text:style-name="P4">
作者: liveuamap (Language: en)</text:p>
      <text:p text:style-name="P4">
时间: 2023-03-29T03:56:30</text:p>
      <text:p text:style-name="P4">
地点: Donetsk, Donetsk Oblast (Latitude:48.05135 Longtitude:37.75606)</text:p>
      <text:p text:style-name="P4">
视频: []</text:p>
      <text:p text:style-name="P4">
图片: []</text:p>
      <text:p text:style-name="P4">
标签: ["Minsk Monitor", "Europe"]</text:p>
      <text:p text:style-name="P4">
Id: 22551729</text:p>
      <!--METADATA-->
      <text:p text:style-name="P4">
炮击后在顿涅茨克开枪</text:p>
      <text:p text:style-name="P4">
新闻集链接：<text:a xlink:type="simple" xlink:href="https://liveuamap.com/en/2023/29-march-fire-after-shelling-in-donetsk-" text:style-name="Internet_20_link" text:visited-style-name="Visited_20_Internet_20_Link">
https://liveuamap.com/en/2023/29-march-fire-fire-after-shelling-in-in-donetsk-</text:a>
</text:p>
      <text:p text:style-name="P4">
News Source: <text:a xlink:type="simple" xlink:href="https://t.me/selidovokyraxovopokrovsk/15907" text:style-name="Internet_20_link" text:visited-style-name="Visited_20_Internet_20_Link">
https://t.me/selidovokyraxovopokrovsk/15907</text:a>
</text:p>
      <!--NEWS-->
      <text:h text:style-name="P10" text:outline-level="1">
<text:span text:style-name="T4">
Kharkiv，Kharkiv地区，顿涅茨克地区，Dnipro，Dnipropetrovsk地区（10:13）。 红色ALRT：...</text:span>
</text:h>
      <text:p text:style-name="P4">
作者: liveuamap (Language: en)</text:p>
      <text:p text:style-name="P4">
时间: 2023-03-29T04:14:00</text:p>
      <text:p text:style-name="P4">
地点: Kharkiv (Latitude:49.98081000 Longtitude:36.25272000)</text:p>
      <text:p text:style-name="P4">
视频: []</text:p>
      <text:p text:style-name="P4">
图片: []</text:p>
      <text:p text:style-name="P4">
标签: ["Europe", "Central and Eastern Europe"]</text:p>
      <text:p text:style-name="P4">
Id: 22551733</text:p>
      <!--METADATA-->
      <text:p text:style-name="P4">
哈尔基夫(Kharkiv(10:13). Red Alert: aerial threat. Sirens sounding. Take cover now!</text:p>
      <text:p text:style-name="P4">
News Collection Link: <text:a xlink:type="simple" xlink:href="https://liveuamap.com/en/2023/29-march-kharkiv-kharkivska-oblast-donetsk-obg" text:style-name="Internet_20_link" text:visited-style-name="Visited_20_Internet_20_Link">
https://liveuamap.com/en/2023/29-march-kharkiv-kharkivska-oblast-donetsk-obg</text:a>
</text:p>
      <text:p text:style-name="P4">
News Source: <text:a xlink:type="simple" xlink:href="https://t.me/air_alert_ua/42203" text:style-name="Internet_20_link" text:visited-style-name="Visited_20_Internet_20_Link">
https://t.me/air_alert_ua/42203</text:a>
</text:p>
      <!--NEWS-->
      <text:h text:style-name="P10" text:outline-level="1">
<text:span text:style-name="T4">
Zaporizka Oblast（10:15）。 红色警报：空中威胁。 警笛声。 立即掩盖！</text:span>
</text:h>
      <text:p text:style-name="P4">
作者: liveuamap (Language: en)</text:p>
      <text:p text:style-name="P4">
时间: 2023-03-29T04:16:00</text:p>
      <text:p text:style-name="P4">
地点: Zaporizka Oblast (Latitude:47.611121 Longtitude:35.766261)</text:p>
      <text:p text:style-name="P4">
视频: []</text:p>
      <text:p text:style-name="P4">
图片: []</text:p>
      <text:p text:style-name="P4">
标签: ["Europe", "Central and Eastern Europe"]</text:p>
      <text:p text:style-name="P4">
Id: 22551734</text:p>
      <!--METADATA-->
      <text:p text:style-name="P4">
Zaporizhzhia地区(10:15). Red Alert: aerial threat. Sirens sounding. Take covernow!</text:p>
      <text:p text:style-name="P4">
News Collection Link: <text:a xlink:type="simple" xlink:href="https://liveuamap.com/en/2023/29-march-zaporizka-oblast1015-red-alert-aeriag" text:style-name="Internet_20_link" text:visited-style-name="Visited_20_Internet_20_Link">
https://liveuamap.com/en/2023/29-march-zaporizka-oblast1015-red-alert-aeriag</text:a>
</text:p>
      <text:p text:style-name="P4">
News Source: <text:a xlink:type="simple" xlink:href="https://t.me/air_alert_ua/42204" text:style-name="Internet_20_link" text:visited-style-name="Visited_20_Internet_20_Link">
https://t.me/air_alert_ua/42204</text:a>
</text:p>
      <!--NEWS-->
      <text:h text:style-name="P10" text:outline-level="1">
<text:span text:style-name="T4">
在Sivershchyna和Slobozhanschyna的指示，俄罗斯军队炮击了Kucherivka，Bilopillya，V ...</text:span>
</text:h>
      <text:p text:style-name="P4">
作者: liveuamap (Language: en)</text:p>
      <text:p text:style-name="P4">
时间: 2023-03-29T04:33:00</text:p>
      <text:p text:style-name="P4">
地点: Vovchansk (Latitude:50.04193 Longtitude:37.8721)</text:p>
      <text:p text:style-name="P4">
视频: []</text:p>
      <text:p text:style-name="P4">
图片: []</text:p>
      <text:p text:style-name="P4">
标签: ["Russia"]</text:p>
      <text:p text:style-name="P4">
Id: 22551754</text:p>
      <!--METADATA-->
      <text:p text:style-name="P4">
At Sivershchyna and Slobozhanschyna directions Russian army shelledKucherivka, Bilopillya, Volfyne of Sumy region, also Tymofiyivka, ChervonaZorya, Veterynarne, Strilecha, Hlyboke, Krasne, Starytsya, Ohirtseve,Komisarove, Ustynivka, Vilkhuvatka and Stroyivka of Kharkiv region, - GeneralStaff of Armed Forces of乌克兰在早上的报告中说</text:p>
      <text:p text:style-name="P4">
新闻集链接：(https://liveuamap.com/en/2023/29-march-at-sivershchyna-and-slobozhanschyna-directions-russian)</text:p>
      <text:p text:style-name="P4">
News Source: <text:a xlink:type="simple" xlink:href="https://t.me/lumsrc/4361" text:style-name="Internet_20_link" text:visited-style-name="Visited_20_Internet_20_Link">
https://t.me/lumsrc/4361</text:a>
</text:p>
      <!--NEWS-->
      <text:h text:style-name="P10" text:outline-level="1">
<text:span text:style-name="T4">
俄罗斯部队在Lyman，Bakhmut，Avdiivka和Maryinka Directio进行进攻行动...</text:span>
</text:h>
      <text:p text:style-name="P4">
作者: liveuamap (Language: en)</text:p>
      <text:p text:style-name="P4">
时间: 2023-03-29T04:41:57</text:p>
      <text:p text:style-name="P4">
地点: Marinka, Donetsk Oblast (Latitude:47.93992 Longtitude:37.50011)</text:p>
      <text:p text:style-name="P4">
视频: []</text:p>
      <text:p text:style-name="P4">
图片: []</text:p>
      <text:p text:style-name="P4">
标签: ["Russia"]</text:p>
      <text:p text:style-name="P4">
Id: 22551740</text:p>
      <!--METADATA-->
      <text:p text:style-name="P4">
俄罗斯部队在莱曼，巴赫穆特，阿夫迪夫卡和玛丽卡执行进攻行动。 乌克兰军方击退了57次俄罗斯袭击。 俄罗斯试图在Krokhmalne，Novoselivske，Stelmakhivka，Bilohorivka，Bilohorivka，Verkhnokamyanske和Berestove，Orikhovo -Vasylivka，Bohdanivka，Bohdanivka，Ivanivske，Maryyne和Ozaryanivka of Donetska of Donerska of Donerska和Nokakarynivka novakarynivka novakynivka中 在早上的报告中</text:p>
      <text:p text:style-name="P4">
新闻集链接：<text:a xlink:type="simple" xlink:href="https://liveuamap.com/en/2023/29-march-russian-forces-conducting-offensive-actions-at-lyman" text:style-name="Internet_20_link" text:visited-style-name="Visited_20_Internet_20_Link">
https://liveuamap.com/en/2023/29-march-russian-forces-conducting-condermist-ristendion-actions-actions-at-lyman</text:a>
</text:p>
      <text:p text:style-name="P4">
News Source: <text:a xlink:type="simple" xlink:href="https://t.me/lumsrc/4367" text:style-name="Internet_20_link" text:visited-style-name="Visited_20_Internet_20_Link">
https://t.me/lumsrc/4367</text:a>
</text:p>
      <!--NEWS-->
      <text:h text:style-name="P10" text:outline-level="1">
<text:span text:style-name="T4">
Kherson，Khersonska Oblast（11:39）。 红色警报：空中威胁。 警笛声。 立即掩盖！</text:span>
</text:h>
      <text:p text:style-name="P4">
作者: liveuamap (Language: en)</text:p>
      <text:p text:style-name="P4">
时间: 2023-03-29T05:41:00</text:p>
      <text:p text:style-name="P4">
地点: Kherson (Latitude:46.65581000 Longtitude:32.61780000)</text:p>
      <text:p text:style-name="P4">
视频: []</text:p>
      <text:p text:style-name="P4">
图片: []</text:p>
      <text:p text:style-name="P4">
标签: ["Europe", "Central and Eastern Europe"]</text:p>
      <text:p text:style-name="P4">
Id: 22551771</text:p>
      <!--METADATA-->
      <text:p text:style-name="P4">
赫尔森，赫森地区(11:39). Red Alert: aerial threat. Sirens sounding.Take cover now!</text:p>
      <text:p text:style-name="P4">
News Collection Link: <text:a xlink:type="simple" xlink:href="https://liveuamap.com/en/2023/29-march-kherson-khersonska-oblast1139-red-alg" text:style-name="Internet_20_link" text:visited-style-name="Visited_20_Internet_20_Link">
https://liveuamap.com/en/2023/29-march-kherson-khersonska-oblast1139-red-alg</text:a>
</text:p>
      <text:p text:style-name="P4">
News Source: <text:a xlink:type="simple" xlink:href="https://t.me/air_alert_ua/42209" text:style-name="Internet_20_link" text:visited-style-name="Visited_20_Internet_20_Link">
https://t.me/air_alert_ua/42209</text:a>
</text:p>
      <!--NEWS-->
      <text:h text:style-name="P10" text:outline-level="1">
<text:span text:style-name="T4">
克里姆林宫说，与西部的“混合战争”将持续一段“长时间”</text:span>
</text:h>
      <text:p text:style-name="P4">
作者: liveuamap (Language: en)</text:p>
      <text:p text:style-name="P4">
时间: 2023-03-29T07:20:00</text:p>
      <text:p text:style-name="P4">
地点: Moskva, Moscow (Latitude:55.74992000 Longtitude:37.61839000)</text:p>
      <text:p text:style-name="P4">
视频: []</text:p>
      <text:p text:style-name="P4">
图片: []</text:p>
      <text:p text:style-name="P4">
标签: ["Central and Eastern Europe", "Russia"]</text:p>
      <text:p text:style-name="P4">
Id: 22551802</text:p>
      <!--METADATA-->
      <text:p text:style-name="P4">
克里姆林宫说，与西部的“混合战争”将持续一段“长时间”</text:p>
      <text:p text:style-name="P4">
新闻集链接：<text:a xlink:type="simple" xlink:href="https://liveuamap.com/en/2023/29-march-kremlin-says-hybrid-war-with-west-will-last-a-long" text:style-name="Internet_20_link" text:visited-style-name="Visited_20_Internet_20_Link">
https://liveuamap.com/en/2023/29-march-kremlin-says-hybrid-with-with-with-with-with-wist-will-will-last-a long</text:a>
</text:p>
      <text:p text:style-name="P4">
News Source: <text:a xlink:type="simple" xlink:href="https://twitter.com/AFP/status/1641022636493864962" text:style-name="Internet_20_link" text:visited-style-name="Visited_20_Internet_20_Link">
https://twitter.com/AFP/status/1641022636493864962</text:a>
</text:p>
      <!--NEWS-->
      <text:h text:style-name="P10" text:outline-level="1">
<text:span text:style-name="T4">
Sumska Oblast（15:57）。 红色警报：空中威胁。 警笛声。 立即掩盖！</text:span>
</text:h>
      <text:p text:style-name="P4">
作者: liveuamap (Language: en)</text:p>
      <text:p text:style-name="P4">
时间: 2023-03-29T10:00:00</text:p>
      <text:p text:style-name="P4">
地点: Sumska Oblast (Latitude:51.00000000 Longtitude:34.00000000)</text:p>
      <text:p text:style-name="P4">
视频: []</text:p>
      <text:p text:style-name="P4">
图片: []</text:p>
      <text:p text:style-name="P4">
标签: ["Europe", "Central and Eastern Europe"]</text:p>
      <text:p text:style-name="P4">
Id: 22551792</text:p>
      <!--METADATA-->
      <text:p text:style-name="P4">
Sumy地区(15:57). Red Alert: aerial threat. Sirens sounding. Take covernow!</text:p>
      <text:p text:style-name="P4">
News Collection Link: <text:a xlink:type="simple" xlink:href="https://liveuamap.com/en/2023/29-march-sumska-oblast1557-red-alert-aerial-tg" text:style-name="Internet_20_link" text:visited-style-name="Visited_20_Internet_20_Link">
https://liveuamap.com/en/2023/29-march-sumska-oblast1557-red-alert-aerial-tg</text:a>
</text:p>
      <text:p text:style-name="P4">
News Source: <text:a xlink:type="simple" xlink:href="https://t.me/air_alert_ua/42213" text:style-name="Internet_20_link" text:visited-style-name="Visited_20_Internet_20_Link">
https://t.me/air_alert_ua/42213</text:a>
</text:p>
      <!--NEWS-->
      <text:h text:style-name="P10" text:outline-level="1">
<text:span text:style-name="T4">
哈尔基夫·哈尔基夫斯卡（Kharkivska Oblast）（16:00）。 红色警报：空中威胁。 警笛声。 立即掩盖！</text:span>
</text:h>
      <text:p text:style-name="P4">
作者: liveuamap (Language: en)</text:p>
      <text:p text:style-name="P4">
时间: 2023-03-29T10:02:00</text:p>
      <text:p text:style-name="P4">
地点: Kharkiv (Latitude:49.9797 Longtitude:36.25362)</text:p>
      <text:p text:style-name="P4">
视频: []</text:p>
      <text:p text:style-name="P4">
图片: []</text:p>
      <text:p text:style-name="P4">
标签: ["Europe", "Central and Eastern Europe"]</text:p>
      <text:p text:style-name="P4">
Id: 22551794</text:p>
      <!--METADATA-->
      <text:p text:style-name="P4">
哈尔基夫(Kharkiv)，哈尔基夫地区(16:00). Red Alert: aerial threat. Sirens sounding.Take cover now!</text:p>
      <text:p text:style-name="P4">
News Collection Link: <text:a xlink:type="simple" xlink:href="https://liveuamap.com/en/2023/29-march-kharkiv-kharkivska-oblast1600-red-alg" text:style-name="Internet_20_link" text:visited-style-name="Visited_20_Internet_20_Link">
https://liveuamap.com/en/2023/29-march-kharkiv-kharkivska-oblast1600-red-alg</text:a>
</text:p>
      <text:p text:style-name="P4">
News Source: <text:a xlink:type="simple" xlink:href="https://t.me/air_alert_ua/42214" text:style-name="Internet_20_link" text:visited-style-name="Visited_20_Internet_20_Link">
https://t.me/air_alert_ua/42214</text:a>
</text:p>
      <!--NEWS-->
      <text:h text:style-name="P10" text:outline-level="1">
<text:span text:style-name="T4">
Poltavska Oblast（16:12）。 红色警报：空中威胁。 警笛声。 立即掩盖！</text:span>
</text:h>
      <text:p text:style-name="P4">
作者: liveuamap (Language: en)</text:p>
      <text:p text:style-name="P4">
时间: 2023-03-29T10:13:00</text:p>
      <text:p text:style-name="P4">
地点: Poltavska Oblast (Latitude:49.47705000 Longtitude:33.81866000)</text:p>
      <text:p text:style-name="P4">
视频: []</text:p>
      <text:p text:style-name="P4">
图片: []</text:p>
      <text:p text:style-name="P4">
标签: ["Europe", "Central and Eastern Europe"]</text:p>
      <text:p text:style-name="P4">
Id: 22551797</text:p>
      <!--METADATA-->
      <text:p text:style-name="P4">
poltava(16:12). Red Alert: aerial threat. Sirens sounding. Take covernow!</text:p>
      <text:p text:style-name="P4">
News Collection Link: <text:a xlink:type="simple" xlink:href="https://liveuamap.com/en/2023/29-march-poltavska-oblast1612-red-alert-aeriag" text:style-name="Internet_20_link" text:visited-style-name="Visited_20_Internet_20_Link">
https://liveuamap.com/en/2023/29-march-poltavska-oblast1612-red-alert-aeriag</text:a>
</text:p>
      <text:p text:style-name="P4">
News Source: <text:a xlink:type="simple" xlink:href="https://t.me/air_alert_ua/42215" text:style-name="Internet_20_link" text:visited-style-name="Visited_20_Internet_20_Link">
https://t.me/air_alert_ua/42215</text:a>
</text:p>
      <!--NEWS-->
      <text:h text:style-name="P10" text:outline-level="1">
<text:span text:style-name="T4">
在被占领的克里米亚的hvardiyske报告中爆炸了</text:span>
</text:h>
      <text:p text:style-name="P4">
作者: liveuamap (Language: en)</text:p>
      <text:p text:style-name="P4">
时间: 2023-03-29T10:50:09</text:p>
      <text:p text:style-name="P4">
地点: Hvardiyske, Crimea (Latitude:45.11642 Longtitude:33.98123)</text:p>
      <text:p text:style-name="P4">
视频: []</text:p>
      <text:p text:style-name="P4">
图片: ["<text:a xlink:type="simple" xlink:href="https://liveuamap.com/pics/2023/03/29/22551803_0.jpg" text:style-name="Internet_20_link" text:visited-style-name="Visited_20_Internet_20_Link">
22551803_0.jpg</text:a>
"]</text:p>
      <text:p text:style-name="P4">
标签: ["Europe", "Central and Eastern Europe"]</text:p>
      <text:p text:style-name="P4">
Id: 22551803</text:p>
      <!--METADATA-->
      <text:p text:style-name="P4">
在被占领的克里米亚的hvardiyske报告中爆炸了</text:p>
      <text:p text:style-name="P4">
<draw:frame draw:style-name="fr1" draw:name="Image31" text:anchor-type="as-char" svg:width="5.4625in" svg:height="10.0in" draw:z-index="0">
<draw:image xlink:href="../Images/liveuamap/2023-03-29T10-50-09/22551803_0.jpg" xlink:type="simple" xlink:show="embed" xlink:actuate="onLoad" draw:mime-type="image/jpeg"/>
</draw:frame>
新闻集链接：<text:a xlink:type="simple" xlink:href="https://liveuamap.com/en/2023/29-march-explosions-were-reported-in-hvardiyske-in-occupied" text:style-name="Internet_20_link" text:visited-style-name="Visited_20_Internet_20_Link">
https://liveuamap.com/en/2023/29-march-explosions-were-reported-in-hvardiyske-in-cupied</text:a>
</text:p>
      <text:p text:style-name="P4">
News Source: <text:a xlink:type="simple" xlink:href="https://t.me/Tsaplienko/28871" text:style-name="Internet_20_link" text:visited-style-name="Visited_20_Internet_20_Link">
https://t.me/Tsaplienko/28871</text:a>
</text:p>
      <!--NEWS-->
      <text:h text:style-name="P10" text:outline-level="1">
<text:span text:style-name="T4">
哈尔基夫伊兹姆区的地雷爆炸造成2人丧生，2人受伤。</text:span>
</text:h>
      <text:p text:style-name="P4">
作者: liveuamap (Language: en)</text:p>
      <text:p text:style-name="P4">
时间: 2023-03-29T10:58:13</text:p>
      <text:p text:style-name="P4">
地点: Kharkiv (Latitude:48.93028 Longtitude:37.05397)</text:p>
      <text:p text:style-name="P4">
视频: []</text:p>
      <text:p text:style-name="P4">
图片: []</text:p>
      <text:p text:style-name="P4">
标签: ["Europe", "Central and Eastern Europe"]</text:p>
      <text:p text:style-name="P4">
Id: 22551804</text:p>
      <!--METADATA-->
      <text:p text:style-name="P4">
哈尔基夫地区的伊兹尤姆特区的地雷爆炸导致2人丧生，造成2人受伤</text:p>
      <text:p text:style-name="P4">
新闻集链接：<text:a xlink:type="simple" xlink:href="https://liveuamap.com/en/2023/29-march-2-person-killed-2-more-wounded-as-result-of-landmine" text:style-name="Internet_20_link" text:visited-style-name="Visited_20_Internet_20_Link">
https://liveuamap.com/en/2023/29-march-2-person-kill-kill-2-more-wounded-as-result-landmine</text:a>
</text:p>
      <text:p text:style-name="P4">
News Source: <text:a xlink:type="simple" xlink:href="https://twitter.com/UKRINFORM/status/1641084634220974082" text:style-name="Internet_20_link" text:visited-style-name="Visited_20_Internet_20_Link">
https://twitter.com/UKRINFORM/status/1641084634220974082</text:a>
</text:p>
      <!--NEWS-->
      <text:h text:style-name="P10" text:outline-level="1">
<text:span text:style-name="T4">
Kharkiv，Kharkiv地区，Dnipro，Dnipropetrovsk地区（17:07）。 红色ALRT：空中tchretate。 ...</text:span>
</text:h>
      <text:p text:style-name="P4">
作者: liveuamap (Language: en)</text:p>
      <text:p text:style-name="P4">
时间: 2023-03-29T11:07:00</text:p>
      <text:p text:style-name="P4">
地点: Kharkiv (Latitude:49.98161 Longtitude:36.25268)</text:p>
      <text:p text:style-name="P4">
视频: []</text:p>
      <text:p text:style-name="P4">
图片: []</text:p>
      <text:p text:style-name="P4">
标签: ["Europe", "Central and Eastern Europe"]</text:p>
      <text:p text:style-name="P4">
Id: 22551807</text:p>
      <!--METADATA-->
      <text:p text:style-name="P4">
哈尔基夫(Kharkiv)，哈尔基夫地区，德尼普罗(Dnipro)(17:07). Red Alert:aerial threat. Sirens sounding. Take cover now!</text:p>
      <text:p text:style-name="P4">
News Collection Link: <text:a xlink:type="simple" xlink:href="https://liveuamap.com/en/2023/29-march-kharkiv-kharkivska-oblast-dnipro-dnig" text:style-name="Internet_20_link" text:visited-style-name="Visited_20_Internet_20_Link">
https://liveuamap.com/en/2023/29-march-kharkiv-kharkivska-oblast-dnipro-dnig</text:a>
</text:p>
      <text:p text:style-name="P4">
News Source: <text:a xlink:type="simple" xlink:href="https://t.me/air_alert_ua/42220" text:style-name="Internet_20_link" text:visited-style-name="Visited_20_Internet_20_Link">
https://t.me/air_alert_ua/42220</text:a>
</text:p>
      <!--NEWS-->
      <text:h text:style-name="P10" text:outline-level="1">
<text:span text:style-name="T4">
Donetsk Oblast（17:09）。 红色警报：空中威胁。 警笛声。 立即掩盖！</text:span>
</text:h>
      <text:p text:style-name="P4">
作者: liveuamap (Language: en)</text:p>
      <text:p text:style-name="P4">
时间: 2023-03-29T11:12:00</text:p>
      <text:p text:style-name="P4">
地点: Donetsk Oblast (Latitude:48.72658 Longtitude:37.57806)</text:p>
      <text:p text:style-name="P4">
视频: []</text:p>
      <text:p text:style-name="P4">
图片: []</text:p>
      <text:p text:style-name="P4">
标签: ["Europe", "Central and Eastern Europe"]</text:p>
      <text:p text:style-name="P4">
Id: 22551808</text:p>
      <!--METADATA-->
      <text:p text:style-name="P4">
Donetsk Oblast(17:09). Red Alert: aerial threat. Sirens sounding. Take covernow!</text:p>
      <text:p text:style-name="P4">
News Collection Link: <text:a xlink:type="simple" xlink:href="https://liveuamap.com/en/2023/29-march-donetsk-oblast1709-red-alert-aerial-g" text:style-name="Internet_20_link" text:visited-style-name="Visited_20_Internet_20_Link">
https://liveuamap.com/en/2023/29-march-donetsk-oblast1709-red-alert-aerial-g</text:a>
</text:p>
      <text:p text:style-name="P4">
News Source: <text:a xlink:type="simple" xlink:href="https://t.me/air_alert_ua/42221" text:style-name="Internet_20_link" text:visited-style-name="Visited_20_Internet_20_Link">
https://t.me/air_alert_ua/42221</text:a>
</text:p>
      <!--NEWS-->
      <text:h text:style-name="P10" text:outline-level="1">
<text:span text:style-name="T4">
克里米亚的职业当局的代表说，无人机在辛菲罗波尔（Simforopol D）被击倒...</text:span>
</text:h>
      <text:p text:style-name="P4">
作者: liveuamap (Language: en)</text:p>
      <text:p text:style-name="P4">
时间: 2023-03-29T11:23:50</text:p>
      <text:p text:style-name="P4">
地点: Hvardiyske, Crimea (Latitude:45.11665 Longtitude:34.00166)</text:p>
      <text:p text:style-name="P4">
视频: []</text:p>
      <text:p text:style-name="P4">
图片: []</text:p>
      <text:p text:style-name="P4">
标签: []</text:p>
      <text:p text:style-name="P4">
Id: 22551813</text:p>
      <!--METADATA-->
      <text:p text:style-name="P4">
克里米亚的职业当局的代表说，无人机被击落在辛菲波尔地区，坠毁在现场</text:p>
      <text:p text:style-name="P4">
新闻集链接：<text:a xlink:type="simple" xlink:href="https://liveuamap.com/en/2023/29-march-representative-of-occupational-authorities-in-crimea" text:style-name="Internet_20_link" text:visited-style-name="Visited_20_Internet_20_Link">
https://liveuamap.com/en/2023/29-march-presentative-of-cupational-authority-in-crimea</text:a>
</text:p>
      <text:p text:style-name="P4">
News Source: <text:a xlink:type="simple" xlink:href="https://t.me/rusbrief/104639" text:style-name="Internet_20_link" text:visited-style-name="Visited_20_Internet_20_Link">
https://t.me/rusbrief/104639</text:a>
</text:p>
      <!--NEWS-->
      <text:h text:style-name="P10" text:outline-level="1">
<text:span text:style-name="T4">
Oleshky报道了几次爆炸</text:span>
</text:h>
      <text:p text:style-name="P4">
作者: liveuamap (Language: en)</text:p>
      <text:p text:style-name="P4">
时间: 2023-03-29T11:54:42</text:p>
      <text:p text:style-name="P4">
地点: Kherson (Latitude:46.61934 Longtitude:32.70741)</text:p>
      <text:p text:style-name="P4">
视频: []</text:p>
      <text:p text:style-name="P4">
图片: []</text:p>
      <text:p text:style-name="P4">
标签: []</text:p>
      <text:p text:style-name="P4">
Id: 22551816</text:p>
      <!--METADATA-->
      <text:p text:style-name="P4">
Oleshky报道了几次爆炸</text:p>
      <text:p text:style-name="P4">
新闻收集链接：<text:a xlink:type="simple" xlink:href="https://liveuamap.com/en/2023/29-march-several-explosions-reported-in-oleshky-" text:style-name="Internet_20_link" text:visited-style-name="Visited_20_Internet_20_Link">
https://liveuamap.com/en/2023/29-march-several-explosions-reported-in-in-oleshky-</text:a>
</text:p>
      <text:p text:style-name="P4">
News Source: <text:a xlink:type="simple" xlink:href="https://t.me/hueviyherson/37233" text:style-name="Internet_20_link" text:visited-style-name="Visited_20_Internet_20_Link">
https://t.me/hueviyherson/37233</text:a>
</text:p>
      <!--NEWS-->
      <text:h text:style-name="P10" text:outline-level="1">
<text:span text:style-name="T4">
俄罗斯空中罢工后的阿夫迪夫卡（Avdiivka）破坏</text:span>
</text:h>
      <text:p text:style-name="P4">
作者: liveuamap (Language: en)</text:p>
      <text:p text:style-name="P4">
时间: 2023-03-29T13:58:00</text:p>
      <text:p text:style-name="P4">
地点: Donetsk Oblast (Latitude:48.13253 Longtitude:37.76018)</text:p>
      <text:p text:style-name="P4">
视频: []</text:p>
      <text:p text:style-name="P4">
图片: ["<text:a xlink:type="simple" xlink:href="https://liveuamap.com/pics/2023/03/29/22551871_0.jpg" text:style-name="Internet_20_link" text:visited-style-name="Visited_20_Internet_20_Link">
22551871_0.jpg</text:a>
", "<text:a xlink:type="simple" xlink:href="https://liveuamap.com/pics/2023/03/29/22551871_1.jpg" text:style-name="Internet_20_link" text:visited-style-name="Visited_20_Internet_20_Link">
22551871_1.jpg</text:a>
", "<text:a xlink:type="simple" xlink:href="https://liveuamap.com/pics/2023/03/29/22551871_2.jpg" text:style-name="Internet_20_link" text:visited-style-name="Visited_20_Internet_20_Link">
22551871_2.jpg</text:a>
"]</text:p>
      <text:p text:style-name="P4">
标签: ["Minsk Monitor", "Europe"]</text:p>
      <text:p text:style-name="P4">
Id: 22551871</text:p>
      <!--METADATA-->
      <text:p text:style-name="P4">
俄罗斯空中罢工后的阿夫迪夫卡(Avdiivka)破坏</text:p>
      <text:p text:style-name="P4">
<draw:frame draw:style-name="fr1" draw:name="Image32" text:anchor-type="as-char" svg:width="6.9236in" svg:height="9.231467in" draw:z-index="0">
<draw:image xlink:href="../Images/liveuamap/2023-03-29T13-58-00/22551871_0.jpg" xlink:type="simple" xlink:show="embed" xlink:actuate="onLoad" draw:mime-type="image/jpeg"/>
</draw:frame>
<draw:frame draw:style-name="fr1" draw:name="Image33" text:anchor-type="as-char" svg:width="6.9236in" svg:height="5.1927in" draw:z-index="0">
<draw:image xlink:href="../Images/liveuamap/2023-03-29T13-58-00/22551871_1.jpg" xlink:type="simple" xlink:show="embed" xlink:actuate="onLoad" draw:mime-type="image/jpeg"/>
</draw:frame>
<draw:frame draw:style-name="fr1" draw:name="Image34" text:anchor-type="as-char" svg:width="6.9236in" svg:height="5.1927in" draw:z-index="0">
<draw:image xlink:href="../Images/liveuamap/2023-03-29T13-58-00/22551871_2.jpg" xlink:type="simple" xlink:show="embed" xlink:actuate="onLoad" draw:mime-type="image/jpeg"/>
</draw:frame>
新闻集链接：<text:a xlink:type="simple" xlink:href="https://liveuamap.com/en/2023/29-march-destruction-in-avdiivka-after-russian-aerial-strike" text:style-name="Internet_20_link" text:visited-style-name="Visited_20_Internet_20_Link">
https://liveuamap.com/en/2023/29-march-desteruction-in-avdiivka-avdiivka-after-russian-aerial-serial-strike</text:a>
</text:p>
      <text:p text:style-name="P4">
News Source: <text:a xlink:type="simple" xlink:href="https://t.me/ermaka2022/2323" text:style-name="Internet_20_link" text:visited-style-name="Visited_20_Internet_20_Link">
https://t.me/ermaka2022/2323</text:a>
</text:p>
      <!--NEWS-->
      <text:h text:style-name="P10" text:outline-level="1">
<text:span text:style-name="T4">
国际原子能机构酋长格罗西（Grossi）访问了被占领的Zaporizhzhia核电站</text:span>
</text:h>
      <text:p text:style-name="P4">
作者: liveuamap (Language: en)</text:p>
      <text:p text:style-name="P4">
时间: 2023-03-29T14:01:04</text:p>
      <text:p text:style-name="P4">
地点: Enerhodar,Zaporiz'ka oblast (Latitude:47.51198 Longtitude:34.58548)</text:p>
      <text:p text:style-name="P4">
视频: []</text:p>
      <text:p text:style-name="P4">
图片: []</text:p>
      <text:p text:style-name="P4">
标签: ["Europe", "Central and Eastern Europe"]</text:p>
      <text:p text:style-name="P4">
Id: 22551870</text:p>
      <!--METADATA-->
      <text:p text:style-name="P4">
国际原子能机构酋长格罗西(Grossi)访问了被占领的Zaporizhzhia核电站</text:p>
      <text:p text:style-name="P4">
新闻集链接：<text:a xlink:type="simple" xlink:href="https://liveuamap.com/en/2023/29-march-iaea-chief-grossi-visited-occupied-zaporizhzhia" text:style-name="Internet_20_link" text:visited-style-name="Visited_20_Internet_20_Link">
https://liveuamap.com/en/2023/29-march-iaea-chief-grossi--visited-cupied-cupied-zaporizhzhia</text:a>
</text:p>
      <text:p text:style-name="P4">
News Source: <text:a xlink:type="simple" xlink:href="https://t.me/zvezdanews/113885" text:style-name="Internet_20_link" text:visited-style-name="Visited_20_Internet_20_Link">
https://t.me/zvezdanews/113885</text:a>
</text:p>
      <!--NEWS-->
      <text:h text:style-name="P10" text:outline-level="1">
<text:span text:style-name="T4">
欧洲议会展示了乌克兰纪录片“他们的”</text:span>
</text:h>
      <text:p text:style-name="P4">
作者: ['АРМІЯINFORM']</text:p>
      <text:p text:style-name="P4">
时间: 2023-03-29T27:00:00-04:00</text:p>
      <text:p text:style-name="P4">
描述: 布鲁塞尔允许的议会是一场纪录片的展览...与乌克兰2022年的战争，与乌克兰的战争是今天的最新消息，与乌克兰2022年的新闻战是今天的最后一场新闻，乌克兰是否会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630_360_1680013331-573.jpg" text:style-name="Internet_20_link" text:visited-style-name="Visited_20_Internet_20_Link">
630_360_1680013331-573.jpg</text:a>
', '<text:a xlink:type="simple" xlink:href="https://armyinform.com.ua/wp-content/uploads/2023/03/1680013349-551-150x150.jpg" text:style-name="Internet_20_link" text:visited-style-name="Visited_20_Internet_20_Link">
1680013349-551-150x150.jpg</text:a>
', '<text:a xlink:type="simple" xlink:href="https://armyinform.com.ua/wp-content/uploads/2023/03/1680013348-610-150x150.jpg" text:style-name="Internet_20_link" text:visited-style-name="Visited_20_Internet_20_Link">
1680013348-610-150x150.jpg</text:a>
', '<text:a xlink:type="simple" xlink:href="https://armyinform.com.ua/wp-content/uploads/2023/03/1680013349-463-150x150.jpg" text:style-name="Internet_20_link" text:visited-style-name="Visited_20_Internet_20_Link">
1680013349-463-150x150.jpg</text:a>
']</text:p>
      <text:p text:style-name="P4">
标签: ['ЄВРОПАРЛАМЕНТ', 'КОРОЛІВСТВО БЕЛЬГІЯ', 'ФІЛЬМ СВОЄ']</text:p>
      <text:p text:style-name="P4">
类别: News</text:p>
      <!--METADATA-->
      <text:p text:style-name="P4">
<draw:frame draw:style-name="fr1" draw:name="Image35" text:anchor-type="as-char" svg:width="6.9236in" svg:height="3.956343in" draw:z-index="0">
<draw:image xlink:href="../Images/AРМІЯINFORM/2023-03-29T27-00-00-04-00/630_360_1680013331-573.jpg" xlink:type="simple" xlink:show="embed" xlink:actuate="onLoad" draw:mime-type="image/jpeg"/>
</draw:frame>
在布鲁塞尔的欧洲议会的场所中，展示了他的乌克兰董事米罗斯拉夫·卢特西克(Miroslav Lutsik)的纪录片，介绍了针对乌克兰的全面战争。</text:p>
      <text:p text:style-name="P4">
乌克兰大使馆在比利时王国的Facebook上报道了这一点。</text:p>
      <text:p text:style-name="P4">
信息写道：“这部电影不仅讲述了俄罗斯在乌克兰的罪行，并展示了基辅地区城市的俄罗斯侵略性，而且还揭示了乌克兰人民的无反应和稳定性。”</text:p>
      <text:p text:style-name="P4">
<text:a xlink:type="simple" xlink:href="https://armyinform.com.ua/wp-content/uploads/2023/03/1680013349-551.jpg" text:style-name="Internet_20_link" text:visited-style-name="Visited_20_Internet_20_Link">
!(Images/AРМІЯINFORM/2023-03-29T27-00-00-04-00/1680013349-551-150x150.jpg)</text:a>
</text:p>
      <text:p text:style-name="P4">
<text:a xlink:type="simple" xlink:href="https://armyinform.com.ua/wp-content/uploads/2023/03/1680013348-610.jpg" text:style-name="Internet_20_link" text:visited-style-name="Visited_20_Internet_20_Link">
<draw:frame draw:style-name="fr1" draw:name="Image36" text:anchor-type="as-char" svg:width="6.9236in" svg:height="6.9236in" draw:z-index="0">
<draw:image xlink:href="../Images/AРМІЯINFORM/2023-03-29T27-00-00-04-00/1680013348-610-150x150.jpg" xlink:type="simple" xlink:show="embed" xlink:actuate="onLoad" draw:mime-type="image/jpeg"/>
</draw:frame>
</text:a>
</text:p>
      <text:p text:style-name="P4">
<text:a xlink:type="simple" xlink:href="https://armyinform.com.ua/wp-content/uploads/2023/03/1680013349-463.jpg" text:style-name="Internet_20_link" text:visited-style-name="Visited_20_Internet_20_Link">
<draw:frame draw:style-name="fr1" draw:name="Image37" text:anchor-type="as-char" svg:width="6.9236in" svg:height="6.9236in" draw:z-index="0">
<draw:image xlink:href="../Images/AРМІЯINFORM/2023-03-29T27-00-00-04-00/1680013349-463-150x150.jpg" xlink:type="simple" xlink:show="embed" xlink:actuate="onLoad" draw:mime-type="image/jpeg"/>
</draw:frame>
</text:a>
还指出，观看了电影后，活动的客人可以熟悉2023年1月制作的亚历山大·男爵“不同的乌克兰”的摄影展。 艺术家的摄影作品展示了俄罗斯战争给乌克兰人民带来的桌子恐怖。</text:p>
      <text:p text:style-name="P4">
“我们对乌克兰董事保加利亚Vbelgia大使馆的事件表示衷心的感谢<text:a xlink:type="simple" xlink:href="https://www.facebook.com/skytanya" text:style-name="Internet_20_link" text:visited-style-name="Visited_20_Internet_20_Link">
Tetianastaneva</text:a>
，对整个团队<text:a xlink:type="simple" xlink:href="https://www.facebook.com/okofilmfest/" text:style-name="Internet_20_link" text:visited-style-name="Visited_20_Internet_20_Link">
眼睛 - 国际民族志电影节</text:a>
，Radan Kanev的MEP，以及Sylvia Athovia和Ivayl Toshev，”他将在信息中。</text:p>
      <text:p text:style-name="P4">
News Source: <text:a xlink:type="simple" xlink:href="https://armyinform.com.ua/2023/03/29/u-yevroparlamenti-pokazaly-ukrayinsku-dokumentalnu-strichku-svoye/" text:style-name="Internet_20_link" text:visited-style-name="Visited_20_Internet_20_Link">
https://armyinform.com.ua/2023/03/29/u-yevroparlamenti-pokazaly-ukrayinsku-dokumentalnu-strichku-svoye/</text:a>
</text:p>
      <!--NEWS-->
      <text:h text:style-name="P10" text:outline-level="1">
<text:span text:style-name="T4">
为了拒绝签署军人合同，将被送往乌克兰的战争 - 古尔的拦截</text:span>
</text:h>
      <text:p text:style-name="P4">
作者: ['АРМІЯINFORM']</text:p>
      <text:p text:style-name="P4">
时间: 2023-03-29T28:00:00-04:00</text:p>
      <text:p text:style-name="P4">
描述: 俄罗斯联邦平民繁琐的双打（Ymovirno Zlgorod）正在与圣彼得堡进行谈判，...与乌克兰2022年的战争，与乌克兰的最新新闻，与乌克兰的新闻，与乌克兰2022年的最新新闻，今天，乌克兰之间将在乌克兰举行战争，将在乌克兰之间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ГУР', 'ГУР МО УКРАЇНИ', 'ГУР ПЕРЕХОПЛЕННЯ']</text:p>
      <text:p text:style-name="P4">
类别: News</text:p>
      <!--METADATA-->
      <text:p text:style-name="P4">
<draw:frame draw:style-name="fr1" draw:name="Image38" text:anchor-type="as-char" svg:width="6.9236in" svg:height="3.894525in" draw:z-index="0">
<draw:image xlink:href="../Images/AРМІЯINFORM/2023-03-29T28-00-00-04-00/337531944_232614265847457_8544501692430122370_n.jpg" xlink:type="simple" xlink:show="embed" xlink:actuate="onLoad" draw:mime-type="image/jpeg"/>
</draw:frame>
俄罗斯联邦的两个平民公民(可能来自Belgorod)他们讨论了一个共同的熟人，他由于与军事部队的军事部队的压力而不得不重新签署合同，该单位受到强制动员拒绝的威胁，并进一步参与了反乌克兰武装侵略。</text:p>
      <text:p text:style-name="P4">
对于针对乌克兰的每项军事犯罪，都会有公平的付款。</text:p>
      <text:p text:style-name="P4">
News Source: <text:a xlink:type="simple" xlink:href="https://armyinform.com.ua/2023/03/29/za-vidmovu-pidpysaty-kontrakt-vijskovyh-rf-vidpravlyatymut-na-vijnu-v-ukrayinu-perehoplennya-gur/" text:style-name="Internet_20_link" text:visited-style-name="Visited_20_Internet_20_Link">
https://armyinform.com.ua/2023/03/29/za-vidmovu-pidpysaty-kontrakt-vijskovyh-rf-vidpravlyatymut-na-vijnu-v-ukrayinu-perehoplennya-gur/</text:a>
</text:p>
      <!--NEWS-->
      <text:h text:style-name="P10" text:outline-level="1">
<text:span text:style-name="T4">
乌克兰的后卫展示了如何提高拥有小武器的技能</text:span>
</text:h>
      <text:p text:style-name="P4">
作者: ['АРМІЯINFORM']</text:p>
      <text:p text:style-name="P4">
时间: 2023-03-29T29:00:00-04:00</text:p>
      <text:p text:style-name="P4">
描述: 视频在Facebook上自己的Storintzi击败了ZK乌克兰的干viisk的指挥。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3/337276432_551921413677621_5205544850314937982_n.jpg" text:style-name="Internet_20_link" text:visited-style-name="Visited_20_Internet_20_Link">
337276432_551921413677621_5205544850314937982_n.jpg</text:a>
']</text:p>
      <text:p text:style-name="P4">
标签: ['БОЙОВА ПІДГОТОВКА', 'КОМАНДУВАННЯ СУХОПУТНИХ ВІЙСЬК ЗСУ']</text:p>
      <text:p text:style-name="P4">
类别: News</text:p>
      <!--METADATA-->
      <text:p text:style-name="P4">
<draw:frame draw:style-name="fr1" draw:name="Image39" text:anchor-type="as-char" svg:width="6.9236in" svg:height="4.615733in" draw:z-index="0">
<draw:image xlink:href="../Images/AРМІЯINFORM/2023-03-29T29-00-00-04-00/337276432_551921413677621_5205544850314937982_n.jpg" xlink:type="simple" xlink:show="embed" xlink:actuate="onLoad" draw:mime-type="image/jpeg"/>
</draw:frame>
说明性照片</text:p>
      <text:p text:style-name="P4">
视频<text:a xlink:type="simple" xlink:href="https://www.facebook.com/UALandForces/posts/pfbid0V42ap6JRSrPhrd4txMc1TMHRMgPCiAzEUv7tv3okasnmfEPmCHPH7if4ofZwEAYml" text:style-name="Internet_20_link" text:visited-style-name="Visited_20_Internet_20_Link">
公开</text:a>
乌克兰武装部队在其Facebook页面上指挥着陆军。</text:p>
      <text:p text:style-name="P4">
消息传出：“步枪训练是训练军人的基本要素”。</text:p>
      <text:p text:style-name="P4">
News Source: <text:a xlink:type="simple" xlink:href="https://armyinform.com.ua/2023/03/29/ukrayinski-zahysnyky-pokazaly-yak-vdoskonalyuyut-navychky-volodinnya-strileczkoyu-zbroyeyu/" text:style-name="Internet_20_link" text:visited-style-name="Visited_20_Internet_20_Link">
https://armyinform.com.ua/2023/03/29/ukrayinski-zahysnyky-pokazaly-yak-vdoskonalyuyut-navychky-volodinnya-strileczkoyu-zbroyeyu/</text:a>
</text:p>
      <!--NEWS-->
      <text:h text:style-name="P10" text:outline-level="1">
<text:span text:style-name="T4">
乌克兰的国防军摧毁了瓦格纳在巴赫穆特的藏身之处</text:span>
</text:h>
      <text:p text:style-name="P4">
作者: ['АРМІЯINFORM']</text:p>
      <text:p text:style-name="P4">
时间: 2023-03-29T30:00:00-04:00</text:p>
      <text:p text:style-name="P4">
描述: Luganskiysky Korral在手榴弹发射器的野兽中是Zedenkhilu，Budislyu，欢乐...与2022年与乌克兰的战争，与乌克兰的战争是今天的最新新闻，这是今天与乌克兰2022年的新闻战争，今天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p>
      <text:p text:style-name="P4">
标签: ['STOPRUSSIA', 'АГРЕСІЯ РФ', 'ВІЙНА']</text:p>
      <text:p text:style-name="P4">
类别: News</text:p>
      <!--METADATA-->
      <text:p text:style-name="P4">
卢甘斯克(Lugansk)支队的边防部队从手榴弹发射器中射击，摧毁了敌人在巴赫穆特(Bakhmut)的一个地区开火的敌人，<text:a xlink:type="simple" xlink:href="https://www.facebook.com/watch/" text:style-name="Internet_20_link" text:visited-style-name="Visited_20_Internet_20_Link">
告知</text:a>
中央战略通信和信息安全。</text:p>
      <text:p text:style-name="P4">
News Source: <text:a xlink:type="simple" xlink:href="https://armyinform.com.ua/2023/03/29/ukrayinski-zahysnyky-znyshhyly-shovanku-vagnerivcziv-v-bahmuti/" text:style-name="Internet_20_link" text:visited-style-name="Visited_20_Internet_20_Link">
https://armyinform.com.ua/2023/03/29/ukrayinski-zahysnyky-znyshhyly-shovanku-vagnerivcziv-v-bahmuti/</text:a>
</text:p>
      <!--NEWS-->
      <text:h text:style-name="P10" text:outline-level="1">
<text:span text:style-name="T4">
Ukrzaliznytsia为复活节运行其他火车</text:span>
</text:h>
      <text:p text:style-name="P4">
作者: ['АРМІЯINFORM']</text:p>
      <text:p text:style-name="P4">
时间: 2023-03-29T31:00:00-04:00</text:p>
      <text:p text:style-name="P4">
描述: 在“ ukrzaliznitsya”中，requidju kursavnnya kiwa低-Kyuki Podkovikh直到很幸运。...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2/02/ukrzaliznyczya.jpg" text:style-name="Internet_20_link" text:visited-style-name="Visited_20_Internet_20_Link">
ukrzaliznyczya.jpg</text:a>
']</text:p>
      <text:p text:style-name="P4">
标签: ['ПОЇЗДИ ДО ВЕЛИКОДНЯ', 'УКРЗАЛІЗНИЦЯ']</text:p>
      <text:p text:style-name="P4">
类别: News</text:p>
      <!--METADATA-->
      <text:p text:style-name="P4">
<draw:frame draw:style-name="fr1" draw:name="Image40" text:anchor-type="as-char" svg:width="6.9236in" svg:height="3.896998in" draw:z-index="0">
<draw:image xlink:href="../Images/AРМІЯINFORM/2023-03-29T31-00-00-04-00/ukrzaliznyczya.jpg" xlink:type="simple" xlink:show="embed" xlink:actuate="onLoad" draw:mime-type="image/jpeg"/>
</draw:frame>
Ukrzaliznytsia JSC介绍了基辅的许多其他火车。 关于它<text:a xlink:type="simple" xlink:href="https://t.me/UkrzalInfo/4254" text:style-name="Internet_20_link" text:visited-style-name="Visited_20_Internet_20_Link">
报告</text:a>
UZ Press服务。</text:p>
      <text:p text:style-name="P4">
“我们计划复活节的其他火车。 为了方便我们的乘客旅行，我们为基辅周末带来了许多其他火车。”</text:p>
      <text:p text:style-name="P4">
值得注意的是，正在引入周末的其他航班：</text:p>
      <text:p text:style-name="P4">
前往敖德萨和115/116号的后火车将离开2、9、9、15和17。从基辅07:19从敖德萨出发，从敖德萨10:23。</text:p>
      <text:p text:style-name="P4">
到LVIV和191/192号返回火车将乘坐1、2、9、15和17航班。 在07:47离开基辅，从11:40脱离利维夫；</text:p>
      <text:p text:style-name="P4">
到Kryvyi Rih和返回火车№175/176将于4月2日，9日和15日离开。从基辅(Kiev)从06:18发货，从Kryvyi Rih 11:57出发；</text:p>
      <text:p text:style-name="P4">
到达DNIEPER和返回火车№179/180将于4月2日，9日和15日飞行。从基辅(Kiev)从07:34发货，在11:00从DNIEPER发货；</text:p>
      <text:p text:style-name="P4">
197/198号到科维尔和反向火车将于4月15日至17日离开。 Zkaiv于06:27离开，从Kovel出发，于11:45离开；</text:p>
      <text:p text:style-name="P4">
到哈尔基夫(Kharkiv)和163/164号返回火车将于5月2日运行。 Zkava在08:01离开，从Kharkiv出发，于11:27出发。</text:p>
      <text:p text:style-name="P4">
还将火车№167/168将LVIV与敖德萨和VICE 1、2、9、15、17连接。 从08:50出发，从10:14出发。</text:p>
      <text:p text:style-name="P4">
门票在线报道：在乌克扎利兹尼(Ukrzaliznytsya)的应用中，一项研究和网站以及在售票处的应用。</text:p>
      <text:p text:style-name="P4">
我们将提醒，从3月25日开始，乌克兰铁路的行李，行李，行李和邮寄的运输规则的修正案已生效。</text:p>
      <text:p text:style-name="P4">
News Source: <text:a xlink:type="simple" xlink:href="https://armyinform.com.ua/2023/03/29/ukrzaliznyczya-zapuskaye-dodatkovi-potyagy-do-velykodnya/" text:style-name="Internet_20_link" text:visited-style-name="Visited_20_Internet_20_Link">
https://armyinform.com.ua/2023/03/29/ukrzaliznyczya-zapuskaye-dodatkovi-potyagy-do-velykodnya/</text:a>
</text:p>
      <!--NEWS-->
      <text:h text:style-name="P10" text:outline-level="1">
<text:span text:style-name="T4">
出版了一张营地地图，占领者驱逐小乌克兰人</text:span>
</text:h>
      <text:p text:style-name="P4">
作者: ['АРМІЯINFORM']</text:p>
      <text:p text:style-name="P4">
时间: 2023-03-29T32:00:00-04:00</text:p>
      <text:p text:style-name="P4">
描述: 关于Dani，Jerel，Mapa Taborv，Kdido的基础知识。 ，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03/okupanty-zalyakuyut-lyudej.jpg" text:style-name="Internet_20_link" text:visited-style-name="Visited_20_Internet_20_Link">
okupanty-zalyakuyut-lyudej.jpg</text:a>
']</text:p>
      <text:p text:style-name="P4">
标签: []</text:p>
      <text:p text:style-name="P4">
类别: News</text:p>
      <!--METADATA-->
      <text:p text:style-name="P4">
<draw:frame draw:style-name="fr1" draw:name="Image41" text:anchor-type="as-char" svg:width="6.9236in" svg:height="4.615733in" draw:z-index="0">
<draw:image xlink:href="../Images/AРМІЯINFORM/2023-03-29T32-00-00-04-00/okupanty-zalyakuyut-lyudej.jpg" xlink:type="simple" xlink:show="embed" xlink:actuate="onLoad" draw:mime-type="image/jpeg"/>
</draw:frame>
根据开源数据，创建了营地的地图，其中年轻的乌克兰人被占领。 共有45个儿童营地和12个麦片营地，<text:a xlink:type="simple" xlink:href="https://www.facebook.com/photo/" text:style-name="Internet_20_link" text:visited-style-name="Visited_20_Internet_20_Link">
报告</text:a>
战略通信和信息安全中心。</text:p>
      <text:p text:style-name="P4">
俄罗斯营地到达：</text:p>
      <text:p text:style-name="P4">
<text:span text:style-name="T5">
孤儿(此外，其中一些父母被同一俄罗斯人杀死); </text:span>
来自乌克兰有亲戚的寄宿学校的孩子，但仍然被迫； *尚未通过过滤并处于俄罗斯酷刑的父母的孩子。</text:p>
      <text:p text:style-name="P4">
在某些情况下，孩子们被带到军国主义准备“重新教育”的中心 - 这就是顿涅茨克·塔卢加斯克(Donetsk Talugansk)地区的青少年进入车臣的方式。</text:p>
      <text:p text:style-name="P4">
News Source: <text:a xlink:type="simple" xlink:href="https://armyinform.com.ua/2023/03/29/opublikovano-mapu-taboriv-kudy-okupanty-deportuyut-malenkyh-ukrayincziv/" text:style-name="Internet_20_link" text:visited-style-name="Visited_20_Internet_20_Link">
https://armyinform.com.ua/2023/03/29/opublikovano-mapu-taboriv-kudy-okupanty-deportuyut-malenkyh-ukrayincziv/</text:a>
</text:p>
      <!--NEWS-->
      <text:h text:style-name="P10" text:outline-level="1">
<text:span text:style-name="T4">
我们的后卫击倒了敌人无人机“ Orlan-10”和Zala</text:span>
</text:h>
      <text:p text:style-name="P4">
作者: ['АРМІЯINFORM']</text:p>
      <text:p text:style-name="P4">
时间: 2023-03-29T33:00:00-04:00</text:p>
      <text:p text:style-name="P4">
描述: Avisaats的Yya国防部队过去的DOB在Zserdzhennya的领域进行了5次罢工……尤其是...与乌克兰2022年的战争，与乌克兰与乌克兰的最新新闻，今天与乌克兰2022年的新闻战争，今天，乌克兰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13-8.jpg" text:style-name="Internet_20_link" text:visited-style-name="Visited_20_Internet_20_Link">
13-8.jpg</text:a>
']</text:p>
      <text:p text:style-name="P4">
标签: ['STOPRUSSIA', 'ZALA', 'АГРЕСІЯ РФ', 'БПЛА', 'ВІЙНА', 'ВТОРГНЕННЯ РФ', 'ГШ ЗСУ', 'ОРЛАН-10', 'ХРОНІКА ОБОРОНИ']</text:p>
      <text:p text:style-name="P4">
类别: News</text:p>
      <!--METADATA-->
      <text:p text:style-name="P4">
<draw:frame draw:style-name="fr1" draw:name="Image42" text:anchor-type="as-char" svg:width="6.9236in" svg:height="3.894525in" draw:z-index="0">
<draw:image xlink:href="../Images/AРМІЯINFORM/2023-03-29T33-00-00-04-00/13-8.jpg" xlink:type="simple" xlink:show="embed" xlink:actuate="onLoad" draw:mime-type="image/jpeg"/>
</draw:frame>
说明性照片<text:span text:style-name="T4">
🔥俄罗斯入侵的情况</text:span>
</text:p>
      <text:p text:style-name="P4">
在过去的24小时内，国防军的航空在侵略者的个人员工和军事装备集中的领域中取得了5次跳动。 同时，我们的捍卫者将敌人射击了无人机“ Orlan-10”和Zala，<text:a xlink:type="simple" xlink:href="https://www.facebook.com/GeneralStaff.ua/posts/pfbid02JYxk1Mc4f53PFCoGScTXVYyZ5NkysRZVYjg4oRfEeiaFemDdQ9zRmJ3uQd2YavY3l" text:style-name="Internet_20_link" text:visited-style-name="Visited_20_Internet_20_Link">
告知</text:a>
乌克兰武装部队的总参谋部。</text:p>
      <text:p text:style-name="P4">
火箭部队和炮兵部门被管理层，敌人的6个地区，武器和军事装备，防空导弹综合体以及弹药的组成袭击。</text:p>
      <text:p text:style-name="P4">
支持武装部队!让我们站起来赢!荣耀乌克兰!</text:p>
      <text:p text:style-name="P4">
News Source: <text:a xlink:type="simple" xlink:href="https://armyinform.com.ua/2023/03/29/nashi-zahysnyky-zbyly-vorozhi-bpla-orlan-10-ta-zala/" text:style-name="Internet_20_link" text:visited-style-name="Visited_20_Internet_20_Link">
https://armyinform.com.ua/2023/03/29/nashi-zahysnyky-zbyly-vorozhi-bpla-orlan-10-ta-zala/</text:a>
</text:p>
      <!--NEWS-->
      <text:h text:style-name="P10" text:outline-level="1">
<text:span text:style-name="T4">
在欧洲安全上进行投资的爱沙尼亚的一个例子激发了启发-Alexei Reznikov</text:span>
</text:h>
      <text:p text:style-name="P4">
作者: ['АРМІЯINFORM']</text:p>
      <text:p text:style-name="P4">
时间: 2023-03-29T34:00:00-04:00</text:p>
      <text:p text:style-name="P4">
描述: 关于乌克兰Oleksii Reznikov的TSE Minstroke，他在TVITTER上写了自己的Storinzi。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2/reznikov-04-1.jpg" text:style-name="Internet_20_link" text:visited-style-name="Visited_20_Internet_20_Link">
reznikov-04-1.jpg</text:a>
']</text:p>
      <text:p text:style-name="P4">
标签: ['STOPRUSSIA', 'ВІЙСЬКОВА ДОПОМОГА УКРАЇНІ', 'ВТОРГНЕННЯ РФ', 'ЕСТОНІЯ', 'МІНІСТР ОБОРОНИ УКРАЇНИ ОЛЕКСІЙ РЕЗНІКОВ', 'ОЛЕКСІЙ РЕЗНІКОВ', 'УКРАЇНА-ЕСТОНІЯ']</text:p>
      <text:p text:style-name="P4">
类别: News</text:p>
      <!--METADATA-->
      <text:p text:style-name="P4">
<draw:frame draw:style-name="fr1" draw:name="Image43" text:anchor-type="as-char" svg:width="6.9236in" svg:height="4.615733in" draw:z-index="0">
<draw:image xlink:href="../Images/AРМІЯINFORM/2023-03-29T34-00-00-04-00/reznikov-04-1.jpg" xlink:type="simple" xlink:show="embed" xlink:actuate="onLoad" draw:mime-type="image/jpeg"/>
</draw:frame>
乌克兰国防部Alexei Reznikov</text:p>
      <text:p text:style-name="P4">
关于它，乌克兰国防部长Alexei Reznikov <text:a xlink:type="simple" xlink:href="https://twitter.com/oleksiireznikov/status/1640799963687837696/photo/1" text:style-name="Internet_20_link" text:visited-style-name="Visited_20_Internet_20_Link">
写道</text:a>
在您的Twitter页面上。</text:p>
      <text:p text:style-name="P4">
“在欧洲安全上进行投资的爱沙尼亚的例子激发了人们的启发。 对乌克兰的军事援助已经超过该国GDP的1％。</text:p>
      <text:p text:style-name="P4">
从标枪到榴弹炮，我们从爱沙尼亚朋友那里收到的一切都可以帮助乌克兰军队捍卫乌克兰和整个欧洲。” Oleksiresnikov写道。</text:p>
      <text:p text:style-name="Quotations">

<text:p text:style-name="P4">
爱沙尼亚对欧洲安全投资的例子令人鼓舞。&gt;
爱沙尼亚对乌克兰的军事援助已经超过了&gt;
国家的GDP的1％。 &gt;
我们从标枪到榴弹炮从朋友那里收到的一切，&gt;
帮助&gt;
 <text:a xlink:type="simple" xlink:href="https://twitter.com/hashtag/UAarmy" text:style-name="Internet_20_link" text:visited-style-name="Visited_20_Internet_20_Link">
\ #uaarmy</text:a>
&gt;
捍卫乌克兰和整个欧洲&gt;
 <text:a xlink:type="simple" xlink:href="https://t.co/6Y24MzQyxj" text:style-name="Internet_20_link" text:visited-style-name="Visited_20_Internet_20_Link">
pic.twitter.com/6y24mzqyxj</text:a>
&gt;
&gt;
  -  Oleksiy Reznikov(@oleksireznikov)<text:a xlink:type="simple" xlink:href="https://twitter.com/oleksiireznikov/status/1640799963687837696" text:style-name="Internet_20_link" text:visited-style-name="Visited_20_Internet_20_Link">
3月28日，&gt;
 2023年</text:a>
</text:p>

</text:p>
      <text:p text:style-name="P4">
News Source: <text:a xlink:type="simple" xlink:href="https://armyinform.com.ua/2023/03/29/pryklad-estoniyi-yaka-investuye-v-bezpeku-yevropy-nadyhaye-oleksij-reznikov/" text:style-name="Internet_20_link" text:visited-style-name="Visited_20_Internet_20_Link">
https://armyinform.com.ua/2023/03/29/pryklad-estoniyi-yaka-investuye-v-bezpeku-yevropy-nadyhaye-oleksij-reznikov/</text:a>
</text:p>
      <!--NEWS-->
      <text:h text:style-name="P10" text:outline-level="1">
<text:span text:style-name="T4">
乌克兰的辩护部队反映了57次敌方袭击 - 武装部队的武装部队</text:span>
</text:h>
      <text:p text:style-name="P4">
作者: ['АРМІЯINFORM']</text:p>
      <text:p text:style-name="P4">
时间: 2023-03-29T35:00:00-04:00</text:p>
      <text:p text:style-name="P4">
描述: 在06.00 29桦木2023年，敌人一直是2023年的无聊...与乌克兰2022年的战争，与乌克兰与乌克兰的最新新闻战争，今天与乌克兰2022年的新闻战争，乌克兰和俄罗斯之间的战争会发生战争，什么时候发生战争，什么时候，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artyleriya-sau-pion.jpg" text:style-name="Internet_20_link" text:visited-style-name="Visited_20_Internet_20_Link">
artyleriya-sau-pion.jpg</text:a>
']</text:p>
      <text:p text:style-name="P4">
标签: ['STOPRUSSIA', 'АГРЕСІЯ РФ', 'ВТОРГНЕННЯ РФ', 'ГШ ЗСУ', 'ХРОНІКА ОБОРОНИ']</text:p>
      <text:p text:style-name="P4">
类别: News</text:p>
      <!--METADATA-->
      <text:p text:style-name="P4">
<draw:frame draw:style-name="fr1" draw:name="Image44" text:anchor-type="as-char" svg:width="6.9236in" svg:height="3.894525in" draw:z-index="0">
<draw:image xlink:href="../Images/AРМІЯINFORM/2023-03-29T35-00-00-04-00/artyleriya-sau-pion.jpg" xlink:type="simple" xlink:show="embed" xlink:actuate="onLoad" draw:mime-type="image/jpeg"/>
</draw:frame>
说明性照片<text:span text:style-name="T4">
🔥俄罗斯入侵的情况</text:span>
</text:p>
      <text:p text:style-name="P4">
在2023年3月29日的06.00，敌人造成了18个航空和3次火箭中风(https://www.facebook.com/GeneralStaff.ua/posts/pfbid02JYxk1Mc4f53PFCoGScTXVYyZ5NkysRZVYjg4oRfEeiaFemDdQ9zRmJ3uQd2YavY3l)乌克兰武装部队的总参谋部。 整个乌克兰的火箭和航空罢工的可能性仍然很高，因为敌人仍然是法律。</text:p>
      <text:p text:style-name="P4">
3月28日，由于火箭袭击了Bohodukhkhiv Kharkiv地区的基础设施，平民损坏了私人房屋。</text:p>
      <text:p text:style-name="P4">
敌人专注于在纳利曼斯克，巴赫穆特，阿夫迪夫和玛丽斯基的方向上的进攻行动上的主要努力。 震中的行动仍然是Belogovka，Bakhmut，Avdiivka，Marinka及其周围的环境。在最后一天，专业和协调的行动实习，在最后一天，在这些地区进行了57次敌人攻击。</text:p>
      <text:p text:style-name="P4">
News Source: <text:a xlink:type="simple" xlink:href="https://armyinform.com.ua/2023/03/29/syly-oborony-ukrayiny-bulo-vidbyly-57-atak-protyvnyka-gsh-zsu/" text:style-name="Internet_20_link" text:visited-style-name="Visited_20_Internet_20_Link">
https://armyinform.com.ua/2023/03/29/syly-oborony-ukrayiny-bulo-vidbyly-57-atak-protyvnyka-gsh-zsu/</text:a>
</text:p>
      <!--NEWS-->
      <text:h text:style-name="P10" text:outline-level="1">
<text:span text:style-name="T4">
敌人继续在库尔斯克和贝尔戈罗德地区的边界地区维持军事存在</text:span>
</text:h>
      <text:p text:style-name="P4">
作者: ['АРМІЯINFORM']</text:p>
      <text:p text:style-name="P4">
时间: 2023-03-29T36:00:00-04:00</text:p>
      <text:p text:style-name="P4">
描述: 在Teritarian，Bilorus Trivay，与Pidogotovka Pidrozhiv作战...与乌克兰2022年的战争，与乌克兰的最新新闻战争，今天与乌克兰2022年最后一次与乌克兰的新闻战争，乌克兰和俄罗斯之间的战争将与俄罗斯和俄罗斯之间发生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3/623f40c95f0a4.jpeg" text:style-name="Internet_20_link" text:visited-style-name="Visited_20_Internet_20_Link">
623f40c95f0a4.jpeg</text:a>
']</text:p>
      <text:p text:style-name="P4">
标签: ['STOPRUSSIA', 'АГРЕСІЯ РФ', 'ВТОРГНЕННЯ РФ', 'ГШ ЗСУ']</text:p>
      <text:p text:style-name="P4">
类别: News</text:p>
      <!--METADATA-->
      <text:p text:style-name="P4">
<draw:frame draw:style-name="fr1" draw:name="Image45" text:anchor-type="as-char" svg:width="6.9236in" svg:height="4.32725in" draw:z-index="0">
<draw:image xlink:href="../Images/AРМІЯINFORM/2023-03-29T36-00-00-04-00/623f40c95f0a4.jpeg" xlink:type="simple" xlink:show="embed" xlink:actuate="onLoad" draw:mime-type="image/jpeg"/>
</draw:frame>
说明性照片<text:span text:style-name="T4">
🔥俄罗斯入侵的情况</text:span>
</text:p>
      <text:p text:style-name="P4">
在白俄罗斯共和国领土上，有对俄罗斯联邦武装部队领土部队的战斗训练的措施，<text:a xlink:type="simple" xlink:href="https://www.facebook.com/GeneralStaff.ua/posts/pfbid02JYxk1Mc4f53PFCoGScTXVYyZ5NkysRZVYjg4oRfEeiaFemDdQ9zRmJ3uQd2YavY3l" text:style-name="Internet_20_link" text:visited-style-name="Visited_20_Internet_20_Link">
告知</text:a>
乌克兰武装部队的总参谋部。 敌人继续在库尔斯克和贝尔戈罗德地区的边界区域保持军事发病率。敌人在苏米地区三个定居点以及哈尔基夫的12个定居点开火。</text:p>
      <text:p text:style-name="P4">
News Source: <text:a xlink:type="simple" xlink:href="https://armyinform.com.ua/2023/03/29/vorog-prodovzhuye-zberigaty-vijskovu-prysutnist-u-prykordonnyh-rajonah-kurskoyi-ta-byelgorodskoyi-oblastej/" text:style-name="Internet_20_link" text:visited-style-name="Visited_20_Internet_20_Link">
https://armyinform.com.ua/2023/03/29/vorog-prodovzhuye-zberigaty-vijskovu-prysutnist-u-prykordonnyh-rajonah-kurskoyi-ta-byelgorodskoyi-oblastej/</text:a>
</text:p>
      <!--NEWS-->
      <text:h text:style-name="P10" text:outline-level="1">
<text:span text:style-name="T4">
当俄罗斯入侵者拒绝服从指挥官的指挥官时，有一种趋势</text:span>
</text:h>
      <text:p text:style-name="P4">
作者: ['АРМІЯINFORM']</text:p>
      <text:p text:style-name="P4">
时间: 2023-03-29T37:00:00-04:00</text:p>
      <text:p text:style-name="P4">
描述: Ostenim将洒趋势，如果Zagarbniki受伤...与乌克兰2022年的战争，与乌克兰的最新新闻战争，今天与乌克兰2022年的新闻战争，乌克兰和俄罗斯之间的战争以及与乌克兰的战争将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2/04/okupanty-rf.jpg" text:style-name="Internet_20_link" text:visited-style-name="Visited_20_Internet_20_Link">
okupanty-rf.jpg</text:a>
']</text:p>
      <text:p text:style-name="P4">
标签: ['STOPRUSSIA', 'АГРЕСІЯ РФ', 'ВТОРГНЕННЯ РФ', 'ГШ ЗСУ']</text:p>
      <text:p text:style-name="P4">
类别: News</text:p>
      <!--METADATA-->
      <text:p text:style-name="P4">
<draw:frame draw:style-name="fr1" draw:name="Image46" text:anchor-type="as-char" svg:width="6.9236in" svg:height="3.226836in" draw:z-index="0">
<draw:image xlink:href="../Images/AРМІЯINFORM/2023-03-29T37-00-00-04-00/okupanty-rf.jpg" xlink:type="simple" xlink:show="embed" xlink:actuate="onLoad" draw:mime-type="image/jpeg"/>
</draw:frame>
说明性照片</text:p>
      <text:p text:style-name="P4">
最近，当俄罗斯入侵者被称为指挥官时，已经有一种趋势，<text:a xlink:type="simple" xlink:href="https://www.facebook.com/GeneralStaff.ua/posts/pfbid02JYxk1Mc4f53PFCoGScTXVYyZ5NkysRZVYjg4oRfEeiaFemDdQ9zRmJ3uQd2YavY3l" text:style-name="Internet_20_link" text:visited-style-name="Visited_20_Internet_20_Link">
告知</text:a>
乌克兰武装部队的总参谋部。 例如，今年3月23日，由于拒绝执行不幸的任务，志愿者组合“ Nevsky”和“退伍军人”单位的70人被解除了武装，并交付给了Donetsk地区的Makeevka。 3月25日发生了类似的案件，以执行该命令，拒绝了朝着Avdeevsky方向运作的敌方情报公司的个人组成。</text:p>
      <text:p text:style-name="P4">
敌人继续愤世嫉俗地使用临时占领地区的医疗机构出于自己的目的。 因此，Belovodsk Luhansk地区的当地医院配备了一家军事医院的200张床位。</text:p>
      <text:p text:style-name="P4">
News Source: <text:a xlink:type="simple" xlink:href="https://armyinform.com.ua/2023/03/29/sposterigayetsya-tendencziya-koly-rosijski-zagarbnyky-vidmovlyayutsya-vykonuvaty-nakazy-komandyriv/" text:style-name="Internet_20_link" text:visited-style-name="Visited_20_Internet_20_Link">
https://armyinform.com.ua/2023/03/29/sposterigayetsya-tendencziya-koly-rosijski-zagarbnyky-vidmovlyayutsya-vykonuvaty-nakazy-komandyriv/</text:a>
</text:p>
      <!--NEWS-->
      <text:h text:style-name="P10" text:outline-level="1">
<text:span text:style-name="T4">
敌人围绕巴赫穆特（Bakhmut）的主题积累媒体努力。 如何抵消 - 安娜画家的解释</text:span>
</text:h>
      <text:p text:style-name="P4">
作者: ['АРМІЯINFORM']</text:p>
      <text:p text:style-name="P4">
时间: 2023-03-29T38:00:00-04:00</text:p>
      <text:p text:style-name="P4">
描述: Vorog是其高级高级需求的Hijahi集中度的俯卧，与乌克兰2022年的战争，与乌克兰的最新新闻，今天与乌克兰的新闻战争，乌克兰2022年的新闻战争，乌克兰和俄罗斯之间的战争会发生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2/12/5f9a1756-e1680080755799.jpg" text:style-name="Internet_20_link" text:visited-style-name="Visited_20_Internet_20_Link">
5f9a1756-e1680080755799.jpg</text:a>
']</text:p>
      <text:p text:style-name="P4">
标签: ['STOPRUSSIA', 'АГРЕСІЯ РФ', 'БАХМУТ', 'ВОРОЖА ІПСО', 'ВТОРГНЕННЯ РФ', 'ГАННА МАЛЯР']</text:p>
      <text:p text:style-name="P4">
类别: News</text:p>
      <!--METADATA-->
      <text:p text:style-name="P4">
<draw:frame draw:style-name="fr1" draw:name="Image47" text:anchor-type="as-char" svg:width="6.9236in" svg:height="4.219069in" draw:z-index="0">
<draw:image xlink:href="../Images/AРМІЯINFORM/2023-03-29T38-00-00-04-00/5f9a1756-e1680080755799.jpg" xlink:type="simple" xlink:show="embed" xlink:actuate="onLoad" draw:mime-type="image/jpeg"/>
</draw:frame>
安娜画家。 照片：Nazarvoloshin /陆军</text:p>
      <text:p text:style-name="P4">
敌人继续集中他在纳巴穆特方向上最大的进攻能力。 同时，他们积累了对巴赫穆特(Bakhmut)战斗主题的所有媒体努力。 实际上，敌对行动的信息和心理依恋外观。</text:p>
      <text:p text:style-name="P4">
关于它<text:a xlink:type="simple" xlink:href="https://t.me/annamaliar/600" text:style-name="Internet_20_link" text:visited-style-name="Visited_20_Internet_20_Link">
写</text:a>
乌克兰国防部副部长安娜·马里亚尔(Anna Malyar)在电报中。</text:p>
      <text:p text:style-name="P4">
敌人目前正在锻炼中等的三个任务：</text:p>
      <text:p text:style-name="P4">
<text:span text:style-name="T5">
破坏了我们社会和军事司令部的信任； </text:span>
动机和心理上削弱我们的军队； *激发了我们的军事领导，以错误的行动。</text:p>
      <text:p text:style-name="P4">
为此，他们试图改变巴赫穆特(Bakhmut)主题的重音，并消除我们的优势是合理且合理的运营计划。 流离失所的口音是将Bakhmut视为世界末日事件，并在“之前”和“之后”进行现实主义者的划分。</text:p>
      <text:p text:style-name="P4">
这种心理技巧被用来暗示敌人inaret的所需想法。 当社会将巴赫穆特的战斗视为将在整个过程中影响战争进程的一个因素时，它使敌人能够为他们促进Winfopol的情景。</text:p>
      <text:p text:style-name="P4">
“终结”的方法过度受伤，使敌人的计划吓坏了社会，以开始迫使军事政治领导力停止防御。</text:p>
      <text:p text:style-name="P4">
这是IPSO的纯粹形式，以影响军事决策。</text:p>
      <text:p text:style-name="P4">
现在哪些消息正在使用敌人：</text:p>
      <text:p text:style-name="P4">
<text:span text:style-name="T5">
据称决定保留巴赫穆特政治； </text:span>
似乎巴赫穆特没有意义，几乎所有东西都被包围了。 *据称，乌克兰战斗人员的英雄主义受到乌克兰宣传的煽动。</text:p>
      <text:p text:style-name="P4">
俄罗斯IPSO在巴赫穆特(Bakhmut)中无限利用的两个名称是什么：</text:p>
      <text:p text:style-name="P4">
<text:span text:style-name="T5">
乌克兰总统； </text:span>
亚历山大·西尔斯基上校的总司令。</text:p>
      <text:p text:style-name="P4">
为了破坏对他们的信心，并在国家军事领导层发生冲突。 毕竟，俄罗斯的触摸并不是写着军事决定是通过善良做出的。 由武装部队总参谋长的达拉恰司令指挥官 - 在武装部队总参谋部的总司令领导。 此外，他不断遇到指挥官-In -in -in -tief的池塘，这也随着所有交战执法机构的参与而做出的行动决定。</text:p>
      <text:p text:style-name="P4">
<text:span text:style-name="T4">
那么，真的会发生什么，我应该如何获取有关Ubakhmuti战斗的信息？</text:span>
</text:p>
      <text:p text:style-name="P4">
这是一个积极的战争阶段。 与东方其他指示一样活跃，2023年1月是大型敌人的进攻。目前，Bakhmut的辩护是由于行动性的可行性所致，这些决定得到了有能力，周到和旨在实施当前国防罐头的批准。</text:p>
      <text:p text:style-name="P4">
什么可以是防御任务：</text:p>
      <text:p text:style-name="P4">
<text:span text:style-name="T5">
维护占领边界和位置； </text:span>
防止敌人的晋升深入领土； <text:span text:style-name="T5">
考虑重大损失； </text:span>
为反性创造条件。</text:p>
      <text:p text:style-name="P4">
只要我们需要从军事防御问题的意识来看，Bakhmut就会被辩护。 这是我们的军事命令，非俄罗斯IPSO仍将决定对巴赫穆特的辩护。</text:p>
      <text:p text:style-name="P4">
<text:span text:style-name="T4">
和敌人最不愉快的信息。</text:span>
 bakhmut战斗不是启示录。 这是一场强大的乌克兰军队在针对俄罗斯联邦的战争中的一个英勇页面。</text:p>
      <text:p text:style-name="P4">
News Source: <text:a xlink:type="simple" xlink:href="https://armyinform.com.ua/2023/03/29/vorog-akumulyuye-medijni-zusyllya-dovkola-temy-boyiv-za-bahmut-yak-czomu-protydiyaty-rozyasnennya-ganny-malyar/" text:style-name="Internet_20_link" text:visited-style-name="Visited_20_Internet_20_Link">
https://armyinform.com.ua/2023/03/29/vorog-akumulyuye-medijni-zusyllya-dovkola-temy-boyiv-za-bahmut-yak-czomu-protydiyaty-rozyasnennya-ganny-malyar/</text:a>
</text:p>
      <!--NEWS-->
      <text:h text:style-name="P10" text:outline-level="1">
<text:span text:style-name="T4">
国防军每天消除了600多名入侵者，并摧毁了7个坦克</text:span>
</text:h>
      <text:p text:style-name="P4">
作者: ['АРМІЯINFORM']</text:p>
      <text:p text:style-name="P4">
时间: 2023-03-29T39:00:00-04:00</text:p>
      <text:p text:style-name="P4">
描述: Zagalni Boyov，将敌人于02.24.22至03/29/23 Orintovo成为：...与乌克兰2022的战争，与乌克兰的最新新闻，今天与乌克兰的新闻战争，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3/bc5ef13c-cb93-4cc4-95b0-b9a7b82c8e73-scaled.jpg" text:style-name="Internet_20_link" text:visited-style-name="Visited_20_Internet_20_Link">
bc5ef13c-cb93-4cc4-95b0-b9a7b82c8e73-scaled.jpg</text:a>
']</text:p>
      <text:p text:style-name="P4">
标签: ['STOPRUSSIA', 'АГРЕСІЯ РФ', 'ВТОРГНЕННЯ РФ', 'ВТРАТИ ВОРОГА', 'ГШ ЗСУ']</text:p>
      <text:p text:style-name="P4">
类别: News</text:p>
      <!--METADATA-->
      <text:p text:style-name="P4">
<draw:frame draw:style-name="fr1" draw:name="Image48" text:anchor-type="as-char" svg:width="6.9236in" svg:height="6.987066in" draw:z-index="0">
<draw:image xlink:href="../Images/AРМІЯINFORM/2023-03-29T39-00-00-04-00/bc5ef13c-cb93-4cc4-95b0-b9a7b82c8e73-scaled.jpg" xlink:type="simple" xlink:show="embed" xlink:actuate="onLoad" draw:mime-type="image/jpeg"/>
</draw:frame>
敌人的总损失从24.02.22到29.03.23将以朝向：</text:p>
      <text:p text:style-name="P4">
<text:span text:style-name="T4">
<text:span text:style-name="T5">
人员 -  </text:span>
* 172340(+610)淘汰的人</text:span>
<text:span text:style-name="T5">
坦克 -  </text:span>
<text:span text:style-name="T5">
 3609(+7)</text:span>
<text:span text:style-name="T4">
战斗装甲车 -  </text:span>
 6966(0)<text:span text:style-name="T4">
<text:span text:style-name="T5">
炮兵系统 -  </text:span>
<text:span text:style-name="T5">
 2659(+6)</text:span>
 </text:span>
 rszv- <text:span text:style-name="T4">
 526(+1)</text:span>
<text:span text:style-name="T5">
防空 -  </text:span>
<text:span text:style-name="T5">
 277(0)</text:span>
<text:span text:style-name="T4">
飞机 -  </text:span>
 306(+1)<text:span text:style-name="T4">
<text:span text:style-name="T5">
直升机 -  </text:span>
* 291(0)</text:span>
<text:span text:style-name="T5">
无人机手术战术水平 -  </text:span>
<text:span text:style-name="T5">
 2239(+4)</text:span>
<text:span text:style-name="T4">
有翼的导弹 -  </text:span>
 911(0)<text:span text:style-name="T4">
<text:span text:style-name="T5">
船 /船 -  </text:span>
* 18(0)</text:span>
<text:span text:style-name="T5">
汽车设备和坦克 -  </text:span>
<text:span text:style-name="T5">
 5507(+5)</text:span>
<text:span text:style-name="T4">
特殊设备 -  </text:span>
 288(+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9.03.23。</text:p>
      <text:p text:style-name="P4">
News Source: <text:a xlink:type="simple" xlink:href="https://armyinform.com.ua/2023/03/29/syly-oborony-za-dobu-likviduvaly-ponad-600-okupantiv-i-znyshhyly-7-tankiv/" text:style-name="Internet_20_link" text:visited-style-name="Visited_20_Internet_20_Link">
https://armyinform.com.ua/2023/03/29/syly-oborony-za-dobu-likviduvaly-ponad-600-okupantiv-i-znyshhyly-7-tankiv/</text:a>
</text:p>
      <!--NEWS-->
      <text:h text:style-name="P10" text:outline-level="1">
<text:span text:style-name="T4">
乌克兰军方在巴赫穆特（Bakhmut）领导下摧毁了俄罗斯的苏24</text:span>
</text:h>
      <text:p text:style-name="P4">
作者: ['АРМІЯINFORM']</text:p>
      <text:p text:style-name="P4">
时间: 2023-03-29T40:00:00-04:00</text:p>
      <text:p text:style-name="P4">
描述: 俄罗斯轰炸机ZS乌克兰派德拉尼亚（ZS Ukrainian Piddrazhennya）的命令...与乌克兰2022年的战争，与乌克兰的最新新闻，《今日与乌克兰的新闻》 2022年，乌克兰与乌克兰的新闻战争，乌克兰与俄罗斯与俄罗斯与俄罗斯与俄罗斯与俄罗斯与俄罗斯之间的战争将会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karta-bojovyh-dij-v-ukrayini-15.02.2023-onlajn-792x446-1.jpg" text:style-name="Internet_20_link" text:visited-style-name="Visited_20_Internet_20_Link">
karta-bojovyh-dij-v-ukrayini-15.02.2023-onlajn-792x446-1.jpg</text:a>
']</text:p>
      <text:p text:style-name="P4">
标签: ['STOPRUSSIA', 'АГРЕСІЯ РФ', 'ВОРОЖИЙ БОМБАРДУВАЛЬНИК', 'ВТРАТИ ВОРОГА', 'КОМАНДУВАННЯ ПС ЗСУ', 'СУ-24М', 'ХРОНІКА ОБОРОНИ']</text:p>
      <text:p text:style-name="P4">
类别: News</text:p>
      <!--METADATA-->
      <text:p text:style-name="P4">
<draw:frame draw:style-name="fr1" draw:name="Image49" text:anchor-type="as-char" svg:width="6.9236in" svg:height="3.898896in" draw:z-index="0">
<draw:image xlink:href="../Images/AРМІЯINFORM/2023-03-29T40-00-00-04-00/karta-bojovyh-dij-v-ukrayini-15.02.2023-onlajn-792x446-1.jpg" xlink:type="simple" xlink:show="embed" xlink:actuate="onLoad" draw:mime-type="image/jpeg"/>
</draw:frame>
乌克兰空军的指挥证实了俄罗斯巴赫穆特的毁灭。</text:p>
      <text:p text:style-name="P4">
这在[消息]中说明了(https://www.facebook.com/kpszsu/posts/pfbid027K61UsER4KQfo8GdddWkSaKNH6F432xqXdDTj8VGEjLxdx8WFxJ8LDhngBZY8sh3l)武装部队的命令。</text:p>
      <text:p text:style-name="P4">
“在2023年3月29日，乌克兰空军的防空导弹部队被俄罗斯Su-2400万轰炸机摧毁，”  - 说。</text:p>
      <text:p text:style-name="P4">
该命令阐明了它发生在Bakhmut方向01:30左右。</text:p>
      <text:p text:style-name="P4">
News Source: <text:a xlink:type="simple" xlink:href="https://armyinform.com.ua/2023/03/29/ukrayinski-vijskovi-znyshhyly-rosijskyj-su-24-pid-bahmutom/" text:style-name="Internet_20_link" text:visited-style-name="Visited_20_Internet_20_Link">
https://armyinform.com.ua/2023/03/29/ukrayinski-vijskovi-znyshhyly-rosijskyj-su-24-pid-bahmutom/</text:a>
</text:p>
      <!--NEWS-->
      <text:h text:style-name="P10" text:outline-level="1">
<text:span text:style-name="T4">
在乌克兰沉默的时刻</text:span>
</text:h>
      <text:p text:style-name="P4">
作者: ['АРМІЯINFORM']</text:p>
      <text:p text:style-name="P4">
时间: 2023-03-29T41: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50" text:anchor-type="as-char" svg:width="6.9236in" svg:height="3.895992in" draw:z-index="0">
<draw:image xlink:href="../Images/AРМІЯINFORM/2023-03-29T41-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3/29/v-ukrayini-hvylyna-movchannya/" text:style-name="Internet_20_link" text:visited-style-name="Visited_20_Internet_20_Link">
https://armyinform.com.ua/2023/03/29/v-ukrayini-hvylyna-movchannya/</text:a>
</text:p>
      <!--NEWS-->
      <text:h text:style-name="P10" text:outline-level="1">
<text:span text:style-name="T4">
法国认识到乌克兰人民种族灭绝的holodomor</text:span>
</text:h>
      <text:p text:style-name="P4">
作者: ['АРМІЯINFORM']</text:p>
      <text:p text:style-name="P4">
时间: 2023-03-29T42:00:00-04:00</text:p>
      <text:p text:style-name="P4">
描述: 1932  -  1933年弗朗西亚沃夫·霍洛多尔（Franziyavov Holodomor）的议会与乌克兰人民的种族灭绝。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1669455905_ca1c9653-c77e-4e2d-95d7-ff68425d7122_w1200_r1.jpg" text:style-name="Internet_20_link" text:visited-style-name="Visited_20_Internet_20_Link">
1669455905_ca1c9653-c77e-4e2d-95d7-ff68425d7122_w1200_r1.jpg</text:a>
']</text:p>
      <text:p text:style-name="P4">
标签: ['STOPRUSSIA', 'ВИЗНАННЯ ГОЛОДОМОРУ ГЕНОЦИДОМ', 'ФРАНЦІЯ']</text:p>
      <text:p text:style-name="P4">
类别: News</text:p>
      <!--METADATA-->
      <text:p text:style-name="P4">
<draw:frame draw:style-name="fr1" draw:name="Image51" text:anchor-type="as-char" svg:width="6.9236in" svg:height="3.894525in" draw:z-index="0">
<draw:image xlink:href="../Images/AРМІЯINFORM/2023-03-29T42-00-00-04-00/1669455905_ca1c9653-c77e-4e2d-95d7-ff68425d7122_w1200_r1.jpg" xlink:type="simple" xlink:show="embed" xlink:actuate="onLoad" draw:mime-type="image/jpeg"/>
</draw:frame>
法国议会认识到乌克兰纳罗德(Narode)种族灭绝的1932  -  1933年的holodomor。</text:p>
      <text:p text:style-name="P4">
关于它<text:a xlink:type="simple" xlink:href="https://twitter.com/ZelenskyyUa/status/1640774086694412296" text:style-name="Internet_20_link" text:visited-style-name="Visited_20_Internet_20_Link">
报告</text:a>
乌克兰Volodymyr Zelenskyy的总裁在他的Twitter中。</text:p>
      <text:p text:style-name="P4">
国家元首指出，这种认可是重要和具有里程碑意义的。</text:p>
      <text:p text:style-name="P4">
“我们感谢对极权俄罗斯的犯罪(过去的大师)的巨大贡献。 在建立真理和正义，因此是责任。 谢谢法国!”  - 在帖子中。</text:p>
      <text:p text:style-name="P4">
News Source: <text:a xlink:type="simple" xlink:href="https://armyinform.com.ua/2023/03/29/francziya-vyznala-golodomor-genoczydom-ukrayinskogo-narodu/" text:style-name="Internet_20_link" text:visited-style-name="Visited_20_Internet_20_Link">
https://armyinform.com.ua/2023/03/29/francziya-vyznala-golodomor-genoczydom-ukrayinskogo-narodu/</text:a>
</text:p>
      <!--NEWS-->
      <text:h text:style-name="P10" text:outline-level="1">
<text:span text:style-name="T4">
Rashists-重新融合部将超过19,000名乌克兰儿童非法驱逐到俄罗斯</text:span>
</text:h>
      <text:p text:style-name="P4">
作者: ['АРМІЯINFORM']</text:p>
      <text:p text:style-name="P4">
时间: 2023-03-29T43:00:00-04:00</text:p>
      <text:p text:style-name="P4">
描述: 国家格式 -  Zabitiyi的Forman Bureau，Actulizuvati Danius关于非法的...与乌克兰2022年的战争，与乌克兰的最新新闻，今天与乌克兰的新闻，乌克兰2022年上次与乌克兰的新闻战争，乌克兰和俄罗斯与俄罗斯之间以及俄罗斯之间的战争，以及当，当俄罗斯与俄罗斯之间的战争以及当，当，当，当俄罗斯和俄罗斯战争时他们说，乌克兰在2022年将是与乌克兰的战争</text:p>
      <text:p text:style-name="P4">
图片: ['<text:a xlink:type="simple" xlink:href="https://armyinform.com.ua/wp-content/uploads/2023/03/dity6.jpeg" text:style-name="Internet_20_link" text:visited-style-name="Visited_20_Internet_20_Link">
dity6.jpeg</text:a>
']</text:p>
      <text:p text:style-name="P4">
标签: ['STOPRUSSIA', 'АГРЕСІЯ РФ', 'ВТОРГНЕННЯ РФ', 'ДЕПОРТАЦІЯ УКРАЇНСЬКИХ ДІТЕЙ', 'МІНРЕІНТЕГРАЦІЇ']</text:p>
      <text:p text:style-name="P4">
类别: News</text:p>
      <!--METADATA-->
      <text:p text:style-name="P4">
<draw:frame draw:style-name="fr1" draw:name="Image52" text:anchor-type="as-char" svg:width="6.9236in" svg:height="3.63489in" draw:z-index="0">
<draw:image xlink:href="../Images/AРМІЯINFORM/2023-03-29T43-00-00-04-00/dity6.jpeg" xlink:type="simple" xlink:show="embed" xlink:actuate="onLoad" draw:mime-type="image/jpeg"/>
</draw:frame>
国家信息局继续收集和实现俄罗斯儿童驱逐的乌克兰儿童的数据。 根据国家信息局的最新数据，19 514名乌克兰儿童被认为是非法被驱逐出境的。</text:p>
      <text:p text:style-name="P4">
关于它<text:a xlink:type="simple" xlink:href="https://minre.gov.ua/2023/03/28/naczionalne-informaczijne-byuro-nakopychuye-dani-pro-deportovanyh-ukrayinskyh-ditej/" text:style-name="Internet_20_link" text:visited-style-name="Visited_20_Internet_20_Link">
报告</text:a>
乌克兰暂时占领领土重新融入独立部。</text:p>
      <text:p text:style-name="P4">
众所周知，临时占领的领土和俄罗斯有4,390名儿童，其中包括被剥夺父母护理的孤儿和儿童。</text:p>
      <text:p text:style-name="P4">
每天，国家信息局都会更新有关门户网站的信息。 乌克兰和国际调查人员将使用该集会来承担肇事者在非法驱逐乌克兰儿童中的责任。</text:p>
      <text:p text:style-name="P4">
广义数据发布在州门户网站上“ <text:a xlink:type="simple" xlink:href="https://childrenofwar.gov.ua/" text:style-name="Internet_20_link" text:visited-style-name="Visited_20_Internet_20_Link">
divital</text:a>
”。 OGP，SBU，外部情报服务，国家警察，公共组织等总裁办公室参与了他们的收集和分析。</text:p>
      <text:p text:style-name="P4">
重返社会部提醒您：如果您知道非法驱逐出境，请在24小时的NIB热线上报告：</text:p>
      <ul>
        <li>
16-48和(044)287-81-65 *或[Telegram]中的聊天机器人(https://t.me/nib_uncp_bot)和<text:a xlink:type="simple" xlink:href="http://www.viber.com/nib_uncp_bot" text:style-name="Internet_20_link" text:visited-style-name="Visited_20_Internet_20_Link">
Viber</text:a>
.</li>
      </ul>
      <text:p text:style-name="P4">
News Source: <text:a xlink:type="simple" xlink:href="https://armyinform.com.ua/2023/03/29/u-rosiyu-rashysty-nezakonno-deportuvaly-ponad-19-tysyach-ukrayinskyh-ditej-minreintegracziyi/" text:style-name="Internet_20_link" text:visited-style-name="Visited_20_Internet_20_Link">
https://armyinform.com.ua/2023/03/29/u-rosiyu-rashysty-nezakonno-deportuvaly-ponad-19-tysyach-ukrayinskyh-ditej-minreintegracziyi/</text:a>
</text:p>
      <!--NEWS-->
      <text:h text:style-name="P10" text:outline-level="1">
<text:span text:style-name="T4">
乌克兰停止与白俄罗斯和俄罗斯联邦的边界合作</text:span>
</text:h>
      <text:p text:style-name="P4">
作者: ['АРМІЯINFORM']</text:p>
      <text:p text:style-name="P4">
时间: 2023-03-29T44:00:00-04:00</text:p>
      <text:p text:style-name="P4">
描述: 乌克兰总统主席的分离是关于摇摇欲坠的普里科多诺诺伊·斯皮维特里特维维（Prikordonnoye Spivrotytritvai）...与乌克兰2022年的战争，与乌克兰的最新新闻，《与乌克兰2022年的新闻战争》，今天在今天，乌克兰和俄罗斯与俄罗斯和俄罗斯之间的战争将会他们说，当2022年与乌克兰的战争将在2022年举行时，是否会在不久的将来与乌克兰进行战争，他们说，与乌克兰的战争，今天的乌克兰新闻，乌克兰的新闻，乌克兰媒体在俄罗斯的乌克兰新闻</text:p>
      <text:p text:style-name="P4">
图片: ['<text:a xlink:type="simple" xlink:href="https://armyinform.com.ua/wp-content/uploads/2023/03/57_main-v1680062283.jpg" text:style-name="Internet_20_link" text:visited-style-name="Visited_20_Internet_20_Link">
57_main-v1680062283.jpg</text:a>
']</text:p>
      <text:p text:style-name="P4">
标签: ['ІГОР КЛИМЕНКО', 'КАБІНЕТ МІНІСТРІВ УКРАЇНИ', 'МЕМОРАНДУМ', 'ПРИКОРДОННЕ СПІВРОБІТНИЦТВО']</text:p>
      <text:p text:style-name="P4">
类别: News</text:p>
      <!--METADATA-->
      <text:p text:style-name="P4">
<draw:frame draw:style-name="fr1" draw:name="Image53" text:anchor-type="as-char" svg:width="6.9236in" svg:height="4.61903in" draw:z-index="0">
<draw:image xlink:href="../Images/AРМІЯINFORM/2023-03-29T44-00-00-04-00/57_main-v1680062283.jpg" xlink:type="simple" xlink:show="embed" xlink:actuate="onLoad" draw:mime-type="image/jpeg"/>
</draw:frame>
政府批准了《总统法令终止乌克兰与俄罗斯和白俄罗斯的边境管理》项目。</text:p>
      <text:p text:style-name="P4">
如<text:a xlink:type="simple" xlink:href="https://www.kmu.gov.ua/news/uriad-skhvalyv-ukaz-prezydenta-pro-prypynennia-prykordonnoho-spivrobitnytstva-ukrainy-z-rosiieiu-ta-bilorussiu" text:style-name="Internet_20_link" text:visited-style-name="Visited_20_Internet_20_Link">
报告</text:a>
政府门户的这一决定旨在批准乌克兰总统终止乌克兰与俄罗斯在边境事务合作与互动的协议之间的协议，并从国内贝洛鲁斯的合作备忘录中的vid乌克兰，乌克兰终止了乌克兰的协议。俄罗斯联邦和乌克兰。</text:p>
      <text:p text:style-name="P4">
乌克兰·伊戈尔·克里姆伦科(Ukraine Igor Klimenko)内政部长告诉内阁大臣，在内阁会议上做出这样的决定。 特别是，有必要终止乌克兰国际条约，负责维也纳《国际条约国际条约国际条约乌克兰国际条约》的规定，与情况的根本变化和系统失败有关遵守乌克兰。</text:p>
      <text:p text:style-name="P4">
伊戈尔·克里姆伦科(Igor Klimenko)总结说：“采用这样的法令将使乌克兰一方可以通过终止上述塔米卢姆协议所需的内部国家程序来执行。”</text:p>
      <text:p text:style-name="P4">
News Source: <text:a xlink:type="simple" xlink:href="https://armyinform.com.ua/2023/03/29/ukrayina-prypynyaye-prykordonne-spivrobitnycztvo-z-bilorussyu-ta-rf/" text:style-name="Internet_20_link" text:visited-style-name="Visited_20_Internet_20_Link">
https://armyinform.com.ua/2023/03/29/ukrayina-prypynyaye-prykordonne-spivrobitnycztvo-z-bilorussyu-ta-rf/</text:a>
</text:p>
      <!--NEWS-->
      <text:h text:style-name="P10" text:outline-level="1">
<text:span text:style-name="T4">
白天，救援人员已将近200次离开，以消除敌人炮击的后果</text:span>
</text:h>
      <text:p text:style-name="P4">
作者: ['АРМІЯINFORM']</text:p>
      <text:p text:style-name="P4">
时间: 2023-03-29T45:00:00-04:00</text:p>
      <text:p text:style-name="P4">
描述: 上一次，乌克兰Zvozvichahi的持有人服务28棵桦树……与乌克兰2022年的战争，与乌克兰的最新新闻战争，今天与乌克兰2022年的新闻战争，乌克兰和俄罗斯之间的战争是否会发生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54" text:anchor-type="as-char" svg:width="6.9236in" svg:height="4.592655in" draw:z-index="0">
<draw:image xlink:href="../Images/AРМІЯINFORM/2023-03-29T45-00-00-04-00/ac9232d099cb3d54f7d73ef2deca81a2_l.jpg" xlink:type="simple" xlink:show="embed" xlink:actuate="onLoad" draw:mime-type="image/jpeg"/>
</draw:frame>
说明性照片</text:p>
      <text:p text:style-name="P4">
在3月28日<text:span text:style-name="T4">
的最后一天，</text:span>
乌克兰公务员的不确定情况的师<text:span text:style-name="T4">
 198偏离</text:span>
，以消除定居点和基础设施的居民的后果。 消除了2次大火，为189人提供了心理帮助。</text:p>
      <text:p text:style-name="P4">
这在[消息]中说明了(https://dsns.gov.ua/uk/news/nadzvicaini-podiyi/operativna-informaciia-dsns-shhodo-naslidkiv-vedennia-boiovix-dii-rosiiskoiu-federacijeiu-109)乌克兰的SES。</text:p>
      <text:p text:style-name="P4">
参考：86 532次旅行以消除战争开始以来的后果，消除了14次227次大火，救出了3,971人，提供了207 589人。</text:p>
      <text:p text:style-name="P4">
News Source: <text:a xlink:type="simple" xlink:href="https://armyinform.com.ua/2023/03/29/za-dobu-ryatuvalnyky-majzhe-dvisti-raziv-vyyizdyly-na-likvidacziyu-naslidkiv-vorozhyh-obstriliv/" text:style-name="Internet_20_link" text:visited-style-name="Visited_20_Internet_20_Link">
https://armyinform.com.ua/2023/03/29/za-dobu-ryatuvalnyky-majzhe-dvisti-raziv-vyyizdyly-na-likvidacziyu-naslidkiv-vorozhyh-obstriliv/</text:a>
</text:p>
      <!--NEWS-->
      <text:h text:style-name="P10" text:outline-level="1">
<text:span text:style-name="T4">
根据日内瓦公约的要求，俄罗斯战俘维护</text:span>
</text:h>
      <text:p text:style-name="P4">
作者: ['АРМІЯINFORM']</text:p>
      <text:p text:style-name="P4">
时间: 2023-03-29T46:00:00-04:00</text:p>
      <text:p text:style-name="P4">
描述: VIDPOVID DMITROV DMITRO LUBINETS人民权利权利的要求请求Dopovyi Chodo Podvodennya Z ...与乌克兰2022年的战争，与乌克兰的最新新闻，与乌克兰的新闻，与乌克兰2022年的新闻战争，今天将在今天发动战争，将在今天发动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3/1-101.jpg" text:style-name="Internet_20_link" text:visited-style-name="Visited_20_Internet_20_Link">
1-101.jpg</text:a>
', '<text:a xlink:type="simple" xlink:href="https://armyinform.com.ua/wp-content/uploads/2023/03/6-52-150x150.jpg" text:style-name="Internet_20_link" text:visited-style-name="Visited_20_Internet_20_Link">
6-52-150x150.jpg</text:a>
', '<text:a xlink:type="simple" xlink:href="https://armyinform.com.ua/wp-content/uploads/2023/03/2-96-150x150.jpg" text:style-name="Internet_20_link" text:visited-style-name="Visited_20_Internet_20_Link">
2-96-150x150.jpg</text:a>
', '<text:a xlink:type="simple" xlink:href="https://armyinform.com.ua/wp-content/uploads/2023/03/3-84-150x150.jpg" text:style-name="Internet_20_link" text:visited-style-name="Visited_20_Internet_20_Link">
3-84-150x150.jpg</text:a>
', '<text:a xlink:type="simple" xlink:href="https://armyinform.com.ua/wp-content/uploads/2023/03/4-75-150x150.jpg" text:style-name="Internet_20_link" text:visited-style-name="Visited_20_Internet_20_Link">
4-75-150x150.jpg</text:a>
', '<text:a xlink:type="simple" xlink:href="https://armyinform.com.ua/wp-content/uploads/2023/03/5-58-150x150.jpg" text:style-name="Internet_20_link" text:visited-style-name="Visited_20_Internet_20_Link">
5-58-150x150.jpg</text:a>
', '<text:a xlink:type="simple" xlink:href="https://armyinform.com.ua/wp-content/uploads/2023/03/7-43-150x150.jpg" text:style-name="Internet_20_link" text:visited-style-name="Visited_20_Internet_20_Link">
7-43-150x150.jpg</text:a>
', '<text:a xlink:type="simple" xlink:href="https://armyinform.com.ua/wp-content/uploads/2023/03/8-35-150x150.jpg" text:style-name="Internet_20_link" text:visited-style-name="Visited_20_Internet_20_Link">
8-35-150x150.jpg</text:a>
']</text:p>
      <text:p text:style-name="P4">
标签: ['ДМИТРО ЛУБІНЕЦЬ', 'ЖЕНЕВСЬКА КОНВЕНЦІЯ', 'ООН', 'УПОВНОВАЖЕНИЙ З ПРАВ ЛЮДИНИ', 'УТРИМАННЯ ВІЙСЬКОВОПОЛОНЕНИХ']</text:p>
      <text:p text:style-name="P4">
类别: News</text:p>
      <!--METADATA-->
      <text:p text:style-name="P4">
<draw:frame draw:style-name="fr1" draw:name="Image55" text:anchor-type="as-char" svg:width="6.9236in" svg:height="5.411947in" draw:z-index="0">
<draw:image xlink:href="../Images/AРМІЯINFORM/2023-03-29T46-00-00-04-00/1-101.jpg" xlink:type="simple" xlink:show="embed" xlink:actuate="onLoad" draw:mime-type="image/jpeg"/>
</draw:frame>
人权事务专员德米特里·卢比尼特(Dmitry Lubinets)回应了与战俘的报告，该囚犯是由联合国监督任务在乌克兰出版的，报道了该办公室授权囚犯的办公室办公室工作人员最近监测的办公室工作人员的结果。</text:p>
      <text:p text:style-name="P4">
关于它的dmitry lubinets <text:a xlink:type="simple" xlink:href="https://t.me/dmytro_lubinetzs/1999" text:style-name="Internet_20_link" text:visited-style-name="Visited_20_Internet_20_Link">
写</text:a>
Utelegram-innell。</text:p>
      <text:p text:style-name="P4">
在监测过程中，检查了俄罗斯兵役的维护条件，其营养，对日内瓦公约保证的其他权利的医疗支持的可用性。</text:p>
      <text:p text:style-name="P4">
“发现俄罗斯战俘是按照要求待遇囚犯的苛刻公约举行的。 场所的温度制度和日常工作符合公约的所有要求。(缓解)电话，有资格上班。 营养是根据产品的全军布局进行的。”</text:p>
      <text:p text:style-name="P4">
<text:a xlink:type="simple" xlink:href="https://armyinform.com.ua/wp-content/uploads/2023/03/6-52.jpg" text:style-name="Internet_20_link" text:visited-style-name="Visited_20_Internet_20_Link">
!(Images/AРМІЯINFORM/2023-03-29T46-00-00-04-00/6-52-150x150.jpg)</text:a>
</text:p>
      <text:p text:style-name="P4">
<text:a xlink:type="simple" xlink:href="https://armyinform.com.ua/wp-content/uploads/2023/03/2-96.jpg" text:style-name="Internet_20_link" text:visited-style-name="Visited_20_Internet_20_Link">
<draw:frame draw:style-name="fr1" draw:name="Image56" text:anchor-type="as-char" svg:width="6.9236in" svg:height="6.9236in" draw:z-index="0">
<draw:image xlink:href="../Images/AРМІЯINFORM/2023-03-29T46-00-00-04-00/2-96-150x150.jpg" xlink:type="simple" xlink:show="embed" xlink:actuate="onLoad" draw:mime-type="image/jpeg"/>
</draw:frame>
</text:a>
</text:p>
      <text:p text:style-name="P4">
<text:a xlink:type="simple" xlink:href="https://armyinform.com.ua/wp-content/uploads/2023/03/3-84.jpg" text:style-name="Internet_20_link" text:visited-style-name="Visited_20_Internet_20_Link">
<draw:frame draw:style-name="fr1" draw:name="Image57" text:anchor-type="as-char" svg:width="6.9236in" svg:height="6.9236in" draw:z-index="0">
<draw:image xlink:href="../Images/AРМІЯINFORM/2023-03-29T46-00-00-04-00/3-84-150x150.jpg" xlink:type="simple" xlink:show="embed" xlink:actuate="onLoad" draw:mime-type="image/jpeg"/>
</draw:frame>
</text:a>
</text:p>
      <text:p text:style-name="P4">
<text:a xlink:type="simple" xlink:href="https://armyinform.com.ua/wp-content/uploads/2023/03/4-75.jpg" text:style-name="Internet_20_link" text:visited-style-name="Visited_20_Internet_20_Link">
<draw:frame draw:style-name="fr1" draw:name="Image58" text:anchor-type="as-char" svg:width="6.9236in" svg:height="6.9236in" draw:z-index="0">
<draw:image xlink:href="../Images/AРМІЯINFORM/2023-03-29T46-00-00-04-00/4-75-150x150.jpg" xlink:type="simple" xlink:show="embed" xlink:actuate="onLoad" draw:mime-type="image/jpeg"/>
</draw:frame>
</text:a>
</text:p>
      <text:p text:style-name="P4">
<text:a xlink:type="simple" xlink:href="https://armyinform.com.ua/wp-content/uploads/2023/03/5-58.jpg" text:style-name="Internet_20_link" text:visited-style-name="Visited_20_Internet_20_Link">
<draw:frame draw:style-name="fr1" draw:name="Image59" text:anchor-type="as-char" svg:width="6.9236in" svg:height="6.9236in" draw:z-index="0">
<draw:image xlink:href="../Images/AРМІЯINFORM/2023-03-29T46-00-00-04-00/5-58-150x150.jpg" xlink:type="simple" xlink:show="embed" xlink:actuate="onLoad" draw:mime-type="image/jpeg"/>
</draw:frame>
</text:a>
</text:p>
      <text:p text:style-name="P4">
<text:a xlink:type="simple" xlink:href="https://armyinform.com.ua/wp-content/uploads/2023/03/7-43.jpg" text:style-name="Internet_20_link" text:visited-style-name="Visited_20_Internet_20_Link">
<draw:frame draw:style-name="fr1" draw:name="Image60" text:anchor-type="as-char" svg:width="6.9236in" svg:height="6.9236in" draw:z-index="0">
<draw:image xlink:href="../Images/AРМІЯINFORM/2023-03-29T46-00-00-04-00/7-43-150x150.jpg" xlink:type="simple" xlink:show="embed" xlink:actuate="onLoad" draw:mime-type="image/jpeg"/>
</draw:frame>
</text:a>
根据Dmitry Lubinets的说法，战俘的医疗规定高水平。 医疗部位设有牙科办公室，荧光仪器和超声设备。 在业余时间，战俘可以在营地观看新闻或踢足球。</text:p>
      <text:p text:style-name="P4">
“与该部同意，自由进入营地有记者媒体。 特别是，在监视过程中，TF1正在工作(法国). Медійники навіть скуштували харчі, які споживаютьросійські військовополонені. Також у таборі були представники ООН, МКЧХ таінші іноземні журналісти», — зауважив Уповноважений з прав людини.</text:p>
      <text:p text:style-name="P4">
<text:a xlink:type="simple" xlink:href="https://armyinform.com.ua/wp-content/uploads/2023/03/8-35.jpg" text:style-name="Internet_20_link" text:visited-style-name="Visited_20_Internet_20_Link">
<draw:frame draw:style-name="fr1" draw:name="Image61" text:anchor-type="as-char" svg:width="6.9236in" svg:height="6.9236in" draw:z-index="0">
<draw:image xlink:href="../Images/AРМІЯINFORM/2023-03-29T46-00-00-04-00/8-35-150x150.jpg" xlink:type="simple" xlink:show="embed" xlink:actuate="onLoad" draw:mime-type="image/jpeg"/>
</draw:frame>
</text:a>
不幸的是，在上述报告中并未定义有关被囚禁的俄罗斯士兵负面方面的信息，但没有在上述报告中定义了关于与亲戚电话交流的正面事实，至少没有关于电话交流的信息。 毕竟，即使有这样的权利，乌克兰的俘虏也没有抵制，而且很长一段时间都没有机会与亲戚定居。</text:p>
      <text:p text:style-name="P4">
德米特里·卢比尼特斯(Dmitry Lubinets)强调：“乌克兰遵守日内瓦公约，国际法并向国际组织开放。”</text:p>
      <text:p text:style-name="P4">
News Source: <text:a xlink:type="simple" xlink:href="https://armyinform.com.ua/2023/03/29/rosijski-vijskovopoloneni-utrymuyutsya-vidpovidno-do-vymog-zhenevskoyi-konvencziyi-dmytro-lubinecz/" text:style-name="Internet_20_link" text:visited-style-name="Visited_20_Internet_20_Link">
https://armyinform.com.ua/2023/03/29/rosijski-vijskovopoloneni-utrymuyutsya-vidpovidno-do-vymog-zhenevskoyi-konvencziyi-dmytro-lubinecz/</text:a>
</text:p>
      <!--NEWS-->
      <text:h text:style-name="P10" text:outline-level="1">
<text:span text:style-name="T4">
最后一天，俄罗斯军队解雇了乌克兰8个地区的领土</text:span>
</text:h>
      <text:p text:style-name="P4">
作者: ['АРМІЯINFORM']</text:p>
      <text:p text:style-name="P4">
时间: 2023-03-29T47:00:00-04:00</text:p>
      <text:p text:style-name="P4">
描述: 在奥特里马尼（Otrimani Vid）的背后，乌克兰的迷你防御局势，最后一次与乌克兰2022年的战争，今天与乌克兰的最新新闻，《与乌克兰的新闻战争》，今天上次与乌克兰的新闻战争，乌克兰与俄罗斯和俄罗斯，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photo_5269559327981683794_x.jpg" text:style-name="Internet_20_link" text:visited-style-name="Visited_20_Internet_20_Link">
photo_5269559327981683794_x.jpg</text:a>
']</text:p>
      <text:p text:style-name="P4">
标签: ['MILITARY MEDIA CENTER', 'STOPRUSSIA', 'ХАРКІВСЬКИЙ ТРИБУНАЛ']</text:p>
      <text:p text:style-name="P4">
类别: News</text:p>
      <!--METADATA-->
      <text:p text:style-name="P4">
<draw:frame draw:style-name="fr1" draw:name="Image62" text:anchor-type="as-char" svg:width="6.9236in" svg:height="5.010956in" draw:z-index="0">
<draw:image xlink:href="../Images/AРМІЯINFORM/2023-03-29T47-00-00-04-00/photo_5269559327981683794_x.jpg" xlink:type="simple" xlink:show="embed" xlink:actuate="onLoad" draw:mime-type="image/jpeg"/>
</draw:frame>
根据乌克兰国防部信息信息中心的说法，在最后一天，俄罗斯军队向乌克兰8个地区的领土开火。</text:p>
      <text:p text:style-name="P4">
关于这个<text:a xlink:type="simple" xlink:href="https://t.me/militarymediacenter/1558" text:style-name="Internet_20_link" text:visited-style-name="Visited_20_Internet_20_Link">
告知</text:a>
军事媒体中心。</text:p>
      <text:p text:style-name="P4">
“总的来说，不同类型的武器(迫击炮，坦克，炮兵，RSZV，S-300 ZRK，无人机，战术航空)进行了100个定居点的炮击，确认了19个基础设施对象的失败。</text:p>
      <text:p text:style-name="P4">
根据初步信息，有8人受伤。</text:p>
      <text:p text:style-name="P4">
News Source: <text:a xlink:type="simple" xlink:href="https://armyinform.com.ua/2023/03/29/mynuloyi-doby-rosijski-vijska-obstrilyaly-terytoriyu-8-oblastej-ukrayiny/" text:style-name="Internet_20_link" text:visited-style-name="Visited_20_Internet_20_Link">
https://armyinform.com.ua/2023/03/29/mynuloyi-doby-rosijski-vijska-obstrilyaly-terytoriyu-8-oblastej-ukrayiny/</text:a>
</text:p>
      <!--NEWS-->
      <text:h text:style-name="P10" text:outline-level="1">
<text:span text:style-name="T4">
SES的烟火技术每天已中和400多个爆炸性物品</text:span>
</text:h>
      <text:p text:style-name="P4">
作者: ['АРМІЯINFORM']</text:p>
      <text:p text:style-name="P4">
时间: 2023-03-29T48:00:00-04:00</text:p>
      <text:p text:style-name="P4">
描述: 借出了28棵桦树，pirotechnici pidrozhilely的作品职位服务...与乌克兰2022年的战争，与乌克兰与乌克兰的最新新闻，今天与乌克兰的新闻，乌克兰2022年最后一次战争，将在今天，乌克兰和俄罗斯之间以及俄罗斯和俄罗斯之间的战争， ，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2/c0dcc28bebeeb3211a1b8c44265196e8.jpeg" text:style-name="Internet_20_link" text:visited-style-name="Visited_20_Internet_20_Link">
c0dcc28bebeeb3211a1b8c44265196e8.jpeg</text:a>
', '<text:a xlink:type="simple" xlink:href="https://armyinform.com.ua/wp-content/uploads/2023/03/338001687_189566610489313_5787655785679037171_n.jpg" text:style-name="Internet_20_link" text:visited-style-name="Visited_20_Internet_20_Link">
338001687_189566610489313_5787655785679037171_n.jpg</text:a>
']</text:p>
      <text:p text:style-name="P4">
标签: ['STOPRUSSIA', 'АГРЕСІЯ РФ', 'ВІЙНА', 'ВТОРГНЕННЯ РФ', 'ДСНС УКРАЇНИ', 'РОЗМІНУВАННЯ']</text:p>
      <text:p text:style-name="P4">
类别: News</text:p>
      <!--METADATA-->
      <text:p text:style-name="P4">
<draw:frame draw:style-name="fr1" draw:name="Image63" text:anchor-type="as-char" svg:width="6.9236in" svg:height="3.896076in" draw:z-index="0">
<draw:image xlink:href="../Images/AРМІЯINFORM/2023-03-29T48-00-00-04-00/c0dcc28bebeeb3211a1b8c44265196e8.jpeg" xlink:type="simple" xlink:show="embed" xlink:actuate="onLoad" draw:mime-type="image/jpeg"/>
</draw:frame>
说明性照片</text:p>
      <text:p text:style-name="P4">
<text:span text:style-name="T4">
在最后一天，</text:span>
 <text:span text:style-name="T4">
 </text:span>
 3月28日<text:span text:style-name="T4">
 </text:span>
，<text:span text:style-name="T4">
乌克兰在紧急情况下的烟火单位</text:span>
 151次**已参与完成任务。</text:p>
      <text:p text:style-name="P4">
关于它_ <text:a xlink:type="simple" xlink:href="https://dsns.gov.ua/uk/news/nadzvicaini-podiyi/operativna-informaciia-shhodo-roboti-pirotexnicnix-pidrozdiliv-dsns-ukrayini-21" text:style-name="Internet_20_link" text:visited-style-name="Visited_20_Internet_20_Link">
报告</text:a>
_乌克兰的SES。</text:p>
      <text:p text:style-name="P4">
发现，扣押和处置<text:span text:style-name="T4">
 407 </text:span>
<text:span text:style-name="T4">
爆炸</text:span>
 <text:span text:style-name="T4">
项目。</text:span>
检查(清除)该区域<text:span text:style-name="T4">
 26公顷</text:span>
。</text:p>
      <text:p text:style-name="P4">
最常见的烟火单元工作：在Kharkiv地区16 022次，Kyiv地区-7 353，Chernihiv地区-4 401，Donetsk -4 386，Mykolaiv地区-3 944 -3 944，Kherson地区-3 698，Sumy，Sumy -1 755，1 755，塞卡利亚地区 - 塞卡斯加西岛地区1 083。</text:p>
      <text:p text:style-name="P4">
背景：从乌克兰SES的俄罗斯乌克兰烟火联合会的大规模侵略开始，乌克兰SES的烟火单位就已经参与了<text:span text:style-name="T4">
 48 644次</text:span>
，以完成我的任务。 处置<text:span text:style-name="T4">
 337 727熄灭项目</text:span>
，包括<text:span text:style-name="T4">
 2 200航空炸弹</text:span>
。 检查(清除)面积<text:span text:style-name="T4">
 81 357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64" text:anchor-type="as-char" svg:width="6.9236in" svg:height="5.804039in" draw:z-index="0">
<draw:image xlink:href="../Images/AРМІЯINFORM/2023-03-29T48-00-00-04-00/338001687_189566610489313_5787655785679037171_n.jpg" xlink:type="simple" xlink:show="embed" xlink:actuate="onLoad" draw:mime-type="image/jpeg"/>
</draw:frame>
</text:p>
      <text:p text:style-name="P4">
News Source: <text:a xlink:type="simple" xlink:href="https://armyinform.com.ua/2023/03/29/za-dobu-pirotehniky-dsns-zneshkodyly-ponad-400-vybuhonebezpechnyh-predmetiv-4/" text:style-name="Internet_20_link" text:visited-style-name="Visited_20_Internet_20_Link">
https://armyinform.com.ua/2023/03/29/za-dobu-pirotehniky-dsns-zneshkodyly-ponad-400-vybuhonebezpechnyh-predmetiv-4/</text:a>
</text:p>
      <!--NEWS-->
      <text:h text:style-name="P10" text:outline-level="1">
<text:span text:style-name="T4">
到5月底，将结束对女军装的下一阶段的测试</text:span>
</text:h>
      <text:p text:style-name="P4">
作者: ['АРМІЯINFORM']</text:p>
      <text:p text:style-name="P4">
时间: 2023-03-29T49:00:00-04:00</text:p>
      <text:p text:style-name="P4">
描述: 在Spilnii Naradi中央局Rosvitka上，该材料串起来...与乌克兰2022年的战争，与乌克兰的最新新闻战争，今天与乌克兰2022年的新闻战争，乌克兰和俄罗斯之间的战争以及俄罗斯之间的战争，以及俄罗斯之间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3/93d48047-45ad-49c8-946a-4fe2b1f9dc09-e1680076914996-1.jpg" text:style-name="Internet_20_link" text:visited-style-name="Visited_20_Internet_20_Link">
93d48047-45ad-49c8-946a-4fe2b1f9dc09-e1680076914996-1.jpg</text:a>
']</text:p>
      <text:p text:style-name="P4">
标签: ['ЖІНОЧА ВІЙСЬКОВА ФОРМА', 'МІНІСТЕРСТВО ОБОРОНИ УКРАЇНИ', 'ОЛЕКСІЙ РЕЗНІКОВ']</text:p>
      <text:p text:style-name="P4">
类别: News</text:p>
      <!--METADATA-->
      <text:p text:style-name="P4">
<draw:frame draw:style-name="fr1" draw:name="Image65" text:anchor-type="as-char" svg:width="6.9236in" svg:height="3.943823in" draw:z-index="0">
<draw:image xlink:href="../Images/AРМІЯINFORM/2023-03-29T49-00-00-04-00/93d48047-45ad-49c8-946a-4fe2b1f9dc09-e1680076914996-1.jpg" xlink:type="simple" xlink:show="embed" xlink:actuate="onLoad" draw:mime-type="image/jpeg"/>
</draw:frame>
在中央发展部的联合会议和武装部队的物质支持与塔戈病组织的代表的实质支持下，讨论了实验性佩戴新女性形式样本的第一阶段的结果。</text:p>
      <text:p text:style-name="P4">
考虑到女性人物解剖结构的特征，为与会者提供了对现有夏季野外模型的建设性变化的变体。</text:p>
      <text:p text:style-name="P4">
根据会议的结果，决定制作一批新的形式样本，以传输到单位。 预计其测试将在她的一天结束时结束。</text:p>
      <text:p text:style-name="P4">
此外，目前正在部队正在进行非政府“ forma tix”和“ Bold Ukraine”的女性白人样本的研究测试。</text:p>
      <text:p text:style-name="P4">
如果这些样本获得对军事人员的批准审查，则五月的事务部将对乌克兰国防部制定适当的技术规范。</text:p>
      <text:p text:style-name="P4">
“如今，武装部队为41,000名妇女服务，约有19,000名 - 为军队需要工作的民事工人。 大约有5,000名妇女直接参加战斗。 除了方便的形状外，我们还考虑了蒙特罗科特征，还将继续为防御者和防弹背心提供。 已经开发了针对女性防弹背心的实验样本，与国家生产者的代表进行了一系列的工作会议，这些代表能够为防守者生产防弹背心。在进行技术规格和成功的现场测试之后，将提供防弹背心乌克兰的武装部队。 我知道很快我们将能够报告积极的结果。”国防部长Alexei Reznikov说。</text:p>
      <text:p text:style-name="P4">
<text:span text:style-name="T4">
资料来源：</text:span>
 _ <text:a xlink:type="simple" xlink:href="https://www.mil.gov.ua/news/2023/03/29/viprobuvannya-zhinochoi-vijskovoi-formi-ukrainskih-virobnikiv/" text:style-name="Internet_20_link" text:visited-style-name="Visited_20_Internet_20_Link">
乌克兰国防部</text:a>
_</text:p>
      <text:p text:style-name="P4">
News Source: <text:a xlink:type="simple" xlink:href="https://armyinform.com.ua/2023/03/29/do-kinczya-travnya-bude-zaversheno-nastupnyj-etap-vyprobuvannya-zhinochoyi-vijskovoyi-formy-ukrayinskyh-vyrobnykiv/" text:style-name="Internet_20_link" text:visited-style-name="Visited_20_Internet_20_Link">
https://armyinform.com.ua/2023/03/29/do-kinczya-travnya-bude-zaversheno-nastupnyj-etap-vyprobuvannya-zhinochoyi-vijskovoyi-formy-ukrayinskyh-vyrobnykiv/</text:a>
</text:p>
      <!--NEWS-->
      <text:h text:style-name="P10" text:outline-level="1">
<text:span text:style-name="T4">
Oleksandr Pavlyuk检查了波兰的乌克兰军人的培训</text:span>
</text:h>
      <text:p text:style-name="P4">
作者: ['АРМІЯINFORM']</text:p>
      <text:p text:style-name="P4">
时间: 2023-03-29T50:00:00-04:00</text:p>
      <text:p text:style-name="P4">
描述: Pershest师父Ministra国防乌克兰将军Oleksandr Pavlyuk Zdiisniv ...与乌克兰2022年的战争，与乌克兰与乌克兰的最新消息，今天与乌克兰2022年的新闻战争，今天与乌克兰的新闻战争，乌克兰和俄罗斯之间以及2022年2022年与乌克兰之间的战争都将发生他们说，是否会有一年的一年，在不久的将来会与乌克兰战争</text:p>
      <text:p text:style-name="P4">
图片: ['<text:a xlink:type="simple" xlink:href="https://armyinform.com.ua/wp-content/uploads/2023/03/pavlyuk-2.jpg" text:style-name="Internet_20_link" text:visited-style-name="Visited_20_Internet_20_Link">
pavlyuk-2.jpg</text:a>
']</text:p>
      <text:p text:style-name="P4">
标签: ['ГЕНЕРАЛ-ЛЕЙТЕНАНТ ОЛЕКСАНДР ПАВЛЮК', 'МІНІСТЕРСТВО ОБОРОНИ УКРАЇНИ', 'НАВЧАННЯ ЗА КОРДОНОМ', 'ПОЛЬЩА']</text:p>
      <text:p text:style-name="P4">
类别: News</text:p>
      <!--METADATA-->
      <text:p text:style-name="P4">
<draw:frame draw:style-name="fr1" draw:name="Image66" text:anchor-type="as-char" svg:width="6.9236in" svg:height="4.32725in" draw:z-index="0">
<draw:image xlink:href="../Images/AРМІЯINFORM/2023-03-29T50-00-00-04-00/pavlyuk-2.jpg" xlink:type="simple" xlink:show="embed" xlink:actuate="onLoad" draw:mime-type="image/jpeg"/>
</draw:frame>
乌克兰中尉的第一任国防部副部长亚历山大·帕夫洛克希达(Alexander Pavlyukzhida)是对波兰共和国的访问，并参观了乌克兰捍卫者一直在接受训练和训练的军事训练场和训练中心。</text:p>
      <text:p text:style-name="P4">
Oleksandr Pavlyuk中将熟悉乌克兰武装部队的集体和工业培训的措施，与我们的军事服务员和外国教练进行了沟通。</text:p>
      <ul>
        <li>
令我们的战士训练现代武器技巧的勤奋和毅力感到惊讶。 士兵们正在迅速学习，以有效地将战场上的最新武器和乌克兰的Batvachza使用。 我感谢对锻炼非常有责任感和细致的讲师，提供正确和准确的建议，帮助大多数军队变得更强大，中尉Oleksandrpavlyuk中尉。</li>
      </ul>
      <text:p text:style-name="P4">
第一任国防部长与乌克兰合伙人的代表举行了许多会议。 特别是，他告知了前线和当前挑战的一般状况，这表明了我们对乌克兰军队准备的现有需求，并且总体上确保驱除了俄罗斯占领国的武装侵略。</text:p>
      <text:p text:style-name="P4">
另外，将军中尉Oleksandr Pavlyuk与联合武器训练司令训练的代表讨论了(cat-c)进一步计划乌克兰军人和其他问题的培训计划。</text:p>
      <ul>
        <li>
我们竭尽所能确保高质量的学习以及知识的交流。 乌克兰代表团负责人说，北约和创意标准在与武装部队的战争中使用。因此，我们的敌对行动经验对朋友和伴侣也非常有用。</li>
      </ul>
      <text:p text:style-name="P4">
第一任国防部长对军事政治产业，政府和波兰人民表示感谢，以对乌克兰和我们的捍卫者的持续地位和坚定的支持。 他强调，两个友好的人在一起将把所有这些艰难的方式传给共同的胜利。<text:span text:style-name="T4">
资料来源：</text:span>
 _ <text:a xlink:type="simple" xlink:href="https://www.mil.gov.ua/news/2023/03/29/general-lejtenant-oleksandr-pavlyuk-pereviriv-pidgotovku-ukrainskih-vijskovosluzhbovcziv-u-polshhi/" text:style-name="Internet_20_link" text:visited-style-name="Visited_20_Internet_20_Link">
乌克兰国防部</text:a>
_</text:p>
      <text:p text:style-name="P4">
News Source: <text:a xlink:type="simple" xlink:href="https://armyinform.com.ua/2023/03/29/oleksandr-pavlyuk-pereviryv-pidgotovku-ukrayinskyh-vijskovosluzhbovcziv-u-polshhi/" text:style-name="Internet_20_link" text:visited-style-name="Visited_20_Internet_20_Link">
https://armyinform.com.ua/2023/03/29/oleksandr-pavlyuk-pereviryv-pidgotovku-ukrayinskyh-vijskovosluzhbovcziv-u-polshhi/</text:a>
</text:p>
      <!--NEWS-->
      <text:h text:style-name="P10" text:outline-level="1">
<text:span text:style-name="T4">
在俄罗斯联邦暂时占领的领土中，平民不得接受医疗服务-Anna Malyar</text:span>
</text:h>
      <text:p text:style-name="P4">
作者: ['АРМІЯINFORM']</text:p>
      <text:p text:style-name="P4">
时间: 2023-03-29T51:00:00-04:00</text:p>
      <text:p text:style-name="P4">
描述: 在Timchasovo永久性乌克兰人，平民欺诈问题的问题...与乌克兰2022年的战争，与乌克兰的最新新闻，今天与乌克兰2022年的新闻战争最后一次，乌克兰和俄罗斯之间的战争将发生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2/12/photo_2022-12-15_12-35-57.jpg" text:style-name="Internet_20_link" text:visited-style-name="Visited_20_Internet_20_Link">
photo_2022-12-15_12-35-57.jpg</text:a>
']</text:p>
      <text:p text:style-name="P4">
标签: ['STOPRUSSIA', 'ГАННА МАЛЯР', 'ТИМЧАСОВО ОКУПОВАНІ ТЕРИТОРІЇ']</text:p>
      <text:p text:style-name="P4">
类别: News</text:p>
      <!--METADATA-->
      <text:p text:style-name="P4">
<draw:frame draw:style-name="fr1" draw:name="Image67" text:anchor-type="as-char" svg:width="6.9236in" svg:height="4.615733in" draw:z-index="0">
<draw:image xlink:href="../Images/AРМІЯINFORM/2023-03-29T51-00-00-04-00/photo_2022-12-15_12-35-57.jpg" xlink:type="simple" xlink:show="embed" xlink:actuate="onLoad" draw:mime-type="image/jpeg"/>
</draw:frame>
国防副部长安娜·马利亚(Anna Malyar)。 Dmitry Yurchenko摄影。</text:p>
      <text:p text:style-name="P4">
在乌克兰暂时占领的领土中，接受平民存在问题。</text:p>
      <text:p text:style-name="P4">
关于它<text:a xlink:type="simple" xlink:href="https://t.me/annamaliar/601" text:style-name="Internet_20_link" text:visited-style-name="Visited_20_Internet_20_Link">
报告</text:a>
乌克兰国防部副部长安娜·马利亚(Anna Malyar)。</text:p>
      <text:p text:style-name="P4">
“这是由于以下事实：俄罗斯占领司令部扩大了当地医疗机构的实践以治疗俄罗斯军人。 由于这种行动，居民甚至被剥夺了紧急医疗服务。”她写道。</text:p>
      <text:p text:style-name="P4">
尤其是上周，在Zaporizhhya地区的Novovasylivka定居下，一家医院被重新纳入俄罗斯军事医院，其中有200多名受伤的占领者。 在敌人的指挥指示下，禁止在此医疗机构向平民处置医疗援助。</text:p>
      <text:p text:style-name="P4">
此外，在仍然为当地居民服务的医院中，合格的医务人员的数量至关重要，因为俄罗斯占领政府强行将平民派往受伤的俄罗斯军事人员的待遇，而俄罗斯军事人员的数量增加了。</text:p>
      <text:p text:style-name="P4">
News Source: <text:a xlink:type="simple" xlink:href="https://armyinform.com.ua/2023/03/29/na-tymchasovo-okupovanyh-terytoriyah-rf-ne-daye-mozhlyvosti-czyvilnym-otrymaty-medychnu-dopomogu-ganna-malyar/" text:style-name="Internet_20_link" text:visited-style-name="Visited_20_Internet_20_Link">
https://armyinform.com.ua/2023/03/29/na-tymchasovo-okupovanyh-terytoriyah-rf-ne-daye-mozhlyvosti-czyvilnym-otrymaty-medychnu-dopomogu-ganna-malyar/</text:a>
</text:p>
      <!--NEWS-->
      <text:h text:style-name="P10" text:outline-level="1">
<text:span text:style-name="T4">
在英国，丹麦的讲师准备武装部队人员进行宁静的战斗</text:span>
</text:h>
      <text:p text:style-name="P4">
作者: ['АРМІЯINFORM']</text:p>
      <text:p text:style-name="P4">
时间: 2023-03-29T52:00:00-04:00</text:p>
      <text:p text:style-name="P4">
描述: Viiskovovoskovsky Zbroini在基本的Pydgovka框架内强迫Danim ...与乌克兰2022年的战争，与乌克兰的最新新闻，今日与乌克兰的新闻，今天与乌克兰2022年上次与乌克兰进行战争，乌克兰和俄罗斯之间的战争是否会发生战争，以及与俄罗斯之间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3/5-59.jpg" text:style-name="Internet_20_link" text:visited-style-name="Visited_20_Internet_20_Link">
5-59.jpg</text:a>
', '<text:a xlink:type="simple" xlink:href="https://armyinform.com.ua/wp-content/uploads/2023/03/7-44-150x150.jpg" text:style-name="Internet_20_link" text:visited-style-name="Visited_20_Internet_20_Link">
7-44-150x150.jpg</text:a>
', '<text:a xlink:type="simple" xlink:href="https://armyinform.com.ua/wp-content/uploads/2023/03/1-102-150x150.jpg" text:style-name="Internet_20_link" text:visited-style-name="Visited_20_Internet_20_Link">
1-102-150x150.jpg</text:a>
', '<text:a xlink:type="simple" xlink:href="https://armyinform.com.ua/wp-content/uploads/2023/03/2-97-150x150.jpg" text:style-name="Internet_20_link" text:visited-style-name="Visited_20_Internet_20_Link">
2-97-150x150.jpg</text:a>
', '<text:a xlink:type="simple" xlink:href="https://armyinform.com.ua/wp-content/uploads/2023/03/3-85-150x150.jpg" text:style-name="Internet_20_link" text:visited-style-name="Visited_20_Internet_20_Link">
3-85-150x150.jpg</text:a>
', '<text:a xlink:type="simple" xlink:href="https://armyinform.com.ua/wp-content/uploads/2023/03/4-76-150x150.jpg" text:style-name="Internet_20_link" text:visited-style-name="Visited_20_Internet_20_Link">
4-76-150x150.jpg</text:a>
', '<text:a xlink:type="simple" xlink:href="https://armyinform.com.ua/wp-content/uploads/2023/03/6-53-150x150.jpg" text:style-name="Internet_20_link" text:visited-style-name="Visited_20_Internet_20_Link">
6-53-150x150.jpg</text:a>
']</text:p>
      <text:p text:style-name="P4">
标签: ['ВЕДЕННЯ ТРАНШЕЙНИХ БОЇВ', 'ВЕЛИКА БРИТАНІЯ', 'ДАНІЯ', 'ДОПОМОГА ПАРТНЕРІВ', 'ЗСУ', 'СВІТ ПІДТРИМУЄ УКРАЇНУ']</text:p>
      <text:p text:style-name="P4">
类别: News</text:p>
      <!--METADATA-->
      <text:p text:style-name="P4">
<draw:frame draw:style-name="fr1" draw:name="Image68" text:anchor-type="as-char" svg:width="6.9236in" svg:height="3.894525in" draw:z-index="0">
<draw:image xlink:href="../Images/AРМІЯINFORM/2023-03-29T52-00-00-04-00/5-59.jpg" xlink:type="simple" xlink:show="embed" xlink:actuate="onLoad" draw:mime-type="image/jpeg"/>
</draw:frame>
丹麦武装部队的军人在英国乌克兰武装部队人员的基本一般培训框架内正在进行课程(沟)尤其是敌对行动，制定，捕获和维护沟渠，战thens，立场的行动。</text:p>
      <text:p text:style-name="P4">
这在[消息]中说明了(https://www.facebook.com/GeneralStaff.ua/posts/pfbid0YeBX19Bm5Y7fANiLpx1Tz1qTeLGL5b5LvJPochKWYkMs28scMEmveqyVKynr3oeMl)武装部队的总人员。</text:p>
      <text:p text:style-name="P4">
这项培训使得掌握战斗技巧，提高乌克兰武装部队的安全是有可能确保没有或拥有最少军事经验的军事人员可以掌握必要的战术知识来保护乌克兰。</text:p>
      <text:p text:style-name="P4">
在丹麦武装部队的指导者的指导下，武装部队的新兵已经为防御和进攻条件做好了准备。</text:p>
      <text:p text:style-name="P4">
<text:a xlink:type="simple" xlink:href="https://armyinform.com.ua/wp-content/uploads/2023/03/7-44.jpg" text:style-name="Internet_20_link" text:visited-style-name="Visited_20_Internet_20_Link">
!(Images/AРМІЯINFORM/2023-03-29T52-00-00-04-00/7-44-150x150.jpg)</text:a>
</text:p>
      <text:p text:style-name="P4">
<text:a xlink:type="simple" xlink:href="https://armyinform.com.ua/wp-content/uploads/2023/03/1-102.jpg" text:style-name="Internet_20_link" text:visited-style-name="Visited_20_Internet_20_Link">
<draw:frame draw:style-name="fr1" draw:name="Image69" text:anchor-type="as-char" svg:width="6.9236in" svg:height="6.9236in" draw:z-index="0">
<draw:image xlink:href="../Images/AРМІЯINFORM/2023-03-29T52-00-00-04-00/1-102-150x150.jpg" xlink:type="simple" xlink:show="embed" xlink:actuate="onLoad" draw:mime-type="image/jpeg"/>
</draw:frame>
</text:a>
</text:p>
      <text:p text:style-name="P4">
<text:a xlink:type="simple" xlink:href="https://armyinform.com.ua/wp-content/uploads/2023/03/2-97.jpg" text:style-name="Internet_20_link" text:visited-style-name="Visited_20_Internet_20_Link">
<draw:frame draw:style-name="fr1" draw:name="Image70" text:anchor-type="as-char" svg:width="6.9236in" svg:height="6.9236in" draw:z-index="0">
<draw:image xlink:href="../Images/AРМІЯINFORM/2023-03-29T52-00-00-04-00/2-97-150x150.jpg" xlink:type="simple" xlink:show="embed" xlink:actuate="onLoad" draw:mime-type="image/jpeg"/>
</draw:frame>
</text:a>
</text:p>
      <text:p text:style-name="P4">
<text:a xlink:type="simple" xlink:href="https://armyinform.com.ua/wp-content/uploads/2023/03/3-85.jpg" text:style-name="Internet_20_link" text:visited-style-name="Visited_20_Internet_20_Link">
<draw:frame draw:style-name="fr1" draw:name="Image71" text:anchor-type="as-char" svg:width="6.9236in" svg:height="6.9236in" draw:z-index="0">
<draw:image xlink:href="../Images/AРМІЯINFORM/2023-03-29T52-00-00-04-00/3-85-150x150.jpg" xlink:type="simple" xlink:show="embed" xlink:actuate="onLoad" draw:mime-type="image/jpeg"/>
</draw:frame>
</text:a>
</text:p>
      <text:p text:style-name="P4">
<text:a xlink:type="simple" xlink:href="https://armyinform.com.ua/wp-content/uploads/2023/03/4-76.jpg" text:style-name="Internet_20_link" text:visited-style-name="Visited_20_Internet_20_Link">
<draw:frame draw:style-name="fr1" draw:name="Image72" text:anchor-type="as-char" svg:width="6.9236in" svg:height="6.9236in" draw:z-index="0">
<draw:image xlink:href="../Images/AРМІЯINFORM/2023-03-29T52-00-00-04-00/4-76-150x150.jpg" xlink:type="simple" xlink:show="embed" xlink:actuate="onLoad" draw:mime-type="image/jpeg"/>
</draw:frame>
</text:a>
</text:p>
      <text:p text:style-name="P4">
<text:a xlink:type="simple" xlink:href="https://armyinform.com.ua/wp-content/uploads/2023/03/6-53.jpg" text:style-name="Internet_20_link" text:visited-style-name="Visited_20_Internet_20_Link">
<draw:frame draw:style-name="fr1" draw:name="Image73" text:anchor-type="as-char" svg:width="6.9236in" svg:height="6.9236in" draw:z-index="0">
<draw:image xlink:href="../Images/AРМІЯINFORM/2023-03-29T52-00-00-04-00/6-53-150x150.jpg" xlink:type="simple" xlink:show="embed" xlink:actuate="onLoad" draw:mime-type="image/jpeg"/>
</draw:frame>
</text:a>
据报道，丹麦王国继续支持乌克兰人民，并为响应国际法中侵犯俄罗斯的持续侵犯提供了不断的支持。”</text:p>
      <text:p text:style-name="P4">
丹麦武装部队的临时军人于2023年抵达英国，加入了伙伴国家，在英国领导下准备乌克兰新兵。</text:p>
      <text:p text:style-name="P4">
News Source: <text:a xlink:type="simple" xlink:href="https://armyinform.com.ua/2023/03/29/u-velykij-brytaniyi-instruktory-z-daniyi-gotuyut-osobovyj-sklad-zsu-z-vedennya-transhejnyh-boyiv/" text:style-name="Internet_20_link" text:visited-style-name="Visited_20_Internet_20_Link">
https://armyinform.com.ua/2023/03/29/u-velykij-brytaniyi-instruktory-z-daniyi-gotuyut-osobovyj-sklad-zsu-z-vedennya-transhejnyh-boyiv/</text:a>
</text:p>
      <!--NEWS-->
      <text:h text:style-name="P10" text:outline-level="1">
<text:span text:style-name="T4">
波兰将增加弹药的生产 - 我们需要考虑到Donbass中发生的事情</text:span>
</text:h>
      <text:p text:style-name="P4">
作者: ['АРМІЯINFORM']</text:p>
      <text:p text:style-name="P4">
时间: 2023-03-29T53:00:00-04:00</text:p>
      <text:p text:style-name="P4">
描述: Syogodni乌克兰人，Viiskovovkova遭受了痛苦，为此，低语是被审查的……与乌克兰2022年的战争，与乌克兰的战争是今天的最新消息，今天与乌克兰的新闻战2022是最后一场。今天，乌克兰和俄罗斯之间的战争以及2022年的战争，乌克兰是否会在不久的将来与乌克兰进行战争，他们说，与乌克兰的战争，今天，乌克兰的战争，今天，乌克兰的新闻，乌克兰新闻在俄罗斯的乌克兰媒体</text:p>
      <text:p text:style-name="P4">
图片: ['<text:a xlink:type="simple" xlink:href="https://armyinform.com.ua/wp-content/uploads/2023/03/ea3b1769-9aa8-4f60-aa57-f9bbda760e69.jpg" text:style-name="Internet_20_link" text:visited-style-name="Visited_20_Internet_20_Link">
ea3b1769-9aa8-4f60-aa57-f9bbda760e69.jpg</text:a>
']</text:p>
      <text:p text:style-name="P4">
标签: ['STOPRUSSIA', 'АГРЕСІЯ РФ', 'ВИРОБНИЦТВО БОЄПРИПАСІВ', 'ДОПОМОГА ПАРТНЕРІВ', 'МАРЧІН ПРЖИДАЧ', 'ПОЛЬЩА', 'СВІТ ПІДТРИМУЄ УКРАЇНУ']</text:p>
      <text:p text:style-name="P4">
类别: News</text:p>
      <!--METADATA-->
      <text:p text:style-name="P4">
<draw:frame draw:style-name="fr1" draw:name="Image74" text:anchor-type="as-char" svg:width="6.9236in" svg:height="3.894525in" draw:z-index="0">
<draw:image xlink:href="../Images/AРМІЯINFORM/2023-03-29T53-00-00-04-00/ea3b1769-9aa8-4f60-aa57-f9bbda760e69.jpg" xlink:type="simple" xlink:show="embed" xlink:actuate="onLoad" draw:mime-type="image/jpeg"/>
</draw:frame>
说明性照片</text:p>
      <text:p text:style-name="P4">
如今，乌克兰拥有足够的军事装备，但是为了执行其功能，必须提供弹药。</text:p>
      <text:p text:style-name="P4">
关于它<text:a xlink:type="simple" xlink:href="https://twitter.com/tvp_info/status/1640967574354632704" text:style-name="Internet_20_link" text:visited-style-name="Visited_20_Internet_20_Link">
报告</text:a>
波兰Marchinprazhidach总统总统政策部负责人。</text:p>
      <text:p text:style-name="P4">
“不幸的是，在欧洲，生产能力在过去30年中一直受到限制。 因此，波多尔沙(Popolsha)出现在西方国家，欧洲联盟在弹药领域为这些欧洲行业提供资金。”</text:p>
      <text:p text:style-name="P4">
据他说，这些弹药也将被带到波兰军队，波兰军队的职能将是俄罗斯的限制。</text:p>
      <text:p text:style-name="P4">
“唐巴斯(Donbass)前面发生的事情现在对安全性有影响。 我们对乌克兰的支持不仅是由于同情而产生的，而且还摆脱了对波兰安全的适当分析。 我们知道：如果乌克兰瀑布，弗拉基米尔·普京的胃口将会增长，他将攻击以下方向。 我们与俄罗斯接壤，”波兰官员说。</text:p>
      <text:p text:style-name="P4">
News Source: <text:a xlink:type="simple" xlink:href="https://armyinform.com.ua/2023/03/29/polshha-zbilshyt-vyrobnycztvo-boyeprypasiv-treba-zvazhaty-na-te-shho-vidbuvayetsya-na-donbasi/" text:style-name="Internet_20_link" text:visited-style-name="Visited_20_Internet_20_Link">
https://armyinform.com.ua/2023/03/29/polshha-zbilshyt-vyrobnycztvo-boyeprypasiv-treba-zvazhaty-na-te-shho-vidbuvayetsya-na-donbasi/</text:a>
</text:p>
      <!--NEWS-->
      <text:h text:style-name="P10" text:outline-level="1">
<text:span text:style-name="T4">
世界已经看到了关于俄罗斯的真相：它仅带来酷刑和处决 - 乌克兰总统</text:span>
</text:h>
      <text:p text:style-name="P4">
作者: ['АРМІЯINFORM']</text:p>
      <text:p text:style-name="P4">
时间: 2023-03-29T54:00:00-04:00</text:p>
      <text:p text:style-name="P4">
描述: 里克·汤姆（Rik Tom）的露水偷了真相。 关于这些，Vaughn Nesa Lesha Katyvni，...与乌克兰2022年的战争，与乌克兰的最新新闻，今天与乌克兰的新闻战争，乌克兰2022年最后一次，乌克兰和俄罗斯之间的战争将在2022年与乌克兰进行战争他们说，无论是否有一年，是否会在不久的将来与乌克兰进行战争</text:p>
      <text:p text:style-name="P4">
图片: ['<text:a xlink:type="simple" xlink:href="https://armyinform.com.ua/wp-content/uploads/2023/03/photo_5269618886293178871_y.jpg" text:style-name="Internet_20_link" text:visited-style-name="Visited_20_Internet_20_Link">
photo_5269618886293178871_y.jpg</text:a>
', '<text:a xlink:type="simple" xlink:href="https://armyinform.com.ua/wp-content/uploads/2023/03/338913637_938549530507505_3561468138633345754_n-150x150.jpg" text:style-name="Internet_20_link" text:visited-style-name="Visited_20_Internet_20_Link">
338913637_938549530507505_3561468138633345754_n-150x150.jpg</text:a>
', '<text:a xlink:type="simple" xlink:href="https://armyinform.com.ua/wp-content/uploads/2023/03/photo_5269618886293178870_y-150x150.jpg" text:style-name="Internet_20_link" text:visited-style-name="Visited_20_Internet_20_Link">
photo_5269618886293178870_y-150x150.jpg</text:a>
', '<text:a xlink:type="simple" xlink:href="https://armyinform.com.ua/wp-content/uploads/2023/03/338915505_176944901820102_1943705126573995617_n-150x150.jpg" text:style-name="Internet_20_link" text:visited-style-name="Visited_20_Internet_20_Link">
338915505_176944901820102_1943705126573995617_n-150x150.jpg</text:a>
', '<text:a xlink:type="simple" xlink:href="https://armyinform.com.ua/wp-content/uploads/2023/03/338013282_806427744237819_5222585575641638209_n-150x150.jpg" text:style-name="Internet_20_link" text:visited-style-name="Visited_20_Internet_20_Link">
338013282_806427744237819_5222585575641638209_n-150x150.jpg</text:a>
']</text:p>
      <text:p text:style-name="P4">
标签: ['STOPRUSSIA', 'ВОЛОДИМИР ЗЕЛЕНСЬКИЙ', 'ПРЕЗИДЕНТ']</text:p>
      <text:p text:style-name="P4">
类别: News</text:p>
      <!--METADATA-->
      <text:p text:style-name="P4">
<draw:frame draw:style-name="fr1" draw:name="Image75" text:anchor-type="as-char" svg:width="6.9236in" svg:height="4.621503in" draw:z-index="0">
<draw:image xlink:href="../Images/AРМІЯINFORM/2023-03-29T54-00-00-04-00/photo_5269618886293178871_y.jpg" xlink:type="simple" xlink:show="embed" xlink:actuate="onLoad" draw:mime-type="image/jpeg"/>
</draw:frame>
一年前，世界看到了关于俄罗斯的真相。 它仅带有酷刑，处决，抢劫。</text:p>
      <text:p text:style-name="P4">
乌克兰Volodymyr Zelenskyy的总裁<text:a xlink:type="simple" xlink:href="https://t.me/V_Zelenskiy_official/5680" text:style-name="Internet_20_link" text:visited-style-name="Visited_20_Internet_20_Link">
写</text:a>
在他的推文中。</text:p>
      <text:p text:style-name="P4">
“所有俄罗斯凶手，这一侵略的每个组织者，所有向我们的国家提供反对我们国家的人和对我们人民的恐怖都必须受到惩罚。</text:p>
      <text:p text:style-name="P4">
我们毫不怀疑他们将负责。 毫无疑问，我们将一步一步地从这种邪恶中清理我们的土地。”国家负责人强调。</text:p>
      <text:p text:style-name="P4">
<text:a xlink:type="simple" xlink:href="https://armyinform.com.ua/wp-content/uploads/2023/03/338913637_938549530507505_3561468138633345754_n.jpg" text:style-name="Internet_20_link" text:visited-style-name="Visited_20_Internet_20_Link">
!(Images/AРМІЯINFORM/2023-03-29T54-00-00-04-00/338913637_938549530507505_3561468138633345754_n-150x150.jpg)</text:a>
</text:p>
      <text:p text:style-name="P4">
<text:a xlink:type="simple" xlink:href="https://armyinform.com.ua/wp-content/uploads/2023/03/photo_5269618886293178870_y.jpg" text:style-name="Internet_20_link" text:visited-style-name="Visited_20_Internet_20_Link">
<draw:frame draw:style-name="fr1" draw:name="Image76" text:anchor-type="as-char" svg:width="6.9236in" svg:height="6.9236in" draw:z-index="0">
<draw:image xlink:href="../Images/AРМІЯINFORM/2023-03-29T54-00-00-04-00/photo_5269618886293178870_y-150x150.jpg" xlink:type="simple" xlink:show="embed" xlink:actuate="onLoad" draw:mime-type="image/jpeg"/>
</draw:frame>
</text:a>
</text:p>
      <text:p text:style-name="P4">
<text:a xlink:type="simple" xlink:href="https://armyinform.com.ua/wp-content/uploads/2023/03/338915505_176944901820102_1943705126573995617_n.jpg" text:style-name="Internet_20_link" text:visited-style-name="Visited_20_Internet_20_Link">
<draw:frame draw:style-name="fr1" draw:name="Image77" text:anchor-type="as-char" svg:width="6.9236in" svg:height="6.9236in" draw:z-index="0">
<draw:image xlink:href="../Images/AРМІЯINFORM/2023-03-29T54-00-00-04-00/338915505_176944901820102_1943705126573995617_n-150x150.jpg" xlink:type="simple" xlink:show="embed" xlink:actuate="onLoad" draw:mime-type="image/jpeg"/>
</draw:frame>
</text:a>
</text:p>
      <text:p text:style-name="P4">
<text:a xlink:type="simple" xlink:href="https://armyinform.com.ua/wp-content/uploads/2023/03/338013282_806427744237819_5222585575641638209_n.jpg" text:style-name="Internet_20_link" text:visited-style-name="Visited_20_Internet_20_Link">
<draw:frame draw:style-name="fr1" draw:name="Image78" text:anchor-type="as-char" svg:width="6.9236in" svg:height="6.9236in" draw:z-index="0">
<draw:image xlink:href="../Images/AРМІЯINFORM/2023-03-29T54-00-00-04-00/338013282_806427744237819_5222585575641638209_n-150x150.jpg" xlink:type="simple" xlink:show="embed" xlink:actuate="onLoad" draw:mime-type="image/jpeg"/>
</draw:frame>
</text:a>
</text:p>
      <text:p text:style-name="P4">
News Source: <text:a xlink:type="simple" xlink:href="https://armyinform.com.ua/2023/03/29/svit-pobachyv-pravdu-pro-rosiyu-vona-nese-lyshe-kativni-rozstrily-prezydent-ukrayiny/" text:style-name="Internet_20_link" text:visited-style-name="Visited_20_Internet_20_Link">
https://armyinform.com.ua/2023/03/29/svit-pobachyv-pravdu-pro-rosiyu-vona-nese-lyshe-kativni-rozstrily-prezydent-ukrayiny/</text:a>
</text:p>
      <!--NEWS-->
      <text:h text:style-name="P10" text:outline-level="1">
<text:span text:style-name="T4">
奴隶军无法克服自由人的军队 - 亚历山大·基亚戈上校</text:span>
</text:h>
      <text:p text:style-name="P4">
作者: ['АРМІЯINFORM']</text:p>
      <text:p text:style-name="P4">
时间: 2023-03-29T55:00:00-04:00</text:p>
      <text:p text:style-name="P4">
描述: Yaki的陆军不是向瓦尼人的军队，犹豫不决的土地...与乌克兰2022年的战争，今天与乌克兰的最新消息，今天与乌克兰的新闻，今天与乌克兰2022年上次与乌克兰进行战争，乌克兰和俄罗斯之间以及俄罗斯和俄罗斯之间的战争， ，战争，战争，与乌克兰的战争将于2022</text:p>
      <text:p text:style-name="P4">
图片: ['<text:a xlink:type="simple" xlink:href="https://armyinform.com.ua/wp-content/uploads/2023/03/photo_5269559327981683862_y.jpg" text:style-name="Internet_20_link" text:visited-style-name="Visited_20_Internet_20_Link">
photo_5269559327981683862_y.jpg</text:a>
']</text:p>
      <text:p text:style-name="P4">
标签: ['MILITARY MEDIA CENTER', 'STOPRUSSIA', 'СИЛИ ПІДТРИМКИ ЗСУ']</text:p>
      <text:p text:style-name="P4">
类别: News</text:p>
      <!--METADATA-->
      <text:p text:style-name="P4">
<draw:frame draw:style-name="fr1" draw:name="Image79" text:anchor-type="as-char" svg:width="6.9236in" svg:height="4.32725in" draw:z-index="0">
<draw:image xlink:href="../Images/AРМІЯINFORM/2023-03-29T55-00-00-04-00/photo_5269559327981683862_y.jpg" xlink:type="simple" xlink:show="embed" xlink:actuate="onLoad" draw:mime-type="image/jpeg"/>
</draw:frame>
奴隶的军队无法克服捍卫自己的通用土地的自由人民的军队。 这就是我相信我们胜利的主要原因。</text:p>
      <text:p text:style-name="P4">
这说明了(https://t.me/militarymediacenter/1559)军事媒体中心。</text:p>
      <text:p text:style-name="P4">
“俄罗斯人从未专注于任何道德原则，他们一直被“驱赶”到乌克兰作为入侵者。 乌克兰人在与占领者压倒性的斗争中自愿成为，”该信息写道。</text:p>
      <text:p text:style-name="P4">
Oleksandr Kiago指出，目前的乌克兰 - 俄罗斯战争不仅与两支军人和两个民族的斗争有关。 首先，这是两个绝对不同的世界观的斗争。</text:p>
      <text:p text:style-name="P4">
“当将官员视为领导职务的候选人时，我从不专注于一个人的年龄，政治偏好，个人同情或不喜欢。 当这样的规模战争时，重要的是，当地指挥官成为个性和专业人士，他们能够在关键时刻承担责任并做出决定。 由于不活动是犯罪的，这将使人们的生命损害对我们最高价值的人，”管理层说。</text:p>
      <text:p text:style-name="P4">
News Source: <text:a xlink:type="simple" xlink:href="https://armyinform.com.ua/2023/03/29/armiya-nevilnykiv-ne-zdatna-zdolaty-armiyu-vilnyh-lyudej-polkovnyk-oleksandr-kyago/" text:style-name="Internet_20_link" text:visited-style-name="Visited_20_Internet_20_Link">
https://armyinform.com.ua/2023/03/29/armiya-nevilnykiv-ne-zdatna-zdolaty-armiyu-vilnyh-lyudej-polkovnyk-oleksandr-kyago/</text:a>
</text:p>
      <!--NEWS-->
      <text:h text:style-name="P10" text:outline-level="1">
<text:span text:style-name="T4">
乌克兰国家历史博物馆将介绍沉没的巡洋舰“莫斯科”的文物</text:span>
</text:h>
      <text:p text:style-name="P4">
作者: ['Євген Букет']</text:p>
      <text:p text:style-name="P4">
时间: 2023-03-29T56:00:00-04:00</text:p>
      <text:p text:style-name="P4">
描述: 在Sulknnya巡洋舰“莫斯科”的Richnitsa上，在国家维科科沃科沃国家 - 乌克兰的战争中，与乌克兰的战争是今天的最新消息，这是今天与乌克兰的最新消息，今天与乌克兰的新闻是2022年的最新消息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3/03/golovna-86.jpg" text:style-name="Internet_20_link" text:visited-style-name="Visited_20_Internet_20_Link">
golovna-86.jpg</text:a>
', '<text:a xlink:type="simple" xlink:href="https://armyinform.com.ua/wp-content/uploads/2023/03/illyenko.jpg" text:style-name="Internet_20_link" text:visited-style-name="Visited_20_Internet_20_Link">
illyenko.jpg</text:a>
']</text:p>
      <text:p text:style-name="P4">
标签: []</text:p>
      <text:p text:style-name="P4">
类别: News</text:p>
      <!--METADATA-->
      <text:p text:style-name="P4">
<draw:frame draw:style-name="fr1" draw:name="Image80" text:anchor-type="as-char" svg:width="6.9236in" svg:height="4.615733in" draw:z-index="0">
<draw:image xlink:href="../Images/AРМІЯINFORM/2023-03-29T56-00-00-04-00/golovna-86.jpg" xlink:type="simple" xlink:show="embed" xlink:actuate="onLoad" draw:mime-type="image/jpeg"/>
</draw:frame>
在乌克兰国家军事历史博物馆巡洋舰“莫斯科”割草的周年纪念日将开设一个新的博览会，那里将有一个代表圈子，这是一个来自俄罗斯舰队桌子上沉没的旗舰的信号浮标，许多其他有趣的文物。 它在今天的简报中闻名，该简报是在[军事MediaCenter]进行的(https://t.me/militarymediacenter)乌克兰国家博物馆，乌克兰军事历史力量研究中心以及乌克兰教育和科学部的代表。</text:p>
      <text:p text:style-name="P4">
<draw:frame draw:style-name="fr1" draw:name="Image81" text:anchor-type="as-char" svg:width="6.9236in" svg:height="4.615733in" draw:z-index="0">
<draw:image xlink:href="../Images/AРМІЯINFORM/2023-03-29T56-00-00-04-00/illyenko.jpg" xlink:type="simple" xlink:show="embed" xlink:actuate="onLoad" draw:mime-type="image/jpeg"/>
</draw:frame>
Andriyillanko</text:p>
      <ul>
        <li>
接受敌对行动，我们的博物馆工人现在能够收集战争文物。 在5月，我们在基辅的露天中组织了一场军事设备展览。  - 与此同时，在该场所开放了战争文物的展览，尤其是Kyivskatro交出了第一个“ Stugna”，敌人的装甲车被摧毁了。 当前的项目前往欧洲，在俄罗斯立场和文凭附近展出。</li>
      </ul>
      <text:p text:style-name="P4">
<text:span text:style-name="T5">
foto dmitry Yurchenko</text:span>
</text:p>
      <text:p text:style-name="P4">
News Source: <text:a xlink:type="simple" xlink:href="https://armyinform.com.ua/2023/03/29/naczionalnyj-vijskovo-istorychnyj-muzej-ukrayiny-u-kvitni-predstavyt-artefakty-iz-zatonulogo-krejsera-moskva/" text:style-name="Internet_20_link" text:visited-style-name="Visited_20_Internet_20_Link">
https://armyinform.com.ua/2023/03/29/naczionalnyj-vijskovo-istorychnyj-muzej-ukrayiny-u-kvitni-predstavyt-artefakty-iz-zatonulogo-krejsera-moskva/</text:a>
</text:p>
      <!--NEWS-->
      <text:h text:style-name="P10" text:outline-level="1">
<text:span text:style-name="T4">
Alexei Reznikov关于Marder BMP的印象：德国品质的一个很好的例子</text:span>
</text:h>
      <text:p text:style-name="P4">
作者: ['АРМІЯINFORM']</text:p>
      <text:p text:style-name="P4">
时间: 2023-03-29T57:00:00-04:00</text:p>
      <text:p text:style-name="P4">
描述: 乌克兰防御的官员Oleksiy Reznikov被敌人的Vids Nismetsui BMP Marder推动。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0/11/nimechchyna_bmp-marder.jpg" text:style-name="Internet_20_link" text:visited-style-name="Visited_20_Internet_20_Link">
nimechchyna_bmp-marder.jpg</text:a>
']</text:p>
      <text:p text:style-name="P4">
标签: ['STOPRUSSIA', 'БМП «МАРДЕР»', 'МІНІСТР ОБОРОНИ УКРАЇНИ ОЛЕКСІЙ РЕЗНІКОВ']</text:p>
      <text:p text:style-name="P4">
类别: News</text:p>
      <!--METADATA-->
      <text:p text:style-name="P4">
<draw:frame draw:style-name="fr1" draw:name="Image82" text:anchor-type="as-char" svg:width="6.9236in" svg:height="4.615733in" draw:z-index="0">
<draw:image xlink:href="../Images/AРМІЯINFORM/2023-03-29T57-00-00-04-00/nimechchyna_bmp-marder.jpg" xlink:type="simple" xlink:show="embed" xlink:actuate="onLoad" draw:mime-type="image/jpeg"/>
</draw:frame>
乌克兰国防部长Alexei Reznikov分享了他对德国BMP的印象<text:a xlink:type="simple" xlink:href="https://armyinform.com.ua/2023/01/30/zakordonni-tanky-dlya-ukrayiny-vyklyky-ta-mozhlyvosti/" text:style-name="Internet_20_link" text:visited-style-name="Visited_20_Internet_20_Link">
Marder</text:a>
.</text:p>
      <text:p text:style-name="P4">
Про це він<text:a xlink:type="simple" xlink:href="https://twitter.com/oleksiireznikov/status/1641004455653961730" text:style-name="Internet_20_link" text:visited-style-name="Visited_20_Internet_20_Link">
написав</text:a>
在他的推文中。</text:p>
      <text:p text:style-name="P4">
“马尔德是德国品质的一个很好的例子。 我尝试了自己。 我们期待着豹子的短暂性。 我喜欢他们的咆哮。 如果德国驻乌克兰Anka Felguzen能够加入我的能力，这很高兴。 我们一起做吧!我们感谢鲍里斯·皮斯托里乌斯(Boris Pistorius)国防部长和德国人民的总理奥拉夫·舒尔茨(Olaf Scholz)!”  - 他在职位上说。</text:p>
      <text:p text:style-name="Quotations">

<text:p text:style-name="P4">
Marder是德国品质的一个很好的例子。 我自己尝试过。 &gt;
期待很快驯服豹子。 我喜欢他们咆哮的方式!&gt;
如果&gt;
 [@ankafeldhusen]会很高兴(https://twitter.com/AnkaFeldhusen?ref_src=twsrc%5Etfw)可以加入我。 我们一起做吧!&gt;
谢谢&gt;
 <text:a xlink:type="simple" xlink:href="https://twitter.com/Bundeskanzler" text:style-name="Internet_20_link" text:visited-style-name="Visited_20_Internet_20_Link">
@bundeskanzler</text:a>
，&gt;
 Boris Pistorius&amp;the🇩🇪人!🇺🇦🤝🇩🇪&gt;
 <text:a xlink:type="simple" xlink:href="https://t.co/uTE8hwewpV" text:style-name="Internet_20_link" text:visited-style-name="Visited_20_Internet_20_Link">
pic.twitter.com/ute8hwewpv</text:a>
&gt;
&gt;
  -  Oleksiy Reznikov(@oleksireznikov)<text:a xlink:type="simple" xlink:href="https://twitter.com/oleksiireznikov/status/1641004455653961730" text:style-name="Internet_20_link" text:visited-style-name="Visited_20_Internet_20_Link">
3月29日，&gt;
 2023年</text:a>
</text:p>

</text:p>
      <text:p text:style-name="P4">
News Source: <text:a xlink:type="simple" xlink:href="https://armyinform.com.ua/2023/03/29/oleksij-reznikov-pro-vrazhennya-vid-bmp-marder-chudovyj-pryklad-nimeczkoyi-yakosti/" text:style-name="Internet_20_link" text:visited-style-name="Visited_20_Internet_20_Link">
https://armyinform.com.ua/2023/03/29/oleksij-reznikov-pro-vrazhennya-vid-bmp-marder-chudovyj-pryklad-nimeczkoyi-yakosti/</text:a>
</text:p>
      <!--NEWS-->
      <text:h text:style-name="P10" text:outline-level="1">
<text:span text:style-name="T4">
乌克兰检察长办公室：有7.7万次军事犯罪</text:span>
</text:h>
      <text:p text:style-name="P4">
作者: ['АРМІЯINFORM']</text:p>
      <text:p text:style-name="P4">
时间: 2023-03-29T58: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3/warcrime-29032023ua.jpg" text:style-name="Internet_20_link" text:visited-style-name="Visited_20_Internet_20_Link">
warcrime-29032023ua.jpg</text:a>
', '<text:a xlink:type="simple" xlink:href="https://armyinform.com.ua/wp-content/uploads/2023/03/warcrime-29032023en.jpg" text:style-name="Internet_20_link" text:visited-style-name="Visited_20_Internet_20_Link">
warcrime-2903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83" text:anchor-type="as-char" svg:width="6.9236in" svg:height="4.448413in" draw:z-index="0">
<draw:image xlink:href="../Images/AРМІЯINFORM/2023-03-29T58-00-00-04-00/warcrime-2903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3月28日</text:span>
注册：</text:p>
      <ul>
        <li>
77 018-战争罪， * 16 895-抗议乌克兰国家安全罪。</li>
      </ul>
      <text:p text:style-name="P4">
此外，根据少年检察官的官方数据，由于俄罗斯联邦的侵略，<text:span text:style-name="T4">
 1408名儿童已成为</text:span>
，包括：</text:p>
      <ul>
        <li>
465-儿童被杀， * 943-儿童因严重程度的不同程度受伤。</li>
      </ul>
      <text:p text:style-name="P4">
该部门强调，这些数字不是最终的，因为在暂时占据的有形领土上的积极战斗场所的安装中继续进行工作。</text:p>
      <text:p text:style-name="P4">
<draw:frame draw:style-name="fr1" draw:name="Image84" text:anchor-type="as-char" svg:width="6.9236in" svg:height="4.448413in" draw:z-index="0">
<draw:image xlink:href="../Images/AРМІЯINFORM/2023-03-29T58-00-00-04-00/warcrime-29032023en.jpg" xlink:type="simple" xlink:show="embed" xlink:actuate="onLoad" draw:mime-type="image/jpeg"/>
</draw:frame>
</text:p>
      <text:p text:style-name="P4">
News Source: <text:a xlink:type="simple" xlink:href="https://armyinform.com.ua/2023/03/29/ofis-genprokurora-ukrayiny-zadokumentovano-ponad-77-tysyach-voyennyh-zlochyniv/" text:style-name="Internet_20_link" text:visited-style-name="Visited_20_Internet_20_Link">
https://armyinform.com.ua/2023/03/29/ofis-genprokurora-ukrayiny-zadokumentovano-ponad-77-tysyach-voyennyh-zlochyniv/</text:a>
</text:p>
      <!--NEWS-->
      <text:h text:style-name="P10" text:outline-level="1">
<text:span text:style-name="T4">
俄罗斯联合会在黑海火箭发射器中拥有四个“口径”</text:span>
</text:h>
      <text:p text:style-name="P4">
作者: ['АРМІЯINFORM']</text:p>
      <text:p text:style-name="P4">
时间: 2023-03-29T59:00:00-04:00</text:p>
      <text:p text:style-name="P4">
描述: 在Boyal Cherguvanni的Chorny Morg的29桦树村被发现4堆...与乌克兰2022的战争，与乌克兰的战争是今天的最新消息，今天与乌克兰2022年的新闻战争，今天会有一场战争，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3/youfwedjy9e6outcm1irkddaev4jnuaw-1.jpg" text:style-name="Internet_20_link" text:visited-style-name="Visited_20_Internet_20_Link">
youfwedjy9e6outcm1irkddaev4jnuaw-1.jpg</text:a>
']</text:p>
      <text:p text:style-name="P4">
标签: ['STOPRUSSIA', 'ВМС ЗС УКРАЇНИ', 'РАКЕТИ «КАЛІБР»']</text:p>
      <text:p text:style-name="P4">
类别: News</text:p>
      <!--METADATA-->
      <text:p text:style-name="P4">
<draw:frame draw:style-name="fr1" draw:name="Image85" text:anchor-type="as-char" svg:width="6.9236in" svg:height="4.269553in" draw:z-index="0">
<draw:image xlink:href="../Images/AРМІЯINFORM/2023-03-29T59-00-00-04-00/youfwedjy9e6outcm1irkddaev4jnuaw-1.jpg" xlink:type="simple" xlink:show="embed" xlink:actuate="onLoad" draw:mime-type="image/jpeg"/>
</draw:frame>
截至3月29日，黑海有4艘战舰，其中包括1枚马车导弹，总凌空，最多4枚火箭。</text:p>
      <text:p text:style-name="P4">
关于它<text:a xlink:type="simple" xlink:href="https://t.me/ukrainian_navy/2614" text:style-name="Internet_20_link" text:visited-style-name="Visited_20_Internet_20_Link">
报告</text:a>
武装部队海军的新闻服务。</text:p>
      <text:p text:style-name="P4">
海中有2艘敌船。 在地中海中，多达7个敌对的熊，其中3枚有翼的导弹“机芯”，一个凌空抽射 - 最多20枚火箭；</text:p>
      <text:p text:style-name="P4">
在白天，为了俄罗斯联邦的利益，制造了凯奇 - 元海峡的通过：</text:p>
      <text:p text:style-name="P4">
<text:span text:style-name="T5">
到Azov Sea -13艘船，其中4艘船沿Bosphorus海峡的方向继续前进； </text:span>
到黑海 -  13艘船，其中2艘继续沿Bosphorus的方向移动。</text:p>
      <text:p text:style-name="P4">
值得注意的是，俄罗斯联邦继续违反《 1974年海洋生命国际公约》。(Solas)通过关闭自动识别系统(AIS)，在亚佐夫海的民用船上。</text:p>
      <text:p text:style-name="P4">
News Source: <text:a xlink:type="simple" xlink:href="https://armyinform.com.ua/2023/03/29/rf-trymaye-u-chornomu-mori-raketonosij-z-chotyrma-kalibramy/" text:style-name="Internet_20_link" text:visited-style-name="Visited_20_Internet_20_Link">
https://armyinform.com.ua/2023/03/29/rf-trymaye-u-chornomu-mori-raketonosij-z-chotyrma-kalibramy/</text:a>
</text:p>
      <!--NEWS-->
      <text:h text:style-name="P10" text:outline-level="1">
<text:span text:style-name="T4">
俄罗斯特工被拘留：为仓库“被猎杀”，并在阿瓦迪夫卡附近的防御力量弹药</text:span>
</text:h>
      <text:p text:style-name="P4">
作者: ['АРМІЯINFORM']</text:p>
      <text:p text:style-name="P4">
时间: 2023-03-29T60:00:00-04:00</text:p>
      <text:p text:style-name="P4">
描述: 一位FSB代理商的Vikrila Shchel在Donechinini的Offrone地区，Yakiy Shchel到收益...与乌克兰2022年的战争，与乌克兰的最新新闻，《与乌克兰2022年的新闻战争》，今天上次与乌克兰的新闻战争，乌克兰和俄罗斯和俄罗斯之间的战争将会当他们在2022年与乌克兰进行战争时，他们说，在不久的将来，乌克兰是否会与乌克兰进行战争</text:p>
      <text:p text:style-name="P4">
图片: ['<text:a xlink:type="simple" xlink:href="https://armyinform.com.ua/wp-content/uploads/2023/03/b9ee67fd1b39cfc9556b735954e1be02-1.jpeg" text:style-name="Internet_20_link" text:visited-style-name="Visited_20_Internet_20_Link">
b9ee67fd1b39cfc9556b735954e1be02-1.jpeg</text:a>
']</text:p>
      <text:p text:style-name="P4">
标签: ['STOPRUSSIA', 'АГЕНТ РФ', 'СБУ']</text:p>
      <text:p text:style-name="P4">
类别: News</text:p>
      <!--METADATA-->
      <text:p text:style-name="P4">
<draw:frame draw:style-name="fr1" draw:name="Image86" text:anchor-type="as-char" svg:width="6.9236in" svg:height="4.615733in" draw:z-index="0">
<draw:image xlink:href="../Images/AРМІЯINFORM/2023-03-29T60-00-00-04-00/b9ee67fd1b39cfc9556b735954e1be02-1.jpeg" xlink:type="simple" xlink:show="embed" xlink:actuate="onLoad" draw:mime-type="image/jpeg"/>
</draw:frame>
她在顿涅茨克地区的额叶地区揭露了另一名FSB特工，他们仍然与俄罗斯特殊服务人员保持友好关系。</text:p>
      <text:p text:style-name="P4">
关于它<text:a xlink:type="simple" xlink:href="https://ssu.gov.ua/novyny/sbu-zatrymala-rosiiskoho-ahenta-yakyi-poliuvav-na-sklady-z-boieprypasamy-syl-oborony-pid-avdiivkoiu" text:style-name="Internet_20_link" text:visited-style-name="Visited_20_Internet_20_Link">
报告</text:a>
乌克兰的安全服务。</text:p>
      <text:p text:style-name="P4">
信息说：“ 2月24日之后，敌人远程招募了他的朋友，并定义了该地区进行情报和颠覆活动的任务。”</text:p>
      <text:p text:style-name="P4">
首先，侵略者对有关国防部队沿Avdeevsky方向的公告和军事装备力量的仓库的位置感兴趣。</text:p>
      <text:p text:style-name="P4">
值得注意的是，为了收集俄罗斯特工的情报，地形被诱使掩盖乌克兰物体。</text:p>
      <text:p text:style-name="P4">
他必须通过电子坐标的匿名使者以及具有详细说明的媒体文件传输到FSB的信息。</text:p>
      <text:p text:style-name="P4">
情报所需的乘员在东方阵线计划针对Siloborov的战术行动。</text:p>
      <text:p text:style-name="P4">
但是，SBU的工作人员及时进行了提前的工作，他们在进行利基市场探索过程中逐渐暴露，逐渐记录并拘留了攻击者。</text:p>
      <text:p text:style-name="P4">
安全局报告说该人涉嫌叛国罪</text:p>
      <text:p text:style-name="P4">
法院选择了预防措施 - 拘留。</text:p>
      <text:p text:style-name="P4">
News Source: <text:a xlink:type="simple" xlink:href="https://armyinform.com.ua/2023/03/29/zatrymano-agenta-rf-yakyj-polyuvav-na-sklady-z-boyeprypasamy-syl-oborony-pid-avdiyivkoyu/" text:style-name="Internet_20_link" text:visited-style-name="Visited_20_Internet_20_Link">
https://armyinform.com.ua/2023/03/29/zatrymano-agenta-rf-yakyj-polyuvav-na-sklady-z-boyeprypasamy-syl-oborony-pid-avdiyivkoyu/</text:a>
</text:p>
      <!--NEWS-->
      <text:h text:style-name="P10" text:outline-level="1">
<text:span text:style-name="T4">
Alexei Danilov：克里姆林宫很害怕</text:span>
</text:h>
      <text:p text:style-name="P4">
作者: ['АРМІЯINFORM']</text:p>
      <text:p text:style-name="P4">
时间: 2023-03-29T61:00:00-04:00</text:p>
      <text:p text:style-name="P4">
描述: 压制克里姆林宫独裁者关于Namiristiti taktichn nucadn Zbro on Teritor ...与乌克兰2022年的战争，与乌克兰与乌克兰的最新新闻战争，今天与乌克兰2022年的新闻战争，乌克兰与乌克兰和俄罗斯之间的战争将与俄罗斯和俄罗斯之间的战争，当他们说，乌克兰在2022年是否会有一年的时间，在不久的将来是否会与乌克兰进行战争</text:p>
      <text:p text:style-name="P4">
图片: ['<text:a xlink:type="simple" xlink:href="https://armyinform.com.ua/wp-content/uploads/2022/09/oleksij-danilov.jpg" text:style-name="Internet_20_link" text:visited-style-name="Visited_20_Internet_20_Link">
oleksij-danilov.jpg</text:a>
']</text:p>
      <text:p text:style-name="P4">
标签: ['STOPRUSSIA', 'АГРЕСІЯ РФ', 'ОЛЕКСІЙ ДАНІЛОВ', 'РНБО УКРАЇНИ', 'ЯДЕРНА ЗБРОЯ']</text:p>
      <text:p text:style-name="P4">
类别: News</text:p>
      <!--METADATA-->
      <text:p text:style-name="P4">
<draw:frame draw:style-name="fr1" draw:name="Image87" text:anchor-type="as-char" svg:width="6.9236in" svg:height="4.615733in" draw:z-index="0">
<draw:image xlink:href="../Images/AРМІЯINFORM/2023-03-29T61-00-00-04-00/oleksij-danilov.jpg" xlink:type="simple" xlink:show="embed" xlink:actuate="onLoad" draw:mime-type="image/jpeg"/>
</draw:frame>
克里姆林宫独裁者关于施加白俄罗斯蜘蛛侠战术核武器的意图的陈述实际上是对美国人民进行谈判的邀请。 国家安全与国防委员会秘书亚历克西(Alexei Danilov)说。</text:p>
      <text:p text:style-name="P4">
关于它<text:a xlink:type="simple" xlink:href="https://www.rnbo.gov.ua/ua/Diialnist/6211.html" text:style-name="Internet_20_link" text:visited-style-name="Visited_20_Internet_20_Link">
报告</text:a>
乌克兰的Appratrnbo。</text:p>
      <text:p text:style-name="P4">
NSDC乌克兰局长说：“我认为，尽管白俄罗斯是俄罗斯联邦的实际占领，但这不会发生。”  - 这是美国人进行谈判的邀请。 在过去的一个半或两个月的时间里，普京和所有俄罗斯的步骤都在采取措施坐在谈判桌子上，也停在那里。”</text:p>
      <text:p text:style-name="P4">
他说，此外，自称是白俄罗斯的总统，他实际上是俄罗斯的书籍 - 亚历山大·卢卡申科(Alexander Lukashenko) - 意识到，在授予这种许可证的情况下，他“将处于巨大的危险”。</text:p>
      <text:p text:style-name="P4">
乌克兰NSDC部长表示，他的信念是，国际刑法逮捕普京并不是最后一项，而独裁者和他的弦乐将造成杀害马来西亚“波音” Reissum17的原因。 Alexei Danilov补充说，还会有其他要求。</text:p>
      <text:p text:style-name="P4">
他说，欧洲伙伴应该意识到普京是不可能与之谈判的恐怖分子。 Alexei Danilov说，“这种憎恶”的每一天都被品尝到“死亡，鲜血和眼泪”，因此“普京的问题”需要更快地关闭。</text:p>
      <text:p text:style-name="P4">
News Source: <text:a xlink:type="simple" xlink:href="https://armyinform.com.ua/2023/03/29/oleksij-danilov-kreml-lyakaye-rozmishhennyam-yadernoyi-zbroyi-u-bilorusi-ale-czogo-ne-vidbudetsya/" text:style-name="Internet_20_link" text:visited-style-name="Visited_20_Internet_20_Link">
https://armyinform.com.ua/2023/03/29/oleksij-danilov-kreml-lyakaye-rozmishhennyam-yadernoyi-zbroyi-u-bilorusi-ale-czogo-ne-vidbudetsya/</text:a>
</text:p>
      <!--NEWS-->
      <text:h text:style-name="P10" text:outline-level="1">
<text:span text:style-name="T4">
在武装部队中，“我保留！”项目开始了该项目。 从战术医学讲师的准备</text:span>
</text:h>
      <text:p text:style-name="P4">
作者: ['АРМІЯINFORM']</text:p>
      <text:p text:style-name="P4">
时间: 2023-03-29T62:00:00-04:00</text:p>
      <text:p text:style-name="P4">
描述: Zbroins Sil Ukrainian在Prochkt的框架“我是修剪！” Rosgotyut Mobilni ...与乌克兰2022年的战争，与乌克兰的最新消息，今天与乌克兰的新闻战争，2022年的新闻战争，乌克兰和俄罗斯之间的战争将在2022年与乌克兰的战争之间发生战争，将在不久的将来与乌克兰发动战争，这是与乌克兰的战争，今天的乌克兰新闻，乌克兰的新闻，乌克兰媒体在俄罗斯</text:p>
      <text:p text:style-name="P4">
图片: ['<text:a xlink:type="simple" xlink:href="https://armyinform.com.ua/wp-content/uploads/2023/03/2-7-1-1.jpg" text:style-name="Internet_20_link" text:visited-style-name="Visited_20_Internet_20_Link">
2-7-1-1.jpg</text:a>
']</text:p>
      <text:p text:style-name="P4">
标签: ['КОМАНДУВАННЯ МЕДИЧНИХ СИЛ ЗСУ', 'ТАКМЕД', 'ТССС']</text:p>
      <text:p text:style-name="P4">
类别: News</text:p>
      <!--METADATA-->
      <text:p text:style-name="P4">
<draw:frame draw:style-name="fr1" draw:name="Image88" text:anchor-type="as-char" svg:width="6.9236in" svg:height="4.613508in" draw:z-index="0">
<draw:image xlink:href="../Images/AРМІЯINFORM/2023-03-29T62-00-00-04-00/2-7-1-1.jpg" xlink:type="simple" xlink:show="embed" xlink:actuate="onLoad" draw:mime-type="image/jpeg"/>
</draw:frame>
乌克兰武装部队在项目“我保留!”框架的框架中 部署了有关支持乌克兰垃圾填埋场的战术医学中的移动和培训综合体。 项目“我保留!” 它旨在为Zakmeda的专业讲师做好准备，并亲自培训军人。</text:p>
      <text:p text:style-name="P4">
关于它<text:a xlink:type="simple" xlink:href="https://www.facebook.com/Ukrmilitarymedic/posts/pfbid037HLbtQFrmucbp9BT9VoFKgweD5fLkjtuxdfYW8K8sz4mseKQgLozuVsWMMoXaxeWl" text:style-name="Internet_20_link" text:visited-style-name="Visited_20_Internet_20_Link">
报告</text:a>
乌克兰武装部队的医疗部队指挥的媒体服务。</text:p>
      <text:p text:style-name="P4">
“与此这样的知识是由我们的捍卫者和捍卫者救出的。 字面上地。 一个著名的节节战士是我们胜利的关键。 因此，武装部队与Ciklum一起在支持训练场上在战术医学中部署移动培训综合体，称为遗嘱。</text:p>
      <text:p text:style-name="P4">
战术战斗伤亡护理或TCSS是乌克兰武装部队确认的唯一有效标准。</text:p>
      <text:p text:style-name="P4">
“我们很高兴地报告这一重要倡议，因为人类的生命是每个军事医生的最高价值和目的。 在敌对行动的背景下，提供首先人类援助的能力至关重要。”工作人员说。</text:p>
      <text:p text:style-name="P4">
News Source: <text:a xlink:type="simple" xlink:href="https://armyinform.com.ua/2023/03/29/u-zsu-startuvav-proyekt-trymayu-z-pidgotovky-instruktoriv-z-taktychnoyi-medyczyny/" text:style-name="Internet_20_link" text:visited-style-name="Visited_20_Internet_20_Link">
https://armyinform.com.ua/2023/03/29/u-zsu-startuvav-proyekt-trymayu-z-pidgotovky-instruktoriv-z-taktychnoyi-medyczyny/</text:a>
</text:p>
      <!--NEWS-->
      <text:h text:style-name="P10" text:outline-level="1">
<text:span text:style-name="T4">
俄罗斯特殊服务吸引乌克兰假矿的儿童</text:span>
</text:h>
      <text:p text:style-name="P4">
作者: ['АРМІЯINFORM']</text:p>
      <text:p text:style-name="P4">
时间: 2023-03-29T63:00:00-04:00</text:p>
      <text:p text:style-name="P4">
描述: 维克里特·诺维（Vikrit Novi）的特殊服务，Yaki Pidarzhnote，RF RF Zealuchati，直到...与乌克兰2022年的战争，与乌克兰的战争是今天的最新消息，《与乌克兰2022年的新闻战》是今天的最后一场，将是今天的最后一场，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3/63e67d85-fc5c-47b1-8035-80cc9e5e25a8.jpg" text:style-name="Internet_20_link" text:visited-style-name="Visited_20_Internet_20_Link">
63e67d85-fc5c-47b1-8035-80cc9e5e25a8.jpg</text:a>
']</text:p>
      <text:p text:style-name="P4">
标签: ['STOPRUSSIA', 'АГРЕСІЯ РФ', 'СБУ', 'ФЕЙКОВІ МІНУВАННЯ']</text:p>
      <text:p text:style-name="P4">
类别: News</text:p>
      <!--METADATA-->
      <text:p text:style-name="P4">
<draw:frame draw:style-name="fr1" draw:name="Image89" text:anchor-type="as-char" svg:width="6.9236in" svg:height="3.894525in" draw:z-index="0">
<draw:image xlink:href="../Images/AРМІЯINFORM/2023-03-29T63-00-00-04-00/63e67d85-fc5c-47b1-8035-80cc9e5e25a8.jpg" xlink:type="simple" xlink:show="embed" xlink:actuate="onLoad" draw:mime-type="image/jpeg"/>
</draw:frame>
特殊服务暴露了新事实，这些事实证实俄罗斯联邦参与了针对乌克兰的颠覆性活动。 它发生在战争条件下。</text:p>
      <text:p text:style-name="P4">
关于它<text:a xlink:type="simple" xlink:href="https://ssu.gov.ua/novyny/sbu-vstanovyla-shcho-rosiiski-spetssluzhby-zaluchaiut-ditei-do-feikovykh-minuvan-v-ukraini" text:style-name="Internet_20_link" text:visited-style-name="Visited_20_Internet_20_Link">
报告</text:a>
SBU新闻服务。</text:p>
      <text:p text:style-name="P4">
特别是，乌克兰首都和其他地区的伪政系列涉及的少年团体的犯罪行为被封锁。</text:p>
      <text:p text:style-name="P4">
大多数青少年都“改变”了公共当局的建筑物以及对象社会基础设施。 去年10月，他们同时在假地雷上报告了14个地方法院。</text:p>
      <text:p text:style-name="P4">
根据调查，该小组成员的犯罪活动由俄罗斯特殊服务的代表远程协调。 为此，创建了一个专业的在线社区，该社区定期涉及乌克兰不同地区的未成年人。 根据侵略者的指示，青少年在国家机构在“采矿”上虚假消息的e -mail地址中进行了表演。 因此，敌人试图动摇乌克兰的内部局势。</text:p>
      <text:p text:style-name="P4">
已经确定，该新闻通讯是代表局外人和习惯于掩盖其位置的特殊计算机程序的习惯。调查的结果暴露了该小组的组织者。 他是切尼希夫地区的相关居民。 犯罪者与俄罗斯特殊服务部有联系，俄罗斯的特殊服务通过梅森德与少年联系，并为他设定了一项任务。</text:p>
      <text:p text:style-name="P4">
在搜索伪人住宅时，发现了一部计算机手机，并有证据表明非法活动和与侵略者进行沟通。</text:p>
      <text:p text:style-name="P4">
目前，在根据《艺术》第2部分提起的刑事诉讼框架内。 259乌克兰的刑法(故意虚假报告公民的威胁，破坏或对关键基础设施，建筑物或结构的损害，以确保运转)，正在进行调查行动。</text:p>
      <text:p text:style-name="P4">
该文章的制裁规定，判处最高8年的徒刑。 值得的是：如果据报道未成年人是假采矿，他们的父母将在法律面前回答。</text:p>
      <text:p text:style-name="P4">
News Source: <text:a xlink:type="simple" xlink:href="https://armyinform.com.ua/2023/03/29/rosijski-speczsluzhby-zaluchayut-ditej-do-fejkovyh-minuvan-v-ukrayini/" text:style-name="Internet_20_link" text:visited-style-name="Visited_20_Internet_20_Link">
https://armyinform.com.ua/2023/03/29/rosijski-speczsluzhby-zaluchayut-ditej-do-fejkovyh-minuvan-v-ukrayini/</text:a>
</text:p>
      <!--NEWS-->
      <text:h text:style-name="P10" text:outline-level="1">
<text:span text:style-name="T4">
瑞典教练教武装部队新兵在树木繁茂的地形上战斗</text:span>
</text:h>
      <text:p text:style-name="P4">
作者: ['АРМІЯINFORM']</text:p>
      <text:p text:style-name="P4">
时间: 2023-03-29T64:00:00-04:00</text:p>
      <text:p text:style-name="P4">
描述: 基本的Zagalnovisskovoi框架上的Korolivstvo Swedia Zbryuniy的Viiskovi Istrustori ...与乌克兰2022年的战争，与乌克兰的最新新闻，《新闻新闻》，《与乌克兰2022年的新闻战争》，今天与乌克兰和俄罗斯之间的战争，乌克兰和俄罗斯之间的战争将在，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3/338203078_134484502910638_5700462682566859995_n-1.jpg" text:style-name="Internet_20_link" text:visited-style-name="Visited_20_Internet_20_Link">
338203078_134484502910638_5700462682566859995_n-1.jpg</text:a>
', '<text:a xlink:type="simple" xlink:href="https://armyinform.com.ua/wp-content/uploads/2023/03/338157613_1637917266642124_127821562745790208_n.jpg" text:style-name="Internet_20_link" text:visited-style-name="Visited_20_Internet_20_Link">
338157613_1637917266642124_127821562745790208_n.jpg</text:a>
', '<text:a xlink:type="simple" xlink:href="https://armyinform.com.ua/wp-content/uploads/2023/03/338378144_611588140817131_7967049591993206629_n.jpg" text:style-name="Internet_20_link" text:visited-style-name="Visited_20_Internet_20_Link">
338378144_611588140817131_7967049591993206629_n.jpg</text:a>
']</text:p>
      <text:p text:style-name="P4">
标签: ['ВЕЛИКА БРИТАНІЯ', 'ВІЙСЬКОВА ПІДГОТОВКА', 'КОРОЛІВСТВО ШВЕЦІЯ']</text:p>
      <text:p text:style-name="P4">
类别: News</text:p>
      <!--METADATA-->
      <text:p text:style-name="P4">
<draw:frame draw:style-name="fr1" draw:name="Image90" text:anchor-type="as-char" svg:width="6.9236in" svg:height="4.66766in" draw:z-index="0">
<draw:image xlink:href="../Images/AРМІЯINFORM/2023-03-29T64-00-00-04-00/338203078_134484502910638_5700462682566859995_n-1.jpg" xlink:type="simple" xlink:show="embed" xlink:actuate="onLoad" draw:mime-type="image/jpeg"/>
</draw:frame>
瑞典王国武装部队的军事讲师在基础知识的框架内 - 在英国武装部队人员在组织和指挥林业敌对行动方面的武装部队人员训练。</text:p>
      <text:p text:style-name="P4">
关于它<text:a xlink:type="simple" xlink:href="https://www.facebook.com/GeneralStaff.ua/posts/557547679891648" text:style-name="Internet_20_link" text:visited-style-name="Visited_20_Internet_20_Link">
报告</text:a>
武装部队的总人员。</text:p>
      <text:p text:style-name="P4">
声明说：“这项培训使得掌握战斗技巧，提高乌克兰武装部队的安全是可能的，这样一家人没有或没有最低军事经验的军人可以掌握乌克兰必要的战术知识。”</text:p>
      <text:p text:style-name="P4">
<draw:frame draw:style-name="fr1" draw:name="Image91" text:anchor-type="as-char" svg:width="6.9236in" svg:height="3.969531in" draw:z-index="0">
<draw:image xlink:href="../Images/AРМІЯINFORM/2023-03-29T64-00-00-04-00/338157613_1637917266642124_127821562745790208_n.jpg" xlink:type="simple" xlink:show="embed" xlink:actuate="onLoad" draw:mime-type="image/jpeg"/>
</draw:frame>
总裁指出，在武装部队教练的指导下，瑞典的乌克兰武装部队新兵在国防和进攻条件下更加准备。</text:p>
      <text:p text:style-name="P4">
施维蒂王国继续支持乌克兰人民，并为持续违反国际法的行为提供了不断的支持。</text:p>
      <text:p text:style-name="P4">
<draw:frame draw:style-name="fr1" draw:name="Image92" text:anchor-type="as-char" svg:width="6.9236in" svg:height="4.615733in" draw:z-index="0">
<draw:image xlink:href="../Images/AРМІЯINFORM/2023-03-29T64-00-00-04-00/338378144_611588140817131_7967049591993206629_n.jpg" xlink:type="simple" xlink:show="embed" xlink:actuate="onLoad" draw:mime-type="image/jpeg"/>
</draw:frame>
瑞典武装部队的临时军人于2023年抵达英国，加入了伙伴国家，在英国领导下为乌克兰新兵准备计划。</text:p>
      <text:p text:style-name="P4">
News Source: <text:a xlink:type="simple" xlink:href="https://armyinform.com.ua/2023/03/29/shvedski-instruktory-navchayut-novobrancziv-zsu-vesty-bojovi-diyi-u-lisystij-misczevosti/" text:style-name="Internet_20_link" text:visited-style-name="Visited_20_Internet_20_Link">
https://armyinform.com.ua/2023/03/29/shvedski-instruktory-navchayut-novobrancziv-zsu-vesty-bojovi-diyi-u-lisystij-misczevosti/</text:a>
</text:p>
      <!--NEWS-->
      <text:h text:style-name="P10" text:outline-level="1">
<text:span text:style-name="T4">
捍卫者的囚犯家属必须通过CCC和SP与军事部队接触</text:span>
</text:h>
      <text:p text:style-name="P4">
作者: ['АРМІЯINFORM']</text:p>
      <text:p text:style-name="P4">
时间: 2023-03-29T65:00:00-04:00</text:p>
      <text:p text:style-name="P4">
描述: 在协调的总部，Zustinich Zustinov是Rodonziv Rrama Motopykhotno ...与2022年与乌克兰的战争，与乌克兰的最新新闻，今天与乌克兰的新闻，今天与乌克兰2022年的新闻，今天，乌克兰和俄罗斯之间的战争将与乌克兰和俄罗斯之间发生战争他们说，乌克兰在2022年将是与乌克兰的战争</text:p>
      <text:p text:style-name="P4">
图片: ['<text:a xlink:type="simple" xlink:href="https://armyinform.com.ua/wp-content/uploads/2023/03/338695636_1251676888812603_3667929483156743054_n.jpg" text:style-name="Internet_20_link" text:visited-style-name="Visited_20_Internet_20_Link">
338695636_1251676888812603_3667929483156743054_n.jpg</text:a>
']</text:p>
      <text:p text:style-name="P4">
标签: ['АГРЕСІЯ РФ', 'БЕЗВІСТИ ЗНИКЛІ', 'ВІЙСЬКОВОПОЛОНЕНІ', 'КООРДИНАЦІЙНИЙ ШТАБ З ПИТАНЬ ПОВОДЖЕННЯ З ВІЙСЬКОВОПОЛОНЕНИМИ', 'ТЦК ТА СП']</text:p>
      <text:p text:style-name="P4">
类别: News</text:p>
      <!--METADATA-->
      <text:p text:style-name="P4">
<draw:frame draw:style-name="fr1" draw:name="Image93" text:anchor-type="as-char" svg:width="6.9236in" svg:height="3.894525in" draw:z-index="0">
<draw:image xlink:href="../Images/AРМІЯINFORM/2023-03-29T65-00-00-04-00/338695636_1251676888812603_3667929483156743054_n.jpg" xlink:type="simple" xlink:show="embed" xlink:actuate="onLoad" draw:mime-type="image/jpeg"/>
</draw:frame>
</text:p>
      <text:p text:style-name="P4">
关于它<text:a xlink:type="simple" xlink:href="https://t.me/Koord_shtab/742" text:style-name="Internet_20_link" text:visited-style-name="Visited_20_Internet_20_Link">
报告</text:a>
与战俘问题协调总部。</text:p>
      <text:p text:style-name="P4">
根据总部代表的说法，与军事部门的沟通提供了控制人员和社会支持的领土中心(TCC和SPS-胜利活动). Витяги зі службового розслідування можна отримати,звернувшись із відповідним запитом до районного ТЦК та СП. Проте частинуматеріалів, які мають обмежений доступ, військова частина не надає.</text:p>
      <text:p text:style-name="P4">
Що стосується повернення тіл загиблих захисників, представник Координаційногоштабу зауважив, що, на жаль, не завжди є можливість забрати тіла з поля бою.Так само у місцях, де ведуться активні бойові дії, немає можливості проводитивідповідні пошукові заходи. Лише після деокупації та проведеннястабілізаційних заходів на конкретній території розпочинає роботу групапредставників Офісу Уповноваженого з питань осіб, зниклих безвісти заособливих обставин, та інші компетентні органи.</text:p>
      <text:p text:style-name="P4">
Окремо обговорили питання фінансового забезпечення, а також отриманнясоціальних гарантій, які передбачені родинам полонених і зниклих безвісти заособливих обставин військовослужбовців.</text:p>
      <text:p text:style-name="P4">
News Source: <text:a xlink:type="simple" xlink:href="https://armyinform.com.ua/2023/03/29/rodyny-polonenyh-zahysnykiv-mayut-kontaktuvaty-z-vijskovymy-chastynam-cherez-tczk-ta-sp/" text:style-name="Internet_20_link" text:visited-style-name="Visited_20_Internet_20_Link">
https://armyinform.com.ua/2023/03/29/rodyny-polonenyh-zahysnykiv-mayut-kontaktuvaty-z-vijskovymy-chastynam-cherez-tczk-ta-sp/</text:a>
</text:p>
      <!--NEWS-->
      <text:h text:style-name="P10" text:outline-level="1">
<text:span text:style-name="T4">
我们与合作伙伴一起控制了在白俄罗斯的可能放置核武器 - 古尔</text:span>
</text:h>
      <text:p text:style-name="P4">
作者: ['АРМІЯINFORM']</text:p>
      <text:p text:style-name="P4">
时间: 2023-03-29T66:00:00-04:00</text:p>
      <text:p text:style-name="P4">
描述: 克劳坎·古尔·乌克兰（Kraokan Gur ukrainian）控制的政党立即有可能粉红色的核核...与乌克兰2022年的战争，今天与乌克兰的最新新闻，今天与乌克兰2022年的新闻战争，乌克兰和俄罗斯之间以及俄罗斯之间的战争，何时会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20230329-01.jpg" text:style-name="Internet_20_link" text:visited-style-name="Visited_20_Internet_20_Link">
20230329-01.jpg</text:a>
']</text:p>
      <text:p text:style-name="P4">
标签: ['STOPRUSSIA', 'ГУР МО УКРАЇНИ', 'ЯДЕРНИЙ ШАНТАЖ']</text:p>
      <text:p text:style-name="P4">
类别: News</text:p>
      <!--METADATA-->
      <text:p text:style-name="P4">
<draw:frame draw:style-name="fr1" draw:name="Image94" text:anchor-type="as-char" svg:width="6.9236in" svg:height="4.84652in" draw:z-index="0">
<draw:image xlink:href="../Images/AРМІЯINFORM/2023-03-29T66-00-00-04-00/20230329-01.jpg" xlink:type="simple" xlink:show="embed" xlink:actuate="onLoad" draw:mime-type="image/jpeg"/>
</draw:frame>
它与乌克兰格鲁(Gru)其他国家的合作伙伴一起控制了核武器在白俄罗斯领土上的可能位置，并监视俄罗斯境内的局势。</text:p>
      <text:p text:style-name="P4">
关于它<text:a xlink:type="simple" xlink:href="https://gur.gov.ua/content/voienna-rozvidka-ukrainy-kontroliuie-mozhlyve-rozmishchennia-iadernoi-zbroi-na-terytorii-bilorusi.html" text:style-name="Internet_20_link" text:visited-style-name="Visited_20_Internet_20_Link">
报告</text:a>
乌克兰国防部安德里·切尔尼克(Andriy Chernyak)的宗师的代表。</text:p>
      <text:p text:style-name="P4">
“我们控制白俄罗斯发生的情况，包括贬低的俄罗斯单位。 我们控制俄罗斯内部的情况。 这不仅在乌克兰特殊服务中，而且在世界社区中都是优先事项。 全部控制。 到目前为止，我们看到了有关平等基础和言语的信息行动。” Andrey Chernyak评论道。</text:p>
      <text:p text:style-name="P4">
据他说，根据情报，关于颤动者核武器的放置的陈述 - 销售的另一个勒索。</text:p>
      <text:p text:style-name="P4">
News Source: <text:a xlink:type="simple" xlink:href="https://armyinform.com.ua/2023/03/29/my-razom-z-partneramy-kontrolyuyemo-mozhlyve-rozmishhennya-yadernoyi-zbroyi-v-bilorusi-gur/" text:style-name="Internet_20_link" text:visited-style-name="Visited_20_Internet_20_Link">
https://armyinform.com.ua/2023/03/29/my-razom-z-partneramy-kontrolyuyemo-mozhlyve-rozmishhennya-yadernoyi-zbroyi-v-bilorusi-gur/</text:a>
</text:p>
      <!--NEWS-->
      <text:h text:style-name="P10" text:outline-level="1">
<text:span text:style-name="T4">
亚历克斯·丹尼洛夫（Alexei Danilov</text:span>
</text:h>
      <text:p text:style-name="P4">
作者: ['АРМІЯINFORM']</text:p>
      <text:p text:style-name="P4">
时间: 2023-03-29T67:00:00-04:00</text:p>
      <text:p text:style-name="P4">
描述: 国家贝兹佩基（Bezpeki）的秘书是对乌克兰Oleksii Danylov的辩护，他宣布出现...与乌克兰2022年的战争，今天与乌克兰的最新新闻，《新闻战争》，今天与乌克兰2022年的新闻战争，今天会有一场战争，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3/90bc6ed3-9c28-45ef-a1a2-0e8ea16759a3.jpg" text:style-name="Internet_20_link" text:visited-style-name="Visited_20_Internet_20_Link">
90bc6ed3-9c28-45ef-a1a2-0e8ea16759a3.jpg</text:a>
', '<text:a xlink:type="simple" xlink:href="https://armyinform.com.ua/wp-content/uploads/2023/03/ef1df4ed-21eb-46be-b63a-b6c041afa901-150x150.jpg" text:style-name="Internet_20_link" text:visited-style-name="Visited_20_Internet_20_Link">
ef1df4ed-21eb-46be-b63a-b6c041afa901-150x150.jpg</text:a>
']</text:p>
      <text:p text:style-name="P4">
标签: ['STOPRUSSIA', 'АГРЕСІЯ РФ', 'АРМІЯ ДРОНІВ', 'ОЛЕКСІЙ ДАНІЛОВ', 'ПЛАТФОРМА UNITED24', 'РНБО УКРАЇНИ', 'УДАРНІ БПЛА']</text:p>
      <text:p text:style-name="P4">
类别: News</text:p>
      <!--METADATA-->
      <text:p text:style-name="P4">
<draw:frame draw:style-name="fr1" draw:name="Image95" text:anchor-type="as-char" svg:width="6.9236in" svg:height="3.894525in" draw:z-index="0">
<draw:image xlink:href="../Images/AРМІЯINFORM/2023-03-29T67-00-00-04-00/90bc6ed3-9c28-45ef-a1a2-0e8ea16759a3.jpg" xlink:type="simple" xlink:show="embed" xlink:actuate="onLoad" draw:mime-type="image/jpeg"/>
</draw:frame>
说明性照片</text:p>
      <text:p text:style-name="P4">
乌克兰国家安全与国防委员会秘书Alexey Alexey Danilovanovann是超过3000公里的乌克兰武装部队的出现。</text:p>
      <text:p text:style-name="P4">
适当的<text:a xlink:type="simple" xlink:href="https://twitter.com/OleksiyDanilov/status/1641019167766634496" text:style-name="Internet_20_link" text:visited-style-name="Visited_20_Internet_20_Link">
帖子</text:a>
秘书在Twitter上做了。</text:p>
      <text:p text:style-name="P4">
“乌克兰群”名为Matthias Rust-数十个模特，成千上万的无人机。乌克兰武装部队的武装部队的无人机超过3000公里。莫斯科广场，绕过了苏联防空系统。 NSDC秘书说明了他的职位。</text:p>
      <text:p text:style-name="P4">
<text:a xlink:type="simple" xlink:href="https://armyinform.com.ua/wp-content/uploads/2023/03/ef1df4ed-21eb-46be-b63a-b6c041afa901.jpg" text:style-name="Internet_20_link" text:visited-style-name="Visited_20_Internet_20_Link">
!(Images/AРМІЯINFORM/2023-03-29T67-00-00-04-00/ef1df4ed-21eb-46be-b63a-b6c041afa901-150x150.jpg)</text:a>
回想一下，在武装部队总参谋部的联合综合项目“无人机”中，乌克兰国防部，通信国家秘书处，国防部和前三个无人机的联合国<text:a xlink:type="simple" xlink:href="https://armyinform.com.ua/2023/03/28/u-stolyczi-peredaly-obladnannya-dlya-pershyh-udarnyh-rot-bpla/" text:style-name="Internet_20_link" text:visited-style-name="Visited_20_Internet_20_Link">
转移</text:a>
部署和启动的发展。 在Dronov军队的9个月中，购买了3201次无人机。总的来说，签订了超过40亿的合同。</text:p>
      <text:p text:style-name="P4">
News Source: <text:a xlink:type="simple" xlink:href="https://armyinform.com.ua/2023/03/29/oleksij-danilov-anonsuvav-poyavu-na-ozbroyenni-zsu-tysyach-droniv-iz-dalnistyu-polotu-ponad-3000-km/" text:style-name="Internet_20_link" text:visited-style-name="Visited_20_Internet_20_Link">
https://armyinform.com.ua/2023/03/29/oleksij-danilov-anonsuvav-poyavu-na-ozbroyenni-zsu-tysyach-droniv-iz-dalnistyu-polotu-ponad-3000-km/</text:a>
</text:p>
      <!--NEWS-->
      <text:h text:style-name="P10" text:outline-level="1">
<text:span text:style-name="T4">
40多个网络安全经理参加了战略领导计划</text:span>
</text:h>
      <text:p text:style-name="P4">
作者: ['АРМІЯINFORM']</text:p>
      <text:p text:style-name="P4">
时间: 2023-03-29T68:00:00-04:00</text:p>
      <text:p text:style-name="P4">
描述: PONN 40管理层，Yaki Praitzyut在Kesberbepeki Sphere，Soden So Private ...与乌克兰2022年的战争，与乌克兰与乌克兰的最新新闻战争，今天与乌克兰2022年的新闻战争，今天上次与乌克兰2022年战争，乌克兰和俄罗斯之间的战争是否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3/whatsapp-image-2023-03-29-at-14.38.24-3.jpeg" text:style-name="Internet_20_link" text:visited-style-name="Visited_20_Internet_20_Link">
whatsapp-image-2023-03-29-at-14.38.24-3.jpeg</text:a>
']</text:p>
      <text:p text:style-name="P4">
标签: ['SJC-2022', 'КІБЕРБЕЗПЕКА', 'НКЦК', 'ПРОГРАМА СТРАТЕГІЧНОГО ЛІДЕРСТВА', 'РНБО УКРАЇНИ']</text:p>
      <text:p text:style-name="P4">
类别: News</text:p>
      <!--METADATA-->
      <text:p text:style-name="P4">
<draw:frame draw:style-name="fr1" draw:name="Image96" text:anchor-type="as-char" svg:width="6.9236in" svg:height="4.615733in" draw:z-index="0">
<draw:image xlink:href="../Images/AРМІЯINFORM/2023-03-29T68-00-00-04-00/whatsapp-image-2023-03-29-at-14.38.24-3.jpeg" xlink:type="simple" xlink:show="embed" xlink:actuate="onLoad" draw:mime-type="image/jpeg"/>
</draw:frame>
来自公共和私营部门的40多个网络安全经理已经掌握了“网络空间SJC-2022的乌克兰经理战略领先计划”的培训课程。</text:p>
      <text:p text:style-name="P4">
关于它<text:a xlink:type="simple" xlink:href="https://www.rnbo.gov.ua/ua/Diialnist/6216.html" text:style-name="Internet_20_link" text:visited-style-name="Visited_20_Internet_20_Link">
报告</text:a>
乌克兰的国家安全和防御。</text:p>
      <text:p text:style-name="P4">
该计划是由全球网络空间中心与新兴国际专家联合制定的，并在乌克兰NSDC国家网络安全中心的支持下。</text:p>
      <text:p text:style-name="P4">
该计划旨在提高参与维基伯空间共同战略决策的政客的专业培训水平。</text:p>
      <text:p text:style-name="P4">
“为了确保我们国家的稳定性，网络空间不仅需要一个组成部分和了解网络安全领域的工作方式，而且还需要所有网络安全实体负责人的正确和及时战略决策。 这六个月的研究为乌克兰的社区安全社区的建立做出了贡献。 这些是高素质的专家，他们能够系统地，系统地思考，做出非线性，不对称的决定，并将发展我们国家的潜力。 我很高兴该计划的每个参与者不仅发展了新的知识，而且还具有继续前进的灵感，以提高其实现共同目标的效率。 tkachuk。</text:p>
      <text:p text:style-name="P4">
她还指出，此类举措非常重要，该计划的粘附成为一个平台，参与者能够交流知识并进行非正式交流。</text:p>
      <text:p text:style-name="P4">
该服务负责人补充说：“在网络空间中，所有人都有类似的问题和挑战，更重要的是要在各个层面上实施创新方法并彼此紧密合作，这一点非常重要。”</text:p>
      <text:p text:style-name="P4">
News Source: <text:a xlink:type="simple" xlink:href="https://armyinform.com.ua/2023/03/29/ponad-40-upravlincziv-u-sferi-kiberbezpeky-vzyaly-uchast-u-programi-strategichnogo-liderstva/" text:style-name="Internet_20_link" text:visited-style-name="Visited_20_Internet_20_Link">
https://armyinform.com.ua/2023/03/29/ponad-40-upravlincziv-u-sferi-kiberbezpeky-vzyaly-uchast-u-programi-strategichnogo-liderstva/</text:a>
</text:p>
      <!--NEWS-->
      <text:h text:style-name="P10" text:outline-level="1">
<text:span text:style-name="T4">
电视节目主持人伯·格里兹（Ber Grillz</text:span>
</text:h>
      <text:p text:style-name="P4">
作者: ['АРМІЯINFORM']</text:p>
      <text:p text:style-name="P4">
时间: 2023-03-29T69:00:00-04:00</text:p>
      <text:p text:style-name="P4">
描述: 英国家庭Mandrivnik Ber Grills，成为英国巨大的英国大使United24 ...与乌克兰2022年的战争，与乌克兰与乌克兰的最新新闻战争，今天与乌克兰2022年的新闻战争，乌克兰和俄罗斯之间的战争以及与乌克兰之间的战争是否会发生战争他们说，在2022年，是否会在不久的将来与乌克兰发生战争</text:p>
      <text:p text:style-name="P4">
图片: ['<text:a xlink:type="simple" xlink:href="https://armyinform.com.ua/wp-content/uploads/2023/03/1138513_w_450.jpg" text:style-name="Internet_20_link" text:visited-style-name="Visited_20_Internet_20_Link">
1138513_w_450.jpg</text:a>
']</text:p>
      <text:p text:style-name="P4">
标签: ['STOPRUSSIA', 'ВОЛОДИМИР ЗЕЛЕНСЬКИЙ', 'ПЛАТФОРМА UNITED24']</text:p>
      <text:p text:style-name="P4">
类别: News</text:p>
      <!--METADATA-->
      <text:p text:style-name="P4">
<draw:frame draw:style-name="fr1" draw:name="Image97" text:anchor-type="as-char" svg:width="6.9236in" svg:height="5.53888in" draw:z-index="0">
<draw:image xlink:href="../Images/AРМІЯINFORM/2023-03-29T69-00-00-04-00/1138513_w_450.jpg" xlink:type="simple" xlink:show="embed" xlink:actuate="onLoad" draw:mime-type="image/jpeg"/>
</draw:frame>
著名的英国旅行者贝尔·格里兹(Ber Grillz)成为英国第一位联合大使24，并将促进“重建乌克兰”的方向。</text:p>
      <text:p text:style-name="P4">
关于它<text:a xlink:type="simple" xlink:href="https://t.me/V_Zelenskiy_official/5681" text:style-name="Internet_20_link" text:visited-style-name="Visited_20_Internet_20_Link">
报告</text:a>
乌克兰Zelensky总裁。</text:p>
      <text:p text:style-name="P4">
他将与其他联合24大使一起传播有关战争和联合的真相，以帮助乌克兰。</text:p>
      <text:p text:style-name="P4">
“自大规模战争的头几天以来，贝尔·格里兹(Ber Grillz)支持乌克兰。 他的教育公司与亚马逊和埃森哲一起开发了乌克兰人的乌克兰培训平台。</text:p>
      <text:p text:style-name="P4">
在与俄罗斯入侵的一年对抗之后，伯格里兹(Bergrillz)等人的支持非常重要。”</text:p>
      <text:p text:style-name="P4">
News Source: <text:a xlink:type="simple" xlink:href="https://armyinform.com.ua/2023/03/29/televeduchyj-ber-grillz-stav-ambasadorom-united24-poshyryuvatyme-pravdu-pro-vijnu-u-sviti/" text:style-name="Internet_20_link" text:visited-style-name="Visited_20_Internet_20_Link">
https://armyinform.com.ua/2023/03/29/televeduchyj-ber-grillz-stav-ambasadorom-united24-poshyryuvatyme-pravdu-pro-vijnu-u-sviti/</text:a>
</text:p>
      <!--NEWS-->
      <text:h text:style-name="P10" text:outline-level="1">
<text:span text:style-name="T4">
众所周知的是拉皮斯特（Rashist</text:span>
</text:h>
      <text:p text:style-name="P4">
作者: ['АРМІЯINFORM']</text:p>
      <text:p text:style-name="P4">
时间: 2023-03-29T70:00:00-04:00</text:p>
      <text:p text:style-name="P4">
描述: Persusham Irpenya的Pid Hour，位于Kiwsko地区Buchansky地区的Sho，在Teritarantarian ...与乌克兰2022年的战争，与乌克兰与乌克兰的最新新闻战争，与乌克兰的新闻战争，与乌克兰的新闻战争2022年，今天的战争将是一场战争，将会发生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3/85523864-fae4-4a19-bc7a-e44bd4078c9f.jpg" text:style-name="Internet_20_link" text:visited-style-name="Visited_20_Internet_20_Link">
85523864-fae4-4a19-bc7a-e44bd4078c9f.jpg</text:a>
']</text:p>
      <text:p text:style-name="P4">
标签: ['STOPRUSSIA', 'АГРЕСІЯ РФ', 'ВТОРГНЕННЯ РФ', 'ОКУПАЦІЯ ІРПЕНЯ', 'ОФІС ГЕНЕРАЛЬНОГО ПРОКУРОРА УКРАЇНИ', 'ПОРУШЕННЯ ЗАКОНІВ ТА ЗВИЧАЇВ ВІЙНИ']</text:p>
      <text:p text:style-name="P4">
类别: News</text:p>
      <!--METADATA-->
      <text:p text:style-name="P4">
<draw:frame draw:style-name="fr1" draw:name="Image98" text:anchor-type="as-char" svg:width="6.9236in" svg:height="3.894525in" draw:z-index="0">
<draw:image xlink:href="../Images/AРМІЯINFORM/2023-03-29T70-00-00-04-00/85523864-fae4-4a19-bc7a-e44bd4078c9f.jpg" xlink:type="simple" xlink:show="embed" xlink:actuate="onLoad" draw:mime-type="image/jpeg"/>
</draw:frame>
在欧文(Irpen)的占领期间，在基辅地区布坎地区(Zeleny House House Complex)占领了伊尔彭(Irpen)，有军事人员31是武装部队空降部队的一个单独着陆旅。 入侵者正在寻找乌克兰的爱国公民。</text:p>
      <text:p text:style-name="P4">
这在[消息]中说明了(https://www.gp.gov.ua/ua/posts/imituvav-rozstril-zinki-v-irpeni-suditimut-viiskovogo-rf)乌克兰总检察官办公室的新闻服务。</text:p>
      <text:p text:style-name="P4">
2022年3月22日，占领者在检查其中一部女性手机时，发现了她儿子的照片，她在武装部队中服役。 之后，他将自动武器摇摆到该名女子的头上，并模仿枪击事件，将手指压在扳机上。 被告为道德和精神痛苦受害者造成了这种行动。</text:p>
      <text:p text:style-name="P4">
在调查期间，收集了RFOO服务员参与此犯罪的证据。 法院违反了俄罗斯联邦的起诉，违反了战争的法律和习俗。 在犯罪期间，被告受到长达12年的沃林剥夺的威胁。</text:p>
      <text:p text:style-name="P4">
News Source: <text:a xlink:type="simple" xlink:href="https://armyinform.com.ua/2023/03/29/stala-vidoma-dolya-rosijskogo-okupanta-yakyj-pid-chas-okupacziyi-irpenya-imituvav-rozstril-zhinky/" text:style-name="Internet_20_link" text:visited-style-name="Visited_20_Internet_20_Link">
https://armyinform.com.ua/2023/03/29/stala-vidoma-dolya-rosijskogo-okupanta-yakyj-pid-chas-okupacziyi-irpenya-imituvav-rozstril-zhinky/</text:a>
</text:p>
      <!--NEWS-->
      <text:h text:style-name="P10" text:outline-level="1">
<text:span text:style-name="T4">
武装部队的指挥官与克里斯托弗·卡沃利将军对乌克兰武器和弹药进行了讨论</text:span>
</text:h>
      <text:p text:style-name="P4">
作者: ['АРМІЯINFORM']</text:p>
      <text:p text:style-name="P4">
时间: 2023-03-29T71:00:00-04:00</text:p>
      <text:p text:style-name="P4">
描述: Zsu Gerrivkomandavach将军Valeriy Zalugovy Proviv授予Kindov Rozmov与最高的...与乌克兰2022年的战争，与乌克兰的最新消息，今天与乌克兰的新闻，与乌克兰2022年的新闻战争，今天与乌克兰和俄罗斯之间的战争以及乌克兰和俄罗斯之间的战争会他们说，乌克兰在2022年将是与乌克兰的战争</text:p>
      <text:p text:style-name="P4">
图片: ['<text:a xlink:type="simple" xlink:href="https://armyinform.com.ua/wp-content/uploads/2023/03/311294085_419580687004089_3298545049288677571_n.jpg" text:style-name="Internet_20_link" text:visited-style-name="Visited_20_Internet_20_Link">
311294085_419580687004089_3298545049288677571_n.jpg</text:a>
']</text:p>
      <text:p text:style-name="P4">
标签: ['STOPRUSSIA', 'ВАЛЕРІЙ ЗАЛУЖНИЙ', 'ГОЛОВНОКОМАНДУВАЧ ЗБРОЙНИХ СИЛ УКРАЇНИ']</text:p>
      <text:p text:style-name="P4">
类别: News</text:p>
      <!--METADATA-->
      <text:p text:style-name="P4">
<draw:frame draw:style-name="fr1" draw:name="Image99" text:anchor-type="as-char" svg:width="6.9236in" svg:height="6.9236in" draw:z-index="0">
<draw:image xlink:href="../Images/AРМІЯINFORM/2023-03-29T71-00-00-04-00/311294085_419580687004089_3298545049288677571_n.jpg" xlink:type="simple" xlink:show="embed" xlink:actuate="onLoad" draw:mime-type="image/jpeg"/>
</draw:frame>
武装部队的指挥官 - 武装部队，瓦莱里·扎卢兹(Valery Zaluzhny)将军通过欧洲欧洲欧洲的欧洲武装部队在欧洲的欧洲武装部队在欧洲的欧洲武装部队进行了电话交谈。</text:p>
      <text:p text:style-name="P4">
他<text:a xlink:type="simple" xlink:href="https://t.me/CinCAFU/434" text:style-name="Internet_20_link" text:visited-style-name="Visited_20_Internet_20_Link">
报告</text:a>
在他的电报中。</text:p>
      <text:p text:style-name="P4">
“他们关注重要的防御问题。 他们讨论了武器，设备和弹药的供应。”</text:p>
      <text:p text:style-name="P4">
Valery Zaluzhny感谢合作伙伴为乌克兰军队和其他重要援助的准备。</text:p>
      <text:p text:style-name="P4">
“他们同意积极互动。 乌克兰需要胜利，”武装部队的负责人补充道。</text:p>
      <text:p text:style-name="P4">
News Source: <text:a xlink:type="simple" xlink:href="https://armyinform.com.ua/2023/03/29/golovnokomanduvach-zsu-obgovoryv-z-generalom-kristoferom-kavoli-postachannya-ukrayini-ozbroyennya-ta-boyeprypasiv/" text:style-name="Internet_20_link" text:visited-style-name="Visited_20_Internet_20_Link">
https://armyinform.com.ua/2023/03/29/golovnokomanduvach-zsu-obgovoryv-z-generalom-kristoferom-kavoli-postachannya-ukrayini-ozbroyennya-ta-boyeprypasiv/</text:a>
</text:p>
      <!--NEWS-->
      <text:h text:style-name="P10" text:outline-level="1">
<text:span text:style-name="T4">
在哈尔基夫地区，去年因俄罗斯联邦的炮击而死亡的一个人的尸体被发掘</text:span>
</text:h>
      <text:p text:style-name="P4">
作者: ['АРМІЯINFORM']</text:p>
      <text:p text:style-name="P4">
时间: 2023-03-29T72:00:00-04:00</text:p>
      <text:p text:style-name="P4">
描述: 在村庄附近的家庭房屋中。 Prudyanka Kharkivsky地区检察官区...与乌克兰2022年的战争，与乌克兰的最新消息，今天与乌克兰的新闻战争，今天的最后一次战争，今天将在乌克兰和俄罗斯之间发动战争，何时与乌克兰的战争， 2022年，是否会有，是否会在不久的将来与乌克兰的战争表示，与乌克兰的战争是与乌克兰的战争，今天的乌克兰新闻，乌克兰的新闻，乌克兰媒体在俄罗斯的乌克兰媒体</text:p>
      <text:p text:style-name="P4">
图片: ['<text:a xlink:type="simple" xlink:href="https://armyinform.com.ua/wp-content/uploads/2023/03/528x330-2.jpg" text:style-name="Internet_20_link" text:visited-style-name="Visited_20_Internet_20_Link">
528x330-2.jpg</text:a>
']</text:p>
      <text:p text:style-name="P4">
标签: ['STOPRUSSIA', 'ЕКСГУМАЦІЯ', 'ОФІС ГЕНПРОКУРОРА УКРАЇНИ']</text:p>
      <text:p text:style-name="P4">
类别: News</text:p>
      <!--METADATA-->
      <text:p text:style-name="P4">
<draw:frame draw:style-name="fr1" draw:name="Image100" text:anchor-type="as-char" svg:width="6.9236in" svg:height="4.32725in" draw:z-index="0">
<draw:image xlink:href="../Images/AРМІЯINFORM/2023-03-29T72-00-00-04-00/528x330-2.jpg" xlink:type="simple" xlink:show="embed" xlink:actuate="onLoad" draw:mime-type="image/jpeg"/>
</draw:frame>
在村庄的私人房屋所有权领土上。 该地区检察官办公室的哈尔基夫地区检察官与警察调查员一起敦促尸体66岁的当地居民。</text:p>
      <text:p text:style-name="P4">
关于它<text:a xlink:type="simple" xlink:href="https://t.me/prokuratura_kharkiv/8421" text:style-name="Internet_20_link" text:visited-style-name="Visited_20_Internet_20_Link">
报告</text:a>
检察官办公室乌克兰。</text:p>
      <text:p text:style-name="P4">
“根据调查，去年7月11日，该男子遭受了敌意，位于自己院子里的领土上。 从他当场弹出的爆炸中，”消息写道。</text:p>
      <text:p text:style-name="P4">
目前，死者的遗体已被送去进行法医检查。</text:p>
      <text:p text:style-name="P4">
News Source: <text:a xlink:type="simple" xlink:href="https://armyinform.com.ua/2023/03/29/na-harkivshhyni-eksgumuvaly-tilo-cholovika-yakyj-zagynuv-vid-obstriliv-rf-mynulogo-roku/" text:style-name="Internet_20_link" text:visited-style-name="Visited_20_Internet_20_Link">
https://armyinform.com.ua/2023/03/29/na-harkivshhyni-eksgumuvaly-tilo-cholovika-yakyj-zagynuv-vid-obstriliv-rf-mynulogo-roku/</text:a>
</text:p>
      <!--NEWS-->
      <text:h text:style-name="P10" text:outline-level="1">
<text:span text:style-name="T4">
斯洛伐克谴责将乌克兰妇女和儿童的非法驱逐出境进入俄罗斯联邦领土</text:span>
</text:h>
      <text:p text:style-name="P4">
作者: ['АРМІЯINFORM']</text:p>
      <text:p text:style-name="P4">
时间: 2023-03-29T73:00:00-04:00</text:p>
      <text:p text:style-name="P4">
描述: 斯洛伐克的全国RADA Repubbleki赞扬了Obranes的决议，即学生的一半...与乌克兰2022年的战争，与乌克兰的最新新闻，今天与乌克兰的新闻战争，今天与乌克兰2022年的新闻战争，乌克兰和乌克兰之间的战争将会发生俄罗斯，当与乌克兰在2022年与乌克兰战争时，无论是否将有一年，是否会在不久的将来与乌克兰进行战争，他们说，与乌克兰的战争，今天的乌克兰新闻，乌克兰的新闻，乌克兰媒体的新闻俄语</text:p>
      <text:p text:style-name="P4">
图片: ['<text:a xlink:type="simple" xlink:href="https://armyinform.com.ua/wp-content/uploads/2023/03/img_20230329_130954.jpg" text:style-name="Internet_20_link" text:visited-style-name="Visited_20_Internet_20_Link">
img_20230329_130954.jpg</text:a>
']</text:p>
      <text:p text:style-name="P4">
标签: ['STOPRUSSIA', 'АГРЕСІЯ РФ', 'НАЦІОНАЛЬНА РАДА СЛОВАЧЧИНИ', 'НЕЗАКОННА ДЕПОРТАЦІЯ', 'РЕЗОЛЮЦІЯ']</text:p>
      <text:p text:style-name="P4">
类别: News</text:p>
      <!--METADATA-->
      <text:p text:style-name="P4">
<draw:frame draw:style-name="fr1" draw:name="Image101" text:anchor-type="as-char" svg:width="6.9236in" svg:height="4.696509in" draw:z-index="0">
<draw:image xlink:href="../Images/AРМІЯINFORM/2023-03-29T73-00-00-04-00/img_20230329_130954.jpg" xlink:type="simple" xlink:show="embed" xlink:actuate="onLoad" draw:mime-type="image/jpeg"/>
</draw:frame>
斯洛伐克共和国国家理事会已批准了一项决议，并对臀部的非法驱逐出境对乌克兰妇女和儿童的非法驱逐出境。 斯洛伐克议会立即敦促停止非法驱逐出境，将所有乌克兰公民重新送入其家园。</text:p>
      <text:p text:style-name="P4">
关于它<text:a xlink:type="simple" xlink:href="https://minre.gov.ua/2023/03/29/dyakuyemo-slovakam-za-pidtrymku-ukrayincziv-nezakonno-deportovanyh-do-rf/" text:style-name="Internet_20_link" text:visited-style-name="Visited_20_Internet_20_Link">
报告</text:a>
乌克兰暂时占领领土的重新融入部。</text:p>
      <text:p text:style-name="P4">
此外，斯洛伐克国民委员会还接受采访向该国总检察长评估犯罪行为并启动相关刑法。 并向斯洛伐克政府 - 帮助乌克兰带来军事罪犯的犯罪责任。 包括俄罗斯官员，政府官员和军队。</text:p>
      <text:p text:style-name="P4">
重返社会部希望国际法的总体努力和压力将加速返回被驱逐出境的乌克兰人的过程。</text:p>
      <text:p text:style-name="P4">
News Source: <text:a xlink:type="simple" xlink:href="https://armyinform.com.ua/2023/03/29/slovachchyna-zasudyla-nezakonnu-deportacziyu-ukrayinskyh-zhinok-i-ditej-na-terytoriyu-rf/" text:style-name="Internet_20_link" text:visited-style-name="Visited_20_Internet_20_Link">
https://armyinform.com.ua/2023/03/29/slovachchyna-zasudyla-nezakonnu-deportacziyu-ukrayinskyh-zhinok-i-ditej-na-terytoriyu-rf/</text:a>
</text:p>
      <!--NEWS-->
      <text:h text:style-name="P10" text:outline-level="1">
<text:span text:style-name="T4">
国防部反公司的官方投票结果将于3月31日获得批准</text:span>
</text:h>
      <text:p text:style-name="P4">
作者: ['АРМІЯINFORM']</text:p>
      <text:p text:style-name="P4">
时间: 2023-03-29T74:00:00-04:00</text:p>
      <text:p text:style-name="P4">
描述: 24 Birch 2023 Roku Viberi Viburi为了...与乌克兰2022的战争，与乌克兰的最新新闻，今天与乌克兰的新闻战争，今天上次与乌克兰的新闻战争，今天将在乌克兰和俄罗斯之间发动战争，他们在2022年与乌克兰与乌克兰的战争，无论是否将在不久</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АНТИКОРРАДА', 'МОУ']</text:p>
      <text:p text:style-name="P4">
类别: News</text:p>
      <!--METADATA-->
      <text:p text:style-name="P4">
<draw:frame draw:style-name="fr1" draw:name="Image102" text:anchor-type="as-char" svg:width="6.9236in" svg:height="4.615733in" draw:z-index="0">
<draw:image xlink:href="../Images/AРМІЯINFORM/2023-03-29T74-00-00-04-00/77acfef9ac002e47cfc3020e10de49c60959d638.jpg" xlink:type="simple" xlink:show="embed" xlink:actuate="onLoad" draw:mime-type="image/jpeg"/>
</draw:frame>
2023年3月24日举行了乌克兰国防部公共反腐败委员会的选举，其结果立即在公开发展中。</text:p>
      <text:p text:style-name="P4">
<text:span text:style-name="T4">
请注意，根据乌克兰国防部制定的倡议工作组，根据乌克兰国防部公共反腐败委员会规定(https://www.mil.gov.ua/content/Nakaz_2023_Antikaryp.pdf)，官方宣传有关比赛结果的信息进行了5个工作日。</text:span>
</text:p>
      <text:p text:style-name="P4">
目前，竞争委员会期望官方有关投票的官方信息。</text:p>
      <text:p text:style-name="P4">
在3月31日星期五，在法规设定的时间限制内，比赛委员会将批准投票结果。</text:p>
      <text:p text:style-name="P4">
<text:span text:style-name="T4">
资料来源：</text:span>
 <text:a xlink:type="simple" xlink:href="https://www.mil.gov.ua/news/2023/03/29/antikorradi-pri-minoboroni-budut-zatverdzheni-u-pyatniczyu-31-bereznya/" text:style-name="Internet_20_link" text:visited-style-name="Visited_20_Internet_20_Link">
__乌克兰国防部_</text:a>
</text:p>
      <text:p text:style-name="P4">
News Source: <text:a xlink:type="simple" xlink:href="https://armyinform.com.ua/2023/03/29/oficzijni-rezultaty-golosuvannya-do-antykorrady-pry-minoborony-budut-zatverdzheni-31-bereznya/" text:style-name="Internet_20_link" text:visited-style-name="Visited_20_Internet_20_Link">
https://armyinform.com.ua/2023/03/29/oficzijni-rezultaty-golosuvannya-do-antykorrady-pry-minoborony-budut-zatverdzheni-31-bereznya/</text:a>
</text:p>
      <!--NEWS-->
      <text:h text:style-name="P10" text:outline-level="1">
<text:span text:style-name="T4">
敌人继续试图播种乌克兰和波兰之间的不和谐-CPD</text:span>
</text:h>
      <text:p text:style-name="P4">
作者: ['АРМІЯINFORM']</text:p>
      <text:p text:style-name="P4">
时间: 2023-03-29T75:00:00-04:00</text:p>
      <text:p text:style-name="P4">
描述: Vorozhi Telegram频道是由Desi-Format缝制的，关于“安置乌克兰的……与乌克兰2022年的战争，与乌克兰的战争，今天与乌克兰的最新新闻，《与乌克兰的新闻战争》，今天上次与乌克兰的新闻战争，乌克兰和俄罗斯之间将发生战争当他们在2022年与乌克兰进行战争时，他们说，在不久的将来，乌克兰是否会与乌克兰进行战争</text:p>
      <text:p text:style-name="P4">
图片: ['<text:a xlink:type="simple" xlink:href="https://armyinform.com.ua/wp-content/uploads/2023/03/ukrayina-polshha-czpd.jpg" text:style-name="Internet_20_link" text:visited-style-name="Visited_20_Internet_20_Link">
ukrayina-polshha-czpd.jpg</text:a>
']</text:p>
      <text:p text:style-name="P4">
标签: ['БІЖЕНЦІ', 'ПОЛЬЩА', 'РОСІЙСЬКА ПРОПАГАНДА', 'ЦПД РНБО']</text:p>
      <text:p text:style-name="P4">
类别: News</text:p>
      <!--METADATA-->
      <text:p text:style-name="P4">
<draw:frame draw:style-name="fr1" draw:name="Image103" text:anchor-type="as-char" svg:width="6.9236in" svg:height="6.9236in" draw:z-index="0">
<draw:image xlink:href="../Images/AРМІЯINFORM/2023-03-29T75-00-00-04-00/ukrayina-polshha-czpd.jpg" xlink:type="simple" xlink:show="embed" xlink:actuate="onLoad" draw:mime-type="image/jpeg"/>
</draw:frame>
敌对的电报频道传播了错误的信息，即“乌克兰难民的流入导致波兰犯罪的增加。” 毕竟，乌克兰人似乎进行了60％的盗窃和暴力犯罪。</text:p>
      <text:p text:style-name="P4">
关于它<text:a xlink:type="simple" xlink:href="https://t.me/CenterCounteringDisinformation/4713" text:style-name="Internet_20_link" text:visited-style-name="Visited_20_Internet_20_Link">
报告</text:a>
乌克兰NSDC的错误信息中心原则。</text:p>
      <text:p text:style-name="P4">
宣传者是指国际分析公司UCE研究的研究数据。</text:p>
      <text:p text:style-name="P4">
实际上，UCE Group Ltd的波兰版本的原始文章对乌克兰难民及其犯罪活动没有猜测。</text:p>
      <text:p text:style-name="P4">
是的，敌人继续试图在乌克兰和波兰以及乌克兰人本身之间播种不和谐。 目的是将注意力从全球问题(对乌克兰战争)转移到许多未成年人，主要是内部问题。</text:p>
      <text:p text:style-name="P4">
仅信任经过验证的信息的来源，请致电CPD。</text:p>
      <text:p text:style-name="P4">
News Source: <text:a xlink:type="simple" xlink:href="https://armyinform.com.ua/2023/03/29/vorog-prodovzhuye-sproby-posiyaty-rozbrat-mizh-ukrayinoyu-ta-polshheyu-czpd/" text:style-name="Internet_20_link" text:visited-style-name="Visited_20_Internet_20_Link">
https://armyinform.com.ua/2023/03/29/vorog-prodovzhuye-sproby-posiyaty-rozbrat-mizh-ukrayinoyu-ta-polshheyu-czpd/</text:a>
</text:p>
      <!--NEWS-->
      <text:h text:style-name="P10" text:outline-level="1">
<text:span text:style-name="T4">
乌克兰需要4次以上的战斗机。 没有时间延迟！ -Yuri Ignat</text:span>
</text:h>
      <text:p text:style-name="P4">
作者: ['Анастасія Олехнович']</text:p>
      <text:p text:style-name="P4">
时间: 2023-03-29T76:00:00-04:00</text:p>
      <text:p text:style-name="P4">
描述: 美国对美国国防劳埃德·奥斯汀·扎沃德（Lloyd Ostin Zavod）的防御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f-16-fighting-falcon-scaled.jpg" text:style-name="Internet_20_link" text:visited-style-name="Visited_20_Internet_20_Link">
f-16-fighting-falcon-scaled.jpg</text:a>
']</text:p>
      <text:p text:style-name="P4">
标签: ['F-16', 'ВІЙСЬКОВА АВІАЦІЯ', 'ВІЙСЬКОВІ ЛІТАКИ', 'ПОВІТРЯНІ СИЛИ ЗСУ', 'ЮРІЙ ІГНАТ']</text:p>
      <text:p text:style-name="P4">
类别: News</text:p>
      <!--METADATA-->
      <text:p text:style-name="P4">
<draw:frame draw:style-name="fr1" draw:name="Image104" text:anchor-type="as-char" svg:width="6.9236in" svg:height="5.53888in" draw:z-index="0">
<draw:image xlink:href="../Images/AРМІЯINFORM/2023-03-29T76-00-00-04-00/f-16-fighting-falcon-scaled.jpg" xlink:type="simple" xlink:show="embed" xlink:actuate="onLoad" draw:mime-type="image/jpeg"/>
</draw:frame>
F-16战斗猎鹰。 说明性照片</text:p>
      <text:p text:style-name="P4">
美国国防部长劳埃德·奥斯汀(Lloyd Austin)指出，美国可以转移到乌克兰F-16飞机或其他第四代战斗机。 但是，在战争的这个阶段，不应该期望他们。 劳埃德·奥斯汀(Lloyd Austin)表示，如果采用了这样的决定，那将花费大约一年半。</text:p>
      <text:p text:style-name="P4">
Yuri Ignat上校司令部Yuri Ignat上校指挥了统一的新闻保密人，即航空设备的转移是一个艰难的过程，因此没有很快的时间。 但是，乌克兰没有时间在乌克兰。</text:p>
      <ul>
        <li>
对我们的关键信息是，美利坚合众国没有拒绝转移乌克兰需要的4次以上的战斗机。 是的，可能需要更多时间， -  Yuri Ignat说。</li>
      </ul>
      <text:p text:style-name="P4">
他还补充说，该过程始于飞行员，工程师的准备，同时将准备飞机的基础，并准备机动网络。</text:p>
      <ul>
        <li>
战斗机的传播过程并不容易，因为它涉及复杂的技术文档，设备的运输等。 但是，您需要立即开始积极的培训。 假设是与Samp/T，Patrotot和Tanks一起使用，-Yuri Ignati说。</li>
      </ul>
      <text:p text:style-name="P4">
News Source: <text:a xlink:type="simple" xlink:href="https://armyinform.com.ua/2023/03/29/ukrayina-potrebuye-vynyshhuvachiv-yurij-ignat/" text:style-name="Internet_20_link" text:visited-style-name="Visited_20_Internet_20_Link">
https://armyinform.com.ua/2023/03/29/ukrayina-potrebuye-vynyshhuvachiv-yurij-ignat/</text:a>
</text:p>
      <!--NEWS-->
      <text:h text:style-name="P10" text:outline-level="1">
<text:span text:style-name="T4">
欧盟决定向乌克兰提供100万弹药是决定性的-Alexey Reznikov</text:span>
</text:h>
      <text:p text:style-name="P4">
作者: ['АРМІЯINFORM']</text:p>
      <text:p text:style-name="P4">
时间: 2023-03-29T77:00:00-04:00</text:p>
      <text:p text:style-name="P4">
描述: Risshenna Kraman-Paptnev关于乌克兰的Nadannya 100万名战斗Kalibra 155 mmє...与乌克兰2022年的战争，与乌克兰与乌克兰的最新新闻，与乌克兰2022年的新闻战争，今天与乌克兰2022年的新闻战争，乌克兰和俄罗斯之间的战争将在乌克兰和俄罗斯之间发生一场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2/reznikov-08.jpg" text:style-name="Internet_20_link" text:visited-style-name="Visited_20_Internet_20_Link">
reznikov-08.jpg</text:a>
']</text:p>
      <text:p text:style-name="P4">
标签: ['ВІЙСЬКОВА ДОПОМОГА', 'ІНТЕРВ’Ю', 'МІНІСТР ОБОРОНИ УКРАЇНИ', 'ОЛЕКСІЙ РЕЗНІКОВ']</text:p>
      <text:p text:style-name="P4">
类别: News</text:p>
      <!--METADATA-->
      <text:p text:style-name="P4">
<draw:frame draw:style-name="fr1" draw:name="Image105" text:anchor-type="as-char" svg:width="6.9236in" svg:height="4.615733in" draw:z-index="0">
<draw:image xlink:href="../Images/AРМІЯINFORM/2023-03-29T77-00-00-04-00/reznikov-08.jpg" xlink:type="simple" xlink:show="embed" xlink:actuate="onLoad" draw:mime-type="image/jpeg"/>
</draw:frame>
乌克兰国防部Alexei Reznikov</text:p>
      <text:p text:style-name="P4">
国防部反思部长雷兹尼科夫(Reznikov)在接受爱沙尼亚错误的采访时说，欧盟合作伙伴国家要求从155毫米为乌克兰提供100万个弹药的决定对战争和乌克兰的胜利是决定性的。</text:p>
      <text:p text:style-name="P4">
“我们需要捍卫自己免受俄罗斯人的侵害，限制他们，尤其是在东方阵线。然后进入反击。 这意味着我们需要更多的弹药来突破他们的防御线。 因此，我们挽救了战士的生命。 这就是为什么帮助如此重要的原因。 这场战争是一场资源战争。 在我们这一边，包括欧洲国家在内的文明世界的爱人。 因此，采用非常重要。 我会说决定性的。” Alexei Reznikov说，并指出爱沙尼亚在做出这一决定中的重要作用。</text:p>
      <text:p text:style-name="P4">
<text:span text:style-name="T4">
部长采访中的其他重要摘要：</text:span>
</text:p>
      <text:p text:style-name="P4">
*每个伙伴国家的帮助对于提高乌克兰的国防能力至关重西方武器的准确性及其使用乌克兰单位的创造力。</text:p>
      <text:p text:style-name="P4">
“这不是大型和大型苏联军队之间的战争。 这是两个不同的军队。通过更现代的设备和思维，我们更具创造力。 因此，我们必须使用较少的弹药。”  -  Alexei Reznikov。</text:p>
      <text:p text:style-name="P4">
*该活动具有资源和生产基础，以满足弹药的需求。 需要适当的解决方案，因为它对战争过程很重要 * MIG-29空军给了波兰和斯洛伐克，但乌克兰正试图说服合作伙伴提供现代航空平台的需求，因为即使是现代化的苏联 - 类型战斗机明显不如俄罗斯现代飞机。</text:p>
      <text:p text:style-name="P4">
“我们需要现代战士，以便它们成为我们防空系统的一部分。“他们继续进攻，没有重大结果。 巴赫穆特仍然是要塞。 在这个方向上，我们降低了俄罗斯人的进攻能力，”  -  Oleksireznikov。</text:p>
      <text:p text:style-name="P4">
*部长预测今年战争期间的积极变化</text:p>
      <text:p text:style-name="P4">
“我认为今年我们将看到乌克兰非常积极的变化。 Yapti是我们将继续释放临时占领的领土，因为Tsybulo是在基辅，切尔尼希夫，Sumy，Kharkiv，Kherson，Kherson和Ostrozmin完成的。 将会延续，”  -  Alexei Reznikov。</text:p>
      <text:p text:style-name="P4">
<text:span text:style-name="T5">
derello：<text:a xlink:type="simple" xlink:href="https://t.me/ministry_of_defense_ua/7287" text:style-name="Internet_20_link" text:visited-style-name="Visited_20_Internet_20_Link">
乌克兰国防部</text:a>
</text:span>
</text:p>
      <text:p text:style-name="P4">
News Source: <text:a xlink:type="simple" xlink:href="https://armyinform.com.ua/2023/03/29/rishennya-es-pro-nadannya-ukrayini-1-mln-boyeprypasiv-ye-vyrishalnym-oleksij-reznikov/" text:style-name="Internet_20_link" text:visited-style-name="Visited_20_Internet_20_Link">
https://armyinform.com.ua/2023/03/29/rishennya-es-pro-nadannya-ukrayini-1-mln-boyeprypasiv-ye-vyrishalnym-oleksij-reznikov/</text:a>
</text:p>
      <!--NEWS-->
      <text:h text:style-name="P10" text:outline-level="1">
<text:span text:style-name="T4">
由于俄罗斯在乌克兰的侵略，1322种文化物体被损坏或彻底摧毁</text:span>
</text:h>
      <text:p text:style-name="P4">
作者: ['Оксана Іванець']</text:p>
      <text:p text:style-name="P4">
时间: 2023-03-29T78:00:00-04:00</text:p>
      <text:p text:style-name="P4">
描述: 关于Kharkivshchina的蓬松的Pid Robocho Vizita，Ministr Culture Ministra发射了...与乌克兰2022年的战争，与乌克兰的战争是今天的最新消息，这是与乌克兰2022的新闻战争，今天是最后一场新闻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3/ministr-kultury-ta-informaczijnoyi-polityky-ukrayiny-oleksandr-tkachenko-scaled.jpg" text:style-name="Internet_20_link" text:visited-style-name="Visited_20_Internet_20_Link">
ministr-kultury-ta-informaczijnoyi-polityky-ukrayiny-oleksandr-tkachenko-scaled.jpg</text:a>
']</text:p>
      <text:p text:style-name="P4">
标签: ['STOPRUSSIA', 'АГРЕСІЯ РФ', 'БРИФІНГ', 'ВТОРГНЕННЯ РФ', 'КУЛЬТУРНІ ЦІННОСТІ УКРАЇНИ', 'МІНІСТР КУЛЬТУРИ ТА\xa0ІНФОРМАЦІЙНОЇ ПОЛІТИКИ УКРАЇНИ', "ОБ'ЄКТИ КУЛЬТУРНОЇ СПАДЩИНИ", 'ОЛЕКСАНДР ТКАЧЕНКО', 'ХАРКІВЩИНА']</text:p>
      <text:p text:style-name="P4">
类别: News</text:p>
      <!--METADATA-->
      <text:p text:style-name="P4">
<draw:frame draw:style-name="fr1" draw:name="Image106" text:anchor-type="as-char" svg:width="6.9236in" svg:height="4.615733in" draw:z-index="0">
<draw:image xlink:href="../Images/AРМІЯINFORM/2023-03-29T78-00-00-04-00/ministr-kultury-ta-informaczijnoyi-polityky-ukrayiny-oleksandr-tkachenko-scaled.jpg" xlink:type="simple" xlink:show="embed" xlink:actuate="onLoad" draw:mime-type="image/jpeg"/>
</draw:frame>
乌克兰Oleksandr Tkachenko文化和信息政策部长。 照片：Oksanaivana /陆军</text:p>
      <text:p text:style-name="P4">
乌克兰Oleksandr Tkachenko的文化和信息政策部长在一份有关访问Kharkiv地区的简报中告知了这一点。</text:p>
      <ul>
        <li>
大多数是俱乐部和图书馆。 但不幸的是，文化和文化古迹很多， - 部长说。</li>
      </ul>
      <text:p text:style-name="P4">
特别是，在哈尔基夫地区，在大规模入侵俄罗斯人进入乌克兰领土的一年中，有36个文化遗产纪念碑，近2,000座文化房屋被破坏或摧毁。</text:p>
      <text:p text:style-name="P4">
此外，乌克兰文化和信息政策部负责乌克兰文化被收集了400万UAH。 此外，Oleksandr Tkachenko补充说，联合国教科文组织将帮助恢复博物馆。</text:p>
      <text:p text:style-name="P4">
-Skovoroda是我们部门的优先事项之一 - 假设Worksandr Tkachenko。</text:p>
      <text:p text:style-name="P4">
News Source: <text:a xlink:type="simple" xlink:href="https://armyinform.com.ua/2023/03/29/zrujnovani-1322-obyekty-kultury-oleksandr-tkachenko/" text:style-name="Internet_20_link" text:visited-style-name="Visited_20_Internet_20_Link">
https://armyinform.com.ua/2023/03/29/zrujnovani-1322-obyekty-kultury-oleksandr-tkachenko/</text:a>
</text:p>
      <!--NEWS-->
      <text:h text:style-name="P10" text:outline-level="1">
<text:span text:style-name="T4">
Alexei Reznikov否认有关将Mirage飞机传输到乌克兰的信息</text:span>
</text:h>
      <text:p text:style-name="P4">
作者: ['Антон Печерський']</text:p>
      <text:p text:style-name="P4">
时间: 2023-03-29T79:00:00-04:00</text:p>
      <text:p text:style-name="P4">
描述:  - 我以另一种方式与乌克兰堡垒的Mediya Franziya，Yaki的代表，与乌克兰2022年的战争，与乌克兰的战争是今天的最新消息，这是乌克兰2022年的新闻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3/img_1878-1.jpg" text:style-name="Internet_20_link" text:visited-style-name="Visited_20_Internet_20_Link">
img_1878-1.jpg</text:a>
']</text:p>
      <text:p text:style-name="P4">
标签: ['ЛІТАКИ', 'МІНІСТР ОБОРОНИ УКРАЇНИ ОЛЕКСІЙ РЕЗНІКОВ', 'ХОРВАТІЯ']</text:p>
      <text:p text:style-name="P4">
类别: News</text:p>
      <!--METADATA-->
      <text:p text:style-name="P4">
<draw:frame draw:style-name="fr1" draw:name="Image107" text:anchor-type="as-char" svg:width="6.9236in" svg:height="4.615733in" draw:z-index="0">
<draw:image xlink:href="../Images/AРМІЯINFORM/2023-03-29T79-00-00-04-00/img_1878-1.jpg" xlink:type="simple" xlink:show="embed" xlink:actuate="onLoad" draw:mime-type="image/jpeg"/>
</draw:frame>
 - 我真的很感谢法国媒体的代表，他们为乌克兰提供了积极的消息而欢呼，不幸的是，这尚不正确。 这是一个很好的想法的实现，但是我无法确认米拉奇已转移到乌克兰，或者今天我们正在掌握它们。</text:p>
      <text:p text:style-name="P4">
他还解释说，Miraage具有与MIG-29-29开花力相同的技术能力，也就是说，它能够检测到60公里的空中目标并以30公里的距离影响它们。 取而代之的是，例如，敌人(Su-35)能够以200公里的距离检测目标，并以超过140公里的距离进行罢工目标。</text:p>
      <ul>
        <li>
因此，让我们让现实主义者对任何航空平台都感到满意，但是主要战斗飞机可能必须更现代，并且有可能“见”超过200公里，并击中了150多个公里以上，而更多的公里 /公里。 。</li>
      </ul>
      <text:p text:style-name="P4">
与合作伙伴的讨论将继续在乌克兰出现哪种战斗机。</text:p>
      <text:p text:style-name="P4">
News Source: <text:a xlink:type="simple" xlink:href="https://armyinform.com.ua/2023/03/29/oleksij-reznikov-sprostuvav-informacziyu-pro-peredachu-ukrayini-litakiv-mirage/" text:style-name="Internet_20_link" text:visited-style-name="Visited_20_Internet_20_Link">
https://armyinform.com.ua/2023/03/29/oleksij-reznikov-sprostuvav-informacziyu-pro-peredachu-ukrayini-litakiv-mirage/</text:a>
</text:p>
      <!--NEWS-->
      <text:h text:style-name="P10" text:outline-level="1">
<text:span text:style-name="T4">
武装部队的空军摧毁了俄罗斯Su-2400万轰炸机</text:span>
</text:h>
      <text:p text:style-name="P4">
作者: ['АРМІЯINFORM']</text:p>
      <text:p text:style-name="P4">
时间: 2023-03-29T80:00:00-04:00</text:p>
      <text:p text:style-name="P4">
描述: DOB的AVISAATSIA国防军在特殊仓库的Zserdzhennya地区进行了5次罢工...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su-24-znyshheno.jpg" text:style-name="Internet_20_link" text:visited-style-name="Visited_20_Internet_20_Link">
su-24-znyshheno.jpg</text:a>
']</text:p>
      <text:p text:style-name="P4">
标签: ['STOPRUSSIA', 'АГРЕСІЯ РФ', 'АРТИЛЕРІЯ', 'ВТОРГНЕННЯ РФ', 'ВТРАТИ ВОРОГА', 'ГШ ЗСУ', 'ОПЕРАТИВНА ІНФОРМАЦІЯ', 'ПОВІТРЯНІ СИЛИ ЗСУ', 'РАКЕТНІ ВІЙСЬКА']</text:p>
      <text:p text:style-name="P4">
类别: News</text:p>
      <!--METADATA-->
      <text:p text:style-name="P4">
<draw:frame draw:style-name="fr1" draw:name="Image108" text:anchor-type="as-char" svg:width="6.9236in" svg:height="4.609964in" draw:z-index="0">
<draw:image xlink:href="../Images/AРМІЯINFORM/2023-03-29T80-00-00-04-00/su-24-znyshheno.jpg" xlink:type="simple" xlink:show="embed" xlink:actuate="onLoad" draw:mime-type="image/jpeg"/>
</draw:frame>
说明性照片<text:span text:style-name="T4">
🔥俄罗斯入侵的情况</text:span>
</text:p>
      <text:p text:style-name="P4">
关于它<text:a xlink:type="simple" xlink:href="https://www.facebook.com/GeneralStaff.ua/posts/pfbid0LSB1iUsxJMMc36sTM8axTdztdP1bgD5C4jAzs3RAyz1c6nCGkmQ6F5qfiXRM6xD5l" text:style-name="Internet_20_link" text:visited-style-name="Visited_20_Internet_20_Link">
报告</text:a>
乌克兰武装部队的总参谋部。</text:p>
      <text:p text:style-name="P4">
声明说：“我们的火箭发射器和炮兵在白天袭击了敌人的两个集中注意力，武器和军事装备，1个弹药组成和2个燃料仓库和敌人的润滑剂。”</text:p>
      <text:p text:style-name="P4">
News Source: <text:a xlink:type="simple" xlink:href="https://armyinform.com.ua/2023/03/29/povitryani-syly-zsu-znyshhyly-rosijskyj-bombarduvalnyk-su-24m/" text:style-name="Internet_20_link" text:visited-style-name="Visited_20_Internet_20_Link">
https://armyinform.com.ua/2023/03/29/povitryani-syly-zsu-znyshhyly-rosijskyj-bombarduvalnyk-su-24m/</text:a>
</text:p>
      <!--NEWS-->
      <text:h text:style-name="P10" text:outline-level="1">
<text:span text:style-name="T4">
克罗地亚人很清楚如果您有一个不友好的邻居-Alexei Reznikov，可以提高他们的防御能力</text:span>
</text:h>
      <text:p text:style-name="P4">
作者: ['Світлана Кирган']</text:p>
      <text:p text:style-name="P4">
时间: 2023-03-29T81:00:00-04:00</text:p>
      <text:p text:style-name="P4">
描述: Про це Олексій Резніков сказав в Одесі під час спільної пресконференції міністрів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3/img_1871.jpg" text:style-name="Internet_20_link" text:visited-style-name="Visited_20_Internet_20_Link">
img_1871.jpg</text:a>
', '<text:a xlink:type="simple" xlink:href="https://armyinform.com.ua/wp-content/uploads/2023/03/dan_0055.jpg" text:style-name="Internet_20_link" text:visited-style-name="Visited_20_Internet_20_Link">
dan_0055.jpg</text:a>
']</text:p>
      <text:p text:style-name="P4">
标签: ['STOPRUSSIA', 'МІНІСТР ОБОРОНИ УКРАЇНИ ОЛЕКСІЙ РЕЗНІКОВ', 'ХОРВАТІЯ']</text:p>
      <text:p text:style-name="P4">
类别: News</text:p>
      <!--METADATA-->
      <text:p text:style-name="P4">
<draw:frame draw:style-name="fr1" draw:name="Image109" text:anchor-type="as-char" svg:width="6.9236in" svg:height="4.615733in" draw:z-index="0">
<draw:image xlink:href="../Images/AРМІЯINFORM/2023-03-29T81-00-00-04-00/img_1871.jpg" xlink:type="simple" xlink:show="embed" xlink:actuate="onLoad" draw:mime-type="image/jpeg"/>
</draw:frame>
Alexei Reznikov在乌克兰和克罗地亚的国防部长联合新闻发布会上说，这在敖德萨说。</text:p>
      <text:p text:style-name="P4">
乌克兰和克罗地亚国防机构的负责人讨论了乌克兰国防军的消失以及克罗地亚政府的支持。</text:p>
      <ul>
        <li>
我很荣幸在这里接受共和国国防部长乌克兰。 乌克兰真正有力的朋友马里奥·詹尼奇(Mario Janozhych)始终以拉姆斯坦俱乐部(Ramstein Club)的形式表达了乌克兰利益的非常稳定且毫不妥协的立场。 亚历克西·雷兹尼科夫(Alexei Reznikov)说，马里奥(Mario)非常感谢您的个人参与，而不仅仅是一个作为一个人，一个人，一个人，一个了解乌克兰人的人，也是一个人。</li>
      </ul>
      <text:p text:style-name="P4">
<draw:frame draw:style-name="fr1" draw:name="Image110" text:anchor-type="as-char" svg:width="6.9236in" svg:height="4.459952in" draw:z-index="0">
<draw:image xlink:href="../Images/AРМІЯINFORM/2023-03-29T81-00-00-04-00/dan_0055.jpg" xlink:type="simple" xlink:show="embed" xlink:actuate="onLoad" draw:mime-type="image/jpeg"/>
</draw:frame>
乌克兰国防部长说，克罗地亚人非常接近乌克兰人的痛苦，因为他们已经在26年前幸存下来的战争，并理解自己的独立性和自由的发展是乌克兰最重要的价值观。</text:p>
      <ul>
        <li>
克罗地亚人知道，如果特宾德里奇邻居(Tebenzhdrich Neighbor)，他们是乌克兰的支持者和盟友，在战争中，俄罗斯在2014年变得不公平。 最初是一场混合战争，变成了2022年2月进行的全面入侵。 我们从克罗地亚得到政治的支持，我们一直在支持经济支持，我们得到了军事支持。 从最初几天开始，我们得到了各种类型的帮助，急救已经在2022年2月28日到达，也就是说，在侵略开始后的4天，克罗地亚的兄弟般的人已经为我们提供了帮助收到了我们进行防御以限制敌人所需的第一件事，最终它开始从基夫，切尔尼夫，苏米地区，然后是哈尔基夫，赫尔森地区等开始。</li>
      </ul>
      <text:p text:style-name="P4">
<text:span text:style-name="T5">
foto尼古拉·戴维夫斯基</text:span>
</text:p>
      <text:p text:style-name="P4">
News Source: <text:a xlink:type="simple" xlink:href="https://armyinform.com.ua/2023/03/29/horvaty-dobre-znayut-shho-take-posylyuvaty-svoyu-oboronozdatnist-yakshho-v-tebe-ne-druzhnij-susid-oleksij-reznikov/" text:style-name="Internet_20_link" text:visited-style-name="Visited_20_Internet_20_Link">
https://armyinform.com.ua/2023/03/29/horvaty-dobre-znayut-shho-take-posylyuvaty-svoyu-oboronozdatnist-yakshho-v-tebe-ne-druzhnij-susid-oleksij-reznikov/</text:a>
</text:p>
      <!--NEWS-->
      <text:h text:style-name="P10" text:outline-level="1">
<text:span text:style-name="T4">
PMM满足武装部队的需求：国防部邀请供应商参加拍卖</text:span>
</text:h>
      <text:p text:style-name="P4">
作者: ['АРМІЯINFORM']</text:p>
      <text:p text:style-name="P4">
时间: 2023-03-29T82:00:00-04:00</text:p>
      <text:p text:style-name="P4">
描述: 主权提供商部的TA主要维护的物质资源……与乌克兰2022年的战争，与乌克兰与乌克兰的最新新闻，今天与乌克兰2022年的新闻战争，今天，乌克兰和俄罗斯之间的战争是否会发生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pmm-zsu.jpg" text:style-name="Internet_20_link" text:visited-style-name="Visited_20_Internet_20_Link">
pmm-zsu.jpg</text:a>
']</text:p>
      <text:p text:style-name="P4">
标签: ['МІНІСТЕРСТВО ОБОРОНИ УКРАЇНИ', 'ПММ']</text:p>
      <text:p text:style-name="P4">
类别: News</text:p>
      <!--METADATA-->
      <text:p text:style-name="P4">
<draw:frame draw:style-name="fr1" draw:name="Image111" text:anchor-type="as-char" svg:width="6.9236in" svg:height="4.094355in" draw:z-index="0">
<draw:image xlink:href="../Images/AРМІЯINFORM/2023-03-29T82-00-00-04-00/pmm-zsu.jpg" xlink:type="simple" xlink:show="embed" xlink:actuate="onLoad" draw:mime-type="image/jpeg"/>
</draw:frame>
说明性照片</text:p>
      <text:p text:style-name="P4">
(https://armyinform.com.ua/cdn-cgi/l/email-protection#0e6b746f657b7e677862676a6a744e7e617d7a2063676220696178207b6f)在2023年4月5日之前17：00之前**</text:p>
      <text:p text:style-name="P4">
这封信必须指出：</text:p>
      <text:p text:style-name="P4">
<text:span text:style-name="T5">
企业的名称和EDRPOU代码， </text:span>
生产者的名称及其地址，原产地， *有关拟议商品的信息：制造商质量的护照，合格证书，以任意形式的证书，其中有关信息的信息技术的(质量)供应前提供的产品特征。</text:p>
      <text:p text:style-name="P4">
如果参与者不是提供商品的生产者，则将获得证实参与者与制作人之间关系的文件副本(条约). Ці документи повинні бути дійсними не менше ніж до кінця 2023 року таобов’язково містити гарантії виробника щодо якості продукції.</text:p>
      <text:p text:style-name="P4">
Документи, які підтверджують якісний стан продукції, повинні бути державноюмовою або мати офіційний переклад.</text:p>
      <text:p text:style-name="P4">
Запропонована до постачання продукція повинна бути виготовлена у 2023 році.</text:p>
      <text:p text:style-name="P4">
За результатами розгляду наданих документів, Міноборони буде проведено робочузустріч із представниками підприємств, документи яких відповідатимуть вимогамзамовника, про що буде повідомлено учасників додатково.</text:p>
      <text:p text:style-name="P4">
Детальний перелік документів, який повинні надати представники підприємств дляучасті у робочій зустрічі, доступний за<text:a xlink:type="simple" xlink:href="https://www.mil.gov.ua/diyalnist/zakupivli-pmm" text:style-name="Internet_20_link" text:visited-style-name="Visited_20_Internet_20_Link">
посиланням</text:a>
.</text:p>
      <text:p text:style-name="P4">
<text:span text:style-name="T5">
Джерело:<text:a xlink:type="simple" xlink:href="https://www.mil.gov.ua/news/2023/03/29/pmm-dlya-potreb-zsu-minoboroni-zaproshue-postachalnikiv-vzyati-uchast-u-torgah/" text:style-name="Internet_20_link" text:visited-style-name="Visited_20_Internet_20_Link">
Міністерство оборониУкраїни</text:a>
</text:span>
</text:p>
      <text:p text:style-name="P4">
News Source: <text:a xlink:type="simple" xlink:href="https://armyinform.com.ua/2023/03/29/pmm-dlya-potreb-zsu-minoborony-zaproshuye-postachalnykiv/" text:style-name="Internet_20_link" text:visited-style-name="Visited_20_Internet_20_Link">
https://armyinform.com.ua/2023/03/29/pmm-dlya-potreb-zsu-minoborony-zaproshuye-postachalnykiv/</text:a>
</text:p>
      <!--NEWS-->
      <text:h text:style-name="P10" text:outline-level="1">
<text:span text:style-name="T4">
敌人继续在乌克兰南部进行防御行动，在被占领的克里米亚建立了防御工事</text:span>
</text:h>
      <text:p text:style-name="P4">
作者: ['АРМІЯINFORM']</text:p>
      <text:p text:style-name="P4">
时间: 2023-03-29T83:00:00-04:00</text:p>
      <text:p text:style-name="P4">
描述: 关于乌克兰兹布罗伊萨尼部队的总部。 在Zaporizhzkoye ...与乌克兰2022年的战争，与乌克兰的战争是今天的最新消息，与乌克兰2022年的战争是今天的最后一场新闻，乌克兰和俄罗斯之间的战争将在2022年与乌克兰之间发生战争他们将与乌克兰打架，或者是否会在不久的将来与乌克兰进行战争</text:p>
      <text:p text:style-name="P4">
图片: ['<text:a xlink:type="simple" xlink:href="https://armyinform.com.ua/wp-content/uploads/2023/03/338171289_932307111136870_1368815945310581476_n.jpg" text:style-name="Internet_20_link" text:visited-style-name="Visited_20_Internet_20_Link">
338171289_932307111136870_1368815945310581476_n.jpg</text:a>
']</text:p>
      <text:p text:style-name="P4">
标签: ['STOPRUSSIA', 'АГРЕСІЯ РФ', 'ВТОРГНЕННЯ РФ', 'ГШ ЗСУ', 'ОПЕРАТИВНА ІНФОРМАЦІЯ']</text:p>
      <text:p text:style-name="P4">
类别: News</text:p>
      <!--METADATA-->
      <text:p text:style-name="P4">
<draw:frame draw:style-name="fr1" draw:name="Image112" text:anchor-type="as-char" svg:width="6.9236in" svg:height="4.615733in" draw:z-index="0">
<draw:image xlink:href="../Images/AРМІЯINFORM/2023-03-29T83-00-00-04-00/338171289_932307111136870_1368815945310581476_n.jpg" xlink:type="simple" xlink:show="embed" xlink:actuate="onLoad" draw:mime-type="image/jpeg"/>
</draw:frame>
说明性照片<text:span text:style-name="T4">
🔥俄罗斯入侵的情况</text:span>
</text:p>
      <text:p text:style-name="P4">
关于它<text:a xlink:type="simple" xlink:href="https://www.facebook.com/GeneralStaff.ua/posts/pfbid0LSB1iUsxJMMc36sTM8axTdztdP1bgD5C4jAzs3RAyz1c6nCGkmQ6F5qfiXRM6xD5l" text:style-name="Internet_20_link" text:visited-style-name="Visited_20_Internet_20_Link">
报告</text:a>
乌克兰武装部队的总参谋部。</text:p>
      <text:p text:style-name="P4">
在Zaporizhzhya和Kherson的指示中，敌人继续进行防御。 在顿涅茨克地区的Uremivka定居点被解雇； Malynivka，Gulyaypole，Old Ucrainian和Magic Zaporizhhya地区； Vesele，Berislav，Cossack，Zelenivka，Antonovka，Dniprovskoye Kherson地区和Citysharson。</text:p>
      <text:p text:style-name="P4">
在临时占领领土的亚美尼亚和丹科尼地区，克里米亚的禁令继续建造防御工事和战es。 平民人口积极参与作品的表现。</text:p>
      <text:p text:style-name="P4">
News Source: <text:a xlink:type="simple" xlink:href="https://armyinform.com.ua/2023/03/29/vorog-prodovzhuye-vesty-oboronu-na-pivdni-ukrayiny/" text:style-name="Internet_20_link" text:visited-style-name="Visited_20_Internet_20_Link">
https://armyinform.com.ua/2023/03/29/vorog-prodovzhuye-vesty-oboronu-na-pivdni-ukrayiny/</text:a>
</text:p>
      <!--NEWS-->
      <text:h text:style-name="P10" text:outline-level="1">
<text:span text:style-name="T4">
我们的捍卫者勇敢地持有武装部队的巴赫穆特堡垒城市-GSU</text:span>
</text:h>
      <text:p text:style-name="P4">
作者: ['АРМІЯINFORM']</text:p>
      <text:p text:style-name="P4">
时间: 2023-03-29T84:00:00-04:00</text:p>
      <text:p text:style-name="P4">
描述: 关于乌克兰兹布罗伊萨尼部队的总部。 在Limansky Linge ...与乌克兰2022年的战争中，与乌克兰的最新新闻，今天与乌克兰2022年的新闻战争，乌克兰和俄罗斯之间的战争以及俄罗斯之间的战争以及2022年与乌克兰的战争将是或他们说，不是，在不久的将来，乌克兰会发生战争</text:p>
      <text:p text:style-name="P4">
图片: ['<text:a xlink:type="simple" xlink:href="https://armyinform.com.ua/wp-content/uploads/2023/03/338410492_181283251367387_401281776211978934_n.jpg" text:style-name="Internet_20_link" text:visited-style-name="Visited_20_Internet_20_Link">
338410492_181283251367387_401281776211978934_n.jpg</text:a>
']</text:p>
      <text:p text:style-name="P4">
标签: ['STOPRUSSIA', 'АГРЕСІЯ РФ', 'ВІЙНА', 'ВТОРГНЕННЯ РФ', 'ГШ ЗСУ', 'ОПЕРАТИВНА ІНФОРМАЦІЯ']</text:p>
      <text:p text:style-name="P4">
类别: News</text:p>
      <!--METADATA-->
      <text:p text:style-name="P4">
<draw:frame draw:style-name="fr1" draw:name="Image113" text:anchor-type="as-char" svg:width="6.9236in" svg:height="3.89773in" draw:z-index="0">
<draw:image xlink:href="../Images/AРМІЯINFORM/2023-03-29T84-00-00-04-00/338410492_181283251367387_401281776211978934_n.jpg" xlink:type="simple" xlink:show="embed" xlink:actuate="onLoad" draw:mime-type="image/jpeg"/>
</draw:frame>
说明性照片<text:span text:style-name="T4">
🔥俄罗斯入侵的情况</text:span>
</text:p>
      <text:p text:style-name="P4">
关于它<text:a xlink:type="simple" xlink:href="https://www.facebook.com/GeneralStaff.ua/posts/pfbid0LSB1iUsxJMMc36sTM8axTdztdP1bgD5C4jAzs3RAyz1c6nCGkmQ6F5qfiXRM6xD5l" text:style-name="Internet_20_link" text:visited-style-name="Visited_20_Internet_20_Link">
报告</text:a>
乌克兰武装部队的总参谋部。</text:p>
      <text:p text:style-name="P4">
在利马方向上，敌人带领了休息区的进攻潜水员不成功。 炮弹遭受了纳祖蓬斯基和利马方向的定居点。 其中包括两年，西方，彼得罗帕维尔卡，库皮扬斯克，kiSlivka和卡尔基夫地区的卡米安卡；斯特尔马赫夫卡，内维斯科耶，库兹明，库兹明和卢汉斯地区的比格里维卡，以及卢汉斯克地区，以及kolodyazi，spirne和siperne和siperne and siperne and spirne和sivers in donetsk in donetsk in donetsk in donetsk in donetsk。</text:p>
      <text:p text:style-name="P4">
在巴赫穆特(Bakhmut)的方向上，敌人继续袭击巴赫穆特(Bakhmut)，取得了频率的成功。 但是，我们的捍卫者保持勇敢的勇气，反映敌人的进攻。 白天，敌人领导了顿涅茨克地区Orikhovo-Vasilivka地区的不成功进攻行动。 他向Donetsk地区的Minskivka，Orikhovo-Vasylivka，Bakhmut，Yar and Toretsk开火。</text:p>
      <text:p text:style-name="P4">
在Avdeevsky和Marinsky的指示中，敌人进行了Novokalinovo，Steppe，Steppe，Avdiivka，Severene，Severene，Pervomaisk，Pervomaisk，Marinka的进攻行动，没有成功。 他特别向定居点开火：Novokalinovo，Avdiivka，Vodyane，Karlovka，Krasnogorivka，Marinka，Georgiyivka和Donetsk地区的Novomikhailivka。</text:p>
      <text:p text:style-name="P4">
在白天的矿物方向上，敌人在绘画点，Prychistivka，Veliky Novosilka的绘画点射击，位于Donetsk地区。</text:p>
      <text:p text:style-name="P4">
News Source: <text:a xlink:type="simple" xlink:href="https://armyinform.com.ua/2023/03/29/nashi-zahysnyky-muzhno-trymayut-misto-forteczyu-bahmut-gsh-zsu/" text:style-name="Internet_20_link" text:visited-style-name="Visited_20_Internet_20_Link">
https://armyinform.com.ua/2023/03/29/nashi-zahysnyky-muzhno-trymayut-misto-forteczyu-bahmut-gsh-zsu/</text:a>
</text:p>
      <!--NEWS-->
      <text:h text:style-name="P10" text:outline-level="1">
<text:span text:style-name="T4">
合作伙伴通过的防空综合体很简单，但非常有效-Yuri Ignati</text:span>
</text:h>
      <text:p text:style-name="P4">
作者: ['Анастасія Олехнович']</text:p>
      <text:p text:style-name="P4">
时间: 2023-03-29T85:00:00-04:00</text:p>
      <text:p text:style-name="P4">
描述: 乌克兰Visskiyskovi在爱国者系统中完成PTRIOT PPO系统...与乌克兰2022年的战争，与乌克兰的最新消息，今天与乌克兰的新闻，乌克兰2022年最后一次与乌克兰进行战争，将在乌克兰和俄罗斯和俄罗斯和战争之间发动战争他们在2022年与乌克兰有一年</text:p>
      <text:p text:style-name="P4">
图片: ['<text:a xlink:type="simple" xlink:href="https://armyinform.com.ua/wp-content/uploads/2023/03/zahidni-kompleksy-ppo.jpg" text:style-name="Internet_20_link" text:visited-style-name="Visited_20_Internet_20_Link">
zahidni-kompleksy-ppo.jpg</text:a>
']</text:p>
      <text:p text:style-name="P4">
标签: ['STOPRUSSIA', 'АГРЕСІЯ РФ', 'ВІЙСЬКОВА ДОПОМОГА', 'ВТОРГНЕННЯ РФ', 'ЗРК', 'ЗРК IRIS-Т', 'ЗРК NASAMS', 'ЗРК PATRIOT', 'ЗРК SAMP/T', 'ПОВІТРЯНІ СИЛИ ЗСУ', 'ППО ЗСУ', 'ЮРІЙ ІГНАТ']</text:p>
      <text:p text:style-name="P4">
类别: News</text:p>
      <!--METADATA-->
      <text:p text:style-name="P4">
<draw:frame draw:style-name="fr1" draw:name="Image114" text:anchor-type="as-char" svg:width="6.9236in" svg:height="5.1927in" draw:z-index="0">
<draw:image xlink:href="../Images/AРМІЯINFORM/2023-03-29T85-00-00-04-00/zahidni-kompleksy-ppo.jpg" xlink:type="simple" xlink:show="embed" xlink:actuate="onLoad" draw:mime-type="image/jpeg"/>
</draw:frame>
西部防空综合体。 说明性照片</text:p>
      <text:p text:style-name="P4">
乌克兰军方在美利坚合众国完成了爱国者防空系统，并打动了外国讲师。 空军发言人尤里格特上校在唯一新闻的播放中报告了这一点。</text:p>
      <ul>
        <li>
培训涉及多个阶段，每个阶段都有某些功能。 如我们所见，西方合作伙伴没有出于明显的原因揭示细节， - 尤里·伊格纳特上校说。  - 但是，不同国家无意中有一些好消息，因为我们的战士掌握了乌克兰信息的速度，他们有动力并准备保护该国。</li>
      </ul>
      <text:p text:style-name="P4">
空军发言人补充说，合作伙伴传播的防空综合体易于操作，但非常有效。</text:p>
      <ul>
        <li>
它不仅与爱国者或SAMP/T有关，还与已经在乌克兰已经存在的NASAM和IRIS-T综合体有关。 他亲自与从事此设备的人进行了沟通。 据说复合体是现代，自动化的，因此需要长期培训。 我敢肯定，在爱国者的情况下，我们持有百分之一百的回报。</li>
      </ul>
      <text:p text:style-name="P4">
News Source: <text:a xlink:type="simple" xlink:href="https://armyinform.com.ua/2023/03/29/kompleksy-ppo-peredayut-partnery/" text:style-name="Internet_20_link" text:visited-style-name="Visited_20_Internet_20_Link">
https://armyinform.com.ua/2023/03/29/kompleksy-ppo-peredayut-partnery/</text:a>
</text:p>
      <!--NEWS-->
      <text:h text:style-name="P10" text:outline-level="1">
<text:span text:style-name="T4">
克罗地亚政府正在考虑转移到乌克兰14螺钉的问题</text:span>
</text:h>
      <text:p text:style-name="P4">
作者: ['Алла Рядинська']</text:p>
      <text:p text:style-name="P4">
时间: 2023-03-29T86:00:00-04:00</text:p>
      <text:p text:style-name="P4">
描述: 关于Spyno保护乌克兰国防的PID小时，媒体上的这种克罗地亚...与乌克兰2022年的战争，与乌克兰的最新新闻，今天与乌克兰2022年的新闻战争，今天将在乌克兰和俄罗斯之间发动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horvatiya-1.jpg" text:style-name="Internet_20_link" text:visited-style-name="Visited_20_Internet_20_Link">
horvatiya-1.jpg</text:a>
']</text:p>
      <text:p text:style-name="P4">
标签: ['МІНІСТР ОБОРОНИ УКРАЇНИ ОЛЕКСІЙ РЕЗНІКОВ', 'ХОРВАТІЯ']</text:p>
      <text:p text:style-name="P4">
类别: News</text:p>
      <!--METADATA-->
      <text:p text:style-name="P4">
<draw:frame draw:style-name="fr1" draw:name="Image115" text:anchor-type="as-char" svg:width="6.9236in" svg:height="3.923373in" draw:z-index="0">
<draw:image xlink:href="../Images/AРМІЯINFORM/2023-03-29T86-00-00-04-00/horvatiya-1.jpg" xlink:type="simple" xlink:show="embed" xlink:actuate="onLoad" draw:mime-type="image/jpeg"/>
</draw:frame>
这是在乌克兰国防部长和克罗地亚媒体中心乌克兰 - 奥德萨(Odesa)的联合新闻发布会上宣布的。 他向克罗地亚政府表示支持乌克兰人民为自由和欧洲未来而奋斗。</text:p>
      <ul>
        <li>
这次访问是克罗地亚和克罗地亚人与乌克兰人民的另一项确认。 我们从一开始就支持您和您争取自由的斗争，并将继续进行。 一年多来，您一直是俄罗斯残酷的侵略者，最终您将击败。</li>
      </ul>
      <text:p text:style-name="P4">
马里奥·班茨希奇(Mario Banozhich)说，没有人了解乌克兰人的克罗地亚人，记得在上个世纪九十年的巴尔干地区的发射器，这是这场战争的后果，包括康复的木tag木马人的康复问题。 这位部长强调，克罗地亚在经济，政治，外交和技术上在战争的头几天支持乌克兰，而不是计划在克罗地亚政府工作中工作，他正在努力转移14次METRICS MI-8。</text:p>
      <ul>
        <li>
克罗地亚政府在财务，技术和财务上为乌克兰提供了政治支持。 这种支持的步骤之一是目前对我们政府的考虑的决定。 这项决定的要点之一是有争议的，我希望在不久的将来我们能够将它们传递给他们。</li>
      </ul>
      <text:p text:style-name="P4">
News Source: <text:a xlink:type="simple" xlink:href="https://armyinform.com.ua/2023/03/29/uryad-horvatiyi-rozglyadaye-pytannya-peredachi-ukrayini-14-gvyntokryliv/" text:style-name="Internet_20_link" text:visited-style-name="Visited_20_Internet_20_Link">
https://armyinform.com.ua/2023/03/29/uryad-horvatiyi-rozglyadaye-pytannya-peredachi-ukrayini-14-gvyntokryliv/</text:a>
</text:p>
      <!--NEWS-->
      <text:h text:style-name="P10" text:outline-level="1">
<text:span text:style-name="T4">
敌人在库尔斯克和贝尔戈罗德地区边界地区的军事存在得以维持</text:span>
</text:h>
      <text:p text:style-name="P4">
作者: ['АРМІЯINFORM']</text:p>
      <text:p text:style-name="P4">
时间: 2023-03-29T87:00:00-04:00</text:p>
      <text:p text:style-name="P4">
描述: На Волинському, Поліському, Сіверському та Слобожанському напрямках оператив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3/dpsu-1.jpg" text:style-name="Internet_20_link" text:visited-style-name="Visited_20_Internet_20_Link">
dpsu-1.jpg</text:a>
']</text:p>
      <text:p text:style-name="P4">
标签: ['STOPRUSSIA', 'АГРЕСІЯ РФ', 'ВТОРГНЕННЯ РФ', 'ГШ ЗСУ', 'ОПЕРАТИВНА ІНФОРМАЦІЯ']</text:p>
      <text:p text:style-name="P4">
类别: News</text:p>
      <!--METADATA-->
      <text:p text:style-name="P4">
<draw:frame draw:style-name="fr1" draw:name="Image116" text:anchor-type="as-char" svg:width="6.9236in" svg:height="4.611226in" draw:z-index="0">
<draw:image xlink:href="../Images/AРМІЯINFORM/2023-03-29T87-00-00-04-00/dpsu-1.jpg" xlink:type="simple" xlink:show="embed" xlink:actuate="onLoad" draw:mime-type="image/jpeg"/>
</draw:frame>
说明性照片<text:span text:style-name="T4">
🔥俄罗斯入侵的情况</text:span>
</text:p>
      <text:p text:style-name="P4">
在Volyn，Polissya，Siversky和Slobozhansky的指示中，行动且没有重大变化，是敌人进攻群体形成的迹象。</text:p>
      <text:p text:style-name="P4">
关于它<text:a xlink:type="simple" xlink:href="https://www.facebook.com/GeneralStaff.ua/posts/pfbid0LSB1iUsxJMMc36sTM8axTdztdP1bgD5C4jAzs3RAyz1c6nCGkmQ6F5qfiXRM6xD5l" text:style-name="Internet_20_link" text:visited-style-name="Visited_20_Internet_20_Link">
报告</text:a>
乌克兰武装部队的总参谋部。</text:p>
      <text:p text:style-name="P4">
“敌人继续在库尔斯克和贝尔戈罗德地区边界地区保持军事存在。 白天，敌人开除了定居点，埃斯曼，库切里夫卡，比洛皮利亚，苏米地区的托尔法·塔巴西夫卡，以及蒂莫菲夫卡，兽医，深，沙，沙，gatyshche，gatyshche，vovchansk and vovchansk and bochek的定居点。</text:p>
      <text:p text:style-name="P4">
News Source: <text:a xlink:type="simple" xlink:href="https://armyinform.com.ua/2023/03/29/vijskova-prysutnist-voroga-v-prykordonnyh-rajonah/" text:style-name="Internet_20_link" text:visited-style-name="Visited_20_Internet_20_Link">
https://armyinform.com.ua/2023/03/29/vijskova-prysutnist-voroga-v-prykordonnyh-rajonah/</text:a>
</text:p>
      <!--NEWS-->
      <text:h text:style-name="P10" text:outline-level="1">
<text:span text:style-name="T4">
Міністри оборони України на Хорватії обговорили питання надання нашій країні засобів ППО</text:span>
</text:h>
      <text:p text:style-name="P4">
作者: ['Світлана Кирган']</text:p>
      <text:p text:style-name="P4">
时间: 2023-03-29T88:00:00-04:00</text:p>
      <text:p text:style-name="P4">
描述: 关于圣彼得堡的敖德萨Pid小时的Tsleksi Reznikov，与乌克兰2022年的战争，与乌克兰的战争，今天与乌克兰的最新新闻，今天与乌克兰2022年的新闻战争，乌克兰和俄罗斯之间的战争以及乌克兰之间的战争，以及何时与乌克兰战争在不久的将来，是否会与乌克兰进行战争，与乌克兰的战争，今天的乌克兰新闻，乌克兰新闻在俄罗斯的乌克兰新闻</text:p>
      <text:p text:style-name="P4">
图片: ['<text:a xlink:type="simple" xlink:href="https://armyinform.com.ua/wp-content/uploads/2023/03/img_1865.jpg" text:style-name="Internet_20_link" text:visited-style-name="Visited_20_Internet_20_Link">
img_1865.jpg</text:a>
']</text:p>
      <text:p text:style-name="P4">
标签: ['STOPRUSSIA', 'МІНІСТР ОБОРОНИ УКРАЇНИ ОЛЕКСІЙ РЕЗНІКОВ', 'ХОРВАТІЯ']</text:p>
      <text:p text:style-name="P4">
类别: News</text:p>
      <!--METADATA-->
      <text:p text:style-name="P4">
<draw:frame draw:style-name="fr1" draw:name="Image117" text:anchor-type="as-char" svg:width="6.9236in" svg:height="4.615733in" draw:z-index="0">
<draw:image xlink:href="../Images/AРМІЯINFORM/2023-03-29T88-00-00-04-00/img_1865.jpg" xlink:type="simple" xlink:show="embed" xlink:actuate="onLoad" draw:mime-type="image/jpeg"/>
</draw:frame>
Alexei Reznikov在乌克兰和克罗地亚国防部长联合新闻发布会上在敖德萨报道了这一点。</text:p>
      <text:p text:style-name="P4">
国防机构Alexei Reznikov和Mario Banozhich的负责人讨论向乌克兰提供武器，特别是防空手段，以及在克罗地亚共和国领土上的乌克兰军事宣教。</text:p>
      <ul>
        <li>
今天我们与马里奥先生谈论了我们的需求，关于我们的优先事项 - 他们保持不变。 这是首先 - 防空，从强大的复合体到手动复合体，例如克罗地亚可以为我们提供的“箭头”和“ igla”，并且已经提供了。</li>
      </ul>
      <text:p text:style-name="P4">
乌克兰国防部的负责人说，克罗地亚有很多交换经验。 因为这是一个超过25年历史的步骤，并且今天继续这样做。</text:p>
      <ul>
        <li>
在克罗地亚，有一个非常强大的国家脱颖而出的中心，因此，MYR计划，包括有可能为我们的教练与您一起为我们的土地的人道主义者和一个表面的数量做好准备。 我们已经参观了敖德萨的不同地方，这些地方反映在外套中，并在谷物倡议上简要介绍了，因为乌克兰谷物，乌克兰向日葵石油被送往出生的国家，尤其是非洲国家和亚洲国家。 我们同意与克罗地亚的合作与合作。 我感谢克罗地亚的人民，议会和政府，因此，克罗地亚国防部，但您与我们同在。</li>
      </ul>
      <text:p text:style-name="P4">
<text:span text:style-name="T5">
OPTO Nicholas Davidovsky</text:span>
</text:p>
      <text:p text:style-name="P4">
News Source: <text:a xlink:type="simple" xlink:href="https://armyinform.com.ua/2023/03/29/ministry-oborony-ukrayiny-na-horvatiyi-obgovoryly-pytannya-nadannya-nashij-krayini-zasobiv-ppo/" text:style-name="Internet_20_link" text:visited-style-name="Visited_20_Internet_20_Link">
https://armyinform.com.ua/2023/03/29/ministry-oborony-ukrayiny-na-horvatiyi-obgovoryly-pytannya-nadannya-nashij-krayini-zasobiv-ppo/</text:a>
</text:p>
      <!--NEWS-->
      <text:h text:style-name="P10" text:outline-level="1">
<text:span text:style-name="T4">
轻率的人继续对平民使用恐怖策略 - 武装部队的武装部队</text:span>
</text:h>
      <text:p text:style-name="P4">
作者: ['АРМІЯINFORM']</text:p>
      <text:p text:style-name="P4">
时间: 2023-03-29T89:00:00-04:00</text:p>
      <text:p text:style-name="P4">
描述: 第一枚导弹的主管的对手是第16届Avieanii冲击，已经走了……与乌克兰2022的战争，与乌克兰的战争是今天的最新消息，今天与乌克兰2022年的新闻战争，今天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3/photo_5269701233701143555_y.jpg" text:style-name="Internet_20_link" text:visited-style-name="Visited_20_Internet_20_Link">
photo_5269701233701143555_y.jpg</text:a>
']</text:p>
      <text:p text:style-name="P4">
标签: ['STOPRUSSIA', 'АГРЕСІЯ РФ', 'ВТОРГНЕННЯ РФ', 'ГШ ЗСУ', 'ОБСТРІЛИ ПРИКОРДОННЯ', 'ОПЕРАТИВНА ІНФОРМАЦІЯ', 'РАКЕТНИЙ ТЕРОР', 'РАКЕТНІ ОБСТРІЛИ']</text:p>
      <text:p text:style-name="P4">
类别: News</text:p>
      <!--METADATA-->
      <text:p text:style-name="P4">
<draw:frame draw:style-name="fr1" draw:name="Image118" text:anchor-type="as-char" svg:width="6.9236in" svg:height="4.431104in" draw:z-index="0">
<draw:image xlink:href="../Images/AРМІЯINFORM/2023-03-29T89-00-00-04-00/photo_5269701233701143555_y.jpg" xlink:type="simple" xlink:show="embed" xlink:actuate="onLoad" draw:mime-type="image/jpeg"/>
</draw:frame>
照片：Berislavskard <text:span text:style-name="T4">
🔥俄罗斯入侵的情况</text:span>
</text:p>
      <text:p text:style-name="P4">
白天，敌人击中了1枚火箭和16架飞机罢工，并从火箭发射器中射出了4个轮胎。</text:p>
      <text:p text:style-name="P4">
关于它<text:a xlink:type="simple" xlink:href="https://www.facebook.com/GeneralStaff.ua/posts/pfbid0LSB1iUsxJMMc36sTM8axTdztdP1bgD5C4jAzs3RAyz1c6nCGkmQ6F5qfiXRM6xD5l" text:style-name="Internet_20_link" text:visited-style-name="Visited_20_Internet_20_Link">
报告</text:a>
乌克兰武装部队的总参谋部。</text:p>
      <text:p text:style-name="P4">
“整个乌克兰的火箭和航空罢工的可能性很高，因为敌人继续忽略战争的法律和习俗，并继续对平民采取恐怖策略。 如今，由于贝斯拉夫市地区基础设施的航空罢工，平民受伤，私人住宅和平民基础设施对象受到损害，”武装部队总参谋部说。</text:p>
      <text:p text:style-name="P4">
News Source: <text:a xlink:type="simple" xlink:href="https://armyinform.com.ua/2023/03/29/rashysty-prodovzhuyut-zastosovuvaty-taktyku-teroru/" text:style-name="Internet_20_link" text:visited-style-name="Visited_20_Internet_20_Link">
https://armyinform.com.ua/2023/03/29/rashysty-prodovzhuyut-zastosovuvaty-taktyku-teroru/</text:a>
</text:p>
      <!--NEWS-->
      <text:h text:style-name="P10" text:outline-level="1">
<text:span text:style-name="T4">
克罗地亚支持国际法院在俄罗斯战争罪中的工作-Mario Bonozhich</text:span>
</text:h>
      <text:p text:style-name="P4">
作者: ['Єгор Брайлян']</text:p>
      <text:p text:style-name="P4">
时间: 2023-03-29T90:00:00-04:00</text:p>
      <text:p text:style-name="P4">
描述: 关于乌克兰媒体中心的抗议活动，在乌克兰媒体中心……与乌克兰2022年的战争，与乌克兰的最新新闻，与乌克兰2022年的新闻战争是乌克兰和俄罗斯的最后一场战争，与乌克兰的最新消息是与乌克兰的最新新闻，与乌克兰的新闻是乌克兰和俄罗斯的最后一场战争，以及何时与乌克兰的战争乌克兰在乌克兰的乌克兰将不在，是否会在不久的将来与乌克兰进行战争，今天与乌克兰的战争，今天的乌克兰新闻，乌克兰的乌克兰新闻，乌克兰媒体的俄罗斯人将在俄罗斯举行</text:p>
      <text:p text:style-name="P4">
图片: ['<text:a xlink:type="simple" xlink:href="https://armyinform.com.ua/wp-content/uploads/2023/03/horvatiya-1.jpg" text:style-name="Internet_20_link" text:visited-style-name="Visited_20_Internet_20_Link">
horvatiya-1.jpg</text:a>
', '<text:a xlink:type="simple" xlink:href="https://armyinform.com.ua/wp-content/uploads/2023/03/dan_0405.jpg" text:style-name="Internet_20_link" text:visited-style-name="Visited_20_Internet_20_Link">
dan_0405.jpg</text:a>
', '<text:a xlink:type="simple" xlink:href="https://armyinform.com.ua/wp-content/uploads/2021/11/image_-26_15-38-03-2.jpg" text:style-name="Internet_20_link" text:visited-style-name="Visited_20_Internet_20_Link">
image_-26_15-38-03-2.jpg</text:a>
']</text:p>
      <text:p text:style-name="P4">
标签: ['STOPRUSSIA', 'МІЖНАРОДНИЙ СУД', 'МІНІСТР ОБОРОНИ УКРАЇНИ ОЛЕКСІЙ РЕЗНІКОВ', 'ХОРВАТІЯ']</text:p>
      <text:p text:style-name="P4">
类别: News</text:p>
      <!--METADATA-->
      <text:p text:style-name="P4">
<draw:frame draw:style-name="fr1" draw:name="Image119" text:anchor-type="as-char" svg:width="6.9236in" svg:height="3.923373in" draw:z-index="0">
<draw:image xlink:href="../Images/AРМІЯINFORM/2023-03-29T90-00-00-04-00/horvatiya-1.jpg" xlink:type="simple" xlink:show="embed" xlink:actuate="onLoad" draw:mime-type="image/jpeg"/>
</draw:frame>
克罗地亚军事部门负责人马里奥(Mario)的负责人乌克兰乌克兰(MediaCenter ukraine)在乌克兰国防部和克罗地亚国防部的联合新闻发布会上，他对乌克兰的访问是对乌克兰和克罗地亚的又一次证实。</text:p>
      <ul>
        <li>
我们从一开始就为您提供支持，并将继续进行。 您已经与一个残酷的俄罗斯侵略者战斗了一年多，当然，您会击败。 您已经向所有人展示了大胆的领导在这场斗争中取得了成功。 我们还为目前在克罗地亚的乌克兰难民提供人道主义援助。 而且我们不要停止这一点，克罗地亚将继续以不同的方式提供帮助。 我们也将因为欧盟的所有可用机制而做到这一点 - 他保证。</li>
      </ul>
      <text:p text:style-name="P4">
<draw:frame draw:style-name="fr1" draw:name="Image120" text:anchor-type="as-char" svg:width="6.9236in" svg:height="4.615733in" draw:z-index="0">
<draw:image xlink:href="../Images/AРМІЯINFORM/2023-03-29T90-00-00-04-00/dan_0405.jpg" xlink:type="simple" xlink:show="embed" xlink:actuate="onLoad" draw:mime-type="image/jpeg"/>
</draw:frame>
马里奥·班尼希(Mario Banozhich)表示，国际社会将继续站在Zauzina附近，因为应该尊重国际法和国际认可的国家边界。</text:p>
      <ul>
        <li>
可怕的俄罗斯战争罪是不可接受的。 因此，克罗地亚正在支持国际法院。 整个欧洲都应该意识到，乌克兰倒下的俄罗斯导弹离我们的家不远。 俄罗斯的侵略和俄罗斯影响力具有安全的影响，以及对欧洲的经济信心。 这在欧洲南部是克罗地亚的犹太人，这在欧洲南部尤其明显。 这就是为什么乌克兰的支持以及对俄罗斯廉价和不可控制的侵略的谴责在贵国出国。这一年是关于整个欧洲对稳定与和平的渴望。 克罗地亚国防部长说，您可以在克罗地亚政府上分裂。</li>
      </ul>
      <text:p text:style-name="P4">
<draw:frame draw:style-name="fr1" draw:name="Image121" text:anchor-type="as-char" svg:width="6.9236in" svg:height="6.9236in" draw:z-index="0">
<draw:image xlink:href="../Images/AРМІЯINFORM/2023-03-29T90-00-00-04-00/image_-26_15-38-03-2.jpg" xlink:type="simple" xlink:show="embed" xlink:actuate="onLoad" draw:mime-type="image/jpeg"/>
</draw:frame>
<text:a xlink:type="simple" xlink:href="https://armyinform.com.ua/army-authors/yegor-brajlyan/" text:style-name="Internet_20_link" text:visited-style-name="Visited_20_Internet_20_Link">
Yegor Brylian</text:a>
陆军通讯员</text:p>
      <text:p text:style-name="P4">
News Source: <text:a xlink:type="simple" xlink:href="https://armyinform.com.ua/2023/03/29/horvatiya-pidtrymuye-robotu-mizhnarodnogo-sudu-shhodo-vijskovyh-zlochyniv-rosiyi-mario-banozhych/" text:style-name="Internet_20_link" text:visited-style-name="Visited_20_Internet_20_Link">
https://armyinform.com.ua/2023/03/29/horvatiya-pidtrymuye-robotu-mizhnarodnogo-sudu-shhodo-vijskovyh-zlochyniv-rosiyi-mario-banozhych/</text:a>
</text:p>
      <!--NEWS-->
      <text:h text:style-name="P10" text:outline-level="1">
<text:span text:style-name="T4">
现代西部装甲车的“前所未有”的包装将在战场上提供结果 - 军事专家Petro Chernik</text:span>
</text:h>
      <text:p text:style-name="P4">
作者: ['АРМІЯINFORM']</text:p>
      <text:p text:style-name="P4">
时间: 2023-03-29T91:00:00-04:00</text:p>
      <text:p text:style-name="P4">
描述: Viiskovie专家Petro Chernik在Komeni的军事媒体中心，...与乌克兰2022年的战争，与乌克兰与乌克兰的最新新闻，今天与乌克兰2022年的新闻战争，今天将在乌克兰和俄罗斯之间发生战争，何时与乌克兰战争，在不久的将来，是否会与乌克兰进行战争，与乌克兰的战争，今天的乌克兰新闻，乌克兰新闻在俄罗斯的乌克兰新闻</text:p>
      <text:p text:style-name="P4">
图片: ['<text:a xlink:type="simple" xlink:href="https://armyinform.com.ua/wp-content/uploads/2023/03/chernyk-mmcz.jpg" text:style-name="Internet_20_link" text:visited-style-name="Visited_20_Internet_20_Link">
chernyk-mmcz.jpg</text:a>
']</text:p>
      <text:p text:style-name="P4">
标签: ['CHALLENGER 2', 'LEOPARD 2', 'M1\xa0ABRAMS', 'M2\xa0BRADLEY', 'MARDER', 'БМП', 'БРОНЕТЕХНІКА', 'ВІЙСЬКОВА ДОПОМОГА', 'ПЕТРО ЧЕРНИК', 'ТАНКИ']</text:p>
      <text:p text:style-name="P4">
类别: News</text:p>
      <!--METADATA-->
      <text:p text:style-name="P4">
<draw:frame draw:style-name="fr1" draw:name="Image122" text:anchor-type="as-char" svg:width="6.9236in" svg:height="6.9236in" draw:z-index="0">
<draw:image xlink:href="../Images/AРМІЯINFORM/2023-03-29T91-00-00-04-00/chernyk-mmcz.jpg" xlink:type="simple" xlink:show="embed" xlink:actuate="onLoad" draw:mime-type="image/jpeg"/>
</draw:frame>
军事专家Petro Chernyk在军事媒体中心的评论中(https://t.me/militarymediacenter/)现代西部坦克和其他装甲车的收据将有助于在前面实现道路。</text:p>
      <text:p text:style-name="P4">
佩特罗·切尼克(Petro Chernik)说：“我们的大型装甲套餐正在增长，自第二次世界大战以来，它是前所未有的。”</text:p>
      <text:p text:style-name="P4">
他补充说，M2 Bradley和Marder等BMP的供应同样重要。 分析师说：“如果我们的盟友给我们提供了如此巨大的设备，这意味着他们非常意识到这是认真运营所需的。” “这样，我们的弹药将大幅增长。”</text:p>
      <text:p text:style-name="P4">
Petro Chernik解释说，Challenger 2，Leopard 2坦克和宣布的M1 Abrams在目标的一部分中尤其由所有俄罗斯设备主导。 据他说，这些坦克具有热，激光，非常高质量的光学瞄准镜，并且在一天中的任何时间和任何天气中都可以在3公里以上的距离工作。</text:p>
      <text:p text:style-name="P4">
这位专家说：“在这种情况下，俄罗斯装甲车在野外变成卷发，并带有优质枪支的猎人。”</text:p>
      <text:p text:style-name="P4">
他补充说，使用这种植物园的时间，地点和方法是由乌克兰军事指挥官确定的。 乌克兰军队已经从许多国家(包括波兰，德国，葡萄牙)那里收到了坦克萨尔萨尔2。</text:p>
      <text:p text:style-name="P4">
早些时候，在一次采访中，乌克兰国防部长Alexei Reznikov提出，该设备可能会在4月至5月参与敌对行动。</text:p>
      <text:p text:style-name="P4">
News Source: <text:a xlink:type="simple" xlink:href="https://armyinform.com.ua/2023/03/29/bezpreczedentnyj-paket-suchasnoyi-zahidnoyi-bronetehniky-zabezpechyt-rezultat-na-poli-boyu-komentar-dlya-military-media-center/" text:style-name="Internet_20_link" text:visited-style-name="Visited_20_Internet_20_Link">
https://armyinform.com.ua/2023/03/29/bezpreczedentnyj-paket-suchasnoyi-zahidnoyi-bronetehniky-zabezpechyt-rezultat-na-poli-boyu-komentar-dlya-military-media-center/</text:a>
</text:p>
      <!--NEWS-->
      <text:h text:style-name="P10" text:outline-level="1">
<text:span text:style-name="T4">
“不幸的是，损失是战争的必然结果。 没有损失不会发生”  - 安娜画家</text:span>
</text:h>
      <text:p text:style-name="P4">
作者: ['АРМІЯINFORM']</text:p>
      <text:p text:style-name="P4">
时间: 2023-03-29T92:00:00-04:00</text:p>
      <text:p text:style-name="P4">
描述: 关于TSE的关于乌克兰国防的代祷加纳·马勒尔（Ganna Malel）的代祷。 “有些……与乌克兰2022年的战争，与乌克兰的最新新闻战争，与乌克兰的新闻战争，2022年的最后一场战争，今天的最后一次战争将在乌克兰和俄罗斯之间发生战争，当2022年与乌克兰的战争将是他们会在不久的将来与乌克兰发生战争吗？</text:p>
      <text:p text:style-name="P4">
图片: ['<text:a xlink:type="simple" xlink:href="https://armyinform.com.ua/wp-content/uploads/2023/03/photo_2023-02-27_12-07-12.jpg" text:style-name="Internet_20_link" text:visited-style-name="Visited_20_Internet_20_Link">
photo_2023-02-27_12-07-12.jpg</text:a>
']</text:p>
      <text:p text:style-name="P4">
标签: ['ВТРАТИ ВОРОГА', 'ГАННА МАЛЯР']</text:p>
      <text:p text:style-name="P4">
类别: News</text:p>
      <!--METADATA-->
      <text:p text:style-name="P4">
<draw:frame draw:style-name="fr1" draw:name="Image123" text:anchor-type="as-char" svg:width="6.9236in" svg:height="4.61393in" draw:z-index="0">
<draw:image xlink:href="../Images/AРМІЯINFORM/2023-03-29T92-00-00-04-00/photo_2023-02-27_12-07-12.jpg" xlink:type="simple" xlink:show="embed" xlink:actuate="onLoad" draw:mime-type="image/jpeg"/>
</draw:frame>
说明性照片</text:p>
      <text:p text:style-name="P4">
关于它<text:a xlink:type="simple" xlink:href="https://t.me/annamaliar/602" text:style-name="Internet_20_link" text:visited-style-name="Visited_20_Internet_20_Link">
写</text:a>
在电报中，乌克兰安娜·马利亚(Anna Malyar)的副部长。</text:p>
      <text:p text:style-name="P4">
“交战方面的主要任务之一是破坏敌人的身体力量。</text:p>
      <text:p text:style-name="P4">
但是失去敌人的损失多倍。</text:p>
      <text:p text:style-name="P4">
尽管他们拥有人员和武器数量的优势，但这是事实。</text:p>
      <text:p text:style-name="P4">
2014  -  2015年的损失更大，但现在这个因素几乎对我们有利。</text:p>
      <text:p text:style-name="P4">
我们在东方有这样的日子，当时被杀的比率达到1至10。</text:p>
      <text:p text:style-name="P4">
当然，这不是每天的，平均系数较低，但较少。” Anna Malyar说。</text:p>
      <text:p text:style-name="P4">
News Source: <text:a xlink:type="simple" xlink:href="https://armyinform.com.ua/2023/03/29/ganna-malyar-vtraty-nemynuchyj-naslidok-vijny/" text:style-name="Internet_20_link" text:visited-style-name="Visited_20_Internet_20_Link">
https://armyinform.com.ua/2023/03/29/ganna-malyar-vtraty-nemynuchyj-naslidok-vijny/</text:a>
</text:p>
      <!--NEWS-->
      <text:h text:style-name="P10" text:outline-level="1">
<text:span text:style-name="T4">
一个单独的机械旅的本地士兵会见了协调总部的代表</text:span>
</text:h>
      <text:p text:style-name="P4">
作者: ['АРМІЯINFORM']</text:p>
      <text:p text:style-name="P4">
时间: 2023-03-29T93:00:00-04:00</text:p>
      <text:p text:style-name="P4">
描述: 在普京Zavodenni Zuzkoliyi Visbuli Zustych的协调总部，与乌克兰2022年的战争，与乌克兰的最新新闻，今天与乌克兰2022年的新闻战争，今天与乌克兰和俄罗斯之间的战争以及乌克兰和乌克兰之间的战争会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3/koordynaczijnyj-shtab-1.jpg" text:style-name="Internet_20_link" text:visited-style-name="Visited_20_Internet_20_Link">
koordynaczijnyj-shtab-1.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124" text:anchor-type="as-char" svg:width="6.9236in" svg:height="3.894525in" draw:z-index="0">
<draw:image xlink:href="../Images/AРМІЯINFORM/2023-03-29T93-00-00-04-00/koordynaczijnyj-shtab-1.jpg" xlink:type="simple" xlink:show="embed" xlink:actuate="onLoad" draw:mime-type="image/jpeg"/>
</draw:frame>
**在辩护权力囚犯的协调总部</text:p>
      <text:p text:style-name="P4">
关于它<text:a xlink:type="simple" xlink:href="https://t.me/Koord_shtab/745" text:style-name="Internet_20_link" text:visited-style-name="Visited_20_Internet_20_Link">
报告</text:a>
在协调总部的官方电报渠道中。</text:p>
      <text:p text:style-name="P4">
在与工作人员的工作人员会面期间，交流问题是提出的，肢体失去的士兵的假肢，尤其是服务人员的付款。</text:p>
      <text:p text:style-name="P4">
工作组负责人对Zicka的相互作用以及协调总部的捍卫者的相互作用的负责人回答了这个问题。</text:p>
      <text:p text:style-name="P4">
在回答这个问题时，尤索夫先生回忆说，根据日内瓦的声明，在战斗完成之前，不会发生战俘的交流。 然而，乌克兰设法独自返回其人民。 此外，总部的代表指出，乌克兰以“全部”原则捕获的乌克兰的立场仍然相关。</text:p>
      <text:p text:style-name="P4">
安德里·尤索夫(Andriy Yusov)还回答了一个问题，即损伤的交换是否会加快。</text:p>
      <text:p text:style-name="P4">
“如果我们要与文明的对手打交道，它可能会加速回报。 毕竟，根据受伤的国际人道主义法律，邪恶的人必须立即返回，当然，也必须进行不变和遣返。 最近，乌克兰重新接了侵略者争夺者。 这是一种人道主义行动，使乌克兰成为一个文明国家。 然而，俄罗斯人尚未因遣返受伤或重伤。”尤索夫说。</text:p>
      <text:p text:style-name="P4">
News Source: <text:a xlink:type="simple" xlink:href="https://armyinform.com.ua/2023/03/29/koordynaczijnyj-shtab-zustrich/" text:style-name="Internet_20_link" text:visited-style-name="Visited_20_Internet_20_Link">
https://armyinform.com.ua/2023/03/29/koordynaczijnyj-shtab-zustrich/</text:a>
</text:p>
      <!--NEWS-->
      <text:h text:style-name="P10" text:outline-level="1">
<text:span text:style-name="T4">
俄罗斯士兵的妻子的启示：“我已经知道丈夫在做什么 - 人们在杀人”</text:span>
</text:h>
      <text:p text:style-name="P4">
作者: ['АРМІЯINFORM']</text:p>
      <text:p text:style-name="P4">
时间: 2023-03-29T94:00:00-04:00</text:p>
      <text:p text:style-name="P4">
描述: 戈洛夫纳（Golovna）由乌克兰国防的罗斯维基亚（Rosvikia of of of chergov）发表在乔伊夫（Chergov）...与乌克兰2022年的战争，今天与乌克兰的最新新闻，《与乌克兰2022年的新闻战争》（News War）最后一次，乌克兰和俄罗斯与俄罗斯和俄罗斯，俄罗斯和俄罗斯，俄罗斯和俄罗斯之间的战争将发生当他们与乌克兰的战争将在2022年或将要么会或将要么会发生，要么将要么是乌克兰，他们会在不久的将来与乌克兰战争时，他们说，与乌克兰的战争，今天的乌克兰新闻，乌克兰媒体上的乌克兰新闻在俄罗斯</text:p>
      <text:p text:style-name="P4">
图片: ['<text:a xlink:type="simple" xlink:href="https://armyinform.com.ua/wp-content/uploads/2023/03/gurperehoplennya.jpg" text:style-name="Internet_20_link" text:visited-style-name="Visited_20_Internet_20_Link">
gurperehoplennya.jpg</text:a>
']</text:p>
      <text:p text:style-name="P4">
标签: ['ГУР МОУ', 'ГУР ПЕРЕХОПЛЕННЯ']</text:p>
      <text:p text:style-name="P4">
类别: News</text:p>
      <!--METADATA-->
      <text:p text:style-name="P4">
<draw:frame draw:style-name="fr1" draw:name="Image125" text:anchor-type="as-char" svg:width="6.9236in" svg:height="3.894525in" draw:z-index="0">
<draw:image xlink:href="../Images/AРМІЯINFORM/2023-03-29T94-00-00-04-00/gurperehoplennya.jpg" xlink:type="simple" xlink:show="embed" xlink:actuate="onLoad" draw:mime-type="image/jpeg"/>
</draw:frame>
乌克兰国防部情报局主要局<text:a xlink:type="simple" xlink:href="https://www.facebook.com/DefenceIntelligenceofUkraine/posts/pfbid0pNk2b72kDKLmfN92ugAtx9uGrzbt3Rf2kG7M9KTmcTKkakzhQvrWEYZRDMzC3x2Xl" text:style-name="Internet_20_link" text:visited-style-name="Visited_20_Internet_20_Link">
出版</text:a>
占领者与亲戚的电话交谈的另一个拦截。</text:p>
      <text:p text:style-name="P4">
这位俄罗斯军人讲述了俄罗斯联邦在被占领的领土上的当地遗产和武装部队成功行动的负面态度。 截获对话的简短内容：</text:p>
      <ul>
        <li>
<text:span text:style-name="T5">
“可爱，您为您的国家服务”； _ *克里姆林宫的当地人口感知侵略者的侵略者； * </text:span>
“在这里踢很多人。”</li>
      </ul>
      <text:p text:style-name="P4">
对于针对乌克兰的每项军事犯罪，都会有公平的付款。</text:p>
      <text:p text:style-name="P4">
News Source: <text:a xlink:type="simple" xlink:href="https://armyinform.com.ua/2023/03/29/odkrovennya-druzhyny-rosijskogo-soldata/" text:style-name="Internet_20_link" text:visited-style-name="Visited_20_Internet_20_Link">
https://armyinform.com.ua/2023/03/29/odkrovennya-druzhyny-rosijskogo-soldata/</text:a>
</text:p>
      <!--NEWS-->
      <text:h text:style-name="P10" text:outline-level="1">
<text:span text:style-name="T4">
制裁的速度应比俄罗斯的侵略更快 - 美国峰会上的乌克兰总统</text:span>
</text:h>
      <text:p text:style-name="P4">
作者: ['АРМІЯINFORM']</text:p>
      <text:p text:style-name="P4">
时间: 2023-03-29T95:00:00-04:00</text:p>
      <text:p text:style-name="P4">
描述: 乌克兰沃迪米尔·泽伦斯基（Volodymyr Zelensky）总裁，Vydeozv'yazka Video videozvka在全体会议上...与乌克兰2022年的战争，与乌克兰的最新消息与乌克兰的最新新闻，与乌克兰的新闻战争，与乌克兰的新闻战争，今天的最后一次战争，乌克兰和俄罗斯和俄罗斯和俄罗斯和俄罗斯之间的战争将会发生，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4b03e9ddb37a150b51c67293b695cc89_1680112662_extra_large.jpeg" text:style-name="Internet_20_link" text:visited-style-name="Visited_20_Internet_20_Link">
4b03e9ddb37a150b51c67293b695cc89_1680112662_extra_large.jpeg</text:a>
']</text:p>
      <text:p text:style-name="P4">
标签: ['ВОЛОДИМИР ЗЕЛЕНСЬКИЙ', 'КОНГРЕС США', 'ПРЕЗИДЕНТ УКРАЇНИ']</text:p>
      <text:p text:style-name="P4">
类别: News</text:p>
      <!--METADATA-->
      <text:p text:style-name="P4">
<draw:frame draw:style-name="fr1" draw:name="Image126" text:anchor-type="as-char" svg:width="6.9236in" svg:height="4.613521in" draw:z-index="0">
<draw:image xlink:href="../Images/AРМІЯINFORM/2023-03-29T95-00-00-04-00/4b03e9ddb37a150b51c67293b695cc89_1680112662_extra_large.jpeg" xlink:type="simple" xlink:show="embed" xlink:actuate="onLoad" draw:mime-type="image/jpeg"/>
</draw:frame>
乌克兰沃罗迪米尔·泽伦斯基(Ukraine Volodymyr Zelensky)主席，在一段录像带上，由总统西斯·约瑟夫·贝登(Sysh Joseph Biden)举办的第二届民主峰会的全国会议上发表讲话，呼吁参与者保留在乌克兰的尊重民主，而自由尚未赢得胜利。</text:p>
      <text:p text:style-name="P4">
关于它<text:a xlink:type="simple" xlink:href="https://www.president.gov.ua/news/demokratiyi-potribna-peremoga-vzhe-zaraz-vistup-prezidenta-u-81925" text:style-name="Internet_20_link" text:visited-style-name="Visited_20_Internet_20_Link">
报告</text:a>
乌克兰总统办公室。</text:p>
      <text:p text:style-name="P4">
根据国家元首的说法，俄罗斯长期以来一直在与世界上许多民主国家作斗争，连接错误信息，腐败，选举干预，间谍活动，网络犯罪，以及现在引起全球能源危机的努力。</text:p>
      <text:p text:style-name="P4">
“最近几十年来，自由的敌人并没有失去任何一年。 他们全力以赴，无限的资金，以削弱，沮丧和承保。 但是，自由世界的所有努力是否旨在限制暴君的积极潜力并使他们承担法律责任？ 很不幸的是，不行。 我们必须修复它。”弗拉基米尔泽斯基说。</text:p>
      <text:p text:style-name="P4">
他强调说：“民主应该学会在虚伪面前毫不妥协。”</text:p>
      <text:p text:style-name="P4">
总统说：“首先，我们不需要考虑如何保持普京的脸……但是，我们必须考虑如何在自由仍然无效的国家中保持对民主的尊重。”</text:p>
      <text:p text:style-name="P4">
其次，根据国家元首的说法，民主必须拥有侵略者失败保证的武器。</text:p>
      <text:p text:style-name="P4">
他还呼吁峰会参与者加强冻结俄罗斯“丰富”资产的过程，因为他们必须有动机以自由的名字，并结束克里姆林宫的侵略和恐怖统治。</text:p>
      <text:p text:style-name="P4">
此外，Volodymyr Zelenskyy称这种不愉快的情况，在这种情况下，对俄罗斯的制裁比俄罗斯攻击本身要慢得多。</text:p>
      <text:p text:style-name="P4">
“当我们的战士反映巴赫穆特(Bakhmut)下的暴风雨时，他们迫不及待地等待了数周。 大火应该立即消除威胁。我们所有的决定都必须尽快。 民主需要胜利。今年，我们不迟于我们提供的。 乌克兰和所有帮助的人。 但是您需要更快地采取行动，”总统总结道。</text:p>
      <text:p text:style-name="P4">
News Source: <text:a xlink:type="simple" xlink:href="https://armyinform.com.ua/2023/03/29/demokratiya-povynna-maty-zbroyu-yij-potribna-peremoga-czogo-roku-prezydent-ukrayiny/" text:style-name="Internet_20_link" text:visited-style-name="Visited_20_Internet_20_Link">
https://armyinform.com.ua/2023/03/29/demokratiya-povynna-maty-zbroyu-yij-potribna-peremoga-czogo-roku-prezydent-ukrayiny/</text:a>
</text:p>
      <!--NEWS-->
      <text:h text:style-name="P10" text:outline-level="1">
<text:span text:style-name="T4">
军事俄罗斯联邦试图在乌克兰 - 贝拉鲁斯边境上安排挑衅 - 拦截SBU</text:span>
</text:h>
      <text:p text:style-name="P4">
作者: ['АРМІЯINFORM']</text:p>
      <text:p text:style-name="P4">
时间: 2023-03-29T96:00:00-04:00</text:p>
      <text:p text:style-name="P4">
描述: Rosiskis visskovo服务将成为乌克兰 - 贝洛鲁斯基的vlastuvati挑衅...与乌克兰2022年的战争，与乌克兰的最新新闻，今天与乌克兰的新闻战争，今天与乌克兰2022年的新闻战争，乌克兰和俄罗斯之间的战争将与乌克兰之间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3/okupanty.jpeg" text:style-name="Internet_20_link" text:visited-style-name="Visited_20_Internet_20_Link">
okupanty.jpeg</text:a>
']</text:p>
      <text:p text:style-name="P4">
标签: ['STOPRUSSIA', 'СБУ ПЕРЕХОПЛЕННЯ']</text:p>
      <text:p text:style-name="P4">
类别: News</text:p>
      <!--METADATA-->
      <text:p text:style-name="P4">
<draw:frame draw:style-name="fr1" draw:name="Image127" text:anchor-type="as-char" svg:width="6.9236in" svg:height="3.63489in" draw:z-index="0">
<draw:image xlink:href="../Images/AРМІЯINFORM/2023-03-29T96-00-00-04-00/okupanty.jpeg" xlink:type="simple" xlink:show="embed" xlink:actuate="onLoad" draw:mime-type="image/jpeg"/>
</draw:frame>
俄罗斯军人试图在乌克兰 - 贝拉鲁斯边境上安排挑衅。</text:p>
      <text:p text:style-name="P4">
关于它<text:a xlink:type="simple" xlink:href="https://t.me/SBUkr/7726" text:style-name="Internet_20_link" text:visited-style-name="Visited_20_Internet_20_Link">
报告</text:a>
乌克兰的安全服务。</text:p>
      <text:p text:style-name="P4">
在SBU的下一次拦截中，沿着我们边界“巡回”的军队讲述了他的熟人。</text:p>
      <text:p text:style-name="P4">
“……我们在一个城市(在白俄罗斯 - 注意。). Тут тоже мутки мутять… Їздять напровокації… Короче, з цього боку провокують українців, щоб вони, типу, набілорусь напали… Ну, щоб підключились, напевне. Нас тисячі півтори тутприїхало», — розповідає він.</text:p>
      <text:p text:style-name="P4">
А його співрозмовник у цей час воює на Донецькому напрямку і чекає, щопідрозділ товариша перекинуть на підмогу саме сюди. Однак той спростовує:«…знову переїжджаємо з місця на місце. Кожного дня переїзд!По всій білорусіуже побували. Ми були в одному місті, зараз на кордоні з Польщею переїхали.Біля Польщі».</text:p>
      <text:p text:style-name="P4">
Такі дії свідчать про те, що рф не припиняє спроб втягнути білорусьбезпосередньо у війну проти України і робить це будь-якими способами.</text:p>
      <text:p text:style-name="P4">
News Source: <text:a xlink:type="simple" xlink:href="https://armyinform.com.ua/2023/03/29/vijskovi-rf-namagayutsya-vlashtuvaty-provokacziyi-na-ukrayinsko-biloruskomu-kordoni-perehoplennya-sbu/" text:style-name="Internet_20_link" text:visited-style-name="Visited_20_Internet_20_Link">
https://armyinform.com.ua/2023/03/29/vijskovi-rf-namagayutsya-vlashtuvaty-provokacziyi-na-ukrayinsko-biloruskomu-kordoni-perehoplennya-sbu/</text:a>
</text:p>
      <!--NEWS-->
      <text:h text:style-name="P10" text:outline-level="1">
<text:span text:style-name="T4">
国家元首：民主世界能够实现更大的团结以击败暴政</text:span>
</text:h>
      <text:p text:style-name="P4">
作者: ['АРМІЯINFORM']</text:p>
      <text:p text:style-name="P4">
时间: 2023-03-29T97:00:00-04:00</text:p>
      <text:p text:style-name="P4">
描述: 乌克兰总统沃罗迪米尔·泽伦斯基（Volodymyr Zelensky）在国防第399天喂给了乌克兰人...与乌克兰2022年的战争，与乌克兰的最新新闻，今天与乌克兰的新闻，乌克兰2022年的新闻战争，乌克兰和俄罗斯和俄罗斯之间以及战争之间将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1be1f30e5d92a921d48542042b5ed48b_1680117840_extra_large.jpeg" text:style-name="Internet_20_link" text:visited-style-name="Visited_20_Internet_20_Link">
1be1f30e5d92a921d48542042b5ed48b_1680117840_extra_large.jpeg</text:a>
']</text:p>
      <text:p text:style-name="P4">
标签: ['STOPRUSSIA', 'ВОЛОДИМИР ЗЕЛЕНСЬКИЙ']</text:p>
      <text:p text:style-name="P4">
类别: News</text:p>
      <!--METADATA-->
      <text:p text:style-name="P4">
<draw:frame draw:style-name="fr1" draw:name="Image128" text:anchor-type="as-char" svg:width="6.9236in" svg:height="4.077883in" draw:z-index="0">
<draw:image xlink:href="../Images/AРМІЯINFORM/2023-03-29T97-00-00-04-00/1be1f30e5d92a921d48542042b5ed48b_1680117840_extra_large.jpeg" xlink:type="simple" xlink:show="embed" xlink:actuate="onLoad" draw:mime-type="image/jpeg"/>
</draw:frame>
乌克兰Volodymyr Zelenskyy总裁<text:a xlink:type="simple" xlink:href="https://www.president.gov.ua/news/shob-peremogti-tiraniyu-potribne-bilshe-yednannya-demokratic-81929" text:style-name="Internet_20_link" text:visited-style-name="Visited_20_Internet_20_Link">
应用</text:a>
在第399次防御日致乌克兰人：</text:p>
      <text:p text:style-name="P4">
<text:span text:style-name="T4">
 <text:span text:style-name="T5">
我希望健康，亲爱的乌克兰人!</text:span>
 </text:span>
</text:p>
      <text:p text:style-name="P4">
今天的简短报告。</text:p>
      <text:p text:style-name="P4">
他应总统邀请参加了全球民主峰会，是保护我们发展的最有代表性的遗址之一 - 自由人民的结构。</text:p>
      <text:p text:style-name="P4">
已经是第二个这样的峰会。 总的来说，我们在这样的代表机遇的世界中没有太多谈论民主的机会，也没有关于其方面的耳朵自由的保护。 现在，我们有机会将努力结合起来，以寻找更多的能量，更多的民主前景。</text:p>
      <text:p text:style-name="P4">
与往常一样，乌克兰的立场是非常具体的，尽可能实用。 领导人在峰会上的讲话几乎是我们国家，我们的人民的支持词。 我感谢每个领导者，每个感觉到塔马马的人，因为我们是自由的价值观值得最有力的保护。</text:p>
      <text:p text:style-name="P4">
现在，由于乌克兰的勇气，拜登总统的领导，感谢美国国会以及为巩固世界的每个人和每个人的所有人，我们在很长一段时间内拥有民主国家最统一。 正如我们所看到的那样，这种团结足以与果酱作斗争。</text:p>
      <text:p text:style-name="P4">
但是，为了赢得与暴政的对抗，需要更多的团结。确保民主世界能够实现这一目标。 能够获胜。</text:p>
      <text:p text:style-name="P4">
民主需要胜利!尽快地。 我们所有人在一起：乌克兰人，所有 - 欧洲人，我们的美国盟友，我们在各大洲的朋友 -  WAF，亚洲，拉丁美洲，澳大利亚 - 我们将竭尽所能。 乌克兰的胜利。 自由的胜利。 国际规则基于规则的胜利。</text:p>
      <text:p text:style-name="P4">
他今天与意大利政府负责人乔治·梅洛尼(George Meloni)进行了交谈。 她感谢她的决心，他为保护自己的自由而感受到了她的言语和行动。</text:p>
      <text:p text:style-name="P4">
我们讨论了双边关系和防御俄罗斯侵略的一般情况。 我告知战场上的情况，需要。 在接下来的几个月中，我们可以在前线更加活跃。 我们将尽一切努力尽可能地支持我们在世界上的步骤。</text:p>
      <text:p text:style-name="P4">
News Source: <text:a xlink:type="simple" xlink:href="https://armyinform.com.ua/2023/03/29/glava-derzhavy-demokratychnyj-svit-zdaten-dosyagty-bilshogo-yednannya-aby-peremogty-tyraniyu/" text:style-name="Internet_20_link" text:visited-style-name="Visited_20_Internet_20_Link">
https://armyinform.com.ua/2023/03/29/glava-derzhavy-demokratychnyj-svit-zdaten-dosyagty-bilshogo-yednannya-aby-peremogty-tyraniyu/</text:a>
</text:p>
      <!--NEWS-->
      <text:h text:style-name="P10" text:outline-level="1">
<text:span text:style-name="T4">
Volodymyr Zelenskyy感谢现在正在Bakhmut方向战斗的士兵</text:span>
</text:h>
      <text:p text:style-name="P4">
作者: ['АРМІЯINFORM']</text:p>
      <text:p text:style-name="P4">
时间: 2023-03-29T98:00:00-04:00</text:p>
      <text:p text:style-name="P4">
描述: Vechirnoom Zverniyn的乌克兰Volodymyr Zelensky总统，塞文林（Vechirnoom Zverniyn），被人们认真到乌克兰人...与乌克兰2022年的战争，与乌克兰的最新新闻，今天与乌克兰2022年的新闻战争，今天与乌克兰的新闻战争，乌克兰和俄罗斯之间的战争将与乌克兰的战争，以及俄罗斯之间的战争他们说，乌克兰在2022年将是与乌克兰的战争</text:p>
      <text:p text:style-name="P4">
图片: ['<text:a xlink:type="simple" xlink:href="https://armyinform.com.ua/wp-content/uploads/2023/03/1be1f30e5d92a921d48542042b5ed48b_1680117840_extra_large.jpeg" text:style-name="Internet_20_link" text:visited-style-name="Visited_20_Internet_20_Link">
1be1f30e5d92a921d48542042b5ed48b_1680117840_extra_large.jpeg</text:a>
']</text:p>
      <text:p text:style-name="P4">
标签: ['ВІДЕОЗВЕРНЕННЯ ПРЕЗИДЕНТА УКРАЇНИ']</text:p>
      <text:p text:style-name="P4">
类别: News</text:p>
      <!--METADATA-->
      <text:p text:style-name="P4">
<draw:frame draw:style-name="fr1" draw:name="Image129" text:anchor-type="as-char" svg:width="6.9236in" svg:height="4.077883in" draw:z-index="0">
<draw:image xlink:href="../Images/AРМІЯINFORM/2023-03-29T98-00-00-04-00/1be1f30e5d92a921d48542042b5ed48b_1680117840_extra_large.jpeg" xlink:type="simple" xlink:show="embed" xlink:actuate="onLoad" draw:mime-type="image/jpeg"/>
</draw:frame>
乌克兰沃迪米尔·泽伦斯基(Ukraine Volodymyr Zelensky)总统在乌克兰人的晚上讲话中打扮成现在朝着巴赫穆特(Bakhmut)战斗的士兵。</text:p>
      <text:p text:style-name="P4">
关于它<text:a xlink:type="simple" xlink:href="https://www.president.gov.ua/news/shob-peremogti-tiraniyu-potribne-bilshe-yednannya-demokratic-81929" text:style-name="Internet_20_link" text:visited-style-name="Visited_20_Internet_20_Link">
报告</text:a>
乌克兰总统办公室。</text:p>
      <text:p text:style-name="P4">
“巴赫穆特。 今天，有一些要感谢我们在Bakhmut Napryamka上战斗的战士。 他们有效地战斗。</text:p>
      <text:p text:style-name="P4">
我感谢所有竭尽所能使敌人损失的人!特别感谢我们第57步兵旅的士兵以Kostygordienko的名字命名，第77个独立的Airmobile旅和光荣的第93届单独管理的旅“ Cold Yar”。 做的好各位!” 国家元首说。</text:p>
      <text:p text:style-name="P4">
他指出，他正在准备下半年计划的活动。</text:p>
      <text:p text:style-name="P4">
“他今天举行了相关会议。 乌克兰在一场大规模战争中并没有失去一个星期 - 我们一直在为我们的国家，国防和安全部队的力量，我们的胜利的信心增添力量。</text:p>
      <text:p text:style-name="P4">
另外，今天，采取了一步，以增强我们国家的精神独立性，以保护我们的社会免受宗教的古老而愤世嫉俗的宗教操纵。</text:p>
      <text:p text:style-name="P4">
乌克兰是我们欧洲最大的宗教自由的领土。 永远是。</text:p>
      <text:p text:style-name="P4">
我感谢所有关心乌克兰和我们的公民的人!我感谢每个支持乌克兰为实现独立斗争的人!</text:p>
      <text:p text:style-name="P4">
荣耀我们的士兵!荣耀乌克兰!”  - 总结了乌克兰总统。</text:p>
      <text:p text:style-name="P4">
News Source: <text:a xlink:type="simple" xlink:href="https://armyinform.com.ua/2023/03/29/volodymyr-zelenskyj-podyakuvav-voyinam-yaki-zaraz-b%ca%bcyutsya-na-bahmutskomu-napryamku/" text:style-name="Internet_20_link" text:visited-style-name="Visited_20_Internet_20_Link">
https://armyinform.com.ua/2023/03/29/volodymyr-zelenskyj-podyakuvav-voyinam-yaki-zaraz-b%ca%bcyutsya-na-bahmutskomu-napryamku/</text:a>
</text:p>
      <!--NEWS-->
      <text:h text:style-name="P10" text:outline-level="1">
<text:span text:style-name="T4">
短的。 战争。 第399天</text:span>
</text:h>
      <text:p text:style-name="P4">
作者: ['АРМІЯINFORM']</text:p>
      <text:p text:style-name="P4">
时间: 2023-03-29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 'ВІДЕОДАЙДЖЕСТ', 'ВІЙНА', 'ВТОРГНЕННЯ РФ', 'ГШ ЗСУ']</text:p>
      <text:p text:style-name="P4">
类别: News</text:p>
      <!--METADATA-->
      <text:p text:style-name="P4">
News Source: <text:a xlink:type="simple" xlink:href="https://armyinform.com.ua/2023/03/29/korotko-vijna-den-399-videodajdzhest/" text:style-name="Internet_20_link" text:visited-style-name="Visited_20_Internet_20_Link">
https://armyinform.com.ua/2023/03/29/korotko-vijna-den-399-videodajdzhest/</text:a>
</text:p>
      <!--NEWS-->
      <text:h text:style-name="P10" text:outline-level="1">
<text:span text:style-name="T4">
40个国家呼吁俄罗斯联邦释放所有非法拘留的乌克兰市长</text:span>
</text:h>
      <text:p text:style-name="P4">
作者: ['АРМІЯINFORM']</text:p>
      <text:p text:style-name="P4">
时间: 2023-03-30T98:00:00-04:00</text:p>
      <text:p text:style-name="P4">
描述: 进行了《赛义德》（Cyiv -In -in -Labels of the Perpipcosals of the Perpipcosals of the Cyiv -in -in -labels of the Ukraine 2022年的战争）的实践，与乌克兰的战争是今天的最新新闻，即今天与乌克兰2022年的新闻战争，今天将有一场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3/630_360_1677176183-588.jpeg" text:style-name="Internet_20_link" text:visited-style-name="Visited_20_Internet_20_Link">
630_360_1677176183-588.jpeg</text:a>
']</text:p>
      <text:p text:style-name="P4">
标签: ['STOPRUSSIA', 'ВЕЛИКА БРИТАНІЯ', 'ВІЙНА', 'ЖЕНЕВСЬКА КОНВЕНЦІЯ']</text:p>
      <text:p text:style-name="P4">
类别: News</text:p>
      <!--METADATA-->
      <text:p text:style-name="P4">
<draw:frame draw:style-name="fr1" draw:name="Image130" text:anchor-type="as-char" svg:width="6.9236in" svg:height="3.956343in" draw:z-index="0">
<draw:image xlink:href="../Images/AРМІЯINFORM/2023-03-30T98-00-00-04-00/630_360_1677176183-588.jpeg" xlink:type="simple" xlink:show="embed" xlink:actuate="onLoad" draw:mime-type="image/jpeg"/>
</draw:frame>
俄罗斯应停止平民暴力失踪的实践，并释放所有被国际法拘留的人，尤其是城市市长。</text:p>
      <text:p text:style-name="P4">
关于这个<text:a xlink:type="simple" xlink:href="https://www.gov.uk/government/speeches/join-statement-on-the-situation-of-ukrainian-mayors.uk" text:style-name="Internet_20_link" text:visited-style-name="Visited_20_Internet_20_Link">
被引用</text:a>
在一份联合声明中，英国在WTO和联合国在日内瓦·西蒙·梅利(Geneva Simon Menley)发表的40个国家发表。</text:p>
      <text:p text:style-name="P4">
“我代表一群国家发表这一声明。 维也纳声明和行动计划(VDPD)他通过使用强迫和任意处决，暴力失踪，任意性和酷刑来强调国际社会的关注。”西蒙·梅利(Simon Menley)强调。</text:p>
      <text:p text:style-name="P4">
他补充说，对乌克兰平民军方任意拘留的报道被惊呆了很多。 根据这些报道，平民经常面临不人道的，羞辱，酷刑和不可接受的拘留条件。</text:p>
      <text:p text:style-name="P4">
西蒙·梅利(Simon Menley)指出，俄罗斯联邦系统地追求试图非法吞并的领土地区当地社区的代表。 它是俄罗斯接待处的一部分，即通过填补当地人口来抑制分歧并建立其控制权。 被捕者包括记者，活动家，宗教人物和当地社区的领导人。</text:p>
      <text:p text:style-name="P4">
“今天，我们希望专注于俄罗斯试图吞并的城市的市长。 自2022年2月24日以来，至少有30名市长被拘留。俄罗斯监狱中有6个以上。”他说。</text:p>
      <text:p text:style-name="P4">
是的，库尔森市市长伊戈尔·科利卡耶夫(Igor Kolikhayev)于2022年6月被俄罗斯军队俘虏。 从那以后，伊戈尔的家人一直从俄罗斯被囚禁的其他人那里收集证据。</text:p>
      <text:p text:style-name="P4">
亚历山大·巴比奇(Alexander Babich)，耶夫根(Yevgeny Matveyev)，弗拉基米拉卡拉伯夫(Vladimirakaraberov)，塞尔吉·赫尔钦科(Sergiy Khilchenko)的市长遭受了类似的命运。 俄罗斯尚未确认他们的居住地，家庭尚未收到有关亲人福祉的信息。</text:p>
      <text:p text:style-name="P4">
西蒙·梅利(Simon Menli)补充说，国际社会不会被国际法所忽视，包括任意拘留和暴力失踪。</text:p>
      <text:p text:style-name="P4">
“俄罗斯必须确认它拥有谁，在哪里以及原因。 俄罗斯应归因于暴力失踪的做法，并释放尽管有国际法的拘留的任何人。 俄罗斯必须按照VDPD尊重其所有义务。”梅利强调。</text:p>
      <text:p text:style-name="P4">
News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Пропаганда рашистів знову поширює фейк про продаж західної зброї</text:span>
</text:h>
      <text:p text:style-name="P4">
作者: ['АРМІЯINFORM']</text:p>
      <text:p text:style-name="P4">
时间: 2023-03-30T99:00:00-04:00</text:p>
      <text:p text:style-name="P4">
描述: Ворожі ЗМІ поширили інформацію про продаж українськими військовими натівського озброє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3/solovev.jpg" text:style-name="Internet_20_link" text:visited-style-name="Visited_20_Internet_20_Link">
solovev.jpg</text:a>
']</text:p>
      <text:p text:style-name="P4">
标签: ['РОСІЙСЬКА ПРОПАГАНДА', 'РОСІЙСЬКІ ФЕЙКИ', 'ЦПД РНБО']</text:p>
      <text:p text:style-name="P4">
类别: News</text:p>
      <!--METADATA-->
      <text:p text:style-name="P4">
<draw:frame draw:style-name="fr1" draw:name="Image131" text:anchor-type="as-char" svg:width="6.9236in" svg:height="3.846444in" draw:z-index="0">
<draw:image xlink:href="../Images/AРМІЯINFORM/2023-03-30T99-00-00-04-00/solovev.jpg" xlink:type="simple" xlink:show="embed" xlink:actuate="onLoad" draw:mime-type="image/jpeg"/>
</draw:frame>
敌对的媒体传播了有关乌克兰军事武器出售乌克兰军事服务的信息，乌克兰军事武器在西方军事援助的框架内收到：“在乌克兰市场上以美国PTRC标枪出售了80,000 UAH”。</text:p>
      <text:p text:style-name="P4">
实际上，<text:a xlink:type="simple" xlink:href="https://www.facebook.com/protydiyadezinformatsiyi.cpd/posts/pfbid0X14VT66G9SjxfS9HAUiPrNRSF2UjgJofZ8Bq4ppG2UxJqWVUQvdawwjZmT5xzamAl" text:style-name="Internet_20_link" text:visited-style-name="Visited_20_Internet_20_Link">
报告</text:a>
在宣布的公告中，乌克兰NSDC打击错误信息的中心，该公告被宣传员抓住，仅大约是标枪PTRC-A变速箱容器的一部分(Launch Tube Assembly)具有管子的形状适合重复使用。</text:p>
      <text:p text:style-name="P4">
我们强调!2023年2月28日，美国国防部正式表示，使用盟国传输的武器没有违规行为，据称出售武器的话题积极使用Rospropaganda。</text:p>
      <text:p text:style-name="P4">
“总的来说，这种假货仅是为了抹黑乌克兰的捍卫者，并降低了西方伙伴的信任水平，”  - 误解中心说。</text:p>
      <text:p text:style-name="P4">
News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